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79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7.661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1.5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 style:data-style-name="N4">
      <style:map style:condition="cell-content()&gt;=[$'msd-0-none-ncloc_functions_sqale_index_churn_comment_lines_comment_lines_density_complexity_sqale_debt_ratio_statements_count'.$B$739]" style:apply-style-name="Red" style:base-cell-address="'msd-0-none-ncloc_functions_sqale_index_churn_comment_lines_comment_lines_density_complexity_sqale_debt_ratio_statements_count'.B1"/>
      <style:map style:condition="cell-content()&gt;=[$'msd-0-none-ncloc_functions_sqale_index_churn_comment_lines_comment_lines_density_complexity_sqale_debt_ratio_statements_count'.$B$740]" style:apply-style-name="Orange" style:base-cell-address="'msd-0-none-ncloc_functions_sqale_index_churn_comment_lines_comment_lines_density_complexity_sqale_debt_ratio_statements_count'.B1"/>
      <style:map style:condition="cell-content()&gt;=[$'msd-0-none-ncloc_functions_sqale_index_churn_comment_lines_comment_lines_density_complexity_sqale_debt_ratio_statements_count'.$B$741]" style:apply-style-name="Yellow" style:base-cell-address="'msd-0-none-ncloc_functions_sqale_index_churn_comment_lines_comment_lines_density_complexity_sqale_debt_ratio_statements_count'.B1"/>
    </style:style>
    <style:style style:name="ce1" style:family="table-cell" style:parent-style-name="Default" style:data-style-name="N4">
      <style:map style:condition="cell-content()&gt;=[$'msd-0-none-ncloc_functions_sqale_index_churn_comment_lines_comment_lines_density_complexity_sqale_debt_ratio_statements_count'.$B$739]" style:apply-style-name="Red" style:base-cell-address="'msd-0-none-ncloc_functions_sqale_index_churn_comment_lines_comment_lines_density_complexity_sqale_debt_ratio_statements_count'.B1"/>
      <style:map style:condition="cell-content()&gt;=[$'msd-0-none-ncloc_functions_sqale_index_churn_comment_lines_comment_lines_density_complexity_sqale_debt_ratio_statements_count'.$B$740]" style:apply-style-name="Orange" style:base-cell-address="'msd-0-none-ncloc_functions_sqale_index_churn_comment_lines_comment_lines_density_complexity_sqale_debt_ratio_statements_count'.B1"/>
      <style:map style:condition="cell-content()&gt;=[$'msd-0-none-ncloc_functions_sqale_index_churn_comment_lines_comment_lines_density_complexity_sqale_debt_ratio_statements_count'.$B$741]" style:apply-style-name="Yellow" style:base-cell-address="'msd-0-none-ncloc_functions_sqale_index_churn_comment_lines_comment_lines_density_complexity_sqale_debt_ratio_statements_count'.B1"/>
    </style:style>
    <style:style style:name="ce4" style:family="table-cell" style:parent-style-name="Default" style:data-style-name="N4">
      <style:map style:condition="cell-content()&gt;=[$'msd-0-none-ncloc_functions_sqale_index_churn_comment_lines_comment_lines_density_complexity_sqale_debt_ratio_statements_count'.$C$739]" style:apply-style-name="Red" style:base-cell-address="'msd-0-none-ncloc_functions_sqale_index_churn_comment_lines_comment_lines_density_complexity_sqale_debt_ratio_statements_count'.C1"/>
      <style:map style:condition="cell-content()&gt;=[$'msd-0-none-ncloc_functions_sqale_index_churn_comment_lines_comment_lines_density_complexity_sqale_debt_ratio_statements_count'.$C$740]" style:apply-style-name="Orange" style:base-cell-address="'msd-0-none-ncloc_functions_sqale_index_churn_comment_lines_comment_lines_density_complexity_sqale_debt_ratio_statements_count'.C1"/>
      <style:map style:condition="cell-content()&gt;=[$'msd-0-none-ncloc_functions_sqale_index_churn_comment_lines_comment_lines_density_complexity_sqale_debt_ratio_statements_count'.$C$741]" style:apply-style-name="Yellow" style:base-cell-address="'msd-0-none-ncloc_functions_sqale_index_churn_comment_lines_comment_lines_density_complexity_sqale_debt_ratio_statements_count'.C1"/>
    </style:style>
    <style:style style:name="ce16" style:family="table-cell" style:parent-style-name="Default" style:data-style-name="N4">
      <style:map style:condition="cell-content()&gt;=[$'msd-0-none-ncloc_functions_sqale_index_churn_comment_lines_comment_lines_density_complexity_sqale_debt_ratio_statements_count'.$C$739]" style:apply-style-name="Red" style:base-cell-address="'msd-0-none-ncloc_functions_sqale_index_churn_comment_lines_comment_lines_density_complexity_sqale_debt_ratio_statements_count'.C1"/>
      <style:map style:condition="cell-content()&gt;=[$'msd-0-none-ncloc_functions_sqale_index_churn_comment_lines_comment_lines_density_complexity_sqale_debt_ratio_statements_count'.$C$740]" style:apply-style-name="Orange" style:base-cell-address="'msd-0-none-ncloc_functions_sqale_index_churn_comment_lines_comment_lines_density_complexity_sqale_debt_ratio_statements_count'.C1"/>
      <style:map style:condition="cell-content()&gt;=[$'msd-0-none-ncloc_functions_sqale_index_churn_comment_lines_comment_lines_density_complexity_sqale_debt_ratio_statements_count'.$C$741]" style:apply-style-name="Yellow" style:base-cell-address="'msd-0-none-ncloc_functions_sqale_index_churn_comment_lines_comment_lines_density_complexity_sqale_debt_ratio_statements_count'.C1"/>
    </style:style>
    <style:style style:name="ce6" style:family="table-cell" style:parent-style-name="Default" style:data-style-name="N4">
      <style:map style:condition="cell-content()&gt;=[$'msd-0-none-ncloc_functions_sqale_index_churn_comment_lines_comment_lines_density_complexity_sqale_debt_ratio_statements_count'.$D$739]" style:apply-style-name="Red" style:base-cell-address="'msd-0-none-ncloc_functions_sqale_index_churn_comment_lines_comment_lines_density_complexity_sqale_debt_ratio_statements_count'.D1"/>
      <style:map style:condition="cell-content()&gt;=[$'msd-0-none-ncloc_functions_sqale_index_churn_comment_lines_comment_lines_density_complexity_sqale_debt_ratio_statements_count'.$D$740]" style:apply-style-name="Orange" style:base-cell-address="'msd-0-none-ncloc_functions_sqale_index_churn_comment_lines_comment_lines_density_complexity_sqale_debt_ratio_statements_count'.D1"/>
      <style:map style:condition="cell-content()&gt;=[$'msd-0-none-ncloc_functions_sqale_index_churn_comment_lines_comment_lines_density_complexity_sqale_debt_ratio_statements_count'.$D$741]" style:apply-style-name="Yellow" style:base-cell-address="'msd-0-none-ncloc_functions_sqale_index_churn_comment_lines_comment_lines_density_complexity_sqale_debt_ratio_statements_count'.D1"/>
    </style:style>
    <style:style style:name="ce18" style:family="table-cell" style:parent-style-name="Default" style:data-style-name="N4">
      <style:map style:condition="cell-content()&gt;=[$'msd-0-none-ncloc_functions_sqale_index_churn_comment_lines_comment_lines_density_complexity_sqale_debt_ratio_statements_count'.$D$739]" style:apply-style-name="Red" style:base-cell-address="'msd-0-none-ncloc_functions_sqale_index_churn_comment_lines_comment_lines_density_complexity_sqale_debt_ratio_statements_count'.D1"/>
      <style:map style:condition="cell-content()&gt;=[$'msd-0-none-ncloc_functions_sqale_index_churn_comment_lines_comment_lines_density_complexity_sqale_debt_ratio_statements_count'.$D$740]" style:apply-style-name="Orange" style:base-cell-address="'msd-0-none-ncloc_functions_sqale_index_churn_comment_lines_comment_lines_density_complexity_sqale_debt_ratio_statements_count'.D1"/>
      <style:map style:condition="cell-content()&gt;=[$'msd-0-none-ncloc_functions_sqale_index_churn_comment_lines_comment_lines_density_complexity_sqale_debt_ratio_statements_count'.$D$741]" style:apply-style-name="Yellow" style:base-cell-address="'msd-0-none-ncloc_functions_sqale_index_churn_comment_lines_comment_lines_density_complexity_sqale_debt_ratio_statements_count'.D1"/>
    </style:style>
    <style:style style:name="ce8" style:family="table-cell" style:parent-style-name="Default" style:data-style-name="N4">
      <style:map style:condition="cell-content()&gt;=[$'msd-0-none-ncloc_functions_sqale_index_churn_comment_lines_comment_lines_density_complexity_sqale_debt_ratio_statements_count'.$E$739]" style:apply-style-name="Red" style:base-cell-address="'msd-0-none-ncloc_functions_sqale_index_churn_comment_lines_comment_lines_density_complexity_sqale_debt_ratio_statements_count'.E1"/>
      <style:map style:condition="cell-content()&gt;=[$'msd-0-none-ncloc_functions_sqale_index_churn_comment_lines_comment_lines_density_complexity_sqale_debt_ratio_statements_count'.$E$740]" style:apply-style-name="Orange" style:base-cell-address="'msd-0-none-ncloc_functions_sqale_index_churn_comment_lines_comment_lines_density_complexity_sqale_debt_ratio_statements_count'.E1"/>
      <style:map style:condition="cell-content()&gt;=[$'msd-0-none-ncloc_functions_sqale_index_churn_comment_lines_comment_lines_density_complexity_sqale_debt_ratio_statements_count'.$E$741]" style:apply-style-name="Yellow" style:base-cell-address="'msd-0-none-ncloc_functions_sqale_index_churn_comment_lines_comment_lines_density_complexity_sqale_debt_ratio_statements_count'.E1"/>
    </style:style>
    <style:style style:name="ce20" style:family="table-cell" style:parent-style-name="Default" style:data-style-name="N4">
      <style:map style:condition="cell-content()&gt;=[$'msd-0-none-ncloc_functions_sqale_index_churn_comment_lines_comment_lines_density_complexity_sqale_debt_ratio_statements_count'.$E$739]" style:apply-style-name="Red" style:base-cell-address="'msd-0-none-ncloc_functions_sqale_index_churn_comment_lines_comment_lines_density_complexity_sqale_debt_ratio_statements_count'.E1"/>
      <style:map style:condition="cell-content()&gt;=[$'msd-0-none-ncloc_functions_sqale_index_churn_comment_lines_comment_lines_density_complexity_sqale_debt_ratio_statements_count'.$E$740]" style:apply-style-name="Orange" style:base-cell-address="'msd-0-none-ncloc_functions_sqale_index_churn_comment_lines_comment_lines_density_complexity_sqale_debt_ratio_statements_count'.E1"/>
      <style:map style:condition="cell-content()&gt;=[$'msd-0-none-ncloc_functions_sqale_index_churn_comment_lines_comment_lines_density_complexity_sqale_debt_ratio_statements_count'.$E$741]" style:apply-style-name="Yellow" style:base-cell-address="'msd-0-none-ncloc_functions_sqale_index_churn_comment_lines_comment_lines_density_complexity_sqale_debt_ratio_statements_count'.E1"/>
    </style:style>
    <style:style style:name="ce15" style:family="table-cell" style:parent-style-name="Default" style:data-style-name="N4">
      <style:map style:condition="cell-content()&gt;=[$'msd-0-none-ncloc_functions_sqale_index_churn_comment_lines_comment_lines_density_complexity_sqale_debt_ratio_statements_count'.$F$739]" style:apply-style-name="Red" style:base-cell-address="'msd-0-none-ncloc_functions_sqale_index_churn_comment_lines_comment_lines_density_complexity_sqale_debt_ratio_statements_count'.F1"/>
      <style:map style:condition="cell-content()&gt;=[$'msd-0-none-ncloc_functions_sqale_index_churn_comment_lines_comment_lines_density_complexity_sqale_debt_ratio_statements_count'.$F$740]" style:apply-style-name="Orange" style:base-cell-address="'msd-0-none-ncloc_functions_sqale_index_churn_comment_lines_comment_lines_density_complexity_sqale_debt_ratio_statements_count'.F1"/>
      <style:map style:condition="cell-content()&gt;=[$'msd-0-none-ncloc_functions_sqale_index_churn_comment_lines_comment_lines_density_complexity_sqale_debt_ratio_statements_count'.$F$741]" style:apply-style-name="Yellow" style:base-cell-address="'msd-0-none-ncloc_functions_sqale_index_churn_comment_lines_comment_lines_density_complexity_sqale_debt_ratio_statements_count'.F1"/>
    </style:style>
    <style:style style:name="ce14" style:family="table-cell" style:parent-style-name="Default" style:data-style-name="N4">
      <style:map style:condition="cell-content()&gt;=[$'msd-0-none-ncloc_functions_sqale_index_churn_comment_lines_comment_lines_density_complexity_sqale_debt_ratio_statements_count'.$F$739]" style:apply-style-name="Red" style:base-cell-address="'msd-0-none-ncloc_functions_sqale_index_churn_comment_lines_comment_lines_density_complexity_sqale_debt_ratio_statements_count'.F1"/>
      <style:map style:condition="cell-content()&gt;=[$'msd-0-none-ncloc_functions_sqale_index_churn_comment_lines_comment_lines_density_complexity_sqale_debt_ratio_statements_count'.$F$740]" style:apply-style-name="Orange" style:base-cell-address="'msd-0-none-ncloc_functions_sqale_index_churn_comment_lines_comment_lines_density_complexity_sqale_debt_ratio_statements_count'.F1"/>
      <style:map style:condition="cell-content()&gt;=[$'msd-0-none-ncloc_functions_sqale_index_churn_comment_lines_comment_lines_density_complexity_sqale_debt_ratio_statements_count'.$F$741]" style:apply-style-name="Yellow" style:base-cell-address="'msd-0-none-ncloc_functions_sqale_index_churn_comment_lines_comment_lines_density_complexity_sqale_debt_ratio_statements_count'.F1"/>
    </style:style>
    <style:style style:name="ce22" style:family="table-cell" style:parent-style-name="Default" style:data-style-name="N4">
      <style:map style:condition="cell-content()&gt;=[$'msd-0-none-ncloc_functions_sqale_index_churn_comment_lines_comment_lines_density_complexity_sqale_debt_ratio_statements_count'.$G$739]" style:apply-style-name="Red" style:base-cell-address="'msd-0-none-ncloc_functions_sqale_index_churn_comment_lines_comment_lines_density_complexity_sqale_debt_ratio_statements_count'.G1"/>
      <style:map style:condition="cell-content()&gt;=[$'msd-0-none-ncloc_functions_sqale_index_churn_comment_lines_comment_lines_density_complexity_sqale_debt_ratio_statements_count'.$G$740]" style:apply-style-name="Orange" style:base-cell-address="'msd-0-none-ncloc_functions_sqale_index_churn_comment_lines_comment_lines_density_complexity_sqale_debt_ratio_statements_count'.G1"/>
      <style:map style:condition="cell-content()&gt;=[$'msd-0-none-ncloc_functions_sqale_index_churn_comment_lines_comment_lines_density_complexity_sqale_debt_ratio_statements_count'.$G$741]" style:apply-style-name="Yellow" style:base-cell-address="'msd-0-none-ncloc_functions_sqale_index_churn_comment_lines_comment_lines_density_complexity_sqale_debt_ratio_statements_count'.G1"/>
    </style:style>
    <style:style style:name="ce17" style:family="table-cell" style:parent-style-name="Default" style:data-style-name="N4">
      <style:map style:condition="cell-content()&gt;=[$'msd-0-none-ncloc_functions_sqale_index_churn_comment_lines_comment_lines_density_complexity_sqale_debt_ratio_statements_count'.$G$739]" style:apply-style-name="Red" style:base-cell-address="'msd-0-none-ncloc_functions_sqale_index_churn_comment_lines_comment_lines_density_complexity_sqale_debt_ratio_statements_count'.G1"/>
      <style:map style:condition="cell-content()&gt;=[$'msd-0-none-ncloc_functions_sqale_index_churn_comment_lines_comment_lines_density_complexity_sqale_debt_ratio_statements_count'.$G$740]" style:apply-style-name="Orange" style:base-cell-address="'msd-0-none-ncloc_functions_sqale_index_churn_comment_lines_comment_lines_density_complexity_sqale_debt_ratio_statements_count'.G1"/>
      <style:map style:condition="cell-content()&gt;=[$'msd-0-none-ncloc_functions_sqale_index_churn_comment_lines_comment_lines_density_complexity_sqale_debt_ratio_statements_count'.$G$741]" style:apply-style-name="Yellow" style:base-cell-address="'msd-0-none-ncloc_functions_sqale_index_churn_comment_lines_comment_lines_density_complexity_sqale_debt_ratio_statements_count'.G1"/>
    </style:style>
    <style:style style:name="ce24" style:family="table-cell" style:parent-style-name="Default" style:data-style-name="N4">
      <style:map style:condition="cell-content()&gt;=[$'msd-0-none-ncloc_functions_sqale_index_churn_comment_lines_comment_lines_density_complexity_sqale_debt_ratio_statements_count'.$H$739]" style:apply-style-name="Red" style:base-cell-address="'msd-0-none-ncloc_functions_sqale_index_churn_comment_lines_comment_lines_density_complexity_sqale_debt_ratio_statements_count'.H1"/>
      <style:map style:condition="cell-content()&gt;=[$'msd-0-none-ncloc_functions_sqale_index_churn_comment_lines_comment_lines_density_complexity_sqale_debt_ratio_statements_count'.$H$740]" style:apply-style-name="Orange" style:base-cell-address="'msd-0-none-ncloc_functions_sqale_index_churn_comment_lines_comment_lines_density_complexity_sqale_debt_ratio_statements_count'.H1"/>
      <style:map style:condition="cell-content()&gt;=[$'msd-0-none-ncloc_functions_sqale_index_churn_comment_lines_comment_lines_density_complexity_sqale_debt_ratio_statements_count'.$H$741]" style:apply-style-name="Yellow" style:base-cell-address="'msd-0-none-ncloc_functions_sqale_index_churn_comment_lines_comment_lines_density_complexity_sqale_debt_ratio_statements_count'.H1"/>
    </style:style>
    <style:style style:name="ce21" style:family="table-cell" style:parent-style-name="Default" style:data-style-name="N4">
      <style:map style:condition="cell-content()&gt;=[$'msd-0-none-ncloc_functions_sqale_index_churn_comment_lines_comment_lines_density_complexity_sqale_debt_ratio_statements_count'.$H$739]" style:apply-style-name="Red" style:base-cell-address="'msd-0-none-ncloc_functions_sqale_index_churn_comment_lines_comment_lines_density_complexity_sqale_debt_ratio_statements_count'.H1"/>
      <style:map style:condition="cell-content()&gt;=[$'msd-0-none-ncloc_functions_sqale_index_churn_comment_lines_comment_lines_density_complexity_sqale_debt_ratio_statements_count'.$H$740]" style:apply-style-name="Orange" style:base-cell-address="'msd-0-none-ncloc_functions_sqale_index_churn_comment_lines_comment_lines_density_complexity_sqale_debt_ratio_statements_count'.H1"/>
      <style:map style:condition="cell-content()&gt;=[$'msd-0-none-ncloc_functions_sqale_index_churn_comment_lines_comment_lines_density_complexity_sqale_debt_ratio_statements_count'.$H$741]" style:apply-style-name="Yellow" style:base-cell-address="'msd-0-none-ncloc_functions_sqale_index_churn_comment_lines_comment_lines_density_complexity_sqale_debt_ratio_statements_count'.H1"/>
    </style:style>
    <style:style style:name="ce27" style:family="table-cell" style:parent-style-name="Default" style:data-style-name="N4">
      <style:map style:condition="cell-content()&gt;=[$'msd-0-none-ncloc_functions_sqale_index_churn_comment_lines_comment_lines_density_complexity_sqale_debt_ratio_statements_count'.$I$739]" style:apply-style-name="Red" style:base-cell-address="'msd-0-none-ncloc_functions_sqale_index_churn_comment_lines_comment_lines_density_complexity_sqale_debt_ratio_statements_count'.I1"/>
      <style:map style:condition="cell-content()&gt;=[$'msd-0-none-ncloc_functions_sqale_index_churn_comment_lines_comment_lines_density_complexity_sqale_debt_ratio_statements_count'.$I$740]" style:apply-style-name="Orange" style:base-cell-address="'msd-0-none-ncloc_functions_sqale_index_churn_comment_lines_comment_lines_density_complexity_sqale_debt_ratio_statements_count'.I1"/>
      <style:map style:condition="cell-content()&gt;=[$'msd-0-none-ncloc_functions_sqale_index_churn_comment_lines_comment_lines_density_complexity_sqale_debt_ratio_statements_count'.$I$741]" style:apply-style-name="Yellow" style:base-cell-address="'msd-0-none-ncloc_functions_sqale_index_churn_comment_lines_comment_lines_density_complexity_sqale_debt_ratio_statements_count'.I1"/>
    </style:style>
    <style:style style:name="ce25" style:family="table-cell" style:parent-style-name="Default" style:data-style-name="N4">
      <style:map style:condition="cell-content()&gt;=[$'msd-0-none-ncloc_functions_sqale_index_churn_comment_lines_comment_lines_density_complexity_sqale_debt_ratio_statements_count'.$I$739]" style:apply-style-name="Red" style:base-cell-address="'msd-0-none-ncloc_functions_sqale_index_churn_comment_lines_comment_lines_density_complexity_sqale_debt_ratio_statements_count'.I1"/>
      <style:map style:condition="cell-content()&gt;=[$'msd-0-none-ncloc_functions_sqale_index_churn_comment_lines_comment_lines_density_complexity_sqale_debt_ratio_statements_count'.$I$740]" style:apply-style-name="Orange" style:base-cell-address="'msd-0-none-ncloc_functions_sqale_index_churn_comment_lines_comment_lines_density_complexity_sqale_debt_ratio_statements_count'.I1"/>
      <style:map style:condition="cell-content()&gt;=[$'msd-0-none-ncloc_functions_sqale_index_churn_comment_lines_comment_lines_density_complexity_sqale_debt_ratio_statements_count'.$I$741]" style:apply-style-name="Yellow" style:base-cell-address="'msd-0-none-ncloc_functions_sqale_index_churn_comment_lines_comment_lines_density_complexity_sqale_debt_ratio_statements_count'.I1"/>
    </style:style>
    <style:style style:name="ce30" style:family="table-cell" style:parent-style-name="Default" style:data-style-name="N4">
      <style:map style:condition="cell-content()&gt;=[$'msd-0-none-ncloc_functions_sqale_index_churn_comment_lines_comment_lines_density_complexity_sqale_debt_ratio_statements_count'.$J$739]" style:apply-style-name="Red" style:base-cell-address="'msd-0-none-ncloc_functions_sqale_index_churn_comment_lines_comment_lines_density_complexity_sqale_debt_ratio_statements_count'.J1"/>
      <style:map style:condition="cell-content()&gt;=[$'msd-0-none-ncloc_functions_sqale_index_churn_comment_lines_comment_lines_density_complexity_sqale_debt_ratio_statements_count'.$J$740]" style:apply-style-name="Orange" style:base-cell-address="'msd-0-none-ncloc_functions_sqale_index_churn_comment_lines_comment_lines_density_complexity_sqale_debt_ratio_statements_count'.J1"/>
      <style:map style:condition="cell-content()&gt;=[$'msd-0-none-ncloc_functions_sqale_index_churn_comment_lines_comment_lines_density_complexity_sqale_debt_ratio_statements_count'.$J$741]" style:apply-style-name="Yellow" style:base-cell-address="'msd-0-none-ncloc_functions_sqale_index_churn_comment_lines_comment_lines_density_complexity_sqale_debt_ratio_statements_count'.J1"/>
    </style:style>
    <style:style style:name="ce29" style:family="table-cell" style:parent-style-name="Default" style:data-style-name="N4">
      <style:map style:condition="cell-content()&gt;=[$'msd-0-none-ncloc_functions_sqale_index_churn_comment_lines_comment_lines_density_complexity_sqale_debt_ratio_statements_count'.$J$739]" style:apply-style-name="Red" style:base-cell-address="'msd-0-none-ncloc_functions_sqale_index_churn_comment_lines_comment_lines_density_complexity_sqale_debt_ratio_statements_count'.J1"/>
      <style:map style:condition="cell-content()&gt;=[$'msd-0-none-ncloc_functions_sqale_index_churn_comment_lines_comment_lines_density_complexity_sqale_debt_ratio_statements_count'.$J$740]" style:apply-style-name="Orange" style:base-cell-address="'msd-0-none-ncloc_functions_sqale_index_churn_comment_lines_comment_lines_density_complexity_sqale_debt_ratio_statements_count'.J1"/>
      <style:map style:condition="cell-content()&gt;=[$'msd-0-none-ncloc_functions_sqale_index_churn_comment_lines_comment_lines_density_complexity_sqale_debt_ratio_statements_count'.$J$741]" style:apply-style-name="Yellow" style:base-cell-address="'msd-0-none-ncloc_functions_sqale_index_churn_comment_lines_comment_lines_density_complexity_sqale_debt_ratio_statements_count'.J1"/>
    </style:style>
    <style:style style:name="ce32" style:family="table-cell" style:parent-style-name="Default" style:data-style-name="N3">
      <style:map style:condition="cell-content()&gt;=[$'msd-0-none-ncloc_functions_sqale_index_churn_comment_lines_comment_lines_density_complexity_sqale_debt_ratio_statements_count'.$K$739]" style:apply-style-name="Red" style:base-cell-address="'msd-0-none-ncloc_functions_sqale_index_churn_comment_lines_comment_lines_density_complexity_sqale_debt_ratio_statements_count'.K1"/>
      <style:map style:condition="cell-content()&gt;=[$'msd-0-none-ncloc_functions_sqale_index_churn_comment_lines_comment_lines_density_complexity_sqale_debt_ratio_statements_count'.$K$740]" style:apply-style-name="Orange" style:base-cell-address="'msd-0-none-ncloc_functions_sqale_index_churn_comment_lines_comment_lines_density_complexity_sqale_debt_ratio_statements_count'.K1"/>
      <style:map style:condition="cell-content()&gt;=[$'msd-0-none-ncloc_functions_sqale_index_churn_comment_lines_comment_lines_density_complexity_sqale_debt_ratio_statements_count'.$K$741]" style:apply-style-name="Yellow" style:base-cell-address="'msd-0-none-ncloc_functions_sqale_index_churn_comment_lines_comment_lines_density_complexity_sqale_debt_ratio_statements_count'.K1"/>
    </style:style>
    <style:style style:name="ce10" style:family="table-cell" style:parent-style-name="Default" style:data-style-name="N3">
      <style:map style:condition="cell-content()&gt;=[$'msd-0-none-ncloc_functions_sqale_index_churn_comment_lines_comment_lines_density_complexity_sqale_debt_ratio_statements_count'.$K$739]" style:apply-style-name="Red" style:base-cell-address="'msd-0-none-ncloc_functions_sqale_index_churn_comment_lines_comment_lines_density_complexity_sqale_debt_ratio_statements_count'.K1"/>
      <style:map style:condition="cell-content()&gt;=[$'msd-0-none-ncloc_functions_sqale_index_churn_comment_lines_comment_lines_density_complexity_sqale_debt_ratio_statements_count'.$K$740]" style:apply-style-name="Orange" style:base-cell-address="'msd-0-none-ncloc_functions_sqale_index_churn_comment_lines_comment_lines_density_complexity_sqale_debt_ratio_statements_count'.K1"/>
      <style:map style:condition="cell-content()&gt;=[$'msd-0-none-ncloc_functions_sqale_index_churn_comment_lines_comment_lines_density_complexity_sqale_debt_ratio_statements_count'.$K$741]" style:apply-style-name="Yellow" style:base-cell-address="'msd-0-none-ncloc_functions_sqale_index_churn_comment_lines_comment_lines_density_complexity_sqale_debt_ratio_statements_count'.K1"/>
    </style:style>
    <style:style style:name="ce11" style:family="table-cell" style:parent-style-name="Default" style:data-style-name="N4">
      <style:map style:condition="cell-content()&gt;=[$'msd-0-none-ncloc_functions_sqale_index_churn_comment_lines_comment_lines_density_complexity_sqale_debt_ratio_statements_count'.$K$739]" style:apply-style-name="Red" style:base-cell-address="'msd-0-none-ncloc_functions_sqale_index_churn_comment_lines_comment_lines_density_complexity_sqale_debt_ratio_statements_count'.K1"/>
      <style:map style:condition="cell-content()&gt;=[$'msd-0-none-ncloc_functions_sqale_index_churn_comment_lines_comment_lines_density_complexity_sqale_debt_ratio_statements_count'.$K$740]" style:apply-style-name="Orange" style:base-cell-address="'msd-0-none-ncloc_functions_sqale_index_churn_comment_lines_comment_lines_density_complexity_sqale_debt_ratio_statements_count'.K1"/>
      <style:map style:condition="cell-content()&gt;=[$'msd-0-none-ncloc_functions_sqale_index_churn_comment_lines_comment_lines_density_complexity_sqale_debt_ratio_statements_count'.$K$741]" style:apply-style-name="Yellow" style:base-cell-address="'msd-0-none-ncloc_functions_sqale_index_churn_comment_lines_comment_lines_density_complexity_sqale_debt_ratio_statements_count'.K1"/>
    </style:style>
    <style:style style:name="ce35" style:family="table-cell" style:parent-style-name="Default" style:data-style-name="N3"/>
    <style:style style:name="ce12" style:family="table-cell" style:parent-style-name="Default" style:data-style-name="N3"/>
    <style:style style:name="ce37" style:family="table-cell" style:parent-style-name="Default" style:data-style-name="N3"/>
    <style:style style:name="ce13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msd-0-none-ncloc_functions_sqale_index_churn_comment_lines_comment_lines_density_complexity_sqale_debt_ratio_statements_cou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2" table:default-cell-style-name="ce16"/>
        <table:table-column table:style-name="co2" table:default-cell-style-name="ce18"/>
        <table:table-column table:style-name="co2" table:default-cell-style-name="ce20"/>
        <table:table-column table:style-name="co2" table:default-cell-style-name="ce14"/>
        <table:table-column table:style-name="co3" table:default-cell-style-name="ce17"/>
        <table:table-column table:style-name="co2" table:default-cell-style-name="ce21"/>
        <table:table-column table:style-name="co2" table:default-cell-style-name="ce25"/>
        <table:table-column table:style-name="co2" table:default-cell-style-name="ce29"/>
        <table:table-column table:style-name="co4" table:default-cell-style-name="ce10"/>
        <table:table-column table:style-name="co5" table:default-cell-style-name="Default"/>
        <table:table-column table:style-name="co6" table:default-cell-style-name="ce12"/>
        <table:table-column table:style-name="co7" table:default-cell-style-name="ce12"/>
        <table:table-column table:style-name="co8" table:default-cell-style-name="ce13"/>
        <table:table-row table:style-name="ro1">
          <table:table-cell/>
          <table:table-cell table:style-name="ce2" office:value-type="string" calcext:value-type="string">
            <text:p>ncloc</text:p>
          </table:table-cell>
          <table:table-cell table:style-name="ce4" office:value-type="string" calcext:value-type="string">
            <text:p>functions</text:p>
          </table:table-cell>
          <table:table-cell table:style-name="ce6" office:value-type="string" calcext:value-type="string">
            <text:p>sqale_index</text:p>
          </table:table-cell>
          <table:table-cell table:style-name="ce8" office:value-type="string" calcext:value-type="string">
            <text:p>churn</text:p>
          </table:table-cell>
          <table:table-cell table:style-name="ce15" office:value-type="string" calcext:value-type="string">
            <text:p>comment_lines</text:p>
          </table:table-cell>
          <table:table-cell table:style-name="ce22" office:value-type="string" calcext:value-type="string">
            <text:p>comment_lines_density</text:p>
          </table:table-cell>
          <table:table-cell table:style-name="ce24" office:value-type="string" calcext:value-type="string">
            <text:p>complexity</text:p>
          </table:table-cell>
          <table:table-cell table:style-name="ce27" office:value-type="string" calcext:value-type="string">
            <text:p>sqale_debt_ratio</text:p>
          </table:table-cell>
          <table:table-cell table:style-name="ce30" office:value-type="string" calcext:value-type="string">
            <text:p>statements</text:p>
          </table:table-cell>
          <table:table-cell table:style-name="ce32" office:value-type="string" calcext:value-type="string">
            <text:p>count</text:p>
          </table:table-cell>
          <table:table-cell office:value-type="string" calcext:value-type="string">
            <text:p>class</text:p>
          </table:table-cell>
          <table:table-cell table:style-name="ce35" office:value-type="string" calcext:value-type="string">
            <text:p>source</text:p>
          </table:table-cell>
          <table:table-cell table:style-name="ce35" office:value-type="string" calcext:value-type="string">
            <text:p>target</text:p>
          </table:table-cell>
          <table:table-cell table:style-name="ce37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rc/main/java/net/sf/jabref/JabRefPreferences.java</text:p>
          </table:table-cell>
          <table:table-cell office:value-type="float" office:value="198796.197742778" calcext:value-type="float">
            <text:p>198.796,20</text:p>
          </table:table-cell>
          <table:table-cell office:value-type="float" office:value="590.754572506896" calcext:value-type="float">
            <text:p>590,75</text:p>
          </table:table-cell>
          <table:table-cell office:value-type="float" office:value="82876.2761286109" calcext:value-type="float">
            <text:p>82.876,28</text:p>
          </table:table-cell>
          <table:table-cell office:value-type="float" office:value="7794.00352010453" calcext:value-type="float">
            <text:p>7.794,00</text:p>
          </table:table-cell>
          <table:table-cell office:value-type="float" office:value="22436.2486935694" calcext:value-type="float">
            <text:p>22.436,25</text:p>
          </table:table-cell>
          <table:table-cell office:value-type="float" office:value="15.2798664537669" calcext:value-type="float">
            <text:p>15,28</text:p>
          </table:table-cell>
          <table:table-cell office:value-type="float" office:value="15556.1856945856" calcext:value-type="float">
            <text:p>15.556,19</text:p>
          </table:table-cell>
          <table:table-cell office:value-type="float" office:value="0.0774060095804905" calcext:value-type="float">
            <text:p>0,08</text:p>
          </table:table-cell>
          <table:table-cell office:value-type="float" office:value="81467.991181594" calcext:value-type="float">
            <text:p>81.467,99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WarnAssignmentSideEffect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lobals.java</text:p>
          </table:table-cell>
          <table:table-cell office:value-type="float" office:value="9216.3924" calcext:value-type="float">
            <text:p>9.216,39</text:p>
          </table:table-cell>
          <table:table-cell office:value-type="float" office:value="160.49" calcext:value-type="float">
            <text:p>160,49</text:p>
          </table:table-cell>
          <table:table-cell office:value-type="float" office:value="584.8896" calcext:value-type="float">
            <text:p>584,89</text:p>
          </table:table-cell>
          <table:table-cell office:value-type="float" office:value="856.84" calcext:value-type="float">
            <text:p>856,84</text:p>
          </table:table-cell>
          <table:table-cell office:value-type="float" office:value="530.8144" calcext:value-type="float">
            <text:p>530,81</text:p>
          </table:table-cell>
          <table:table-cell office:value-type="float" office:value="10.0864" calcext:value-type="float">
            <text:p>10,09</text:p>
          </table:table-cell>
          <table:table-cell office:value-type="float" office:value="302.49" calcext:value-type="float">
            <text:p>302,49</text:p>
          </table:table-cell>
          <table:table-cell office:value-type="float" office:value="0.0564" calcext:value-type="float">
            <text:p>0,06</text:p>
          </table:table-cell>
          <table:table-cell office:value-type="float" office:value="1737.0624" calcext:value-type="float">
            <text:p>1.737,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nternalBibtexFields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main/java/net/sf/jabref/gui/BasePanel.java</text:p>
          </table:table-cell>
          <table:table-cell office:value-type="float" office:value="6773.05190311419" calcext:value-type="float">
            <text:p>6.773,05</text:p>
          </table:table-cell>
          <table:table-cell office:value-type="float" office:value="121.065743944637" calcext:value-type="float">
            <text:p>121,07</text:p>
          </table:table-cell>
          <table:table-cell office:value-type="float" office:value="53.2871972318339" calcext:value-type="float">
            <text:p>53,29</text:p>
          </table:table-cell>
          <table:table-cell office:value-type="float" office:value="1961.04498269896" calcext:value-type="float">
            <text:p>1.961,04</text:p>
          </table:table-cell>
          <table:table-cell office:value-type="float" office:value="56.5259515570934" calcext:value-type="float">
            <text:p>56,53</text:p>
          </table:table-cell>
          <table:table-cell office:value-type="float" office:value="3.26643598615917" calcext:value-type="float">
            <text:p>3,27</text:p>
          </table:table-cell>
          <table:table-cell office:value-type="float" office:value="543.896193771626" calcext:value-type="float">
            <text:p>543,90</text:p>
          </table:table-cell>
          <table:table-cell office:value-type="float" office:value="0" calcext:value-type="float">
            <text:p>0,00</text:p>
          </table:table-cell>
          <table:table-cell office:value-type="float" office:value="1664.08996539792" calcext:value-type="float">
            <text:p>1.664,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oupTreeNodeViewMod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pdfimport/PdfImporter.java</text:p>
          </table:table-cell>
          <table:table-cell office:value-type="float" office:value="979.61" calcext:value-type="float">
            <text:p>979,61</text:p>
          </table:table-cell>
          <table:table-cell office:value-type="float" office:value="60.75" calcext:value-type="float">
            <text:p>60,75</text:p>
          </table:table-cell>
          <table:table-cell office:value-type="float" office:value="168.6875" calcext:value-type="float">
            <text:p>168,69</text:p>
          </table:table-cell>
          <table:table-cell office:value-type="float" office:value="504.3275" calcext:value-type="float">
            <text:p>504,33</text:p>
          </table:table-cell>
          <table:table-cell office:value-type="float" office:value="1.6875" calcext:value-type="float">
            <text:p>1,69</text:p>
          </table:table-cell>
          <table:table-cell office:value-type="float" office:value="6.75" calcext:value-type="float">
            <text:p>6,75</text:p>
          </table:table-cell>
          <table:table-cell office:value-type="float" office:value="75" calcext:value-type="float">
            <text:p>75,00</text:p>
          </table:table-cell>
          <table:table-cell office:value-type="float" office:value="0.75" calcext:value-type="float">
            <text:p>0,75</text:p>
          </table:table-cell>
          <table:table-cell office:value-type="float" office:value="126.75" calcext:value-type="float">
            <text:p>126,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ustomImportLis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rc/main/java/net/sf/jabref/logic/openoffice/OpenOfficePreferences.java</text:p>
          </table:table-cell>
          <table:table-cell office:value-type="float" office:value="9912.01785123966" calcext:value-type="float">
            <text:p>9.912,02</text:p>
          </table:table-cell>
          <table:table-cell office:value-type="float" office:value="56.2842975206611" calcext:value-type="float">
            <text:p>56,28</text:p>
          </table:table-cell>
          <table:table-cell office:value-type="float" office:value="22025.3454545455" calcext:value-type="float">
            <text:p>22.025,35</text:p>
          </table:table-cell>
          <table:table-cell office:value-type="float" office:value="22720.9038016529" calcext:value-type="float">
            <text:p>22.720,90</text:p>
          </table:table-cell>
          <table:table-cell office:value-type="float" office:value="1219.26743801653" calcext:value-type="float">
            <text:p>1.219,27</text:p>
          </table:table-cell>
          <table:table-cell office:value-type="float" office:value="22.5110743801653" calcext:value-type="float">
            <text:p>22,51</text:p>
          </table:table-cell>
          <table:table-cell office:value-type="float" office:value="514.75173553719" calcext:value-type="float">
            <text:p>514,75</text:p>
          </table:table-cell>
          <table:table-cell office:value-type="float" office:value="0.48793388429752" calcext:value-type="float">
            <text:p>0,49</text:p>
          </table:table-cell>
          <table:table-cell office:value-type="float" office:value="3157.39834710744" calcext:value-type="float">
            <text:p>3.157,4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archBa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CleanupPreset.java</text:p>
          </table:table-cell>
          <table:table-cell office:value-type="float" office:value="15083.752789882" calcext:value-type="float">
            <text:p>15.083,75</text:p>
          </table:table-cell>
          <table:table-cell office:value-type="float" office:value="50.4349027526836" calcext:value-type="float">
            <text:p>50,43</text:p>
          </table:table-cell>
          <table:table-cell office:value-type="float" office:value="163273.253055585" calcext:value-type="float">
            <text:p>163.273,25</text:p>
          </table:table-cell>
          <table:table-cell office:value-type="float" office:value="779.42097991285" calcext:value-type="float">
            <text:p>779,42</text:p>
          </table:table-cell>
          <table:table-cell office:value-type="float" office:value="814.133701774896" calcext:value-type="float">
            <text:p>814,13</text:p>
          </table:table-cell>
          <table:table-cell office:value-type="float" office:value="7.60590923583801" calcext:value-type="float">
            <text:p>7,61</text:p>
          </table:table-cell>
          <table:table-cell office:value-type="float" office:value="223.324264002551" calcext:value-type="float">
            <text:p>223,32</text:p>
          </table:table-cell>
          <table:table-cell office:value-type="float" office:value="1.3665639281539" calcext:value-type="float">
            <text:p>1,37</text:p>
          </table:table-cell>
          <table:table-cell office:value-type="float" office:value="3184.22489106175" calcext:value-type="float">
            <text:p>3.184,2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OpenOfficePan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10n/Localization.java</text:p>
          </table:table-cell>
          <table:table-cell office:value-type="float" office:value="23865.7952504726" calcext:value-type="float">
            <text:p>23.865,80</text:p>
          </table:table-cell>
          <table:table-cell office:value-type="float" office:value="46.5750236294896" calcext:value-type="float">
            <text:p>46,58</text:p>
          </table:table-cell>
          <table:table-cell office:value-type="float" office:value="5125.16198015123" calcext:value-type="float">
            <text:p>5.125,16</text:p>
          </table:table-cell>
          <table:table-cell office:value-type="float" office:value="175.98334120983" calcext:value-type="float">
            <text:p>175,98</text:p>
          </table:table-cell>
          <table:table-cell office:value-type="float" office:value="467.334120982987" calcext:value-type="float">
            <text:p>467,33</text:p>
          </table:table-cell>
          <table:table-cell office:value-type="float" office:value="1.47542533081285" calcext:value-type="float">
            <text:p>1,48</text:p>
          </table:table-cell>
          <table:table-cell office:value-type="float" office:value="489.544777882798" calcext:value-type="float">
            <text:p>489,54</text:p>
          </table:table-cell>
          <table:table-cell office:value-type="float" office:value="0.0217391304347826" calcext:value-type="float">
            <text:p>0,02</text:p>
          </table:table-cell>
          <table:table-cell office:value-type="float" office:value="7361.94269848771" calcext:value-type="float">
            <text:p>7.361,9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roupSelec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help/HelpFiles.java</text:p>
          </table:table-cell>
          <table:table-cell office:value-type="float" office:value="1021.26938829436" calcext:value-type="float">
            <text:p>1.021,27</text:p>
          </table:table-cell>
          <table:table-cell office:value-type="float" office:value="45.1692429647245" calcext:value-type="float">
            <text:p>45,17</text:p>
          </table:table-cell>
          <table:table-cell office:value-type="float" office:value="3244.47192495706" calcext:value-type="float">
            <text:p>3.244,47</text:p>
          </table:table-cell>
          <table:table-cell office:value-type="float" office:value="242.539305060114" calcext:value-type="float">
            <text:p>242,54</text:p>
          </table:table-cell>
          <table:table-cell office:value-type="float" office:value="92.6780288016911" calcext:value-type="float">
            <text:p>92,68</text:p>
          </table:table-cell>
          <table:table-cell office:value-type="float" office:value="8.32104637336504" calcext:value-type="float">
            <text:p>8,32</text:p>
          </table:table-cell>
          <table:table-cell office:value-type="float" office:value="112.922182586868" calcext:value-type="float">
            <text:p>112,92</text:p>
          </table:table-cell>
          <table:table-cell office:value-type="float" office:value="0.69784647905932" calcext:value-type="float">
            <text:p>0,70</text:p>
          </table:table-cell>
          <table:table-cell office:value-type="float" office:value="219.429250891795" calcext:value-type="float">
            <text:p>219,4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etaData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rc/main/java/net/sf/jabref/logic/config/SaveOrderConfig.java</text:p>
          </table:table-cell>
          <table:table-cell office:value-type="float" office:value="21391.2061971882" calcext:value-type="float">
            <text:p>21.391,21</text:p>
          </table:table-cell>
          <table:table-cell office:value-type="float" office:value="44.7621856090324" calcext:value-type="float">
            <text:p>44,76</text:p>
          </table:table-cell>
          <table:table-cell office:value-type="float" office:value="61698.9862835808" calcext:value-type="float">
            <text:p>61.698,99</text:p>
          </table:table-cell>
          <table:table-cell office:value-type="float" office:value="800.476747017289" calcext:value-type="float">
            <text:p>800,48</text:p>
          </table:table-cell>
          <table:table-cell office:value-type="float" office:value="6707.30719909098" calcext:value-type="float">
            <text:p>6.707,31</text:p>
          </table:table-cell>
          <table:table-cell office:value-type="float" office:value="5.80820460099741" calcext:value-type="float">
            <text:p>5,81</text:p>
          </table:table-cell>
          <table:table-cell office:value-type="float" office:value="553.297639982325" calcext:value-type="float">
            <text:p>553,30</text:p>
          </table:table-cell>
          <table:table-cell office:value-type="float" office:value="0.15601186772358" calcext:value-type="float">
            <text:p>0,16</text:p>
          </table:table-cell>
          <table:table-cell office:value-type="float" office:value="3780.84762239717" calcext:value-type="float">
            <text:p>3.780,85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JabRefFram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rc/main/java/net/sf/jabref/gui/IconTheme.java</text:p>
          </table:table-cell>
          <table:table-cell office:value-type="float" office:value="895.551020408163" calcext:value-type="float">
            <text:p>895,55</text:p>
          </table:table-cell>
          <table:table-cell office:value-type="float" office:value="43.5510204081633" calcext:value-type="float">
            <text:p>43,55</text:p>
          </table:table-cell>
          <table:table-cell office:value-type="float" office:value="17.4285714285714" calcext:value-type="float">
            <text:p>17,43</text:p>
          </table:table-cell>
          <table:table-cell office:value-type="float" office:value="2281.91836734694" calcext:value-type="float">
            <text:p>2.281,92</text:p>
          </table:table-cell>
          <table:table-cell table:number-columns-repeated="2" office:value-type="float" office:value="0.489795918367347" calcext:value-type="float">
            <text:p>0,49</text:p>
          </table:table-cell>
          <table:table-cell office:value-type="float" office:value="50.8163265306123" calcext:value-type="float">
            <text:p>50,82</text:p>
          </table:table-cell>
          <table:table-cell office:value-type="float" office:value="0" calcext:value-type="float">
            <text:p>0,00</text:p>
          </table:table-cell>
          <table:table-cell office:value-type="float" office:value="93.9591836734694" calcext:value-type="float">
            <text:p>93,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ustom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ndo/NamedCompound.java</text:p>
          </table:table-cell>
          <table:table-cell office:value-type="float" office:value="199357.492598765" calcext:value-type="float">
            <text:p>199.357,49</text:p>
          </table:table-cell>
          <table:table-cell office:value-type="float" office:value="36.9648073718263" calcext:value-type="float">
            <text:p>36,96</text:p>
          </table:table-cell>
          <table:table-cell office:value-type="float" office:value="91091.5106362122" calcext:value-type="float">
            <text:p>91.091,51</text:p>
          </table:table-cell>
          <table:table-cell office:value-type="float" office:value="2330.70483285953" calcext:value-type="float">
            <text:p>2.330,70</text:p>
          </table:table-cell>
          <table:table-cell office:value-type="float" office:value="48676.186844427" calcext:value-type="float">
            <text:p>48.676,19</text:p>
          </table:table-cell>
          <table:table-cell office:value-type="float" office:value="61.0910695029899" calcext:value-type="float">
            <text:p>61,09</text:p>
          </table:table-cell>
          <table:table-cell office:value-type="float" office:value="361.606313106558" calcext:value-type="float">
            <text:p>361,61</text:p>
          </table:table-cell>
          <table:table-cell office:value-type="float" office:value="13.9062836976767" calcext:value-type="float">
            <text:p>13,91</text:p>
          </table:table-cell>
          <table:table-cell office:value-type="float" office:value="161250.814822076" calcext:value-type="float">
            <text:p>161.250,8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Global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src/main/java/net/sf/jabref/MetaData.java</text:p>
          </table:table-cell>
          <table:table-cell office:value-type="float" office:value="10014.5610329029" calcext:value-type="float">
            <text:p>10.014,56</text:p>
          </table:table-cell>
          <table:table-cell office:value-type="float" office:value="36.7514535610163" calcext:value-type="float">
            <text:p>36,75</text:p>
          </table:table-cell>
          <table:table-cell office:value-type="float" office:value="35345.1864056643" calcext:value-type="float">
            <text:p>35.345,19</text:p>
          </table:table-cell>
          <table:table-cell office:value-type="float" office:value="640.385406080799" calcext:value-type="float">
            <text:p>640,39</text:p>
          </table:table-cell>
          <table:table-cell office:value-type="float" office:value="892.800166597251" calcext:value-type="float">
            <text:p>892,80</text:p>
          </table:table-cell>
          <table:table-cell office:value-type="float" office:value="1.61556018325697" calcext:value-type="float">
            <text:p>1,62</text:p>
          </table:table-cell>
          <table:table-cell office:value-type="float" office:value="786.747921699293" calcext:value-type="float">
            <text:p>786,75</text:p>
          </table:table-cell>
          <table:table-cell office:value-type="float" office:value="0.299108704706372" calcext:value-type="float">
            <text:p>0,30</text:p>
          </table:table-cell>
          <table:table-cell office:value-type="float" office:value="7766.3127030404" calcext:value-type="float">
            <text:p>7.766,31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JabRefPreferences</text:p>
          </table:table-cell>
          <table:table-cell office:value-type="float" office:value="161" calcext:value-type="float">
            <text:p>161</text:p>
          </table:table-cell>
          <table:table-cell office:value-type="float" office:value="452" calcext:value-type="float">
            <text:p>452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src/main/java/net/sf/jabref/exporter/ExportFormats.java</text:p>
          </table:table-cell>
          <table:table-cell office:value-type="float" office:value="3017.60802469136" calcext:value-type="float">
            <text:p>3.017,61</text:p>
          </table:table-cell>
          <table:table-cell office:value-type="float" office:value="35.7191358024691" calcext:value-type="float">
            <text:p>35,72</text:p>
          </table:table-cell>
          <table:table-cell office:value-type="float" office:value="154.793209876543" calcext:value-type="float">
            <text:p>154,79</text:p>
          </table:table-cell>
          <table:table-cell office:value-type="float" office:value="318.972222222222" calcext:value-type="float">
            <text:p>318,97</text:p>
          </table:table-cell>
          <table:table-cell office:value-type="float" office:value="52.2283950617284" calcext:value-type="float">
            <text:p>52,23</text:p>
          </table:table-cell>
          <table:table-cell office:value-type="float" office:value="2.21913580246914" calcext:value-type="float">
            <text:p>2,22</text:p>
          </table:table-cell>
          <table:table-cell office:value-type="float" office:value="179.243055555556" calcext:value-type="float">
            <text:p>179,24</text:p>
          </table:table-cell>
          <table:table-cell office:value-type="float" office:value="0.0270061728395062" calcext:value-type="float">
            <text:p>0,03</text:p>
          </table:table-cell>
          <table:table-cell office:value-type="float" office:value="547.777777777778" calcext:value-type="float">
            <text:p>547,7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roupTreeN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specialfields/SpecialFieldsUtils.java</text:p>
          </table:table-cell>
          <table:table-cell office:value-type="float" office:value="1814.02469135802" calcext:value-type="float">
            <text:p>1.814,02</text:p>
          </table:table-cell>
          <table:table-cell office:value-type="float" office:value="35.4320987654321" calcext:value-type="float">
            <text:p>35,43</text:p>
          </table:table-cell>
          <table:table-cell office:value-type="float" office:value="44.2469135802469" calcext:value-type="float">
            <text:p>44,25</text:p>
          </table:table-cell>
          <table:table-cell office:value-type="float" office:value="6100.46913580247" calcext:value-type="float">
            <text:p>6.100,47</text:p>
          </table:table-cell>
          <table:table-cell office:value-type="float" office:value="5.55555555555556" calcext:value-type="float">
            <text:p>5,56</text:p>
          </table:table-cell>
          <table:table-cell office:value-type="float" office:value="2.22222222222222" calcext:value-type="float">
            <text:p>2,22</text:p>
          </table:table-cell>
          <table:table-cell office:value-type="float" office:value="110" calcext:value-type="float">
            <text:p>110,00</text:p>
          </table:table-cell>
          <table:table-cell office:value-type="float" office:value="0" calcext:value-type="float">
            <text:p>0,00</text:p>
          </table:table-cell>
          <table:table-cell office:value-type="float" office:value="361.876543209876" calcext:value-type="float">
            <text:p>361,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eanupPreset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rc/main/java/net/sf/jabref/logic/util/UpdateField.java</text:p>
          </table:table-cell>
          <table:table-cell office:value-type="float" office:value="8007.57110969388" calcext:value-type="float">
            <text:p>8.007,57</text:p>
          </table:table-cell>
          <table:table-cell office:value-type="float" office:value="35.1527423469388" calcext:value-type="float">
            <text:p>35,15</text:p>
          </table:table-cell>
          <table:table-cell office:value-type="float" office:value="5113.46396683674" calcext:value-type="float">
            <text:p>5.113,46</text:p>
          </table:table-cell>
          <table:table-cell office:value-type="float" office:value="1064.77774234694" calcext:value-type="float">
            <text:p>1.064,78</text:p>
          </table:table-cell>
          <table:table-cell office:value-type="float" office:value="1555.98182397959" calcext:value-type="float">
            <text:p>1.555,98</text:p>
          </table:table-cell>
          <table:table-cell office:value-type="float" office:value="100.571428571429" calcext:value-type="float">
            <text:p>100,57</text:p>
          </table:table-cell>
          <table:table-cell office:value-type="float" office:value="51.1071428571429" calcext:value-type="float">
            <text:p>51,11</text:p>
          </table:table-cell>
          <table:table-cell office:value-type="float" office:value="0.818558673469386" calcext:value-type="float">
            <text:p>0,82</text:p>
          </table:table-cell>
          <table:table-cell office:value-type="float" office:value="407.45280612245" calcext:value-type="float">
            <text:p>407,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conThem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rc/main/java/net/sf/jabref/gui/JabRefFrame.java</text:p>
          </table:table-cell>
          <table:table-cell office:value-type="float" office:value="27050.2370867769" calcext:value-type="float">
            <text:p>27.050,24</text:p>
          </table:table-cell>
          <table:table-cell office:value-type="float" office:value="35.0826446280992" calcext:value-type="float">
            <text:p>35,08</text:p>
          </table:table-cell>
          <table:table-cell office:value-type="float" office:value="23405.708677686" calcext:value-type="float">
            <text:p>23.405,71</text:p>
          </table:table-cell>
          <table:table-cell office:value-type="float" office:value="5178.0180785124" calcext:value-type="float">
            <text:p>5.178,02</text:p>
          </table:table-cell>
          <table:table-cell office:value-type="float" office:value="5004.45867768595" calcext:value-type="float">
            <text:p>5.004,46</text:p>
          </table:table-cell>
          <table:table-cell office:value-type="float" office:value="24.0454545454545" calcext:value-type="float">
            <text:p>24,05</text:p>
          </table:table-cell>
          <table:table-cell office:value-type="float" office:value="2388.42716942149" calcext:value-type="float">
            <text:p>2.388,43</text:p>
          </table:table-cell>
          <table:table-cell office:value-type="float" office:value="0.535123966942149" calcext:value-type="float">
            <text:p>0,54</text:p>
          </table:table-cell>
          <table:table-cell office:value-type="float" office:value="10218.2665289256" calcext:value-type="float">
            <text:p>10.218,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uthorLis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Rank.java</text:p>
          </table:table-cell>
          <table:table-cell office:value-type="float" office:value="3238.78963350046" calcext:value-type="float">
            <text:p>3.238,79</text:p>
          </table:table-cell>
          <table:table-cell office:value-type="float" office:value="33.6801073370525" calcext:value-type="float">
            <text:p>33,68</text:p>
          </table:table-cell>
          <table:table-cell office:value-type="float" office:value="4775.82741331827" calcext:value-type="float">
            <text:p>4.775,83</text:p>
          </table:table-cell>
          <table:table-cell office:value-type="float" office:value="930.174987642117" calcext:value-type="float">
            <text:p>930,17</text:p>
          </table:table-cell>
          <table:table-cell office:value-type="float" office:value="327.829390579762" calcext:value-type="float">
            <text:p>327,83</text:p>
          </table:table-cell>
          <table:table-cell office:value-type="float" office:value="5.79704823105713" calcext:value-type="float">
            <text:p>5,80</text:p>
          </table:table-cell>
          <table:table-cell office:value-type="float" office:value="267.966245321658" calcext:value-type="float">
            <text:p>267,97</text:p>
          </table:table-cell>
          <table:table-cell office:value-type="float" office:value="0.364804745427583" calcext:value-type="float">
            <text:p>0,36</text:p>
          </table:table-cell>
          <table:table-cell office:value-type="float" office:value="1471.97613162912" calcext:value-type="float">
            <text:p>1.471,9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ibEntr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logic/net/ProxyPreferences.java</text:p>
          </table:table-cell>
          <table:table-cell office:value-type="float" office:value="2238.06611570248" calcext:value-type="float">
            <text:p>2.238,07</text:p>
          </table:table-cell>
          <table:table-cell office:value-type="float" office:value="29.2011019283747" calcext:value-type="float">
            <text:p>29,20</text:p>
          </table:table-cell>
          <table:table-cell office:value-type="float" office:value="1455.51698806244" calcext:value-type="float">
            <text:p>1.455,52</text:p>
          </table:table-cell>
          <table:table-cell office:value-type="float" office:value="331.682277318641" calcext:value-type="float">
            <text:p>331,68</text:p>
          </table:table-cell>
          <table:table-cell office:value-type="float" office:value="89.6767676767676" calcext:value-type="float">
            <text:p>89,68</text:p>
          </table:table-cell>
          <table:table-cell office:value-type="float" office:value="18.9990817263545" calcext:value-type="float">
            <text:p>19,00</text:p>
          </table:table-cell>
          <table:table-cell office:value-type="float" office:value="64.9862258953168" calcext:value-type="float">
            <text:p>64,99</text:p>
          </table:table-cell>
          <table:table-cell office:value-type="float" office:value="0.2277318640955" calcext:value-type="float">
            <text:p>0,23</text:p>
          </table:table-cell>
          <table:table-cell office:value-type="float" office:value="179.035812672176" calcext:value-type="float">
            <text:p>179,0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ieldTextMen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EntryFromFileCreator.java</text:p>
          </table:table-cell>
          <table:table-cell office:value-type="float" office:value="282.04" calcext:value-type="float">
            <text:p>282,04</text:p>
          </table:table-cell>
          <table:table-cell office:value-type="float" office:value="28.89" calcext:value-type="float">
            <text:p>28,89</text:p>
          </table:table-cell>
          <table:table-cell office:value-type="float" office:value="1010.25" calcext:value-type="float">
            <text:p>1.010,25</text:p>
          </table:table-cell>
          <table:table-cell office:value-type="float" office:value="486.69" calcext:value-type="float">
            <text:p>486,69</text:p>
          </table:table-cell>
          <table:table-cell office:value-type="float" office:value="15.84" calcext:value-type="float">
            <text:p>15,84</text:p>
          </table:table-cell>
          <table:table-cell office:value-type="float" office:value="11.01" calcext:value-type="float">
            <text:p>11,01</text:p>
          </table:table-cell>
          <table:table-cell office:value-type="float" office:value="28.01" calcext:value-type="float">
            <text:p>28,01</text:p>
          </table:table-cell>
          <table:table-cell office:value-type="float" office:value="1.05" calcext:value-type="float">
            <text:p>1,05</text:p>
          </table:table-cell>
          <table:table-cell office:value-type="float" office:value="41.09" calcext:value-type="float">
            <text:p>41,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penOfficePreferences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rc/main/java/net/sf/jabref/specialfields/SpecialFieldValue.java</text:p>
          </table:table-cell>
          <table:table-cell office:value-type="float" office:value="4888.51294378698" calcext:value-type="float">
            <text:p>4.888,51</text:p>
          </table:table-cell>
          <table:table-cell office:value-type="float" office:value="28.3091715976331" calcext:value-type="float">
            <text:p>28,31</text:p>
          </table:table-cell>
          <table:table-cell office:value-type="float" office:value="16859.4774408284" calcext:value-type="float">
            <text:p>16.859,48</text:p>
          </table:table-cell>
          <table:table-cell office:value-type="float" office:value="182.427514792899" calcext:value-type="float">
            <text:p>182,43</text:p>
          </table:table-cell>
          <table:table-cell office:value-type="float" office:value="11.092825443787" calcext:value-type="float">
            <text:p>11,09</text:p>
          </table:table-cell>
          <table:table-cell office:value-type="float" office:value="12.1967455621302" calcext:value-type="float">
            <text:p>12,20</text:p>
          </table:table-cell>
          <table:table-cell office:value-type="float" office:value="149.813609467456" calcext:value-type="float">
            <text:p>149,81</text:p>
          </table:table-cell>
          <table:table-cell office:value-type="float" office:value="7.28809171597633" calcext:value-type="float">
            <text:p>7,29</text:p>
          </table:table-cell>
          <table:table-cell office:value-type="float" office:value="1340.69674556213" calcext:value-type="float">
            <text:p>1.340,7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ieldFormatterCleanupsPan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belpattern/LabelPatternUtil.java</text:p>
          </table:table-cell>
          <table:table-cell office:value-type="float" office:value="5103.02222222222" calcext:value-type="float">
            <text:p>5.103,02</text:p>
          </table:table-cell>
          <table:table-cell office:value-type="float" office:value="28.16" calcext:value-type="float">
            <text:p>28,16</text:p>
          </table:table-cell>
          <table:table-cell office:value-type="float" office:value="165.226666666667" calcext:value-type="float">
            <text:p>165,23</text:p>
          </table:table-cell>
          <table:table-cell office:value-type="float" office:value="5070.29333333333" calcext:value-type="float">
            <text:p>5.070,29</text:p>
          </table:table-cell>
          <table:table-cell office:value-type="float" office:value="476.328888888889" calcext:value-type="float">
            <text:p>476,33</text:p>
          </table:table-cell>
          <table:table-cell office:value-type="float" office:value="100.506666666667" calcext:value-type="float">
            <text:p>100,51</text:p>
          </table:table-cell>
          <table:table-cell office:value-type="float" office:value="204.995555555556" calcext:value-type="float">
            <text:p>205,00</text:p>
          </table:table-cell>
          <table:table-cell office:value-type="float" office:value="0" calcext:value-type="float">
            <text:p>0,00</text:p>
          </table:table-cell>
          <table:table-cell office:value-type="float" office:value="706.195555555556" calcext:value-type="float">
            <text:p>706,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oCompleteSuppor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ChangeScanner.java</text:p>
          </table:table-cell>
          <table:table-cell office:value-type="float" office:value="1385.08128544423" calcext:value-type="float">
            <text:p>1.385,08</text:p>
          </table:table-cell>
          <table:table-cell office:value-type="float" office:value="23.5841209829868" calcext:value-type="float">
            <text:p>23,58</text:p>
          </table:table-cell>
          <table:table-cell office:value-type="float" office:value="1018.07561436673" calcext:value-type="float">
            <text:p>1.018,08</text:p>
          </table:table-cell>
          <table:table-cell office:value-type="float" office:value="141.410207939509" calcext:value-type="float">
            <text:p>141,41</text:p>
          </table:table-cell>
          <table:table-cell office:value-type="float" office:value="0.24952741020794" calcext:value-type="float">
            <text:p>0,25</text:p>
          </table:table-cell>
          <table:table-cell office:value-type="float" office:value="1.765595463138" calcext:value-type="float">
            <text:p>1,77</text:p>
          </table:table-cell>
          <table:table-cell office:value-type="float" office:value="84.4725897920605" calcext:value-type="float">
            <text:p>84,47</text:p>
          </table:table-cell>
          <table:table-cell office:value-type="float" office:value="3.42911153119093" calcext:value-type="float">
            <text:p>3,43</text:p>
          </table:table-cell>
          <table:table-cell office:value-type="float" office:value="463.38752362949" calcext:value-type="float">
            <text:p>463,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aveOrderConfig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rc/main/java/net/sf/jabref/exporter/AutoSaveManager.java</text:p>
          </table:table-cell>
          <table:table-cell office:value-type="float" office:value="1029.82666666667" calcext:value-type="float">
            <text:p>1.029,83</text:p>
          </table:table-cell>
          <table:table-cell office:value-type="float" office:value="22.8988888888889" calcext:value-type="float">
            <text:p>22,90</text:p>
          </table:table-cell>
          <table:table-cell office:value-type="float" office:value="115.805555555556" calcext:value-type="float">
            <text:p>115,81</text:p>
          </table:table-cell>
          <table:table-cell office:value-type="float" office:value="426.978888888889" calcext:value-type="float">
            <text:p>426,98</text:p>
          </table:table-cell>
          <table:table-cell office:value-type="float" office:value="5.97333333333333" calcext:value-type="float">
            <text:p>5,97</text:p>
          </table:table-cell>
          <table:table-cell office:value-type="float" office:value="2.12888888888889" calcext:value-type="float">
            <text:p>2,13</text:p>
          </table:table-cell>
          <table:table-cell office:value-type="float" office:value="32.1166666666667" calcext:value-type="float">
            <text:p>32,12</text:p>
          </table:table-cell>
          <table:table-cell office:value-type="float" office:value="48.3155555555556" calcext:value-type="float">
            <text:p>48,32</text:p>
          </table:table-cell>
          <table:table-cell office:value-type="float" office:value="259.645555555556" calcext:value-type="float">
            <text:p>259,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bout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Priority.java</text:p>
          </table:table-cell>
          <table:table-cell office:value-type="float" office:value="4731.83563445102" calcext:value-type="float">
            <text:p>4.731,84</text:p>
          </table:table-cell>
          <table:table-cell office:value-type="float" office:value="22.2971729125575" calcext:value-type="float">
            <text:p>22,30</text:p>
          </table:table-cell>
          <table:table-cell office:value-type="float" office:value="129.094017094017" calcext:value-type="float">
            <text:p>129,09</text:p>
          </table:table-cell>
          <table:table-cell office:value-type="float" office:value="1906.57199211045" calcext:value-type="float">
            <text:p>1.906,57</text:p>
          </table:table-cell>
          <table:table-cell office:value-type="float" office:value="67.4122287968441" calcext:value-type="float">
            <text:p>67,41</text:p>
          </table:table-cell>
          <table:table-cell office:value-type="float" office:value="6.92307692307692" calcext:value-type="float">
            <text:p>6,92</text:p>
          </table:table-cell>
          <table:table-cell office:value-type="float" office:value="180.356344510191" calcext:value-type="float">
            <text:p>180,36</text:p>
          </table:table-cell>
          <table:table-cell office:value-type="float" office:value="0" calcext:value-type="float">
            <text:p>0,00</text:p>
          </table:table-cell>
          <table:table-cell office:value-type="float" office:value="1011.81985535832" calcext:value-type="float">
            <text:p>1.011,8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ntegrityChe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importer/fetcher/IEEEXploreFetcher.java</text:p>
          </table:table-cell>
          <table:table-cell office:value-type="float" office:value="5813.81355371901" calcext:value-type="float">
            <text:p>5.813,81</text:p>
          </table:table-cell>
          <table:table-cell office:value-type="float" office:value="20.8515702479339" calcext:value-type="float">
            <text:p>20,85</text:p>
          </table:table-cell>
          <table:table-cell office:value-type="float" office:value="1171.50413223141" calcext:value-type="float">
            <text:p>1.171,50</text:p>
          </table:table-cell>
          <table:table-cell office:value-type="float" office:value="4297.63107438017" calcext:value-type="float">
            <text:p>4.297,63</text:p>
          </table:table-cell>
          <table:table-cell office:value-type="float" office:value="671.581487603306" calcext:value-type="float">
            <text:p>671,58</text:p>
          </table:table-cell>
          <table:table-cell office:value-type="float" office:value="13.5656198347107" calcext:value-type="float">
            <text:p>13,57</text:p>
          </table:table-cell>
          <table:table-cell office:value-type="float" office:value="1059.98809917355" calcext:value-type="float">
            <text:p>1.059,99</text:p>
          </table:table-cell>
          <table:table-cell office:value-type="float" office:value="0.189752066115703" calcext:value-type="float">
            <text:p>0,19</text:p>
          </table:table-cell>
          <table:table-cell office:value-type="float" office:value="2511.10082644628" calcext:value-type="float">
            <text:p>2.511,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ringUti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sql/exporter/DatabaseExporter.java</text:p>
          </table:table-cell>
          <table:table-cell office:value-type="float" office:value="642.36" calcext:value-type="float">
            <text:p>642,36</text:p>
          </table:table-cell>
          <table:table-cell office:value-type="float" office:value="20.44" calcext:value-type="float">
            <text:p>20,44</text:p>
          </table:table-cell>
          <table:table-cell office:value-type="float" office:value="353.44" calcext:value-type="float">
            <text:p>353,44</text:p>
          </table:table-cell>
          <table:table-cell office:value-type="float" office:value="1903.4" calcext:value-type="float">
            <text:p>1.903,40</text:p>
          </table:table-cell>
          <table:table-cell office:value-type="float" office:value="3.76" calcext:value-type="float">
            <text:p>3,76</text:p>
          </table:table-cell>
          <table:table-cell office:value-type="float" office:value="6.09" calcext:value-type="float">
            <text:p>6,09</text:p>
          </table:table-cell>
          <table:table-cell office:value-type="float" office:value="37.16" calcext:value-type="float">
            <text:p>37,16</text:p>
          </table:table-cell>
          <table:table-cell office:value-type="float" office:value="0.8" calcext:value-type="float">
            <text:p>0,80</text:p>
          </table:table-cell>
          <table:table-cell office:value-type="float" office:value="85.45" calcext:value-type="float">
            <text:p>85,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bLatexEntry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InternalBibtexFields.java</text:p>
          </table:table-cell>
          <table:table-cell office:value-type="float" office:value="10913.1221075116" calcext:value-type="float">
            <text:p>10.913,12</text:p>
          </table:table-cell>
          <table:table-cell office:value-type="float" office:value="19.7714489142044" calcext:value-type="float">
            <text:p>19,77</text:p>
          </table:table-cell>
          <table:table-cell office:value-type="float" office:value="10548.7675329299" calcext:value-type="float">
            <text:p>10.548,77</text:p>
          </table:table-cell>
          <table:table-cell office:value-type="float" office:value="3931.03381986472" calcext:value-type="float">
            <text:p>3.931,03</text:p>
          </table:table-cell>
          <table:table-cell office:value-type="float" office:value="1028.09754360983" calcext:value-type="float">
            <text:p>1.028,10</text:p>
          </table:table-cell>
          <table:table-cell office:value-type="float" office:value="68.5817016731933" calcext:value-type="float">
            <text:p>68,58</text:p>
          </table:table-cell>
          <table:table-cell office:value-type="float" office:value="544.7789248843" calcext:value-type="float">
            <text:p>544,78</text:p>
          </table:table-cell>
          <table:table-cell office:value-type="float" office:value="1.39765040939836" calcext:value-type="float">
            <text:p>1,40</text:p>
          </table:table-cell>
          <table:table-cell office:value-type="float" office:value="3913.00462798149" calcext:value-type="float">
            <text:p>3.913,0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JabRefDeskt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sql/DBImportExportDialog.java</text:p>
          </table:table-cell>
          <table:table-cell office:value-type="float" office:value="370.494897959184" calcext:value-type="float">
            <text:p>370,49</text:p>
          </table:table-cell>
          <table:table-cell office:value-type="float" office:value="19.3877551020408" calcext:value-type="float">
            <text:p>19,39</text:p>
          </table:table-cell>
          <table:table-cell office:value-type="float" office:value="5.71428571428571" calcext:value-type="float">
            <text:p>5,71</text:p>
          </table:table-cell>
          <table:table-cell office:value-type="float" office:value="136.673469387755" calcext:value-type="float">
            <text:p>136,6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5.6938775510204" calcext:value-type="float">
            <text:p>25,69</text:p>
          </table:table-cell>
          <table:table-cell office:value-type="float" office:value="0" calcext:value-type="float">
            <text:p>0,00</text:p>
          </table:table-cell>
          <table:table-cell office:value-type="float" office:value="35.9795918367347" calcext:value-type="float">
            <text:p>35,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archQue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ExternalFileType.java</text:p>
          </table:table-cell>
          <table:table-cell office:value-type="float" office:value="1000.5306122449" calcext:value-type="float">
            <text:p>1.000,53</text:p>
          </table:table-cell>
          <table:table-cell office:value-type="float" office:value="18.4081632653061" calcext:value-type="float">
            <text:p>18,41</text:p>
          </table:table-cell>
          <table:table-cell office:value-type="float" office:value="51.9183673469388" calcext:value-type="float">
            <text:p>51,92</text:p>
          </table:table-cell>
          <table:table-cell office:value-type="float" office:value="872.408163265306" calcext:value-type="float">
            <text:p>872,41</text:p>
          </table:table-cell>
          <table:table-cell office:value-type="float" office:value="142.285714285714" calcext:value-type="float">
            <text:p>142,29</text:p>
          </table:table-cell>
          <table:table-cell office:value-type="float" office:value="44.2040816326531" calcext:value-type="float">
            <text:p>44,20</text:p>
          </table:table-cell>
          <table:table-cell office:value-type="float" office:value="82.9234693877551" calcext:value-type="float">
            <text:p>82,92</text:p>
          </table:table-cell>
          <table:table-cell office:value-type="float" office:value="0" calcext:value-type="float">
            <text:p>0,00</text:p>
          </table:table-cell>
          <table:table-cell office:value-type="float" office:value="267.923469387755" calcext:value-type="float">
            <text:p>267,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ibDatabaseContext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rc/main/java/net/sf/jabref/exporter/SavePreferences.java</text:p>
          </table:table-cell>
          <table:table-cell office:value-type="float" office:value="117686.394044321" calcext:value-type="float">
            <text:p>117.686,39</text:p>
          </table:table-cell>
          <table:table-cell office:value-type="float" office:value="18.196675900277" calcext:value-type="float">
            <text:p>18,20</text:p>
          </table:table-cell>
          <table:table-cell office:value-type="float" office:value="165292.028393352" calcext:value-type="float">
            <text:p>165.292,03</text:p>
          </table:table-cell>
          <table:table-cell office:value-type="float" office:value="18251.2465373961" calcext:value-type="float">
            <text:p>18.251,25</text:p>
          </table:table-cell>
          <table:table-cell office:value-type="float" office:value="254.459833795014" calcext:value-type="float">
            <text:p>254,46</text:p>
          </table:table-cell>
          <table:table-cell office:value-type="float" office:value="26.9168975069252" calcext:value-type="float">
            <text:p>26,92</text:p>
          </table:table-cell>
          <table:table-cell office:value-type="float" office:value="2696.55193905817" calcext:value-type="float">
            <text:p>2.696,55</text:p>
          </table:table-cell>
          <table:table-cell office:value-type="float" office:value="1.56232686980609" calcext:value-type="float">
            <text:p>1,56</text:p>
          </table:table-cell>
          <table:table-cell office:value-type="float" office:value="5396.52631578947" calcext:value-type="float">
            <text:p>5.396,5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ibtexEntry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CustomExportList.java</text:p>
          </table:table-cell>
          <table:table-cell office:value-type="float" office:value="1171.01963117192" calcext:value-type="float">
            <text:p>1.171,02</text:p>
          </table:table-cell>
          <table:table-cell office:value-type="float" office:value="16.2938726948245" calcext:value-type="float">
            <text:p>16,29</text:p>
          </table:table-cell>
          <table:table-cell office:value-type="float" office:value="736.899464604402" calcext:value-type="float">
            <text:p>736,90</text:p>
          </table:table-cell>
          <table:table-cell office:value-type="float" office:value="76.1832242712671" calcext:value-type="float">
            <text:p>76,18</text:p>
          </table:table-cell>
          <table:table-cell office:value-type="float" office:value="11.3230220107079" calcext:value-type="float">
            <text:p>11,32</text:p>
          </table:table-cell>
          <table:table-cell office:value-type="float" office:value="0.535395597858418" calcext:value-type="float">
            <text:p>0,54</text:p>
          </table:table-cell>
          <table:table-cell office:value-type="float" office:value="14.9077929803688" calcext:value-type="float">
            <text:p>14,91</text:p>
          </table:table-cell>
          <table:table-cell office:value-type="float" office:value="0.612730517549078" calcext:value-type="float">
            <text:p>0,61</text:p>
          </table:table-cell>
          <table:table-cell office:value-type="float" office:value="134.009518143962" calcext:value-type="float">
            <text:p>134,0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romAux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ibDatabaseContext.java</text:p>
          </table:table-cell>
          <table:table-cell office:value-type="float" office:value="4548.57250545527" calcext:value-type="float">
            <text:p>4.548,57</text:p>
          </table:table-cell>
          <table:table-cell office:value-type="float" office:value="15.8635191430272" calcext:value-type="float">
            <text:p>15,86</text:p>
          </table:table-cell>
          <table:table-cell office:value-type="float" office:value="72324.399523904" calcext:value-type="float">
            <text:p>72.324,40</text:p>
          </table:table-cell>
          <table:table-cell office:value-type="float" office:value="498.797064074589" calcext:value-type="float">
            <text:p>498,80</text:p>
          </table:table-cell>
          <table:table-cell office:value-type="float" office:value="2062.45625867883" calcext:value-type="float">
            <text:p>2.062,46</text:p>
          </table:table-cell>
          <table:table-cell office:value-type="float" office:value="6.11545328307876" calcext:value-type="float">
            <text:p>6,12</text:p>
          </table:table-cell>
          <table:table-cell office:value-type="float" office:value="77.4421741717914" calcext:value-type="float">
            <text:p>77,44</text:p>
          </table:table-cell>
          <table:table-cell office:value-type="float" office:value="0.732394366197183" calcext:value-type="float">
            <text:p>0,73</text:p>
          </table:table-cell>
          <table:table-cell office:value-type="float" office:value="1535.94643919857" calcext:value-type="float">
            <text:p>1.535,9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OOBibB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BStringsPreferences.java</text:p>
          </table:table-cell>
          <table:table-cell office:value-type="float" office:value="3671.64668367347" calcext:value-type="float">
            <text:p>3.671,65</text:p>
          </table:table-cell>
          <table:table-cell office:value-type="float" office:value="15.5573719283632" calcext:value-type="float">
            <text:p>15,56</text:p>
          </table:table-cell>
          <table:table-cell office:value-type="float" office:value="80942.1581372347" calcext:value-type="float">
            <text:p>80.942,16</text:p>
          </table:table-cell>
          <table:table-cell office:value-type="float" office:value="340.115680966264" calcext:value-type="float">
            <text:p>340,12</text:p>
          </table:table-cell>
          <table:table-cell office:value-type="float" office:value="1534.35284777176" calcext:value-type="float">
            <text:p>1.534,35</text:p>
          </table:table-cell>
          <table:table-cell office:value-type="float" office:value="4.44366930445646" calcext:value-type="float">
            <text:p>4,44</text:p>
          </table:table-cell>
          <table:table-cell office:value-type="float" office:value="88.1012859225321" calcext:value-type="float">
            <text:p>88,10</text:p>
          </table:table-cell>
          <table:table-cell office:value-type="float" office:value="0.781965847563513" calcext:value-type="float">
            <text:p>0,78</text:p>
          </table:table-cell>
          <table:table-cell office:value-type="float" office:value="554.465326947105" calcext:value-type="float">
            <text:p>554,4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ntryEdi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importer/CustomImportList.java</text:p>
          </table:table-cell>
          <table:table-cell office:value-type="float" office:value="16240.4011493386" calcext:value-type="float">
            <text:p>16.240,40</text:p>
          </table:table-cell>
          <table:table-cell office:value-type="float" office:value="13.6255344298577" calcext:value-type="float">
            <text:p>13,63</text:p>
          </table:table-cell>
          <table:table-cell office:value-type="float" office:value="133016.117511695" calcext:value-type="float">
            <text:p>133.016,12</text:p>
          </table:table-cell>
          <table:table-cell office:value-type="float" office:value="971.433340878225" calcext:value-type="float">
            <text:p>971,43</text:p>
          </table:table-cell>
          <table:table-cell office:value-type="float" office:value="17242.6911749912" calcext:value-type="float">
            <text:p>17.242,69</text:p>
          </table:table-cell>
          <table:table-cell office:value-type="float" office:value="14.2130174538504" calcext:value-type="float">
            <text:p>14,21</text:p>
          </table:table-cell>
          <table:table-cell office:value-type="float" office:value="256.70254262864" calcext:value-type="float">
            <text:p>256,70</text:p>
          </table:table-cell>
          <table:table-cell office:value-type="float" office:value="0.479817413610984" calcext:value-type="float">
            <text:p>0,48</text:p>
          </table:table-cell>
          <table:table-cell office:value-type="float" office:value="1044.5069790252" calcext:value-type="float">
            <text:p>1.044,5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asePan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rc/main/java/net/sf/jabref/specialfields/ReadStatus.java</text:p>
          </table:table-cell>
          <table:table-cell office:value-type="float" office:value="1240.6875" calcext:value-type="float">
            <text:p>1.240,69</text:p>
          </table:table-cell>
          <table:table-cell office:value-type="float" office:value="12.6875" calcext:value-type="float">
            <text:p>12,69</text:p>
          </table:table-cell>
          <table:table-cell office:value-type="float" office:value="175" calcext:value-type="float">
            <text:p>175,00</text:p>
          </table:table-cell>
          <table:table-cell office:value-type="float" office:value="3426.359375" calcext:value-type="float">
            <text:p>3.426,36</text:p>
          </table:table-cell>
          <table:table-cell office:value-type="float" office:value="0.609375" calcext:value-type="float">
            <text:p>0,61</text:p>
          </table:table-cell>
          <table:table-cell office:value-type="float" office:value="2.359375" calcext:value-type="float">
            <text:p>2,36</text:p>
          </table:table-cell>
          <table:table-cell office:value-type="float" office:value="31.75" calcext:value-type="float">
            <text:p>31,75</text:p>
          </table:table-cell>
          <table:table-cell office:value-type="float" office:value="1.9375" calcext:value-type="float">
            <text:p>1,94</text:p>
          </table:table-cell>
          <table:table-cell office:value-type="float" office:value="240.1875" calcext:value-type="float">
            <text:p>240,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shToTexma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xmp/XMPUtil.java</text:p>
          </table:table-cell>
          <table:table-cell office:value-type="float" office:value="173.104166666667" calcext:value-type="float">
            <text:p>173,10</text:p>
          </table:table-cell>
          <table:table-cell office:value-type="float" office:value="12.5399305555556" calcext:value-type="float">
            <text:p>12,54</text:p>
          </table:table-cell>
          <table:table-cell office:value-type="float" office:value="3.4375" calcext:value-type="float">
            <text:p>3,44</text:p>
          </table:table-cell>
          <table:table-cell office:value-type="float" office:value="1062.74305555556" calcext:value-type="float">
            <text:p>1.062,74</text:p>
          </table:table-cell>
          <table:table-cell office:value-type="float" office:value="11.0815972222222" calcext:value-type="float">
            <text:p>11,08</text:p>
          </table:table-cell>
          <table:table-cell office:value-type="float" office:value="11.2065972222222" calcext:value-type="float">
            <text:p>11,21</text:p>
          </table:table-cell>
          <table:table-cell office:value-type="float" office:value="32.75" calcext:value-type="float">
            <text:p>32,75</text:p>
          </table:table-cell>
          <table:table-cell office:value-type="float" office:value="0" calcext:value-type="float">
            <text:p>0,00</text:p>
          </table:table-cell>
          <table:table-cell office:value-type="float" office:value="220.076388888889" calcext:value-type="float">
            <text:p>220,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ntryTyp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bibtex/LatexFieldFormatter.java</text:p>
          </table:table-cell>
          <table:table-cell office:value-type="float" office:value="2240.50170898437" calcext:value-type="float">
            <text:p>2.240,50</text:p>
          </table:table-cell>
          <table:table-cell office:value-type="float" office:value="12.4052734375" calcext:value-type="float">
            <text:p>12,41</text:p>
          </table:table-cell>
          <table:table-cell office:value-type="float" office:value="1013.12280273438" calcext:value-type="float">
            <text:p>1.013,12</text:p>
          </table:table-cell>
          <table:table-cell office:value-type="float" office:value="364.2177734375" calcext:value-type="float">
            <text:p>364,22</text:p>
          </table:table-cell>
          <table:table-cell office:value-type="float" office:value="52.909912109375" calcext:value-type="float">
            <text:p>52,91</text:p>
          </table:table-cell>
          <table:table-cell office:value-type="float" office:value="1.1474609375" calcext:value-type="float">
            <text:p>1,15</text:p>
          </table:table-cell>
          <table:table-cell office:value-type="float" office:value="272.376708984375" calcext:value-type="float">
            <text:p>272,38</text:p>
          </table:table-cell>
          <table:table-cell office:value-type="float" office:value="0.0615234375" calcext:value-type="float">
            <text:p>0,06</text:p>
          </table:table-cell>
          <table:table-cell office:value-type="float" office:value="1083.7333984375" calcext:value-type="float">
            <text:p>1.083,7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mportFormatReader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collab/EntryDeleteChange.java</text:p>
          </table:table-cell>
          <table:table-cell office:value-type="float" office:value="1260.60946745562" calcext:value-type="float">
            <text:p>1.260,61</text:p>
          </table:table-cell>
          <table:table-cell office:value-type="float" office:value="12.1597633136095" calcext:value-type="float">
            <text:p>12,16</text:p>
          </table:table-cell>
          <table:table-cell office:value-type="float" office:value="28.0369822485207" calcext:value-type="float">
            <text:p>28,04</text:p>
          </table:table-cell>
          <table:table-cell office:value-type="float" office:value="3166.56213017751" calcext:value-type="float">
            <text:p>3.166,56</text:p>
          </table:table-cell>
          <table:table-cell office:value-type="float" office:value="44.7159763313609" calcext:value-type="float">
            <text:p>44,72</text:p>
          </table:table-cell>
          <table:table-cell office:value-type="float" office:value="24.2130177514793" calcext:value-type="float">
            <text:p>24,21</text:p>
          </table:table-cell>
          <table:table-cell office:value-type="float" office:value="112.575443786982" calcext:value-type="float">
            <text:p>112,58</text:p>
          </table:table-cell>
          <table:table-cell office:value-type="float" office:value="0" calcext:value-type="float">
            <text:p>0,00</text:p>
          </table:table-cell>
          <table:table-cell office:value-type="float" office:value="332.715976331361" calcext:value-type="float">
            <text:p>332,7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archWor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EntryAddChange.java</text:p>
          </table:table-cell>
          <table:table-cell office:value-type="float" office:value="1058.81632653061" calcext:value-type="float">
            <text:p>1.058,82</text:p>
          </table:table-cell>
          <table:table-cell office:value-type="float" office:value="11.9183673469388" calcext:value-type="float">
            <text:p>11,92</text:p>
          </table:table-cell>
          <table:table-cell office:value-type="float" office:value="0.979591836734694" calcext:value-type="float">
            <text:p>0,98</text:p>
          </table:table-cell>
          <table:table-cell office:value-type="float" office:value="17565.387755102" calcext:value-type="float">
            <text:p>17.565,39</text:p>
          </table:table-cell>
          <table:table-cell office:value-type="float" office:value="1208.20408163265" calcext:value-type="float">
            <text:p>1.208,20</text:p>
          </table:table-cell>
          <table:table-cell office:value-type="float" office:value="4.28571428571429" calcext:value-type="float">
            <text:p>4,29</text:p>
          </table:table-cell>
          <table:table-cell office:value-type="float" office:value="62.6938775510204" calcext:value-type="float">
            <text:p>62,69</text:p>
          </table:table-cell>
          <table:table-cell office:value-type="float" office:value="0" calcext:value-type="float">
            <text:p>0,00</text:p>
          </table:table-cell>
          <table:table-cell office:value-type="float" office:value="374.285714285714" calcext:value-type="float">
            <text:p>374,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eeN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c/main/java/net/sf/jabref/importer/EntryFromPDFCreator.java</text:p>
          </table:table-cell>
          <table:table-cell office:value-type="float" office:value="376.553192515432" calcext:value-type="float">
            <text:p>376,55</text:p>
          </table:table-cell>
          <table:table-cell office:value-type="float" office:value="11.8177083333333" calcext:value-type="float">
            <text:p>11,82</text:p>
          </table:table-cell>
          <table:table-cell office:value-type="float" office:value="46124.3726369599" calcext:value-type="float">
            <text:p>46.124,37</text:p>
          </table:table-cell>
          <table:table-cell office:value-type="float" office:value="287.039930555556" calcext:value-type="float">
            <text:p>287,04</text:p>
          </table:table-cell>
          <table:table-cell office:value-type="float" office:value="1115.11916473766" calcext:value-type="float">
            <text:p>1.115,12</text:p>
          </table:table-cell>
          <table:table-cell office:value-type="float" office:value="9.83675733024692" calcext:value-type="float">
            <text:p>9,84</text:p>
          </table:table-cell>
          <table:table-cell office:value-type="float" office:value="71.5967881944445" calcext:value-type="float">
            <text:p>71,60</text:p>
          </table:table-cell>
          <table:table-cell office:value-type="float" office:value="1.38536844135802" calcext:value-type="float">
            <text:p>1,39</text:p>
          </table:table-cell>
          <table:table-cell office:value-type="float" office:value="127.898871527778" calcext:value-type="float">
            <text:p>127,9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ibtexPars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importer/UnlinkedFilesCrawler.java</text:p>
          </table:table-cell>
          <table:table-cell office:value-type="float" office:value="671.38137755102" calcext:value-type="float">
            <text:p>671,38</text:p>
          </table:table-cell>
          <table:table-cell office:value-type="float" office:value="11.6020408163265" calcext:value-type="float">
            <text:p>11,60</text:p>
          </table:table-cell>
          <table:table-cell office:value-type="float" office:value="315.561224489796" calcext:value-type="float">
            <text:p>315,56</text:p>
          </table:table-cell>
          <table:table-cell office:value-type="float" office:value="752.860969387756" calcext:value-type="float">
            <text:p>752,86</text:p>
          </table:table-cell>
          <table:table-cell office:value-type="float" office:value="2.52423469387755" calcext:value-type="float">
            <text:p>2,52</text:p>
          </table:table-cell>
          <table:table-cell office:value-type="float" office:value="1.0344387755102" calcext:value-type="float">
            <text:p>1,03</text:p>
          </table:table-cell>
          <table:table-cell office:value-type="float" office:value="58.452806122449" calcext:value-type="float">
            <text:p>58,45</text:p>
          </table:table-cell>
          <table:table-cell office:value-type="float" office:value="0.336734693877551" calcext:value-type="float">
            <text:p>0,34</text:p>
          </table:table-cell>
          <table:table-cell office:value-type="float" office:value="130.748724489796" calcext:value-type="float">
            <text:p>130,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rammarBasedSearchRu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AutoCompletePreferences.java</text:p>
          </table:table-cell>
          <table:table-cell office:value-type="float" office:value="1303.46103509816" calcext:value-type="float">
            <text:p>1.303,46</text:p>
          </table:table-cell>
          <table:table-cell office:value-type="float" office:value="11.4360499702558" calcext:value-type="float">
            <text:p>11,44</text:p>
          </table:table-cell>
          <table:table-cell office:value-type="float" office:value="711.891731112433" calcext:value-type="float">
            <text:p>711,89</text:p>
          </table:table-cell>
          <table:table-cell office:value-type="float" office:value="320.732897085068" calcext:value-type="float">
            <text:p>320,73</text:p>
          </table:table-cell>
          <table:table-cell office:value-type="float" office:value="31.7049375371803" calcext:value-type="float">
            <text:p>31,70</text:p>
          </table:table-cell>
          <table:table-cell office:value-type="float" office:value="1.72873289708507" calcext:value-type="float">
            <text:p>1,73</text:p>
          </table:table-cell>
          <table:table-cell office:value-type="float" office:value="93.3146936347412" calcext:value-type="float">
            <text:p>93,31</text:p>
          </table:table-cell>
          <table:table-cell office:value-type="float" office:value="0.0951814396192743" calcext:value-type="float">
            <text:p>0,10</text:p>
          </table:table-cell>
          <table:table-cell office:value-type="float" office:value="372.088042831648" calcext:value-type="float">
            <text:p>372,0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xplicitGro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DroppedFileHandler.java</text:p>
          </table:table-cell>
          <table:table-cell office:value-type="float" office:value="1279.60110803324" calcext:value-type="float">
            <text:p>1.279,60</text:p>
          </table:table-cell>
          <table:table-cell office:value-type="float" office:value="10.9203601108033" calcext:value-type="float">
            <text:p>10,92</text:p>
          </table:table-cell>
          <table:table-cell office:value-type="float" office:value="5.83448753462603" calcext:value-type="float">
            <text:p>5,83</text:p>
          </table:table-cell>
          <table:table-cell office:value-type="float" office:value="205.599030470914" calcext:value-type="float">
            <text:p>205,60</text:p>
          </table:table-cell>
          <table:table-cell office:value-type="float" office:value="17.0200831024931" calcext:value-type="float">
            <text:p>17,02</text:p>
          </table:table-cell>
          <table:table-cell office:value-type="float" office:value="4.42659279778393" calcext:value-type="float">
            <text:p>4,43</text:p>
          </table:table-cell>
          <table:table-cell office:value-type="float" office:value="94.5013850415513" calcext:value-type="float">
            <text:p>94,50</text:p>
          </table:table-cell>
          <table:table-cell office:value-type="float" office:value="0" calcext:value-type="float">
            <text:p>0,00</text:p>
          </table:table-cell>
          <table:table-cell office:value-type="float" office:value="521.049861495845" calcext:value-type="float">
            <text:p>521,0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ieldFormatterCleanup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main/java/net/sf/jabref/external/ExternalFileTypes.java</text:p>
          </table:table-cell>
          <table:table-cell office:value-type="float" office:value="131.375" calcext:value-type="float">
            <text:p>131,38</text:p>
          </table:table-cell>
          <table:table-cell office:value-type="float" office:value="10.8271484375" calcext:value-type="float">
            <text:p>10,83</text:p>
          </table:table-cell>
          <table:table-cell office:value-type="float" office:value="250.0302734375" calcext:value-type="float">
            <text:p>250,03</text:p>
          </table:table-cell>
          <table:table-cell office:value-type="float" office:value="82.234375" calcext:value-type="float">
            <text:p>82,23</text:p>
          </table:table-cell>
          <table:table-cell office:value-type="float" office:value="10.625" calcext:value-type="float">
            <text:p>10,63</text:p>
          </table:table-cell>
          <table:table-cell office:value-type="float" office:value="1.24609375" calcext:value-type="float">
            <text:p>1,25</text:p>
          </table:table-cell>
          <table:table-cell office:value-type="float" office:value="12.9287109375" calcext:value-type="float">
            <text:p>12,93</text:p>
          </table:table-cell>
          <table:table-cell office:value-type="float" office:value="0.1474609375" calcext:value-type="float">
            <text:p>0,15</text:p>
          </table:table-cell>
          <table:table-cell office:value-type="float" office:value="17.7099609375" calcext:value-type="float">
            <text:p>17,7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serResul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EntryFromFileCreatorManager.java</text:p>
          </table:table-cell>
          <table:table-cell office:value-type="float" office:value="901.03443877551" calcext:value-type="float">
            <text:p>901,03</text:p>
          </table:table-cell>
          <table:table-cell office:value-type="float" office:value="10.7755102040816" calcext:value-type="float">
            <text:p>10,78</text:p>
          </table:table-cell>
          <table:table-cell office:value-type="float" office:value="29980.2806122449" calcext:value-type="float">
            <text:p>29.980,28</text:p>
          </table:table-cell>
          <table:table-cell office:value-type="float" office:value="316.454081632653" calcext:value-type="float">
            <text:p>316,45</text:p>
          </table:table-cell>
          <table:table-cell office:value-type="float" office:value="31.2091836734694" calcext:value-type="float">
            <text:p>31,21</text:p>
          </table:table-cell>
          <table:table-cell office:value-type="float" office:value="0.738520408163265" calcext:value-type="float">
            <text:p>0,74</text:p>
          </table:table-cell>
          <table:table-cell office:value-type="float" office:value="27.952806122449" calcext:value-type="float">
            <text:p>27,95</text:p>
          </table:table-cell>
          <table:table-cell office:value-type="float" office:value="2.40816326530612" calcext:value-type="float">
            <text:p>2,41</text:p>
          </table:table-cell>
          <table:table-cell office:value-type="float" office:value="115.075255102041" calcext:value-type="float">
            <text:p>115,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ontSelector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BibDatabaseWriter.java</text:p>
          </table:table-cell>
          <table:table-cell office:value-type="float" office:value="3813.51616157186" calcext:value-type="float">
            <text:p>3.813,52</text:p>
          </table:table-cell>
          <table:table-cell office:value-type="float" office:value="10.655234419543" calcext:value-type="float">
            <text:p>10,66</text:p>
          </table:table-cell>
          <table:table-cell office:value-type="float" office:value="41067.4962501644" calcext:value-type="float">
            <text:p>41.067,50</text:p>
          </table:table-cell>
          <table:table-cell office:value-type="float" office:value="285.117933423973" calcext:value-type="float">
            <text:p>285,12</text:p>
          </table:table-cell>
          <table:table-cell office:value-type="float" office:value="55.2456471207403" calcext:value-type="float">
            <text:p>55,25</text:p>
          </table:table-cell>
          <table:table-cell office:value-type="float" office:value="0.243673523091092" calcext:value-type="float">
            <text:p>0,24</text:p>
          </table:table-cell>
          <table:table-cell office:value-type="float" office:value="75.5217753607298" calcext:value-type="float">
            <text:p>75,52</text:p>
          </table:table-cell>
          <table:table-cell office:value-type="float" office:value="0.184027016358932" calcext:value-type="float">
            <text:p>0,18</text:p>
          </table:table-cell>
          <table:table-cell office:value-type="float" office:value="314.892943291961" calcext:value-type="float">
            <text:p>314,8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mportInspectionDialo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collab/StringChange.java</text:p>
          </table:table-cell>
          <table:table-cell office:value-type="float" office:value="2078.79409048938" calcext:value-type="float">
            <text:p>2.078,79</text:p>
          </table:table-cell>
          <table:table-cell office:value-type="float" office:value="10.6432748538012" calcext:value-type="float">
            <text:p>10,64</text:p>
          </table:table-cell>
          <table:table-cell office:value-type="float" office:value="1478.60634041244" calcext:value-type="float">
            <text:p>1.478,61</text:p>
          </table:table-cell>
          <table:table-cell office:value-type="float" office:value="52.9775315481687" calcext:value-type="float">
            <text:p>52,98</text:p>
          </table:table-cell>
          <table:table-cell office:value-type="float" office:value="15.0273930440135" calcext:value-type="float">
            <text:p>15,03</text:p>
          </table:table-cell>
          <table:table-cell office:value-type="float" office:value="1.07109879963066" calcext:value-type="float">
            <text:p>1,07</text:p>
          </table:table-cell>
          <table:table-cell office:value-type="float" office:value="124.009849184364" calcext:value-type="float">
            <text:p>124,01</text:p>
          </table:table-cell>
          <table:table-cell office:value-type="float" office:value="0.142813173284087" calcext:value-type="float">
            <text:p>0,14</text:p>
          </table:table-cell>
          <table:table-cell office:value-type="float" office:value="399.947060634041" calcext:value-type="float">
            <text:p>399,9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KeywordGroup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collab/GroupChange.java</text:p>
          </table:table-cell>
          <table:table-cell office:value-type="float" office:value="526.674556213018" calcext:value-type="float">
            <text:p>526,67</text:p>
          </table:table-cell>
          <table:table-cell office:value-type="float" office:value="10.2840236686391" calcext:value-type="float">
            <text:p>10,28</text:p>
          </table:table-cell>
          <table:table-cell office:value-type="float" office:value="6.21301775147929" calcext:value-type="float">
            <text:p>6,21</text:p>
          </table:table-cell>
          <table:table-cell office:value-type="float" office:value="210.899408284024" calcext:value-type="float">
            <text:p>210,90</text:p>
          </table:table-cell>
          <table:table-cell office:value-type="float" office:value="28.6390532544379" calcext:value-type="float">
            <text:p>28,64</text:p>
          </table:table-cell>
          <table:table-cell office:value-type="float" office:value="114.224852071006" calcext:value-type="float">
            <text:p>114,22</text:p>
          </table:table-cell>
          <table:table-cell office:value-type="float" office:value="75.7869822485207" calcext:value-type="float">
            <text:p>75,79</text:p>
          </table:table-cell>
          <table:table-cell office:value-type="float" office:value="0" calcext:value-type="float">
            <text:p>0,00</text:p>
          </table:table-cell>
          <table:table-cell office:value-type="float" office:value="142.248520710059" calcext:value-type="float">
            <text:p>142,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ibDatabaseModeDete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ndUnlinkedFilesDialog.java</text:p>
          </table:table-cell>
          <table:table-cell office:value-type="float" office:value="427.715976331361" calcext:value-type="float">
            <text:p>427,72</text:p>
          </table:table-cell>
          <table:table-cell office:value-type="float" office:value="10.2248520710059" calcext:value-type="float">
            <text:p>10,22</text:p>
          </table:table-cell>
          <table:table-cell office:value-type="float" office:value="260.94674556213" calcext:value-type="float">
            <text:p>260,95</text:p>
          </table:table-cell>
          <table:table-cell office:value-type="float" office:value="230.556213017751" calcext:value-type="float">
            <text:p>230,56</text:p>
          </table:table-cell>
          <table:table-cell office:value-type="float" office:value="6.07100591715976" calcext:value-type="float">
            <text:p>6,07</text:p>
          </table:table-cell>
          <table:table-cell office:value-type="float" office:value="26.6863905325444" calcext:value-type="float">
            <text:p>26,69</text:p>
          </table:table-cell>
          <table:table-cell office:value-type="float" office:value="14.4615384615385" calcext:value-type="float">
            <text:p>14,46</text:p>
          </table:table-cell>
          <table:table-cell office:value-type="float" office:value="1.01775147928994" calcext:value-type="float">
            <text:p>1,02</text:p>
          </table:table-cell>
          <table:table-cell office:value-type="float" office:value="83.6094674556213" calcext:value-type="float">
            <text:p>83,6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ournalAbbreviationLoader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main/java/net/sf/jabref/JabRefGUI.java</text:p>
          </table:table-cell>
          <table:table-cell office:value-type="float" office:value="404.72" calcext:value-type="float">
            <text:p>404,72</text:p>
          </table:table-cell>
          <table:table-cell office:value-type="float" office:value="10.2144" calcext:value-type="float">
            <text:p>10,21</text:p>
          </table:table-cell>
          <table:table-cell office:value-type="float" office:value="9811.9904" calcext:value-type="float">
            <text:p>9.811,99</text:p>
          </table:table-cell>
          <table:table-cell office:value-type="float" office:value="150.5024" calcext:value-type="float">
            <text:p>150,50</text:p>
          </table:table-cell>
          <table:table-cell office:value-type="float" office:value="6.8384" calcext:value-type="float">
            <text:p>6,84</text:p>
          </table:table-cell>
          <table:table-cell office:value-type="float" office:value="8.6816" calcext:value-type="float">
            <text:p>8,68</text:p>
          </table:table-cell>
          <table:table-cell office:value-type="float" office:value="37.2" calcext:value-type="float">
            <text:p>37,20</text:p>
          </table:table-cell>
          <table:table-cell office:value-type="float" office:value="61.1616" calcext:value-type="float">
            <text:p>61,16</text:p>
          </table:table-cell>
          <table:table-cell office:value-type="float" office:value="107.7536" calcext:value-type="float">
            <text:p>107,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ieldFormatterCleanu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rc/main/java/net/sf/jabref/exporter/FieldFormatterCleanups.java</text:p>
          </table:table-cell>
          <table:table-cell office:value-type="float" office:value="1736.46942800789" calcext:value-type="float">
            <text:p>1.736,47</text:p>
          </table:table-cell>
          <table:table-cell office:value-type="float" office:value="9.96581196581197" calcext:value-type="float">
            <text:p>9,97</text:p>
          </table:table-cell>
          <table:table-cell office:value-type="float" office:value="307.890861275477" calcext:value-type="float">
            <text:p>307,89</text:p>
          </table:table-cell>
          <table:table-cell office:value-type="float" office:value="87.9855358316897" calcext:value-type="float">
            <text:p>87,99</text:p>
          </table:table-cell>
          <table:table-cell office:value-type="float" office:value="23.1479289940828" calcext:value-type="float">
            <text:p>23,15</text:p>
          </table:table-cell>
          <table:table-cell office:value-type="float" office:value="2.25378040762656" calcext:value-type="float">
            <text:p>2,25</text:p>
          </table:table-cell>
          <table:table-cell office:value-type="float" office:value="39.0703484549638" calcext:value-type="float">
            <text:p>39,07</text:p>
          </table:table-cell>
          <table:table-cell office:value-type="float" office:value="0.0920447074293229" calcext:value-type="float">
            <text:p>0,09</text:p>
          </table:table-cell>
          <table:table-cell office:value-type="float" office:value="399.429322813938" calcext:value-type="float">
            <text:p>399,4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ushToApplicationButt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leListTableModel.java</text:p>
          </table:table-cell>
          <table:table-cell office:value-type="float" office:value="900.0896" calcext:value-type="float">
            <text:p>900,09</text:p>
          </table:table-cell>
          <table:table-cell office:value-type="float" office:value="9.68640000000001" calcext:value-type="float">
            <text:p>9,69</text:p>
          </table:table-cell>
          <table:table-cell office:value-type="float" office:value="223.92" calcext:value-type="float">
            <text:p>223,92</text:p>
          </table:table-cell>
          <table:table-cell office:value-type="float" office:value="813.7824" calcext:value-type="float">
            <text:p>813,78</text:p>
          </table:table-cell>
          <table:table-cell office:value-type="float" office:value="35.6224" calcext:value-type="float">
            <text:p>35,62</text:p>
          </table:table-cell>
          <table:table-cell office:value-type="float" office:value="20.8704" calcext:value-type="float">
            <text:p>20,87</text:p>
          </table:table-cell>
          <table:table-cell office:value-type="float" office:value="22.3584" calcext:value-type="float">
            <text:p>22,36</text:p>
          </table:table-cell>
          <table:table-cell office:value-type="float" office:value="0.16" calcext:value-type="float">
            <text:p>0,16</text:p>
          </table:table-cell>
          <table:table-cell office:value-type="float" office:value="144.6016" calcext:value-type="float">
            <text:p>144,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stractPushToApplic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StringNameChange.java</text:p>
          </table:table-cell>
          <table:table-cell office:value-type="float" office:value="784.226259891712" calcext:value-type="float">
            <text:p>784,23</text:p>
          </table:table-cell>
          <table:table-cell office:value-type="float" office:value="9.30747605164515" calcext:value-type="float">
            <text:p>9,31</text:p>
          </table:table-cell>
          <table:table-cell office:value-type="float" office:value="122383.066326531" calcext:value-type="float">
            <text:p>122.383,07</text:p>
          </table:table-cell>
          <table:table-cell office:value-type="float" office:value="198.001770095793" calcext:value-type="float">
            <text:p>198,00</text:p>
          </table:table-cell>
          <table:table-cell office:value-type="float" office:value="189.270304039983" calcext:value-type="float">
            <text:p>189,27</text:p>
          </table:table-cell>
          <table:table-cell office:value-type="float" office:value="4.30528946272387" calcext:value-type="float">
            <text:p>4,31</text:p>
          </table:table-cell>
          <table:table-cell office:value-type="float" office:value="19.6059975010412" calcext:value-type="float">
            <text:p>19,61</text:p>
          </table:table-cell>
          <table:table-cell office:value-type="float" office:value="5.67857142857143" calcext:value-type="float">
            <text:p>5,68</text:p>
          </table:table-cell>
          <table:table-cell office:value-type="float" office:value="214.028009162849" calcext:value-type="float">
            <text:p>214,0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inTab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journals/JournalAbbreviationLoader.java</text:p>
          </table:table-cell>
          <table:table-cell office:value-type="float" office:value="1074.22222222222" calcext:value-type="float">
            <text:p>1.074,22</text:p>
          </table:table-cell>
          <table:table-cell office:value-type="float" office:value="9" calcext:value-type="float">
            <text:p>9,00</text:p>
          </table:table-cell>
          <table:table-cell office:value-type="float" office:value="0" calcext:value-type="float">
            <text:p>0,00</text:p>
          </table:table-cell>
          <table:table-cell office:value-type="float" office:value="923.25" calcext:value-type="float">
            <text:p>923,25</text:p>
          </table:table-cell>
          <table:table-cell office:value-type="float" office:value="42.25" calcext:value-type="float">
            <text:p>42,25</text:p>
          </table:table-cell>
          <table:table-cell office:value-type="float" office:value="66.8055555555556" calcext:value-type="float">
            <text:p>66,81</text:p>
          </table:table-cell>
          <table:table-cell office:value-type="float" office:value="36" calcext:value-type="float">
            <text:p>36,00</text:p>
          </table:table-cell>
          <table:table-cell office:value-type="float" office:value="0" calcext:value-type="float">
            <text:p>0,00</text:p>
          </table:table-cell>
          <table:table-cell office:value-type="float" office:value="156.25" calcext:value-type="float">
            <text:p>156,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Adap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StringAddChange.java</text:p>
          </table:table-cell>
          <table:table-cell office:value-type="float" office:value="36.2" calcext:value-type="float">
            <text:p>36,20</text:p>
          </table:table-cell>
          <table:table-cell office:value-type="float" office:value="8.76" calcext:value-type="float">
            <text:p>8,76</text:p>
          </table:table-cell>
          <table:table-cell office:value-type="float" office:value="0.84" calcext:value-type="float">
            <text:p>0,84</text:p>
          </table:table-cell>
          <table:table-cell office:value-type="float" office:value="80.41" calcext:value-type="float">
            <text:p>80,41</text:p>
          </table:table-cell>
          <table:table-cell office:value-type="float" office:value="32.05" calcext:value-type="float">
            <text:p>32,05</text:p>
          </table:table-cell>
          <table:table-cell office:value-type="float" office:value="249.81" calcext:value-type="float">
            <text:p>249,81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.25" calcext:value-type="float">
            <text:p>2,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try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InfoPane.java</text:p>
          </table:table-cell>
          <table:table-cell office:value-type="float" office:value="1733.23042100498" calcext:value-type="float">
            <text:p>1.733,23</text:p>
          </table:table-cell>
          <table:table-cell office:value-type="float" office:value="8.70891806247171" calcext:value-type="float">
            <text:p>8,71</text:p>
          </table:table-cell>
          <table:table-cell office:value-type="float" office:value="6291.08193752829" calcext:value-type="float">
            <text:p>6.291,08</text:p>
          </table:table-cell>
          <table:table-cell office:value-type="float" office:value="247.626980534178" calcext:value-type="float">
            <text:p>247,63</text:p>
          </table:table-cell>
          <table:table-cell office:value-type="float" office:value="1015.31824354912" calcext:value-type="float">
            <text:p>1.015,32</text:p>
          </table:table-cell>
          <table:table-cell office:value-type="float" office:value="48.2897238569488" calcext:value-type="float">
            <text:p>48,29</text:p>
          </table:table-cell>
          <table:table-cell office:value-type="float" office:value="38.0425531914894" calcext:value-type="float">
            <text:p>38,04</text:p>
          </table:table-cell>
          <table:table-cell office:value-type="float" office:value="1.82254413761883" calcext:value-type="float">
            <text:p>1,82</text:p>
          </table:table-cell>
          <table:table-cell office:value-type="float" office:value="413.184246265278" calcext:value-type="float">
            <text:p>413,1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uxPars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strings/StringUtil.java</text:p>
          </table:table-cell>
          <table:table-cell office:value-type="float" office:value="1959.70562130178" calcext:value-type="float">
            <text:p>1.959,71</text:p>
          </table:table-cell>
          <table:table-cell office:value-type="float" office:value="8.33136094674556" calcext:value-type="float">
            <text:p>8,33</text:p>
          </table:table-cell>
          <table:table-cell office:value-type="float" office:value="1736.87130177515" calcext:value-type="float">
            <text:p>1.736,87</text:p>
          </table:table-cell>
          <table:table-cell office:value-type="float" office:value="930.326923076923" calcext:value-type="float">
            <text:p>930,33</text:p>
          </table:table-cell>
          <table:table-cell office:value-type="float" office:value="16.0828402366864" calcext:value-type="float">
            <text:p>16,08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62.2485207100592" calcext:value-type="float">
            <text:p>62,25</text:p>
          </table:table-cell>
          <table:table-cell office:value-type="float" office:value="0.63905325443787" calcext:value-type="float">
            <text:p>0,64</text:p>
          </table:table-cell>
          <table:table-cell office:value-type="float" office:value="471.102071005917" calcext:value-type="float">
            <text:p>471,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ushToTeXstudi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KeywordGroup.java</text:p>
          </table:table-cell>
          <table:table-cell office:value-type="float" office:value="9443.0068359375" calcext:value-type="float">
            <text:p>9.443,01</text:p>
          </table:table-cell>
          <table:table-cell office:value-type="float" office:value="8.179443359375" calcext:value-type="float">
            <text:p>8,18</text:p>
          </table:table-cell>
          <table:table-cell office:value-type="float" office:value="12638.015625" calcext:value-type="float">
            <text:p>12.638,02</text:p>
          </table:table-cell>
          <table:table-cell office:value-type="float" office:value="500.02734375" calcext:value-type="float">
            <text:p>500,03</text:p>
          </table:table-cell>
          <table:table-cell office:value-type="float" office:value="433.9599609375" calcext:value-type="float">
            <text:p>433,96</text:p>
          </table:table-cell>
          <table:table-cell office:value-type="float" office:value="10.224365234375" calcext:value-type="float">
            <text:p>10,22</text:p>
          </table:table-cell>
          <table:table-cell office:value-type="float" office:value="716.0224609375" calcext:value-type="float">
            <text:p>716,02</text:p>
          </table:table-cell>
          <table:table-cell office:value-type="float" office:value="1.0625" calcext:value-type="float">
            <text:p>1,06</text:p>
          </table:table-cell>
          <table:table-cell office:value-type="float" office:value="3665.60913085937" calcext:value-type="float">
            <text:p>3.665,6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inTableForm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pdfimport/ImportDialog.java</text:p>
          </table:table-cell>
          <table:table-cell office:value-type="float" office:value="6941.55381944444" calcext:value-type="float">
            <text:p>6.941,55</text:p>
          </table:table-cell>
          <table:table-cell office:value-type="float" office:value="7.97145061728394" calcext:value-type="float">
            <text:p>7,97</text:p>
          </table:table-cell>
          <table:table-cell office:value-type="float" office:value="132522.462191358" calcext:value-type="float">
            <text:p>132.522,46</text:p>
          </table:table-cell>
          <table:table-cell office:value-type="float" office:value="310.539930555555" calcext:value-type="float">
            <text:p>310,54</text:p>
          </table:table-cell>
          <table:table-cell office:value-type="float" office:value="408.054783950617" calcext:value-type="float">
            <text:p>408,05</text:p>
          </table:table-cell>
          <table:table-cell office:value-type="float" office:value="1.56925154320988" calcext:value-type="float">
            <text:p>1,57</text:p>
          </table:table-cell>
          <table:table-cell office:value-type="float" office:value="74.3333333333334" calcext:value-type="float">
            <text:p>74,33</text:p>
          </table:table-cell>
          <table:table-cell office:value-type="float" office:value="7.67573302469137" calcext:value-type="float">
            <text:p>7,68</text:p>
          </table:table-cell>
          <table:table-cell office:value-type="float" office:value="1331.58333333333" calcext:value-type="float">
            <text:p>1.331,5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GUIGlobal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ImportFormatReader.java</text:p>
          </table:table-cell>
          <table:table-cell office:value-type="float" office:value="1427.23852040816" calcext:value-type="float">
            <text:p>1.427,24</text:p>
          </table:table-cell>
          <table:table-cell office:value-type="float" office:value="7.95408163265306" calcext:value-type="float">
            <text:p>7,95</text:p>
          </table:table-cell>
          <table:table-cell office:value-type="float" office:value="1145.82015306122" calcext:value-type="float">
            <text:p>1.145,82</text:p>
          </table:table-cell>
          <table:table-cell office:value-type="float" office:value="1290.67346938775" calcext:value-type="float">
            <text:p>1.290,67</text:p>
          </table:table-cell>
          <table:table-cell office:value-type="float" office:value="32.8303571428571" calcext:value-type="float">
            <text:p>32,83</text:p>
          </table:table-cell>
          <table:table-cell office:value-type="float" office:value="29.2091836734694" calcext:value-type="float">
            <text:p>29,21</text:p>
          </table:table-cell>
          <table:table-cell office:value-type="float" office:value="65.9081632653061" calcext:value-type="float">
            <text:p>65,91</text:p>
          </table:table-cell>
          <table:table-cell office:value-type="float" office:value="0.860969387755102" calcext:value-type="float">
            <text:p>0,86</text:p>
          </table:table-cell>
          <table:table-cell office:value-type="float" office:value="375.932397959183" calcext:value-type="float">
            <text:p>375,9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ocaliz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rc/main/java/net/sf/jabref/external/AutoSetLinks.java</text:p>
          </table:table-cell>
          <table:table-cell office:value-type="float" office:value="10610.2956573468" calcext:value-type="float">
            <text:p>10.610,30</text:p>
          </table:table-cell>
          <table:table-cell office:value-type="float" office:value="7.6859012492564" calcext:value-type="float">
            <text:p>7,69</text:p>
          </table:table-cell>
          <table:table-cell office:value-type="float" office:value="13538.012046401" calcext:value-type="float">
            <text:p>13.538,01</text:p>
          </table:table-cell>
          <table:table-cell office:value-type="float" office:value="477.362433075551" calcext:value-type="float">
            <text:p>477,36</text:p>
          </table:table-cell>
          <table:table-cell office:value-type="float" office:value="50.2648720999405" calcext:value-type="float">
            <text:p>50,26</text:p>
          </table:table-cell>
          <table:table-cell office:value-type="float" office:value="1.02379535990482" calcext:value-type="float">
            <text:p>1,02</text:p>
          </table:table-cell>
          <table:table-cell office:value-type="float" office:value="921.495092207019" calcext:value-type="float">
            <text:p>921,50</text:p>
          </table:table-cell>
          <table:table-cell office:value-type="float" office:value="0.170136823319453" calcext:value-type="float">
            <text:p>0,17</text:p>
          </table:table-cell>
          <table:table-cell office:value-type="float" office:value="5309.59146341464" calcext:value-type="float">
            <text:p>5.309,5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EEEXploreFetche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main/java/net/sf/jabref/collab/EntryChange.java</text:p>
          </table:table-cell>
          <table:table-cell office:value-type="float" office:value="740.7636" calcext:value-type="float">
            <text:p>740,76</text:p>
          </table:table-cell>
          <table:table-cell office:value-type="float" office:value="7.33960000000001" calcext:value-type="float">
            <text:p>7,34</text:p>
          </table:table-cell>
          <table:table-cell office:value-type="float" office:value="6203.3984" calcext:value-type="float">
            <text:p>6.203,40</text:p>
          </table:table-cell>
          <table:table-cell office:value-type="float" office:value="79.2064" calcext:value-type="float">
            <text:p>79,21</text:p>
          </table:table-cell>
          <table:table-cell office:value-type="float" office:value="83.6964" calcext:value-type="float">
            <text:p>83,70</text:p>
          </table:table-cell>
          <table:table-cell office:value-type="float" office:value="1.8976" calcext:value-type="float">
            <text:p>1,90</text:p>
          </table:table-cell>
          <table:table-cell office:value-type="float" office:value="19.1456" calcext:value-type="float">
            <text:p>19,15</text:p>
          </table:table-cell>
          <table:table-cell office:value-type="float" office:value="0.7136" calcext:value-type="float">
            <text:p>0,71</text:p>
          </table:table-cell>
          <table:table-cell office:value-type="float" office:value="363.8704" calcext:value-type="float">
            <text:p>363,8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MPortalFetcher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main/java/net/sf/jabref/importer/fetcher/ISBNtoBibTeXFetcher.java</text:p>
          </table:table-cell>
          <table:table-cell office:value-type="float" office:value="770.515306122449" calcext:value-type="float">
            <text:p>770,52</text:p>
          </table:table-cell>
          <table:table-cell office:value-type="float" office:value="7.1875" calcext:value-type="float">
            <text:p>7,19</text:p>
          </table:table-cell>
          <table:table-cell office:value-type="float" office:value="790.75" calcext:value-type="float">
            <text:p>790,75</text:p>
          </table:table-cell>
          <table:table-cell office:value-type="float" office:value="332.820153061224" calcext:value-type="float">
            <text:p>332,82</text:p>
          </table:table-cell>
          <table:table-cell office:value-type="float" office:value="1.06122448979592" calcext:value-type="float">
            <text:p>1,06</text:p>
          </table:table-cell>
          <table:table-cell office:value-type="float" office:value="0.596938775510204" calcext:value-type="float">
            <text:p>0,60</text:p>
          </table:table-cell>
          <table:table-cell office:value-type="float" office:value="21.1224489795918" calcext:value-type="float">
            <text:p>21,12</text:p>
          </table:table-cell>
          <table:table-cell office:value-type="float" office:value="0.673469387755102" calcext:value-type="float">
            <text:p>0,67</text:p>
          </table:table-cell>
          <table:table-cell office:value-type="float" office:value="179.6875" calcext:value-type="float">
            <text:p>179,6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ushToWinEd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StringRemoveChange.java</text:p>
          </table:table-cell>
          <table:table-cell office:value-type="float" office:value="227.044982698962" calcext:value-type="float">
            <text:p>227,04</text:p>
          </table:table-cell>
          <table:table-cell office:value-type="float" office:value="7.18339100346021" calcext:value-type="float">
            <text:p>7,18</text:p>
          </table:table-cell>
          <table:table-cell office:value-type="float" office:value="1442.79584775087" calcext:value-type="float">
            <text:p>1.442,80</text:p>
          </table:table-cell>
          <table:table-cell office:value-type="float" office:value="233.404844290657" calcext:value-type="float">
            <text:p>233,40</text:p>
          </table:table-cell>
          <table:table-cell office:value-type="float" office:value="87.8892733564014" calcext:value-type="float">
            <text:p>87,89</text:p>
          </table:table-cell>
          <table:table-cell office:value-type="float" office:value="86.5743944636678" calcext:value-type="float">
            <text:p>86,57</text:p>
          </table:table-cell>
          <table:table-cell office:value-type="float" office:value="26.795847750865" calcext:value-type="float">
            <text:p>26,80</text:p>
          </table:table-cell>
          <table:table-cell office:value-type="float" office:value="5.34948096885813" calcext:value-type="float">
            <text:p>5,35</text:p>
          </table:table-cell>
          <table:table-cell office:value-type="float" office:value="44.9342560553633" calcext:value-type="float">
            <text:p>44,9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bstractLabelPatter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collab/PreambleChange.java</text:p>
          </table:table-cell>
          <table:table-cell office:value-type="float" office:value="107.1875" calcext:value-type="float">
            <text:p>107,19</text:p>
          </table:table-cell>
          <table:table-cell office:value-type="float" office:value="6.8125" calcext:value-type="float">
            <text:p>6,81</text:p>
          </table:table-cell>
          <table:table-cell office:value-type="float" office:value="315.02734375" calcext:value-type="float">
            <text:p>315,03</text:p>
          </table:table-cell>
          <table:table-cell office:value-type="float" office:value="134.65234375" calcext:value-type="float">
            <text:p>134,65</text:p>
          </table:table-cell>
          <table:table-cell office:value-type="float" office:value="0.74609375" calcext:value-type="float">
            <text:p>0,75</text:p>
          </table:table-cell>
          <table:table-cell office:value-type="float" office:value="0.18359375" calcext:value-type="float">
            <text:p>0,18</text:p>
          </table:table-cell>
          <table:table-cell office:value-type="float" office:value="3.359375" calcext:value-type="float">
            <text:p>3,36</text:p>
          </table:table-cell>
          <table:table-cell office:value-type="float" office:value="0.484375" calcext:value-type="float">
            <text:p>0,48</text:p>
          </table:table-cell>
          <table:table-cell office:value-type="float" office:value="6.33984375" calcext:value-type="float">
            <text:p>6,3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rge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date/TimeStamp.java</text:p>
          </table:table-cell>
          <table:table-cell office:value-type="float" office:value="1200" calcext:value-type="float">
            <text:p>1.200,00</text:p>
          </table:table-cell>
          <table:table-cell office:value-type="float" office:value="6.75" calcext:value-type="float">
            <text:p>6,75</text:p>
          </table:table-cell>
          <table:table-cell office:value-type="float" office:value="56.25" calcext:value-type="float">
            <text:p>56,25</text:p>
          </table:table-cell>
          <table:table-cell office:value-type="float" office:value="3782.25" calcext:value-type="float">
            <text:p>3.782,25</text:p>
          </table:table-cell>
          <table:table-cell office:value-type="float" office:value="192" calcext:value-type="float">
            <text:p>192,00</text:p>
          </table:table-cell>
          <table:table-cell office:value-type="float" office:value="147" calcext:value-type="float">
            <text:p>147,00</text:p>
          </table:table-cell>
          <table:table-cell office:value-type="float" office:value="117.1875" calcext:value-type="float">
            <text:p>117,19</text:p>
          </table:table-cell>
          <table:table-cell office:value-type="float" office:value="0" calcext:value-type="float">
            <text:p>0,00</text:p>
          </table:table-cell>
          <table:table-cell office:value-type="float" office:value="330.75" calcext:value-type="float">
            <text:p>330,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pdateField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rc/main/java/net/sf/jabref/Defaults.java</text:p>
          </table:table-cell>
          <table:table-cell office:value-type="float" office:value="38.484375" calcext:value-type="float">
            <text:p>38,48</text:p>
          </table:table-cell>
          <table:table-cell office:value-type="float" office:value="6.75" calcext:value-type="float">
            <text:p>6,75</text:p>
          </table:table-cell>
          <table:table-cell office:value-type="float" office:value="23.4375" calcext:value-type="float">
            <text:p>23,44</text:p>
          </table:table-cell>
          <table:table-cell office:value-type="float" office:value="136.75" calcext:value-type="float">
            <text:p>136,75</text:p>
          </table:table-cell>
          <table:table-cell office:value-type="float" office:value="45.234375" calcext:value-type="float">
            <text:p>45,23</text:p>
          </table:table-cell>
          <table:table-cell office:value-type="float" office:value="466.5" calcext:value-type="float">
            <text:p>466,50</text:p>
          </table:table-cell>
          <table:table-cell office:value-type="float" office:value="0.234375" calcext:value-type="float">
            <text:p>0,23</text:p>
          </table:table-cell>
          <table:table-cell office:value-type="float" office:value="1" calcext:value-type="float">
            <text:p>1,00</text:p>
          </table:table-cell>
          <table:table-cell office:value-type="float" office:value="0.9375" calcext:value-type="float">
            <text:p>0,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toCompleteRender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FreeCiteImporter.java</text:p>
          </table:table-cell>
          <table:table-cell office:value-type="float" office:value="1142.64250946458" calcext:value-type="float">
            <text:p>1.142,64</text:p>
          </table:table-cell>
          <table:table-cell office:value-type="float" office:value="6.45754461871282" calcext:value-type="float">
            <text:p>6,46</text:p>
          </table:table-cell>
          <table:table-cell office:value-type="float" office:value="628.528934559221" calcext:value-type="float">
            <text:p>628,53</text:p>
          </table:table-cell>
          <table:table-cell office:value-type="float" office:value="478.409951325041" calcext:value-type="float">
            <text:p>478,41</text:p>
          </table:table-cell>
          <table:table-cell office:value-type="float" office:value="12.3634396971336" calcext:value-type="float">
            <text:p>12,36</text:p>
          </table:table-cell>
          <table:table-cell office:value-type="float" office:value="4.85451595457004" calcext:value-type="float">
            <text:p>4,85</text:p>
          </table:table-cell>
          <table:table-cell office:value-type="float" office:value="95.1270957274202" calcext:value-type="float">
            <text:p>95,13</text:p>
          </table:table-cell>
          <table:table-cell office:value-type="float" office:value="0.567874526771228" calcext:value-type="float">
            <text:p>0,57</text:p>
          </table:table-cell>
          <table:table-cell office:value-type="float" office:value="514.926987560844" calcext:value-type="float">
            <text:p>514,9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atabaseFileLooku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specialfields/SpecialField.java</text:p>
          </table:table-cell>
          <table:table-cell office:value-type="float" office:value="198.454293628809" calcext:value-type="float">
            <text:p>198,45</text:p>
          </table:table-cell>
          <table:table-cell office:value-type="float" office:value="6.44321329639889" calcext:value-type="float">
            <text:p>6,44</text:p>
          </table:table-cell>
          <table:table-cell office:value-type="float" office:value="1963.68144044321" calcext:value-type="float">
            <text:p>1.963,68</text:p>
          </table:table-cell>
          <table:table-cell office:value-type="float" office:value="180.523545706371" calcext:value-type="float">
            <text:p>180,52</text:p>
          </table:table-cell>
          <table:table-cell office:value-type="float" office:value="3.27146814404432" calcext:value-type="float">
            <text:p>3,27</text:p>
          </table:table-cell>
          <table:table-cell office:value-type="float" office:value="0.817867036011081" calcext:value-type="float">
            <text:p>0,82</text:p>
          </table:table-cell>
          <table:table-cell office:value-type="float" office:value="13.4432132963989" calcext:value-type="float">
            <text:p>13,44</text:p>
          </table:table-cell>
          <table:table-cell office:value-type="float" office:value="0.784626038781163" calcext:value-type="float">
            <text:p>0,78</text:p>
          </table:table-cell>
          <table:table-cell office:value-type="float" office:value="33.2853185595568" calcext:value-type="float">
            <text:p>33,2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itationManag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Quality.java</text:p>
          </table:table-cell>
          <table:table-cell office:value-type="float" office:value="162.489795918367" calcext:value-type="float">
            <text:p>162,49</text:p>
          </table:table-cell>
          <table:table-cell office:value-type="float" office:value="6.40816326530612" calcext:value-type="float">
            <text:p>6,41</text:p>
          </table:table-cell>
          <table:table-cell office:value-type="float" office:value="676.530612244898" calcext:value-type="float">
            <text:p>676,53</text:p>
          </table:table-cell>
          <table:table-cell office:value-type="float" office:value="763.387755102041" calcext:value-type="float">
            <text:p>763,39</text:p>
          </table:table-cell>
          <table:table-cell table:number-columns-repeated="2" office:value-type="float" office:value="1.10204081632653" calcext:value-type="float">
            <text:p>1,10</text:p>
          </table:table-cell>
          <table:table-cell office:value-type="float" office:value="5.91836734693877" calcext:value-type="float">
            <text:p>5,92</text:p>
          </table:table-cell>
          <table:table-cell office:value-type="float" office:value="1.3469387755102" calcext:value-type="float">
            <text:p>1,35</text:p>
          </table:table-cell>
          <table:table-cell office:value-type="float" office:value="29.3877551020408" calcext:value-type="float">
            <text:p>29,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vePreference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main/java/net/sf/jabref/logic/remote/RemotePreferences.java</text:p>
          </table:table-cell>
          <table:table-cell office:value-type="float" office:value="11890.9158016148" calcext:value-type="float">
            <text:p>11.890,92</text:p>
          </table:table-cell>
          <table:table-cell office:value-type="float" office:value="6.40445982314494" calcext:value-type="float">
            <text:p>6,40</text:p>
          </table:table-cell>
          <table:table-cell office:value-type="float" office:value="17853.4540561323" calcext:value-type="float">
            <text:p>17.853,45</text:p>
          </table:table-cell>
          <table:table-cell office:value-type="float" office:value="12655.6109188774" calcext:value-type="float">
            <text:p>12.655,61</text:p>
          </table:table-cell>
          <table:table-cell office:value-type="float" office:value="4381.53018069973" calcext:value-type="float">
            <text:p>4.381,53</text:p>
          </table:table-cell>
          <table:table-cell office:value-type="float" office:value="23.0065359477124" calcext:value-type="float">
            <text:p>23,01</text:p>
          </table:table-cell>
          <table:table-cell office:value-type="float" office:value="742.445982314495" calcext:value-type="float">
            <text:p>742,45</text:p>
          </table:table-cell>
          <table:table-cell office:value-type="float" office:value="0.288350634371395" calcext:value-type="float">
            <text:p>0,29</text:p>
          </table:table-cell>
          <table:table-cell office:value-type="float" office:value="4682.3721645521" calcext:value-type="float">
            <text:p>4.682,3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SBibEnt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date/EasyDateFormat.java</text:p>
          </table:table-cell>
          <table:table-cell office:value-type="float" office:value="1340.21416666667" calcext:value-type="float">
            <text:p>1.340,21</text:p>
          </table:table-cell>
          <table:table-cell office:value-type="float" office:value="6.31638888888889" calcext:value-type="float">
            <text:p>6,32</text:p>
          </table:table-cell>
          <table:table-cell office:value-type="float" office:value="30909.1097222222" calcext:value-type="float">
            <text:p>30.909,11</text:p>
          </table:table-cell>
          <table:table-cell office:value-type="float" office:value="435.236388888889" calcext:value-type="float">
            <text:p>435,24</text:p>
          </table:table-cell>
          <table:table-cell office:value-type="float" office:value="5.13638888888889" calcext:value-type="float">
            <text:p>5,14</text:p>
          </table:table-cell>
          <table:table-cell office:value-type="float" office:value="0.373333333333333" calcext:value-type="float">
            <text:p>0,37</text:p>
          </table:table-cell>
          <table:table-cell office:value-type="float" office:value="90.1822222222222" calcext:value-type="float">
            <text:p>90,18</text:p>
          </table:table-cell>
          <table:table-cell office:value-type="float" office:value="2.9475" calcext:value-type="float">
            <text:p>2,95</text:p>
          </table:table-cell>
          <table:table-cell office:value-type="float" office:value="272.248888888889" calcext:value-type="float">
            <text:p>272,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rgeEntri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ACMPortalFetcher.java</text:p>
          </table:table-cell>
          <table:table-cell office:value-type="float" office:value="233.848765432099" calcext:value-type="float">
            <text:p>233,85</text:p>
          </table:table-cell>
          <table:table-cell office:value-type="float" office:value="6.23070987654322" calcext:value-type="float">
            <text:p>6,23</text:p>
          </table:table-cell>
          <table:table-cell office:value-type="float" office:value="123.598765432099" calcext:value-type="float">
            <text:p>123,60</text:p>
          </table:table-cell>
          <table:table-cell office:value-type="float" office:value="194.367283950617" calcext:value-type="float">
            <text:p>194,37</text:p>
          </table:table-cell>
          <table:table-cell office:value-type="float" office:value="631.08024691358" calcext:value-type="float">
            <text:p>631,08</text:p>
          </table:table-cell>
          <table:table-cell office:value-type="float" office:value="97.0277777777777" calcext:value-type="float">
            <text:p>97,03</text:p>
          </table:table-cell>
          <table:table-cell office:value-type="float" office:value="8.16666666666667" calcext:value-type="float">
            <text:p>8,17</text:p>
          </table:table-cell>
          <table:table-cell office:value-type="float" office:value="0.286265432098765" calcext:value-type="float">
            <text:p>0,29</text:p>
          </table:table-cell>
          <table:table-cell office:value-type="float" office:value="34.2222222222222" calcext:value-type="float">
            <text:p>34,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utoGroup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io/FileUtil.java</text:p>
          </table:table-cell>
          <table:table-cell office:value-type="float" office:value="1039.45706371191" calcext:value-type="float">
            <text:p>1.039,46</text:p>
          </table:table-cell>
          <table:table-cell office:value-type="float" office:value="6.10526315789474" calcext:value-type="float">
            <text:p>6,11</text:p>
          </table:table-cell>
          <table:table-cell office:value-type="float" office:value="23.578947368421" calcext:value-type="float">
            <text:p>23,58</text:p>
          </table:table-cell>
          <table:table-cell office:value-type="float" office:value="1426.73684210526" calcext:value-type="float">
            <text:p>1.426,74</text:p>
          </table:table-cell>
          <table:table-cell office:value-type="float" office:value="349.041551246537" calcext:value-type="float">
            <text:p>349,04</text:p>
          </table:table-cell>
          <table:table-cell office:value-type="float" office:value="252.664819944598" calcext:value-type="float">
            <text:p>252,66</text:p>
          </table:table-cell>
          <table:table-cell office:value-type="float" office:value="12.5318559556787" calcext:value-type="float">
            <text:p>12,53</text:p>
          </table:table-cell>
          <table:table-cell office:value-type="float" office:value="0" calcext:value-type="float">
            <text:p>0,00</text:p>
          </table:table-cell>
          <table:table-cell office:value-type="float" office:value="103.390581717452" calcext:value-type="float">
            <text:p>103,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CustomEntryType.java</text:p>
          </table:table-cell>
          <table:table-cell office:value-type="float" office:value="2650.39871840513" calcext:value-type="float">
            <text:p>2.650,40</text:p>
          </table:table-cell>
          <table:table-cell office:value-type="float" office:value="5.90245639017444" calcext:value-type="float">
            <text:p>5,90</text:p>
          </table:table-cell>
          <table:table-cell office:value-type="float" office:value="575.37700249199" calcext:value-type="float">
            <text:p>575,38</text:p>
          </table:table-cell>
          <table:table-cell office:value-type="float" office:value="335.534353862585" calcext:value-type="float">
            <text:p>335,53</text:p>
          </table:table-cell>
          <table:table-cell office:value-type="float" office:value="166.576005695977" calcext:value-type="float">
            <text:p>166,58</text:p>
          </table:table-cell>
          <table:table-cell office:value-type="float" office:value="21.312210751157" calcext:value-type="float">
            <text:p>21,31</text:p>
          </table:table-cell>
          <table:table-cell office:value-type="float" office:value="232.996796012816" calcext:value-type="float">
            <text:p>233,00</text:p>
          </table:table-cell>
          <table:table-cell office:value-type="float" office:value="0.152367390530438" calcext:value-type="float">
            <text:p>0,15</text:p>
          </table:table-cell>
          <table:table-cell office:value-type="float" office:value="1326.43645425418" calcext:value-type="float">
            <text:p>1.326,4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ustomEntry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main/java/net/sf/jabref/specialfields/Printed.java</text:p>
          </table:table-cell>
          <table:table-cell office:value-type="float" office:value="71.58984375" calcext:value-type="float">
            <text:p>71,59</text:p>
          </table:table-cell>
          <table:table-cell office:value-type="float" office:value="5.859375" calcext:value-type="float">
            <text:p>5,86</text:p>
          </table:table-cell>
          <table:table-cell office:value-type="float" office:value="905.3125" calcext:value-type="float">
            <text:p>905,31</text:p>
          </table:table-cell>
          <table:table-cell office:value-type="float" office:value="49.52734375" calcext:value-type="float">
            <text:p>49,53</text:p>
          </table:table-cell>
          <table:table-cell office:value-type="float" office:value="20.3125" calcext:value-type="float">
            <text:p>20,31</text:p>
          </table:table-cell>
          <table:table-cell office:value-type="float" office:value="15.9208984375" calcext:value-type="float">
            <text:p>15,92</text:p>
          </table:table-cell>
          <table:table-cell office:value-type="float" office:value="4.609375" calcext:value-type="float">
            <text:p>4,61</text:p>
          </table:table-cell>
          <table:table-cell office:value-type="float" office:value="0.859375" calcext:value-type="float">
            <text:p>0,86</text:p>
          </table:table-cell>
          <table:table-cell office:value-type="float" office:value="8.109375" calcext:value-type="float">
            <text:p>8,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ushToLy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Relevance.java</text:p>
          </table:table-cell>
          <table:table-cell office:value-type="float" office:value="443.171597633136" calcext:value-type="float">
            <text:p>443,17</text:p>
          </table:table-cell>
          <table:table-cell office:value-type="float" office:value="5.65236686390533" calcext:value-type="float">
            <text:p>5,65</text:p>
          </table:table-cell>
          <table:table-cell office:value-type="float" office:value="54.2559171597633" calcext:value-type="float">
            <text:p>54,26</text:p>
          </table:table-cell>
          <table:table-cell office:value-type="float" office:value="269.852071005917" calcext:value-type="float">
            <text:p>269,85</text:p>
          </table:table-cell>
          <table:table-cell office:value-type="float" office:value="4.88905325443787" calcext:value-type="float">
            <text:p>4,89</text:p>
          </table:table-cell>
          <table:table-cell office:value-type="float" office:value="6.25" calcext:value-type="float">
            <text:p>6,25</text:p>
          </table:table-cell>
          <table:table-cell office:value-type="float" office:value="24.8639053254438" calcext:value-type="float">
            <text:p>24,86</text:p>
          </table:table-cell>
          <table:table-cell office:value-type="float" office:value="0" calcext:value-type="float">
            <text:p>0,00</text:p>
          </table:table-cell>
          <table:table-cell office:value-type="float" office:value="111.658284023669" calcext:value-type="float">
            <text:p>111,6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inTableColum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ExportFormat.java</text:p>
          </table:table-cell>
          <table:table-cell office:value-type="float" office:value="3867.43969713359" calcext:value-type="float">
            <text:p>3.867,44</text:p>
          </table:table-cell>
          <table:table-cell office:value-type="float" office:value="5.63980530016225" calcext:value-type="float">
            <text:p>5,64</text:p>
          </table:table-cell>
          <table:table-cell office:value-type="float" office:value="751.113034072472" calcext:value-type="float">
            <text:p>751,11</text:p>
          </table:table-cell>
          <table:table-cell office:value-type="float" office:value="173.916711736074" calcext:value-type="float">
            <text:p>173,92</text:p>
          </table:table-cell>
          <table:table-cell office:value-type="float" office:value="60.8025959978367" calcext:value-type="float">
            <text:p>60,80</text:p>
          </table:table-cell>
          <table:table-cell office:value-type="float" office:value="22.2271498107085" calcext:value-type="float">
            <text:p>22,23</text:p>
          </table:table-cell>
          <table:table-cell office:value-type="float" office:value="121.038399134667" calcext:value-type="float">
            <text:p>121,04</text:p>
          </table:table-cell>
          <table:table-cell office:value-type="float" office:value="0.239048134126555" calcext:value-type="float">
            <text:p>0,24</text:p>
          </table:table-cell>
          <table:table-cell office:value-type="float" office:value="1165.0405624662" calcext:value-type="float">
            <text:p>1.165,0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indFullTex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FieldFormatterCleanup.java</text:p>
          </table:table-cell>
          <table:table-cell office:value-type="float" office:value="439.576388888889" calcext:value-type="float">
            <text:p>439,58</text:p>
          </table:table-cell>
          <table:table-cell office:value-type="float" office:value="5.63888888888889" calcext:value-type="float">
            <text:p>5,64</text:p>
          </table:table-cell>
          <table:table-cell office:value-type="float" office:value="13691.5555555556" calcext:value-type="float">
            <text:p>13.691,56</text:p>
          </table:table-cell>
          <table:table-cell office:value-type="float" office:value="405.6875" calcext:value-type="float">
            <text:p>405,69</text:p>
          </table:table-cell>
          <table:table-cell office:value-type="float" office:value="0.75" calcext:value-type="float">
            <text:p>0,75</text:p>
          </table:table-cell>
          <table:table-cell office:value-type="float" office:value="2.40972222222222" calcext:value-type="float">
            <text:p>2,41</text:p>
          </table:table-cell>
          <table:table-cell office:value-type="float" office:value="10.2222222222222" calcext:value-type="float">
            <text:p>10,22</text:p>
          </table:table-cell>
          <table:table-cell office:value-type="float" office:value="64.9722222222222" calcext:value-type="float">
            <text:p>64,97</text:p>
          </table:table-cell>
          <table:table-cell office:value-type="float" office:value="109.743055555556" calcext:value-type="float">
            <text:p>109,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TextFieldWithUnfocusedTex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GoogleScholarFetcher.java</text:p>
          </table:table-cell>
          <table:table-cell office:value-type="float" office:value="752.532544378698" calcext:value-type="float">
            <text:p>752,53</text:p>
          </table:table-cell>
          <table:table-cell office:value-type="float" office:value="5.59171597633136" calcext:value-type="float">
            <text:p>5,59</text:p>
          </table:table-cell>
          <table:table-cell office:value-type="float" office:value="310.059171597633" calcext:value-type="float">
            <text:p>310,06</text:p>
          </table:table-cell>
          <table:table-cell office:value-type="float" office:value="330.889053254438" calcext:value-type="float">
            <text:p>330,89</text:p>
          </table:table-cell>
          <table:table-cell office:value-type="float" office:value="1.77514792899408" calcext:value-type="float">
            <text:p>1,78</text:p>
          </table:table-cell>
          <table:table-cell office:value-type="float" office:value="1.5207100591716" calcext:value-type="float">
            <text:p>1,52</text:p>
          </table:table-cell>
          <table:table-cell office:value-type="float" office:value="18.7943786982249" calcext:value-type="float">
            <text:p>18,79</text:p>
          </table:table-cell>
          <table:table-cell office:value-type="float" office:value="0.33284023668639" calcext:value-type="float">
            <text:p>0,33</text:p>
          </table:table-cell>
          <table:table-cell office:value-type="float" office:value="179.556213017752" calcext:value-type="float">
            <text:p>179,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ushToLatexEd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xmp/XMPSchemaBibtex.java</text:p>
          </table:table-cell>
          <table:table-cell office:value-type="float" office:value="3047.15920915713" calcext:value-type="float">
            <text:p>3.047,16</text:p>
          </table:table-cell>
          <table:table-cell office:value-type="float" office:value="5.54422476586889" calcext:value-type="float">
            <text:p>5,54</text:p>
          </table:table-cell>
          <table:table-cell office:value-type="float" office:value="2276.36836628512" calcext:value-type="float">
            <text:p>2.276,37</text:p>
          </table:table-cell>
          <table:table-cell office:value-type="float" office:value="7668.0437044745" calcext:value-type="float">
            <text:p>7.668,04</text:p>
          </table:table-cell>
          <table:table-cell office:value-type="float" office:value="346.559833506764" calcext:value-type="float">
            <text:p>346,56</text:p>
          </table:table-cell>
          <table:table-cell office:value-type="float" office:value="25.1321540062435" calcext:value-type="float">
            <text:p>25,13</text:p>
          </table:table-cell>
          <table:table-cell office:value-type="float" office:value="205.506763787721" calcext:value-type="float">
            <text:p>205,51</text:p>
          </table:table-cell>
          <table:table-cell office:value-type="float" office:value="0.318418314255983" calcext:value-type="float">
            <text:p>0,32</text:p>
          </table:table-cell>
          <table:table-cell office:value-type="float" office:value="1116.84495317378" calcext:value-type="float">
            <text:p>1.116,8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ileFind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WrapFileLinks.java</text:p>
          </table:table-cell>
          <table:table-cell office:value-type="float" office:value="612.743801652893" calcext:value-type="float">
            <text:p>612,74</text:p>
          </table:table-cell>
          <table:table-cell office:value-type="float" office:value="5.28925619834711" calcext:value-type="float">
            <text:p>5,29</text:p>
          </table:table-cell>
          <table:table-cell office:value-type="float" office:value="2.06611570247934" calcext:value-type="float">
            <text:p>2,07</text:p>
          </table:table-cell>
          <table:table-cell office:value-type="float" office:value="1499.50413223141" calcext:value-type="float">
            <text:p>1.499,50</text:p>
          </table:table-cell>
          <table:table-cell office:value-type="float" office:value="23.8842975206611" calcext:value-type="float">
            <text:p>23,88</text:p>
          </table:table-cell>
          <table:table-cell office:value-type="float" office:value="21.1570247933884" calcext:value-type="float">
            <text:p>21,16</text:p>
          </table:table-cell>
          <table:table-cell office:value-type="float" office:value="18.5950413223141" calcext:value-type="float">
            <text:p>18,60</text:p>
          </table:table-cell>
          <table:table-cell office:value-type="float" office:value="0" calcext:value-type="float">
            <text:p>0,00</text:p>
          </table:table-cell>
          <table:table-cell office:value-type="float" office:value="84.6280991735537" calcext:value-type="float">
            <text:p>84,6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nth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HtmlToLatexFormatter.java</text:p>
          </table:table-cell>
          <table:table-cell office:value-type="float" office:value="127.632653061225" calcext:value-type="float">
            <text:p>127,63</text:p>
          </table:table-cell>
          <table:table-cell office:value-type="float" office:value="5.06122448979592" calcext:value-type="float">
            <text:p>5,06</text:p>
          </table:table-cell>
          <table:table-cell office:value-type="float" office:value="0" calcext:value-type="float">
            <text:p>0,00</text:p>
          </table:table-cell>
          <table:table-cell office:value-type="float" office:value="70.1224489795918" calcext:value-type="float">
            <text:p>70,12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3.6734693877551" calcext:value-type="float">
            <text:p>3,67</text:p>
          </table:table-cell>
          <table:table-cell office:value-type="float" office:value="5.55102040816327" calcext:value-type="float">
            <text:p>5,55</text:p>
          </table:table-cell>
          <table:table-cell office:value-type="float" office:value="0" calcext:value-type="float">
            <text:p>0,00</text:p>
          </table:table-cell>
          <table:table-cell office:value-type="float" office:value="9.06122448979592" calcext:value-type="float">
            <text:p>9,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werCase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FileLink.java</text:p>
          </table:table-cell>
          <table:table-cell office:value-type="float" office:value="974.694214876033" calcext:value-type="float">
            <text:p>974,69</text:p>
          </table:table-cell>
          <table:table-cell office:value-type="float" office:value="4.95867768595041" calcext:value-type="float">
            <text:p>4,96</text:p>
          </table:table-cell>
          <table:table-cell office:value-type="float" office:value="82.2314049586777" calcext:value-type="float">
            <text:p>82,23</text:p>
          </table:table-cell>
          <table:table-cell office:value-type="float" office:value="818.363636363636" calcext:value-type="float">
            <text:p>818,36</text:p>
          </table:table-cell>
          <table:table-cell office:value-type="float" office:value="9.71900826446281" calcext:value-type="float">
            <text:p>9,72</text:p>
          </table:table-cell>
          <table:table-cell office:value-type="float" office:value="15.1074380165289" calcext:value-type="float">
            <text:p>15,11</text:p>
          </table:table-cell>
          <table:table-cell office:value-type="float" office:value="24" calcext:value-type="float">
            <text:p>24,00</text:p>
          </table:table-cell>
          <table:table-cell office:value-type="float" office:value="0.247933884297521" calcext:value-type="float">
            <text:p>0,25</text:p>
          </table:table-cell>
          <table:table-cell office:value-type="float" office:value="146.01652892562" calcext:value-type="float">
            <text:p>146,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stAutoCompleteRender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BStrings.java</text:p>
          </table:table-cell>
          <table:table-cell office:value-type="float" office:value="469.818181818182" calcext:value-type="float">
            <text:p>469,82</text:p>
          </table:table-cell>
          <table:table-cell office:value-type="float" office:value="4.51239669421488" calcext:value-type="float">
            <text:p>4,51</text:p>
          </table:table-cell>
          <table:table-cell office:value-type="float" office:value="3.17355371900826" calcext:value-type="float">
            <text:p>3,17</text:p>
          </table:table-cell>
          <table:table-cell office:value-type="float" office:value="2062.59504132231" calcext:value-type="float">
            <text:p>2.062,60</text:p>
          </table:table-cell>
          <table:table-cell office:value-type="float" office:value="10.595041322314" calcext:value-type="float">
            <text:p>10,60</text:p>
          </table:table-cell>
          <table:table-cell office:value-type="float" office:value="5.28925619834711" calcext:value-type="float">
            <text:p>5,29</text:p>
          </table:table-cell>
          <table:table-cell office:value-type="float" office:value="64.3801652892562" calcext:value-type="float">
            <text:p>64,38</text:p>
          </table:table-cell>
          <table:table-cell office:value-type="float" office:value="0" calcext:value-type="float">
            <text:p>0,00</text:p>
          </table:table-cell>
          <table:table-cell office:value-type="float" office:value="134.181818181818" calcext:value-type="float">
            <text:p>134,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ileFiel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io/FileHistory.java</text:p>
          </table:table-cell>
          <table:table-cell office:value-type="float" office:value="113.324263038549" calcext:value-type="float">
            <text:p>113,32</text:p>
          </table:table-cell>
          <table:table-cell office:value-type="float" office:value="4.42630385487528" calcext:value-type="float">
            <text:p>4,43</text:p>
          </table:table-cell>
          <table:table-cell office:value-type="float" office:value="229.705215419501" calcext:value-type="float">
            <text:p>229,71</text:p>
          </table:table-cell>
          <table:table-cell office:value-type="float" office:value="137.038548752834" calcext:value-type="float">
            <text:p>137,04</text:p>
          </table:table-cell>
          <table:table-cell office:value-type="float" office:value="8.12698412698412" calcext:value-type="float">
            <text:p>8,13</text:p>
          </table:table-cell>
          <table:table-cell office:value-type="float" office:value="37.9365079365079" calcext:value-type="float">
            <text:p>37,94</text:p>
          </table:table-cell>
          <table:table-cell office:value-type="float" office:value="3.29705215419501" calcext:value-type="float">
            <text:p>3,30</text:p>
          </table:table-cell>
          <table:table-cell office:value-type="float" office:value="1.13378684807256" calcext:value-type="float">
            <text:p>1,13</text:p>
          </table:table-cell>
          <table:table-cell office:value-type="float" office:value="3.4875283446712" calcext:value-type="float">
            <text:p>3,4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rmalizePagesFormat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preferences/LastFocusedTabPreferences.java</text:p>
          </table:table-cell>
          <table:table-cell office:value-type="float" office:value="626.334500664171" calcext:value-type="float">
            <text:p>626,33</text:p>
          </table:table-cell>
          <table:table-cell office:value-type="float" office:value="4.22147083685545" calcext:value-type="float">
            <text:p>4,22</text:p>
          </table:table-cell>
          <table:table-cell office:value-type="float" office:value="1026.37483395725" calcext:value-type="float">
            <text:p>1.026,37</text:p>
          </table:table-cell>
          <table:table-cell office:value-type="float" office:value="129.028619731916" calcext:value-type="float">
            <text:p>129,03</text:p>
          </table:table-cell>
          <table:table-cell office:value-type="float" office:value="189.370848931288" calcext:value-type="float">
            <text:p>189,37</text:p>
          </table:table-cell>
          <table:table-cell office:value-type="float" office:value="0.840961236565632" calcext:value-type="float">
            <text:p>0,84</text:p>
          </table:table-cell>
          <table:table-cell office:value-type="float" office:value="37.8273155416013" calcext:value-type="float">
            <text:p>37,83</text:p>
          </table:table-cell>
          <table:table-cell office:value-type="float" office:value="0.24320734210844" calcext:value-type="float">
            <text:p>0,24</text:p>
          </table:table-cell>
          <table:table-cell office:value-type="float" office:value="184.612727931409" calcext:value-type="float">
            <text:p>184,6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ibDatab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VersionPreferences.java</text:p>
          </table:table-cell>
          <table:table-cell office:value-type="float" office:value="263.29" calcext:value-type="float">
            <text:p>263,29</text:p>
          </table:table-cell>
          <table:table-cell office:value-type="float" office:value="4" calcext:value-type="float">
            <text:p>4,00</text:p>
          </table:table-cell>
          <table:table-cell office:value-type="float" office:value="5.01" calcext:value-type="float">
            <text:p>5,01</text:p>
          </table:table-cell>
          <table:table-cell office:value-type="float" office:value="355.89" calcext:value-type="float">
            <text:p>355,89</text:p>
          </table:table-cell>
          <table:table-cell office:value-type="float" office:value="1.89" calcext:value-type="float">
            <text:p>1,89</text:p>
          </table:table-cell>
          <table:table-cell office:value-type="float" office:value="0.96" calcext:value-type="float">
            <text:p>0,96</text:p>
          </table:table-cell>
          <table:table-cell office:value-type="float" office:value="13.84" calcext:value-type="float">
            <text:p>13,84</text:p>
          </table:table-cell>
          <table:table-cell office:value-type="float" office:value="0" calcext:value-type="float">
            <text:p>0,00</text:p>
          </table:table-cell>
          <table:table-cell office:value-type="float" office:value="41.44" calcext:value-type="float">
            <text:p>41,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ypedBibEntr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importer/OpenDatabaseAction.java</text:p>
          </table:table-cell>
          <table:table-cell office:value-type="float" office:value="121.387755102041" calcext:value-type="float">
            <text:p>121,39</text:p>
          </table:table-cell>
          <table:table-cell office:value-type="float" office:value="4" calcext:value-type="float">
            <text:p>4,00</text:p>
          </table:table-cell>
          <table:table-cell office:value-type="float" office:value="0" calcext:value-type="float">
            <text:p>0,00</text:p>
          </table:table-cell>
          <table:table-cell office:value-type="float" office:value="48.1224489795918" calcext:value-type="float">
            <text:p>48,1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" calcext:value-type="float">
            <text:p>4,00</text:p>
          </table:table-cell>
          <table:table-cell office:value-type="float" office:value="0" calcext:value-type="float">
            <text:p>0,00</text:p>
          </table:table-cell>
          <table:table-cell office:value-type="float" office:value="5.95918367346939" calcext:value-type="float">
            <text:p>5,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ear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viewPanel.java</text:p>
          </table:table-cell>
          <table:table-cell office:value-type="float" office:value="105.76" calcext:value-type="float">
            <text:p>105,76</text:p>
          </table:table-cell>
          <table:table-cell office:value-type="float" office:value="4" calcext:value-type="float">
            <text:p>4,00</text:p>
          </table:table-cell>
          <table:table-cell office:value-type="float" office:value="0" calcext:value-type="float">
            <text:p>0,00</text:p>
          </table:table-cell>
          <table:table-cell office:value-type="float" office:value="55.36" calcext:value-type="float">
            <text:p>55,3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.24" calcext:value-type="float">
            <text:p>10,24</text:p>
          </table:table-cell>
          <table:table-cell office:value-type="float" office:value="0" calcext:value-type="float">
            <text:p>0,00</text:p>
          </table:table-cell>
          <table:table-cell office:value-type="float" office:value="12.96" calcext:value-type="float">
            <text:p>12,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bDatabaseM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gui/FetcherPreviewDialog.java</text:p>
          </table:table-cell>
          <table:table-cell office:value-type="float" office:value="74.9917355371901" calcext:value-type="float">
            <text:p>74,99</text:p>
          </table:table-cell>
          <table:table-cell office:value-type="float" office:value="3.81818181818182" calcext:value-type="float">
            <text:p>3,82</text:p>
          </table:table-cell>
          <table:table-cell office:value-type="float" office:value="5.78512396694215" calcext:value-type="float">
            <text:p>5,79</text:p>
          </table:table-cell>
          <table:table-cell office:value-type="float" office:value="301.537190082645" calcext:value-type="float">
            <text:p>301,54</text:p>
          </table:table-cell>
          <table:table-cell office:value-type="float" office:value="0.56198347107438" calcext:value-type="float">
            <text:p>0,56</text:p>
          </table:table-cell>
          <table:table-cell office:value-type="float" office:value="10.3636363636364" calcext:value-type="float">
            <text:p>10,36</text:p>
          </table:table-cell>
          <table:table-cell office:value-type="float" office:value="3.81818181818182" calcext:value-type="float">
            <text:p>3,82</text:p>
          </table:table-cell>
          <table:table-cell office:value-type="float" office:value="0" calcext:value-type="float">
            <text:p>0,00</text:p>
          </table:table-cell>
          <table:table-cell office:value-type="float" office:value="3.81818181818182" calcext:value-type="float">
            <text:p>3,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rmalizeDateFormat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groups/GroupTreeNode.java</text:p>
          </table:table-cell>
          <table:table-cell office:value-type="float" office:value="231.680231856056" calcext:value-type="float">
            <text:p>231,68</text:p>
          </table:table-cell>
          <table:table-cell office:value-type="float" office:value="3.75316990701606" calcext:value-type="float">
            <text:p>3,75</text:p>
          </table:table-cell>
          <table:table-cell office:value-type="float" office:value="3461.2793140925" calcext:value-type="float">
            <text:p>3.461,28</text:p>
          </table:table-cell>
          <table:table-cell office:value-type="float" office:value="198.357927786499" calcext:value-type="float">
            <text:p>198,36</text:p>
          </table:table-cell>
          <table:table-cell office:value-type="float" office:value="140.655717908465" calcext:value-type="float">
            <text:p>140,66</text:p>
          </table:table-cell>
          <table:table-cell office:value-type="float" office:value="6.60765608018355" calcext:value-type="float">
            <text:p>6,61</text:p>
          </table:table-cell>
          <table:table-cell office:value-type="float" office:value="15.2930805458278" calcext:value-type="float">
            <text:p>15,29</text:p>
          </table:table-cell>
          <table:table-cell office:value-type="float" office:value="0.811496196111581" calcext:value-type="float">
            <text:p>0,81</text:p>
          </table:table-cell>
          <table:table-cell office:value-type="float" office:value="101.809684820674" calcext:value-type="float">
            <text:p>101,8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OpenDatabaseA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logic/bibtex/BibEntryWriter.java</text:p>
          </table:table-cell>
          <table:table-cell office:value-type="float" office:value="8961.65811965812" calcext:value-type="float">
            <text:p>8.961,66</text:p>
          </table:table-cell>
          <table:table-cell office:value-type="float" office:value="3.74293228139382" calcext:value-type="float">
            <text:p>3,74</text:p>
          </table:table-cell>
          <table:table-cell office:value-type="float" office:value="62153.025147929" calcext:value-type="float">
            <text:p>62.153,03</text:p>
          </table:table-cell>
          <table:table-cell office:value-type="float" office:value="856.156640368179" calcext:value-type="float">
            <text:p>856,16</text:p>
          </table:table-cell>
          <table:table-cell office:value-type="float" office:value="257.638395792242" calcext:value-type="float">
            <text:p>257,64</text:p>
          </table:table-cell>
          <table:table-cell office:value-type="float" office:value="5.22287968441814" calcext:value-type="float">
            <text:p>5,22</text:p>
          </table:table-cell>
          <table:table-cell office:value-type="float" office:value="187.651709401709" calcext:value-type="float">
            <text:p>187,65</text:p>
          </table:table-cell>
          <table:table-cell office:value-type="float" office:value="2.22370151216305" calcext:value-type="float">
            <text:p>2,22</text:p>
          </table:table-cell>
          <table:table-cell office:value-type="float" office:value="1543.92455621302" calcext:value-type="float">
            <text:p>1.543,9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ightClickMen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JabRefExecutorService.java</text:p>
          </table:table-cell>
          <table:table-cell office:value-type="float" office:value="77.25" calcext:value-type="float">
            <text:p>77,25</text:p>
          </table:table-cell>
          <table:table-cell office:value-type="float" office:value="3.734375" calcext:value-type="float">
            <text:p>3,73</text:p>
          </table:table-cell>
          <table:table-cell office:value-type="float" office:value="100" calcext:value-type="float">
            <text:p>100,00</text:p>
          </table:table-cell>
          <table:table-cell office:value-type="float" office:value="28.75" calcext:value-type="float">
            <text:p>28,75</text:p>
          </table:table-cell>
          <table:table-cell office:value-type="float" office:value="0" calcext:value-type="float">
            <text:p>0,00</text:p>
          </table:table-cell>
          <table:table-cell office:value-type="float" office:value="3.9375" calcext:value-type="float">
            <text:p>3,94</text:p>
          </table:table-cell>
          <table:table-cell office:value-type="float" office:value="3.734375" calcext:value-type="float">
            <text:p>3,73</text:p>
          </table:table-cell>
          <table:table-cell office:value-type="float" office:value="1" calcext:value-type="float">
            <text:p>1,00</text:p>
          </table:table-cell>
          <table:table-cell office:value-type="float" office:value="4.984375" calcext:value-type="float">
            <text:p>4,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dentity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MetaDataChange.java</text:p>
          </table:table-cell>
          <table:table-cell office:value-type="float" office:value="77.0888888888889" calcext:value-type="float">
            <text:p>77,09</text:p>
          </table:table-cell>
          <table:table-cell office:value-type="float" office:value="3.71555555555555" calcext:value-type="float">
            <text:p>3,72</text:p>
          </table:table-cell>
          <table:table-cell office:value-type="float" office:value="119.493333333333" calcext:value-type="float">
            <text:p>119,49</text:p>
          </table:table-cell>
          <table:table-cell office:value-type="float" office:value="38.7955555555556" calcext:value-type="float">
            <text:p>38,80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3.71555555555556" calcext:value-type="float">
            <text:p>3,72</text:p>
          </table:table-cell>
          <table:table-cell office:value-type="float" office:value="0.232222222222222" calcext:value-type="float">
            <text:p>0,23</text:p>
          </table:table-cell>
          <table:table-cell office:value-type="float" office:value="5.74333333333334" calcext:value-type="float">
            <text:p>5,7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stomExport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belpattern/AbstractLabelPattern.java</text:p>
          </table:table-cell>
          <table:table-cell office:value-type="float" office:value="62.544375" calcext:value-type="float">
            <text:p>62,54</text:p>
          </table:table-cell>
          <table:table-cell office:value-type="float" office:value="3.71" calcext:value-type="float">
            <text:p>3,71</text:p>
          </table:table-cell>
          <table:table-cell office:value-type="float" office:value="725.369375" calcext:value-type="float">
            <text:p>725,37</text:p>
          </table:table-cell>
          <table:table-cell office:value-type="float" office:value="50.29" calcext:value-type="float">
            <text:p>50,29</text:p>
          </table:table-cell>
          <table:table-cell office:value-type="float" office:value="257.009375" calcext:value-type="float">
            <text:p>257,01</text:p>
          </table:table-cell>
          <table:table-cell office:value-type="float" office:value="22.4775" calcext:value-type="float">
            <text:p>22,48</text:p>
          </table:table-cell>
          <table:table-cell office:value-type="float" office:value="4.369375" calcext:value-type="float">
            <text:p>4,37</text:p>
          </table:table-cell>
          <table:table-cell office:value-type="float" office:value="1.109375" calcext:value-type="float">
            <text:p>1,11</text:p>
          </table:table-cell>
          <table:table-cell office:value-type="float" office:value="5.74" calcext:value-type="float">
            <text:p>5,7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SPIRE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undo/UndoableInsertString.java</text:p>
          </table:table-cell>
          <table:table-cell office:value-type="float" office:value="106.791818845873" calcext:value-type="float">
            <text:p>106,79</text:p>
          </table:table-cell>
          <table:table-cell office:value-type="float" office:value="3.65084002921841" calcext:value-type="float">
            <text:p>3,65</text:p>
          </table:table-cell>
          <table:table-cell office:value-type="float" office:value="2497.64061358656" calcext:value-type="float">
            <text:p>2.497,64</text:p>
          </table:table-cell>
          <table:table-cell office:value-type="float" office:value="103.488677867056" calcext:value-type="float">
            <text:p>103,49</text:p>
          </table:table-cell>
          <table:table-cell office:value-type="float" office:value="27.2461650840029" calcext:value-type="float">
            <text:p>27,25</text:p>
          </table:table-cell>
          <table:table-cell office:value-type="float" office:value="6.73192111029949" calcext:value-type="float">
            <text:p>6,73</text:p>
          </table:table-cell>
          <table:table-cell office:value-type="float" office:value="2.88677867056245" calcext:value-type="float">
            <text:p>2,89</text:p>
          </table:table-cell>
          <table:table-cell office:value-type="float" office:value="0.425127830533236" calcext:value-type="float">
            <text:p>0,43</text:p>
          </table:table-cell>
          <table:table-cell office:value-type="float" office:value="12.2425127830533" calcext:value-type="float">
            <text:p>12,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enFieldsCustomiz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DatabaseFileLookup.java</text:p>
          </table:table-cell>
          <table:table-cell office:value-type="float" office:value="817.777777777778" calcext:value-type="float">
            <text:p>817,78</text:p>
          </table:table-cell>
          <table:table-cell office:value-type="float" office:value="3.59802469135802" calcext:value-type="float">
            <text:p>3,60</text:p>
          </table:table-cell>
          <table:table-cell office:value-type="float" office:value="387.746172839506" calcext:value-type="float">
            <text:p>387,75</text:p>
          </table:table-cell>
          <table:table-cell office:value-type="float" office:value="1679.6987654321" calcext:value-type="float">
            <text:p>1.679,70</text:p>
          </table:table-cell>
          <table:table-cell office:value-type="float" office:value="30.2795061728395" calcext:value-type="float">
            <text:p>30,28</text:p>
          </table:table-cell>
          <table:table-cell office:value-type="float" office:value="2.04246913580247" calcext:value-type="float">
            <text:p>2,04</text:p>
          </table:table-cell>
          <table:table-cell office:value-type="float" office:value="83.7155555555556" calcext:value-type="float">
            <text:p>83,72</text:p>
          </table:table-cell>
          <table:table-cell office:value-type="float" office:value="0.235061728395062" calcext:value-type="float">
            <text:p>0,24</text:p>
          </table:table-cell>
          <table:table-cell office:value-type="float" office:value="362.960987654321" calcext:value-type="float">
            <text:p>362,9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ileUti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main/java/net/sf/jabref/gui/undo/UndoableInsertEntry.java</text:p>
          </table:table-cell>
          <table:table-cell office:value-type="float" office:value="46.8888888888889" calcext:value-type="float">
            <text:p>46,89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0" calcext:value-type="float">
            <text:p>0,00</text:p>
          </table:table-cell>
          <table:table-cell office:value-type="float" office:value="60.6666666666667" calcext:value-type="float">
            <text:p>60,6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.55555555555555" calcext:value-type="float">
            <text:p>5,56</text:p>
          </table:table-cell>
          <table:table-cell office:value-type="float" office:value="0" calcext:value-type="float">
            <text:p>0,00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XCompatibleToolba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ustomEntryTypesManager.java</text:p>
          </table:table-cell>
          <table:table-cell office:value-type="float" office:value="1102.93425605536" calcext:value-type="float">
            <text:p>1.102,93</text:p>
          </table:table-cell>
          <table:table-cell office:value-type="float" office:value="3.54325259515571" calcext:value-type="float">
            <text:p>3,54</text:p>
          </table:table-cell>
          <table:table-cell office:value-type="float" office:value="315.23875432526" calcext:value-type="float">
            <text:p>315,24</text:p>
          </table:table-cell>
          <table:table-cell office:value-type="float" office:value="5831.23875432526" calcext:value-type="float">
            <text:p>5.831,24</text:p>
          </table:table-cell>
          <table:table-cell office:value-type="float" office:value="1.3840830449827" calcext:value-type="float">
            <text:p>1,38</text:p>
          </table:table-cell>
          <table:table-cell office:value-type="float" office:value="0.498269896193771" calcext:value-type="float">
            <text:p>0,50</text:p>
          </table:table-cell>
          <table:table-cell office:value-type="float" office:value="17.9377162629758" calcext:value-type="float">
            <text:p>17,94</text:p>
          </table:table-cell>
          <table:table-cell office:value-type="float" office:value="0.242214532871972" calcext:value-type="float">
            <text:p>0,24</text:p>
          </table:table-cell>
          <table:table-cell office:value-type="float" office:value="303.148788927336" calcext:value-type="float">
            <text:p>303,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VK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FileListEntry.java</text:p>
          </table:table-cell>
          <table:table-cell office:value-type="float" office:value="90.9795918367347" calcext:value-type="float">
            <text:p>90,98</text:p>
          </table:table-cell>
          <table:table-cell office:value-type="float" office:value="3.38775510204082" calcext:value-type="float">
            <text:p>3,39</text:p>
          </table:table-cell>
          <table:table-cell office:value-type="float" office:value="1.06122448979592" calcext:value-type="float">
            <text:p>1,06</text:p>
          </table:table-cell>
          <table:table-cell office:value-type="float" office:value="253.372448979592" calcext:value-type="float">
            <text:p>253,37</text:p>
          </table:table-cell>
          <table:table-cell office:value-type="float" office:value="3.73979591836735" calcext:value-type="float">
            <text:p>3,74</text:p>
          </table:table-cell>
          <table:table-cell office:value-type="float" office:value="9.12244897959184" calcext:value-type="float">
            <text:p>9,12</text:p>
          </table:table-cell>
          <table:table-cell office:value-type="float" office:value="3.38775510204082" calcext:value-type="float">
            <text:p>3,39</text:p>
          </table:table-cell>
          <table:table-cell office:value-type="float" office:value="0" calcext:value-type="float">
            <text:p>0,00</text:p>
          </table:table-cell>
          <table:table-cell office:value-type="float" office:value="21.2448979591837" calcext:value-type="float">
            <text:p>21,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BString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logic/labelpattern/GlobalLabelPattern.java</text:p>
          </table:table-cell>
          <table:table-cell office:value-type="float" office:value="948.975326991676" calcext:value-type="float">
            <text:p>948,98</text:p>
          </table:table-cell>
          <table:table-cell office:value-type="float" office:value="3.29161712247324" calcext:value-type="float">
            <text:p>3,29</text:p>
          </table:table-cell>
          <table:table-cell office:value-type="float" office:value="1127.67063020214" calcext:value-type="float">
            <text:p>1.127,67</text:p>
          </table:table-cell>
          <table:table-cell office:value-type="float" office:value="217.485434007134" calcext:value-type="float">
            <text:p>217,49</text:p>
          </table:table-cell>
          <table:table-cell office:value-type="float" office:value="280.822829964328" calcext:value-type="float">
            <text:p>280,82</text:p>
          </table:table-cell>
          <table:table-cell office:value-type="float" office:value="23.1736028537455" calcext:value-type="float">
            <text:p>23,17</text:p>
          </table:table-cell>
          <table:table-cell office:value-type="float" office:value="17.627824019025" calcext:value-type="float">
            <text:p>17,63</text:p>
          </table:table-cell>
          <table:table-cell office:value-type="float" office:value="0.0927467300832342" calcext:value-type="float">
            <text:p>0,09</text:p>
          </table:table-cell>
          <table:table-cell office:value-type="float" office:value="545.430737217598" calcext:value-type="float">
            <text:p>545,4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ile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li/ArgumentProcessor.java</text:p>
          </table:table-cell>
          <table:table-cell office:value-type="float" office:value="30.4691358024691" calcext:value-type="float">
            <text:p>30,47</text:p>
          </table:table-cell>
          <table:table-cell office:value-type="float" office:value="3.20987654320988" calcext:value-type="float">
            <text:p>3,21</text:p>
          </table:table-cell>
          <table:table-cell office:value-type="float" office:value="0" calcext:value-type="float">
            <text:p>0,00</text:p>
          </table:table-cell>
          <table:table-cell office:value-type="float" office:value="64.3950617283951" calcext:value-type="float">
            <text:p>64,40</text:p>
          </table:table-cell>
          <table:table-cell office:value-type="float" office:value="26" calcext:value-type="float">
            <text:p>26,00</text:p>
          </table:table-cell>
          <table:table-cell office:value-type="float" office:value="33.4320987654321" calcext:value-type="float">
            <text:p>33,43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BibEntry.java</text:p>
          </table:table-cell>
          <table:table-cell office:value-type="float" office:value="296.081597222222" calcext:value-type="float">
            <text:p>296,08</text:p>
          </table:table-cell>
          <table:table-cell office:value-type="float" office:value="3.10802469135803" calcext:value-type="float">
            <text:p>3,11</text:p>
          </table:table-cell>
          <table:table-cell office:value-type="float" office:value="3132.38194444444" calcext:value-type="float">
            <text:p>3.132,38</text:p>
          </table:table-cell>
          <table:table-cell office:value-type="float" office:value="103.536844135802" calcext:value-type="float">
            <text:p>103,54</text:p>
          </table:table-cell>
          <table:table-cell office:value-type="float" office:value="106.022955246914" calcext:value-type="float">
            <text:p>106,02</text:p>
          </table:table-cell>
          <table:table-cell office:value-type="float" office:value="2.47202932098766" calcext:value-type="float">
            <text:p>2,47</text:p>
          </table:table-cell>
          <table:table-cell office:value-type="float" office:value="1.77758487654321" calcext:value-type="float">
            <text:p>1,78</text:p>
          </table:table-cell>
          <table:table-cell office:value-type="float" office:value="0.351658950617285" calcext:value-type="float">
            <text:p>0,35</text:p>
          </table:table-cell>
          <table:table-cell office:value-type="float" office:value="13.0547839506173" calcext:value-type="float">
            <text:p>13,0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ableColumns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esktop/JabRefDesktop.java</text:p>
          </table:table-cell>
          <table:table-cell office:value-type="float" office:value="1192.56509695291" calcext:value-type="float">
            <text:p>1.192,57</text:p>
          </table:table-cell>
          <table:table-cell office:value-type="float" office:value="3.10249307479224" calcext:value-type="float">
            <text:p>3,10</text:p>
          </table:table-cell>
          <table:table-cell office:value-type="float" office:value="654.1108033241" calcext:value-type="float">
            <text:p>654,11</text:p>
          </table:table-cell>
          <table:table-cell office:value-type="float" office:value="1100.98614958449" calcext:value-type="float">
            <text:p>1.100,99</text:p>
          </table:table-cell>
          <table:table-cell office:value-type="float" office:value="0.376731301939058" calcext:value-type="float">
            <text:p>0,38</text:p>
          </table:table-cell>
          <table:table-cell office:value-type="float" office:value="0.0941828254847644" calcext:value-type="float">
            <text:p>0,09</text:p>
          </table:table-cell>
          <table:table-cell office:value-type="float" office:value="17.4626038781163" calcext:value-type="float">
            <text:p>17,46</text:p>
          </table:table-cell>
          <table:table-cell office:value-type="float" office:value="0.443213296398892" calcext:value-type="float">
            <text:p>0,44</text:p>
          </table:table-cell>
          <table:table-cell office:value-type="float" office:value="207.146814404432" calcext:value-type="float">
            <text:p>207,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pringer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groups/SearchGroup.java</text:p>
          </table:table-cell>
          <table:table-cell office:value-type="float" office:value="3378.04786680541" calcext:value-type="float">
            <text:p>3.378,05</text:p>
          </table:table-cell>
          <table:table-cell office:value-type="float" office:value="2.96357960457856" calcext:value-type="float">
            <text:p>2,96</text:p>
          </table:table-cell>
          <table:table-cell office:value-type="float" office:value="161.979188345474" calcext:value-type="float">
            <text:p>161,98</text:p>
          </table:table-cell>
          <table:table-cell office:value-type="float" office:value="2495.66077003122" calcext:value-type="float">
            <text:p>2.495,66</text:p>
          </table:table-cell>
          <table:table-cell office:value-type="float" office:value="138.451612903226" calcext:value-type="float">
            <text:p>138,45</text:p>
          </table:table-cell>
          <table:table-cell office:value-type="float" office:value="10.0894901144641" calcext:value-type="float">
            <text:p>10,09</text:p>
          </table:table-cell>
          <table:table-cell office:value-type="float" office:value="85.321540062435" calcext:value-type="float">
            <text:p>85,32</text:p>
          </table:table-cell>
          <table:table-cell office:value-type="float" office:value="0.0874089490114465" calcext:value-type="float">
            <text:p>0,09</text:p>
          </table:table-cell>
          <table:table-cell office:value-type="float" office:value="1305.85223725286" calcext:value-type="float">
            <text:p>1.305,8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ieldExtraComponent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SaveSession.java</text:p>
          </table:table-cell>
          <table:table-cell office:value-type="float" office:value="646.805555555555" calcext:value-type="float">
            <text:p>646,81</text:p>
          </table:table-cell>
          <table:table-cell office:value-type="float" office:value="2.88888888888889" calcext:value-type="float">
            <text:p>2,89</text:p>
          </table:table-cell>
          <table:table-cell office:value-type="float" office:value="0" calcext:value-type="float">
            <text:p>0,00</text:p>
          </table:table-cell>
          <table:table-cell office:value-type="float" office:value="1108.25" calcext:value-type="float">
            <text:p>1.108,25</text:p>
          </table:table-cell>
          <table:table-cell table:number-columns-repeated="2" office:value-type="float" office:value="0.555555555555555" calcext:value-type="float">
            <text:p>0,56</text:p>
          </table:table-cell>
          <table:table-cell office:value-type="float" office:value="39.0763888888889" calcext:value-type="float">
            <text:p>39,08</text:p>
          </table:table-cell>
          <table:table-cell office:value-type="float" office:value="0" calcext:value-type="float">
            <text:p>0,00</text:p>
          </table:table-cell>
          <table:table-cell office:value-type="float" office:value="170.854166666667" calcext:value-type="float">
            <text:p>170,8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eanupWor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DOItoBibTeXFetcher.java</text:p>
          </table:table-cell>
          <table:table-cell office:value-type="float" office:value="145.429714532872" calcext:value-type="float">
            <text:p>145,43</text:p>
          </table:table-cell>
          <table:table-cell office:value-type="float" office:value="2.87089100346021" calcext:value-type="float">
            <text:p>2,87</text:p>
          </table:table-cell>
          <table:table-cell office:value-type="float" office:value="3678.23248269896" calcext:value-type="float">
            <text:p>3.678,23</text:p>
          </table:table-cell>
          <table:table-cell office:value-type="float" office:value="47.5129757785467" calcext:value-type="float">
            <text:p>47,51</text:p>
          </table:table-cell>
          <table:table-cell office:value-type="float" office:value="89.1453287197232" calcext:value-type="float">
            <text:p>89,15</text:p>
          </table:table-cell>
          <table:table-cell office:value-type="float" office:value="2.73702422145329" calcext:value-type="float">
            <text:p>2,74</text:p>
          </table:table-cell>
          <table:table-cell office:value-type="float" office:value="3.26189446366782" calcext:value-type="float">
            <text:p>3,26</text:p>
          </table:table-cell>
          <table:table-cell office:value-type="float" office:value="0.203070934256056" calcext:value-type="float">
            <text:p>0,20</text:p>
          </table:table-cell>
          <table:table-cell office:value-type="float" office:value="36.5733131487889" calcext:value-type="float">
            <text:p>36,5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nageJournalsPan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NameFormatter.java</text:p>
          </table:table-cell>
          <table:table-cell office:value-type="float" office:value="392.4375" calcext:value-type="float">
            <text:p>392,44</text:p>
          </table:table-cell>
          <table:table-cell office:value-type="float" office:value="2.859375" calcext:value-type="float">
            <text:p>2,86</text:p>
          </table:table-cell>
          <table:table-cell office:value-type="float" office:value="300" calcext:value-type="float">
            <text:p>300,00</text:p>
          </table:table-cell>
          <table:table-cell office:value-type="float" office:value="2986.5" calcext:value-type="float">
            <text:p>2.986,50</text:p>
          </table:table-cell>
          <table:table-cell office:value-type="float" office:value="19.6875" calcext:value-type="float">
            <text:p>19,69</text:p>
          </table:table-cell>
          <table:table-cell office:value-type="float" office:value="13.859375" calcext:value-type="float">
            <text:p>13,86</text:p>
          </table:table-cell>
          <table:table-cell office:value-type="float" office:value="63.5" calcext:value-type="float">
            <text:p>63,50</text:p>
          </table:table-cell>
          <table:table-cell office:value-type="float" office:value="0.234375" calcext:value-type="float">
            <text:p>0,23</text:p>
          </table:table-cell>
          <table:table-cell office:value-type="float" office:value="194.109375" calcext:value-type="float">
            <text:p>194,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penOfficeFileSearc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DiVAtoBibTeXFetcher.java</text:p>
          </table:table-cell>
          <table:table-cell office:value-type="float" office:value="427.347755102041" calcext:value-type="float">
            <text:p>427,35</text:p>
          </table:table-cell>
          <table:table-cell office:value-type="float" office:value="2.76918367346938" calcext:value-type="float">
            <text:p>2,77</text:p>
          </table:table-cell>
          <table:table-cell office:value-type="float" office:value="48038.8571428571" calcext:value-type="float">
            <text:p>48.038,86</text:p>
          </table:table-cell>
          <table:table-cell office:value-type="float" office:value="57.0369387755102" calcext:value-type="float">
            <text:p>57,04</text:p>
          </table:table-cell>
          <table:table-cell office:value-type="float" office:value="59.2997959183673" calcext:value-type="float">
            <text:p>59,30</text:p>
          </table:table-cell>
          <table:table-cell office:value-type="float" office:value="2.15836734693877" calcext:value-type="float">
            <text:p>2,16</text:p>
          </table:table-cell>
          <table:table-cell office:value-type="float" office:value="4.56918367346939" calcext:value-type="float">
            <text:p>4,57</text:p>
          </table:table-cell>
          <table:table-cell office:value-type="float" office:value="2.1134693877551" calcext:value-type="float">
            <text:p>2,11</text:p>
          </table:table-cell>
          <table:table-cell office:value-type="float" office:value="160.241020408163" calcext:value-type="float">
            <text:p>160,2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OBibSty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importer/fileformat/BibtexImporter.java</text:p>
          </table:table-cell>
          <table:table-cell office:value-type="float" office:value="2470.46691871456" calcext:value-type="float">
            <text:p>2.470,47</text:p>
          </table:table-cell>
          <table:table-cell office:value-type="float" office:value="2.75661625708885" calcext:value-type="float">
            <text:p>2,76</text:p>
          </table:table-cell>
          <table:table-cell office:value-type="float" office:value="908.778827977316" calcext:value-type="float">
            <text:p>908,78</text:p>
          </table:table-cell>
          <table:table-cell office:value-type="float" office:value="814.325141776938" calcext:value-type="float">
            <text:p>814,33</text:p>
          </table:table-cell>
          <table:table-cell office:value-type="float" office:value="7.86389413988658" calcext:value-type="float">
            <text:p>7,86</text:p>
          </table:table-cell>
          <table:table-cell office:value-type="float" office:value="0.693761814744801" calcext:value-type="float">
            <text:p>0,69</text:p>
          </table:table-cell>
          <table:table-cell office:value-type="float" office:value="11.8794896030246" calcext:value-type="float">
            <text:p>11,88</text:p>
          </table:table-cell>
          <table:table-cell office:value-type="float" office:value="3.9210775047259" calcext:value-type="float">
            <text:p>3,92</text:p>
          </table:table-cell>
          <table:table-cell office:value-type="float" office:value="1066.30434782609" calcext:value-type="float">
            <text:p>1.066,3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uplicateResolver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TypedBibEntry.java</text:p>
          </table:table-cell>
          <table:table-cell office:value-type="float" office:value="84.8163265306122" calcext:value-type="float">
            <text:p>84,82</text:p>
          </table:table-cell>
          <table:table-cell office:value-type="float" office:value="2.69387755102041" calcext:value-type="float">
            <text:p>2,69</text:p>
          </table:table-cell>
          <table:table-cell office:value-type="float" office:value="0" calcext:value-type="float">
            <text:p>0,00</text:p>
          </table:table-cell>
          <table:table-cell office:value-type="float" office:value="62.1224489795918" calcext:value-type="float">
            <text:p>62,12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2.77551020408163" calcext:value-type="float">
            <text:p>2,78</text:p>
          </table:table-cell>
          <table:table-cell office:value-type="float" office:value="2.69387755102041" calcext:value-type="float">
            <text:p>2,69</text:p>
          </table:table-cell>
          <table:table-cell office:value-type="float" office:value="0" calcext:value-type="float">
            <text:p>0,00</text:p>
          </table:table-cell>
          <table:table-cell office:value-type="float" office:value="4.97959183673469" calcext:value-type="float">
            <text:p>4,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ntenceCase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atabaseUtil.java</text:p>
          </table:table-cell>
          <table:table-cell office:value-type="float" office:value="88.4234693877551" calcext:value-type="float">
            <text:p>88,42</text:p>
          </table:table-cell>
          <table:table-cell office:value-type="float" office:value="2.64285714285714" calcext:value-type="float">
            <text:p>2,64</text:p>
          </table:table-cell>
          <table:table-cell office:value-type="float" office:value="53.8112244897959" calcext:value-type="float">
            <text:p>53,81</text:p>
          </table:table-cell>
          <table:table-cell office:value-type="float" office:value="83.8163265306122" calcext:value-type="float">
            <text:p>83,82</text:p>
          </table:table-cell>
          <table:table-cell office:value-type="float" office:value="6.14285714285714" calcext:value-type="float">
            <text:p>6,14</text:p>
          </table:table-cell>
          <table:table-cell office:value-type="float" office:value="9.53061224489795" calcext:value-type="float">
            <text:p>9,53</text:p>
          </table:table-cell>
          <table:table-cell office:value-type="float" office:value="1.20408163265306" calcext:value-type="float">
            <text:p>1,20</text:p>
          </table:table-cell>
          <table:table-cell office:value-type="float" office:value="3.44387755102041" calcext:value-type="float">
            <text:p>3,44</text:p>
          </table:table-cell>
          <table:table-cell office:value-type="float" office:value="7.37244897959183" calcext:value-type="float">
            <text:p>7,3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dePaneCompon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UpgradePdfPsToFileCleanup.java</text:p>
          </table:table-cell>
          <table:table-cell office:value-type="float" office:value="117.27684441198" calcext:value-type="float">
            <text:p>117,28</text:p>
          </table:table-cell>
          <table:table-cell office:value-type="float" office:value="2.5317750182615" calcext:value-type="float">
            <text:p>2,53</text:p>
          </table:table-cell>
          <table:table-cell office:value-type="float" office:value="163.884587289993" calcext:value-type="float">
            <text:p>163,88</text:p>
          </table:table-cell>
          <table:table-cell office:value-type="float" office:value="11.4331628926224" calcext:value-type="float">
            <text:p>11,43</text:p>
          </table:table-cell>
          <table:table-cell office:value-type="float" office:value="18.3973703433163" calcext:value-type="float">
            <text:p>18,40</text:p>
          </table:table-cell>
          <table:table-cell office:value-type="float" office:value="17.0927684441198" calcext:value-type="float">
            <text:p>17,09</text:p>
          </table:table-cell>
          <table:table-cell office:value-type="float" office:value="2.65741417092768" calcext:value-type="float">
            <text:p>2,66</text:p>
          </table:table-cell>
          <table:table-cell office:value-type="float" office:value="4.0336011687363" calcext:value-type="float">
            <text:p>4,03</text:p>
          </table:table-cell>
          <table:table-cell office:value-type="float" office:value="25.9810080350621" calcext:value-type="float">
            <text:p>25,9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ntryTypeDialo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logic/bibtex/FieldContentParser.java</text:p>
          </table:table-cell>
          <table:table-cell office:value-type="float" office:value="30.6933333333333" calcext:value-type="float">
            <text:p>30,69</text:p>
          </table:table-cell>
          <table:table-cell office:value-type="float" office:value="2.49876543209877" calcext:value-type="float">
            <text:p>2,50</text:p>
          </table:table-cell>
          <table:table-cell office:value-type="float" office:value="299.331358024691" calcext:value-type="float">
            <text:p>299,33</text:p>
          </table:table-cell>
          <table:table-cell office:value-type="float" office:value="43.6266666666667" calcext:value-type="float">
            <text:p>43,63</text:p>
          </table:table-cell>
          <table:table-cell office:value-type="float" office:value="0.248888888888889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1.62469135802469" calcext:value-type="float">
            <text:p>1,62</text:p>
          </table:table-cell>
          <table:table-cell office:value-type="float" office:value="0.175802469135802" calcext:value-type="float">
            <text:p>0,18</text:p>
          </table:table-cell>
          <table:table-cell office:value-type="float" office:value="11.9733333333333" calcext:value-type="float">
            <text:p>11,9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meFormatter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worker/AbstractWorker.java</text:p>
          </table:table-cell>
          <table:table-cell office:value-type="float" office:value="134.333333333333" calcext:value-type="float">
            <text:p>134,33</text:p>
          </table:table-cell>
          <table:table-cell office:value-type="float" office:value="2.47222222222222" calcext:value-type="float">
            <text:p>2,47</text:p>
          </table:table-cell>
          <table:table-cell office:value-type="float" office:value="0" calcext:value-type="float">
            <text:p>0,00</text:p>
          </table:table-cell>
          <table:table-cell office:value-type="float" office:value="142.472222222222" calcext:value-type="float">
            <text:p>142,47</text:p>
          </table:table-cell>
          <table:table-cell office:value-type="float" office:value="1.25" calcext:value-type="float">
            <text:p>1,25</text:p>
          </table:table-cell>
          <table:table-cell office:value-type="float" office:value="14.8055555555556" calcext:value-type="float">
            <text:p>14,81</text:p>
          </table:table-cell>
          <table:table-cell office:value-type="float" office:value="4.91666666666667" calcext:value-type="float">
            <text:p>4,92</text:p>
          </table:table-cell>
          <table:table-cell office:value-type="float" office:value="0" calcext:value-type="float">
            <text:p>0,00</text:p>
          </table:table-cell>
          <table:table-cell office:value-type="float" office:value="18.9166666666667" calcext:value-type="float">
            <text:p>18,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leCase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OS.java</text:p>
          </table:table-cell>
          <table:table-cell office:value-type="float" office:value="79.2222222222222" calcext:value-type="float">
            <text:p>79,22</text:p>
          </table:table-cell>
          <table:table-cell office:value-type="float" office:value="2.47222222222222" calcext:value-type="float">
            <text:p>2,47</text:p>
          </table:table-cell>
          <table:table-cell office:value-type="float" office:value="0" calcext:value-type="float">
            <text:p>0,00</text:p>
          </table:table-cell>
          <table:table-cell office:value-type="float" office:value="57.8055555555556" calcext:value-type="float">
            <text:p>57,81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3.80555555555556" calcext:value-type="float">
            <text:p>3,81</text:p>
          </table:table-cell>
          <table:table-cell office:value-type="float" office:value="2.47222222222222" calcext:value-type="float">
            <text:p>2,47</text:p>
          </table:table-cell>
          <table:table-cell office:value-type="float" office:value="0" calcext:value-type="float">
            <text:p>0,00</text:p>
          </table:table-cell>
          <table:table-cell office:value-type="float" office:value="4.91666666666667" calcext:value-type="float">
            <text:p>4,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italize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LatexToUnicodeFormatter.java</text:p>
          </table:table-cell>
          <table:table-cell office:value-type="float" office:value="79.2222222222222" calcext:value-type="float">
            <text:p>79,22</text:p>
          </table:table-cell>
          <table:table-cell office:value-type="float" office:value="2.47222222222222" calcext:value-type="float">
            <text:p>2,47</text:p>
          </table:table-cell>
          <table:table-cell office:value-type="float" office:value="0" calcext:value-type="float">
            <text:p>0,00</text:p>
          </table:table-cell>
          <table:table-cell office:value-type="float" office:value="57.8055555555556" calcext:value-type="float">
            <text:p>57,81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3.80555555555556" calcext:value-type="float">
            <text:p>3,81</text:p>
          </table:table-cell>
          <table:table-cell office:value-type="float" office:value="2.47222222222222" calcext:value-type="float">
            <text:p>2,47</text:p>
          </table:table-cell>
          <table:table-cell office:value-type="float" office:value="0" calcext:value-type="float">
            <text:p>0,00</text:p>
          </table:table-cell>
          <table:table-cell office:value-type="float" office:value="4.91666666666667" calcext:value-type="float">
            <text:p>4,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Case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TypeDialog.java</text:p>
          </table:table-cell>
          <table:table-cell office:value-type="float" office:value="3124.86193684767" calcext:value-type="float">
            <text:p>3.124,86</text:p>
          </table:table-cell>
          <table:table-cell office:value-type="float" office:value="2.40058131853613" calcext:value-type="float">
            <text:p>2,40</text:p>
          </table:table-cell>
          <table:table-cell office:value-type="float" office:value="4043.48579733122" calcext:value-type="float">
            <text:p>4.043,49</text:p>
          </table:table-cell>
          <table:table-cell office:value-type="float" office:value="1348.73087594134" calcext:value-type="float">
            <text:p>1.348,73</text:p>
          </table:table-cell>
          <table:table-cell office:value-type="float" office:value="186.803804994055" calcext:value-type="float">
            <text:p>186,80</text:p>
          </table:table-cell>
          <table:table-cell office:value-type="float" office:value="7.43982031972519" calcext:value-type="float">
            <text:p>7,44</text:p>
          </table:table-cell>
          <table:table-cell office:value-type="float" office:value="286.630466376007" calcext:value-type="float">
            <text:p>286,63</text:p>
          </table:table-cell>
          <table:table-cell office:value-type="float" office:value="0.825472321310608" calcext:value-type="float">
            <text:p>0,83</text:p>
          </table:table-cell>
          <table:table-cell office:value-type="float" office:value="1687.98837362928" calcext:value-type="float">
            <text:p>1.687,9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ibEntryWriter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importer/fetcher/CrossrefFetcherEvaluator.java</text:p>
          </table:table-cell>
          <table:table-cell office:value-type="float" office:value="6045.4475" calcext:value-type="float">
            <text:p>6.045,45</text:p>
          </table:table-cell>
          <table:table-cell office:value-type="float" office:value="2.34" calcext:value-type="float">
            <text:p>2,34</text:p>
          </table:table-cell>
          <table:table-cell office:value-type="float" office:value="2821.84" calcext:value-type="float">
            <text:p>2.821,84</text:p>
          </table:table-cell>
          <table:table-cell office:value-type="float" office:value="9006.45" calcext:value-type="float">
            <text:p>9.006,45</text:p>
          </table:table-cell>
          <table:table-cell office:value-type="float" office:value="216.6875" calcext:value-type="float">
            <text:p>216,69</text:p>
          </table:table-cell>
          <table:table-cell office:value-type="float" office:value="11.34" calcext:value-type="float">
            <text:p>11,34</text:p>
          </table:table-cell>
          <table:table-cell office:value-type="float" office:value="424.11" calcext:value-type="float">
            <text:p>424,11</text:p>
          </table:table-cell>
          <table:table-cell office:value-type="float" office:value="0.3275" calcext:value-type="float">
            <text:p>0,33</text:p>
          </table:table-cell>
          <table:table-cell office:value-type="float" office:value="2641.39" calcext:value-type="float">
            <text:p>2.641,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VKPars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ndo/UndoableFieldChange.java</text:p>
          </table:table-cell>
          <table:table-cell office:value-type="float" office:value="119.719135802469" calcext:value-type="float">
            <text:p>119,72</text:p>
          </table:table-cell>
          <table:table-cell office:value-type="float" office:value="2.31961591220851" calcext:value-type="float">
            <text:p>2,32</text:p>
          </table:table-cell>
          <table:table-cell office:value-type="float" office:value="3503.23765432099" calcext:value-type="float">
            <text:p>3.503,24</text:p>
          </table:table-cell>
          <table:table-cell office:value-type="float" office:value="36.7630315500686" calcext:value-type="float">
            <text:p>36,76</text:p>
          </table:table-cell>
          <table:table-cell office:value-type="float" office:value="30.5490397805213" calcext:value-type="float">
            <text:p>30,55</text:p>
          </table:table-cell>
          <table:table-cell office:value-type="float" office:value="1.70953360768176" calcext:value-type="float">
            <text:p>1,71</text:p>
          </table:table-cell>
          <table:table-cell office:value-type="float" office:value="13.0987654320988" calcext:value-type="float">
            <text:p>13,10</text:p>
          </table:table-cell>
          <table:table-cell office:value-type="float" office:value="1.05212620027435" calcext:value-type="float">
            <text:p>1,05</text:p>
          </table:table-cell>
          <table:table-cell office:value-type="float" office:value="39.5432098765432" calcext:value-type="float">
            <text:p>39,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atexFieldFormatter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main/java/net/sf/jabref/gui/undo/UndoableStringChange.java</text:p>
          </table:table-cell>
          <table:table-cell office:value-type="float" office:value="140.444444444444" calcext:value-type="float">
            <text:p>140,44</text:p>
          </table:table-cell>
          <table:table-cell office:value-type="float" office:value="2.28395061728395" calcext:value-type="float">
            <text:p>2,28</text:p>
          </table:table-cell>
          <table:table-cell office:value-type="float" office:value="90.5802469135803" calcext:value-type="float">
            <text:p>90,58</text:p>
          </table:table-cell>
          <table:table-cell office:value-type="float" office:value="22.1265432098765" calcext:value-type="float">
            <text:p>22,13</text:p>
          </table:table-cell>
          <table:table-cell office:value-type="float" office:value="1.91358024691358" calcext:value-type="float">
            <text:p>1,91</text:p>
          </table:table-cell>
          <table:table-cell office:value-type="float" office:value="35.3117283950617" calcext:value-type="float">
            <text:p>35,31</text:p>
          </table:table-cell>
          <table:table-cell office:value-type="float" office:value="2.28395061728395" calcext:value-type="float">
            <text:p>2,28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14.6666666666667" calcext:value-type="float">
            <text:p>14,6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dfXmp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editor/EntryEditorTabList.java</text:p>
          </table:table-cell>
          <table:table-cell office:value-type="float" office:value="42.25" calcext:value-type="float">
            <text:p>42,25</text:p>
          </table:table-cell>
          <table:table-cell office:value-type="float" office:value="2.25" calcext:value-type="float">
            <text:p>2,25</text:p>
          </table:table-cell>
          <table:table-cell office:value-type="float" office:value="22500" calcext:value-type="float">
            <text:p>22.500,00</text:p>
          </table:table-cell>
          <table:table-cell office:value-type="float" office:value="90.25" calcext:value-type="float">
            <text:p>90,25</text:p>
          </table:table-cell>
          <table:table-cell office:value-type="float" office:value="0.25" calcext:value-type="float">
            <text:p>0,25</text:p>
          </table:table-cell>
          <table:table-cell office:value-type="float" office:value="12.25" calcext:value-type="float">
            <text:p>12,25</text:p>
          </table:table-cell>
          <table:table-cell office:value-type="float" office:value="2.25" calcext:value-type="float">
            <text:p>2,25</text:p>
          </table:table-cell>
          <table:table-cell office:value-type="float" office:value="1444" calcext:value-type="float">
            <text:p>1.444,0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Render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Change.java</text:p>
          </table:table-cell>
          <table:table-cell office:value-type="float" office:value="94.9333333333333" calcext:value-type="float">
            <text:p>94,93</text:p>
          </table:table-cell>
          <table:table-cell office:value-type="float" office:value="2.25" calcext:value-type="float">
            <text:p>2,25</text:p>
          </table:table-cell>
          <table:table-cell office:value-type="float" office:value="73.4622222222222" calcext:value-type="float">
            <text:p>73,46</text:p>
          </table:table-cell>
          <table:table-cell office:value-type="float" office:value="76.25" calcext:value-type="float">
            <text:p>76,25</text:p>
          </table:table-cell>
          <table:table-cell office:value-type="float" office:value="1.55666666666667" calcext:value-type="float">
            <text:p>1,56</text:p>
          </table:table-cell>
          <table:table-cell office:value-type="float" office:value="0.498888888888889" calcext:value-type="float">
            <text:p>0,50</text:p>
          </table:table-cell>
          <table:table-cell office:value-type="float" office:value="6.84555555555555" calcext:value-type="float">
            <text:p>6,85</text:p>
          </table:table-cell>
          <table:table-cell office:value-type="float" office:value="0.448888888888889" calcext:value-type="float">
            <text:p>0,45</text:p>
          </table:table-cell>
          <table:table-cell office:value-type="float" office:value="12.5955555555556" calcext:value-type="float">
            <text:p>12,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TextAreaWithHighlight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JabRefException.java</text:p>
          </table:table-cell>
          <table:table-cell office:value-type="float" office:value="17.1666666666667" calcext:value-type="float">
            <text:p>17,17</text:p>
          </table:table-cell>
          <table:table-cell office:value-type="float" office:value="2.25" calcext:value-type="float">
            <text:p>2,25</text:p>
          </table:table-cell>
          <table:table-cell office:value-type="float" office:value="4.75" calcext:value-type="float">
            <text:p>4,75</text:p>
          </table:table-cell>
          <table:table-cell office:value-type="float" office:value="525.576388888889" calcext:value-type="float">
            <text:p>525,5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1875" calcext:value-type="float">
            <text:p>3,19</text:p>
          </table:table-cell>
          <table:table-cell office:value-type="float" office:value="0" calcext:value-type="float">
            <text:p>0,00</text:p>
          </table:table-cell>
          <table:table-cell office:value-type="float" office:value="3.74305555555555" calcext:value-type="float">
            <text:p>3,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bbrevi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database/BibDatabaseMode.java</text:p>
          </table:table-cell>
          <table:table-cell office:value-type="float" office:value="318.08984375" calcext:value-type="float">
            <text:p>318,09</text:p>
          </table:table-cell>
          <table:table-cell office:value-type="float" office:value="2.234375" calcext:value-type="float">
            <text:p>2,23</text:p>
          </table:table-cell>
          <table:table-cell office:value-type="float" office:value="21.77734375" calcext:value-type="float">
            <text:p>21,78</text:p>
          </table:table-cell>
          <table:table-cell office:value-type="float" office:value="1013.15234375" calcext:value-type="float">
            <text:p>1.013,15</text:p>
          </table:table-cell>
          <table:table-cell office:value-type="float" office:value="57.12109375" calcext:value-type="float">
            <text:p>57,12</text:p>
          </table:table-cell>
          <table:table-cell office:value-type="float" office:value="43.1875" calcext:value-type="float">
            <text:p>43,19</text:p>
          </table:table-cell>
          <table:table-cell office:value-type="float" office:value="29" calcext:value-type="float">
            <text:p>29,00</text:p>
          </table:table-cell>
          <table:table-cell office:value-type="float" office:value="0.05859375" calcext:value-type="float">
            <text:p>0,06</text:p>
          </table:table-cell>
          <table:table-cell office:value-type="float" office:value="118.4375" calcext:value-type="float">
            <text:p>118,4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ryUti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cleanup/FileLinksCleanup.java</text:p>
          </table:table-cell>
          <table:table-cell office:value-type="float" office:value="66.36" calcext:value-type="float">
            <text:p>66,36</text:p>
          </table:table-cell>
          <table:table-cell office:value-type="float" office:value="2.224375" calcext:value-type="float">
            <text:p>2,22</text:p>
          </table:table-cell>
          <table:table-cell office:value-type="float" office:value="317.2775" calcext:value-type="float">
            <text:p>317,28</text:p>
          </table:table-cell>
          <table:table-cell office:value-type="float" office:value="30.19" calcext:value-type="float">
            <text:p>30,19</text:p>
          </table:table-cell>
          <table:table-cell office:value-type="float" office:value="1.774375" calcext:value-type="float">
            <text:p>1,77</text:p>
          </table:table-cell>
          <table:table-cell office:value-type="float" office:value="1.549375" calcext:value-type="float">
            <text:p>1,55</text:p>
          </table:table-cell>
          <table:table-cell office:value-type="float" office:value="1.3375" calcext:value-type="float">
            <text:p>1,34</text:p>
          </table:table-cell>
          <table:table-cell office:value-type="float" office:value="0.219375" calcext:value-type="float">
            <text:p>0,22</text:p>
          </table:table-cell>
          <table:table-cell office:value-type="float" office:value="22.3375" calcext:value-type="float">
            <text:p>22,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ushToVi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EntryFromExternalFileCreator.java</text:p>
          </table:table-cell>
          <table:table-cell office:value-type="float" office:value="70.8888888888889" calcext:value-type="float">
            <text:p>70,89</text:p>
          </table:table-cell>
          <table:table-cell office:value-type="float" office:value="2.22222222222222" calcext:value-type="float">
            <text:p>2,22</text:p>
          </table:table-cell>
          <table:table-cell office:value-type="float" office:value="88.8888888888889" calcext:value-type="float">
            <text:p>88,89</text:p>
          </table:table-cell>
          <table:table-cell office:value-type="float" office:value="758.138888888889" calcext:value-type="float">
            <text:p>758,14</text:p>
          </table:table-cell>
          <table:table-cell office:value-type="float" office:value="61.25" calcext:value-type="float">
            <text:p>61,25</text:p>
          </table:table-cell>
          <table:table-cell office:value-type="float" office:value="83.8888888888889" calcext:value-type="float">
            <text:p>83,89</text:p>
          </table:table-cell>
          <table:table-cell office:value-type="float" office:value="2.22222222222222" calcext:value-type="float">
            <text:p>2,22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18.3333333333333" calcext:value-type="float">
            <text:p>18,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BExporterAndImporterFacto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EntryFetcher.java</text:p>
          </table:table-cell>
          <table:table-cell office:value-type="float" office:value="122.204081632653" calcext:value-type="float">
            <text:p>122,20</text:p>
          </table:table-cell>
          <table:table-cell office:value-type="float" office:value="2.20408163265306" calcext:value-type="float">
            <text:p>2,20</text:p>
          </table:table-cell>
          <table:table-cell office:value-type="float" office:value="17.6326530612245" calcext:value-type="float">
            <text:p>17,63</text:p>
          </table:table-cell>
          <table:table-cell office:value-type="float" office:value="160.204081632653" calcext:value-type="float">
            <text:p>160,20</text:p>
          </table:table-cell>
          <table:table-cell office:value-type="float" office:value="0.244897959183673" calcext:value-type="float">
            <text:p>0,24</text:p>
          </table:table-cell>
          <table:table-cell office:value-type="float" office:value="3.91836734693877" calcext:value-type="float">
            <text:p>3,92</text:p>
          </table:table-cell>
          <table:table-cell office:value-type="float" office:value="2.20408163265306" calcext:value-type="float">
            <text:p>2,20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3.91836734693877" calcext:value-type="float">
            <text:p>3,9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archMod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esktop/os/NativeDesktop.java</text:p>
          </table:table-cell>
          <table:table-cell office:value-type="float" office:value="180.113421550095" calcext:value-type="float">
            <text:p>180,11</text:p>
          </table:table-cell>
          <table:table-cell office:value-type="float" office:value="2.19281663516068" calcext:value-type="float">
            <text:p>2,19</text:p>
          </table:table-cell>
          <table:table-cell office:value-type="float" office:value="503.99915984037" calcext:value-type="float">
            <text:p>504,00</text:p>
          </table:table-cell>
          <table:table-cell office:value-type="float" office:value="133.738290275152" calcext:value-type="float">
            <text:p>133,74</text:p>
          </table:table-cell>
          <table:table-cell office:value-type="float" office:value="215.608485612266" calcext:value-type="float">
            <text:p>215,61</text:p>
          </table:table-cell>
          <table:table-cell office:value-type="float" office:value="11.2640201638311" calcext:value-type="float">
            <text:p>11,26</text:p>
          </table:table-cell>
          <table:table-cell office:value-type="float" office:value="11.8764965343415" calcext:value-type="float">
            <text:p>11,88</text:p>
          </table:table-cell>
          <table:table-cell office:value-type="float" office:value="0.16173072883848" calcext:value-type="float">
            <text:p>0,16</text:p>
          </table:table-cell>
          <table:table-cell office:value-type="float" office:value="26.9418189455997" calcext:value-type="float">
            <text:p>26,9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reviewPan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importer/fileformat/BibtexParser.java</text:p>
          </table:table-cell>
          <table:table-cell office:value-type="float" office:value="600" calcext:value-type="float">
            <text:p>600,00</text:p>
          </table:table-cell>
          <table:table-cell office:value-type="float" office:value="2.16" calcext:value-type="float">
            <text:p>2,16</text:p>
          </table:table-cell>
          <table:table-cell office:value-type="float" office:value="61.44" calcext:value-type="float">
            <text:p>61,44</text:p>
          </table:table-cell>
          <table:table-cell office:value-type="float" office:value="625.36" calcext:value-type="float">
            <text:p>625,3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9.36" calcext:value-type="float">
            <text:p>69,36</text:p>
          </table:table-cell>
          <table:table-cell office:value-type="float" office:value="0" calcext:value-type="float">
            <text:p>0,00</text:p>
          </table:table-cell>
          <table:table-cell office:value-type="float" office:value="188.16" calcext:value-type="float">
            <text:p>188,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eldChan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LayoutEntry.java</text:p>
          </table:table-cell>
          <table:table-cell office:value-type="float" office:value="399.3024" calcext:value-type="float">
            <text:p>399,30</text:p>
          </table:table-cell>
          <table:table-cell office:value-type="float" office:value="2.1504" calcext:value-type="float">
            <text:p>2,15</text:p>
          </table:table-cell>
          <table:table-cell office:value-type="float" office:value="3.7376" calcext:value-type="float">
            <text:p>3,74</text:p>
          </table:table-cell>
          <table:table-cell office:value-type="float" office:value="167.1744" calcext:value-type="float">
            <text:p>167,17</text:p>
          </table:table-cell>
          <table:table-cell office:value-type="float" office:value="2.9024" calcext:value-type="float">
            <text:p>2,90</text:p>
          </table:table-cell>
          <table:table-cell office:value-type="float" office:value="7.3344" calcext:value-type="float">
            <text:p>7,33</text:p>
          </table:table-cell>
          <table:table-cell office:value-type="float" office:value="6.5856" calcext:value-type="float">
            <text:p>6,59</text:p>
          </table:table-cell>
          <table:table-cell office:value-type="float" office:value="0" calcext:value-type="float">
            <text:p>0,00</text:p>
          </table:table-cell>
          <table:table-cell office:value-type="float" office:value="77.4144" calcext:value-type="float">
            <text:p>77,4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wEntry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MainTable.java</text:p>
          </table:table-cell>
          <table:table-cell office:value-type="float" office:value="63.9637188208616" calcext:value-type="float">
            <text:p>63,96</text:p>
          </table:table-cell>
          <table:table-cell office:value-type="float" office:value="2.12244897959184" calcext:value-type="float">
            <text:p>2,12</text:p>
          </table:table-cell>
          <table:table-cell office:value-type="float" office:value="1602.31292517007" calcext:value-type="float">
            <text:p>1.602,31</text:p>
          </table:table-cell>
          <table:table-cell office:value-type="float" office:value="93.7052154195011" calcext:value-type="float">
            <text:p>93,71</text:p>
          </table:table-cell>
          <table:table-cell office:value-type="float" office:value="137.959183673469" calcext:value-type="float">
            <text:p>137,96</text:p>
          </table:table-cell>
          <table:table-cell office:value-type="float" office:value="14.5986394557823" calcext:value-type="float">
            <text:p>14,60</text:p>
          </table:table-cell>
          <table:table-cell office:value-type="float" office:value="9.18820861678004" calcext:value-type="float">
            <text:p>9,19</text:p>
          </table:table-cell>
          <table:table-cell office:value-type="float" office:value="0.408163265306122" calcext:value-type="float">
            <text:p>0,41</text:p>
          </table:table-cell>
          <table:table-cell office:value-type="float" office:value="13.2834467120181" calcext:value-type="float">
            <text:p>13,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ibtexCaseChang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integrity/IntegrityCheck.java</text:p>
          </table:table-cell>
          <table:table-cell office:value-type="float" office:value="55.9122222222222" calcext:value-type="float">
            <text:p>55,91</text:p>
          </table:table-cell>
          <table:table-cell office:value-type="float" office:value="2.09" calcext:value-type="float">
            <text:p>2,09</text:p>
          </table:table-cell>
          <table:table-cell office:value-type="float" office:value="1489.22222222222" calcext:value-type="float">
            <text:p>1.489,22</text:p>
          </table:table-cell>
          <table:table-cell office:value-type="float" office:value="20.7822222222222" calcext:value-type="float">
            <text:p>20,78</text:p>
          </table:table-cell>
          <table:table-cell office:value-type="float" office:value="1.35555555555556" calcext:value-type="float">
            <text:p>1,36</text:p>
          </table:table-cell>
          <table:table-cell office:value-type="float" office:value="0.178888888888889" calcext:value-type="float">
            <text:p>0,18</text:p>
          </table:table-cell>
          <table:table-cell office:value-type="float" office:value="1.27222222222222" calcext:value-type="float">
            <text:p>1,27</text:p>
          </table:table-cell>
          <table:table-cell office:value-type="float" office:value="0.378888888888889" calcext:value-type="float">
            <text:p>0,38</text:p>
          </table:table-cell>
          <table:table-cell office:value-type="float" office:value="0.81" calcext:value-type="float">
            <text:p>0,8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eldSetCompon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GroupTreeNodeViewModel.java</text:p>
          </table:table-cell>
          <table:table-cell office:value-type="float" office:value="1221.22222222222" calcext:value-type="float">
            <text:p>1.221,22</text:p>
          </table:table-cell>
          <table:table-cell office:value-type="float" office:value="2" calcext:value-type="float">
            <text:p>2,00</text:p>
          </table:table-cell>
          <table:table-cell office:value-type="float" office:value="24720.5555555555" calcext:value-type="float">
            <text:p>24.720,56</text:p>
          </table:table-cell>
          <table:table-cell office:value-type="float" office:value="7191.80555555556" calcext:value-type="float">
            <text:p>7.191,81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50" calcext:value-type="float">
            <text:p>50,00</text:p>
          </table:table-cell>
          <table:table-cell office:value-type="float" office:value="10.8888888888889" calcext:value-type="float">
            <text:p>10,89</text:p>
          </table:table-cell>
          <table:table-cell office:value-type="float" office:value="470.222222222222" calcext:value-type="float">
            <text:p>470,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bRefPreferencesFil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OAI2Fetcher.java</text:p>
          </table:table-cell>
          <table:table-cell office:value-type="float" office:value="970.955017301038" calcext:value-type="float">
            <text:p>970,96</text:p>
          </table:table-cell>
          <table:table-cell office:value-type="float" office:value="1.99307958477508" calcext:value-type="float">
            <text:p>1,99</text:p>
          </table:table-cell>
          <table:table-cell office:value-type="float" office:value="0" calcext:value-type="float">
            <text:p>0,00</text:p>
          </table:table-cell>
          <table:table-cell office:value-type="float" office:value="3113.50173010381" calcext:value-type="float">
            <text:p>3.113,50</text:p>
          </table:table-cell>
          <table:table-cell office:value-type="float" office:value="2.71280276816609" calcext:value-type="float">
            <text:p>2,71</text:p>
          </table:table-cell>
          <table:table-cell office:value-type="float" office:value="1.3840830449827" calcext:value-type="float">
            <text:p>1,38</text:p>
          </table:table-cell>
          <table:table-cell office:value-type="float" office:value="26.795847750865" calcext:value-type="float">
            <text:p>26,80</text:p>
          </table:table-cell>
          <table:table-cell office:value-type="float" office:value="0" calcext:value-type="float">
            <text:p>0,00</text:p>
          </table:table-cell>
          <table:table-cell office:value-type="float" office:value="239.937716262976" calcext:value-type="float">
            <text:p>239,9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eanup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MedlineFetcher.java</text:p>
          </table:table-cell>
          <table:table-cell office:value-type="float" office:value="232.544887502784" calcext:value-type="float">
            <text:p>232,54</text:p>
          </table:table-cell>
          <table:table-cell office:value-type="float" office:value="1.96480285141457" calcext:value-type="float">
            <text:p>1,96</text:p>
          </table:table-cell>
          <table:table-cell office:value-type="float" office:value="1335.01492537313" calcext:value-type="float">
            <text:p>1.335,01</text:p>
          </table:table-cell>
          <table:table-cell office:value-type="float" office:value="157.576743149922" calcext:value-type="float">
            <text:p>157,58</text:p>
          </table:table-cell>
          <table:table-cell office:value-type="float" office:value="36.9801737580753" calcext:value-type="float">
            <text:p>36,98</text:p>
          </table:table-cell>
          <table:table-cell office:value-type="float" office:value="1.94653597683226" calcext:value-type="float">
            <text:p>1,95</text:p>
          </table:table-cell>
          <table:table-cell office:value-type="float" office:value="4.49053241256404" calcext:value-type="float">
            <text:p>4,49</text:p>
          </table:table-cell>
          <table:table-cell office:value-type="float" office:value="0.137224326130541" calcext:value-type="float">
            <text:p>0,14</text:p>
          </table:table-cell>
          <table:table-cell office:value-type="float" office:value="139.439964357318" calcext:value-type="float">
            <text:p>139,4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ileListEd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HTMLChars.java</text:p>
          </table:table-cell>
          <table:table-cell office:value-type="float" office:value="83.8037109375" calcext:value-type="float">
            <text:p>83,80</text:p>
          </table:table-cell>
          <table:table-cell office:value-type="float" office:value="1.93359375" calcext:value-type="float">
            <text:p>1,93</text:p>
          </table:table-cell>
          <table:table-cell office:value-type="float" office:value="964.0693359375" calcext:value-type="float">
            <text:p>964,07</text:p>
          </table:table-cell>
          <table:table-cell office:value-type="float" office:value="54.5302734375" calcext:value-type="float">
            <text:p>54,53</text:p>
          </table:table-cell>
          <table:table-cell office:value-type="float" office:value="38.5927734375" calcext:value-type="float">
            <text:p>38,59</text:p>
          </table:table-cell>
          <table:table-cell office:value-type="float" office:value="16.1162109375" calcext:value-type="float">
            <text:p>16,12</text:p>
          </table:table-cell>
          <table:table-cell office:value-type="float" office:value="3.4375" calcext:value-type="float">
            <text:p>3,44</text:p>
          </table:table-cell>
          <table:table-cell office:value-type="float" office:value="0.296875" calcext:value-type="float">
            <text:p>0,30</text:p>
          </table:table-cell>
          <table:table-cell office:value-type="float" office:value="10.52734375" calcext:value-type="float">
            <text:p>10,5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xtAre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openoffice/OOPreFormatter.java</text:p>
          </table:table-cell>
          <table:table-cell office:value-type="float" office:value="210.87109375" calcext:value-type="float">
            <text:p>210,87</text:p>
          </table:table-cell>
          <table:table-cell office:value-type="float" office:value="1.91493055555556" calcext:value-type="float">
            <text:p>1,91</text:p>
          </table:table-cell>
          <table:table-cell office:value-type="float" office:value="2509.51692708333" calcext:value-type="float">
            <text:p>2.509,52</text:p>
          </table:table-cell>
          <table:table-cell office:value-type="float" office:value="39.1666666666667" calcext:value-type="float">
            <text:p>39,17</text:p>
          </table:table-cell>
          <table:table-cell office:value-type="float" office:value="56.1875" calcext:value-type="float">
            <text:p>56,19</text:p>
          </table:table-cell>
          <table:table-cell office:value-type="float" office:value="2.07638888888889" calcext:value-type="float">
            <text:p>2,08</text:p>
          </table:table-cell>
          <table:table-cell office:value-type="float" office:value="81.9891493055555" calcext:value-type="float">
            <text:p>81,99</text:p>
          </table:table-cell>
          <table:table-cell office:value-type="float" office:value="0.597222222222223" calcext:value-type="float">
            <text:p>0,60</text:p>
          </table:table-cell>
          <table:table-cell office:value-type="float" office:value="123.206597222222" calcext:value-type="float">
            <text:p>123,2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uplicateChec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ImportSettingsTab.java</text:p>
          </table:table-cell>
          <table:table-cell office:value-type="float" office:value="25.9047619047619" calcext:value-type="float">
            <text:p>25,90</text:p>
          </table:table-cell>
          <table:table-cell office:value-type="float" office:value="1.83673469387755" calcext:value-type="float">
            <text:p>1,84</text:p>
          </table:table-cell>
          <table:table-cell office:value-type="float" office:value="3198.46712018141" calcext:value-type="float">
            <text:p>3.198,47</text:p>
          </table:table-cell>
          <table:table-cell office:value-type="float" office:value="14.0861678004535" calcext:value-type="float">
            <text:p>14,09</text:p>
          </table:table-cell>
          <table:table-cell office:value-type="float" office:value="26.8888888888889" calcext:value-type="float">
            <text:p>26,89</text:p>
          </table:table-cell>
          <table:table-cell office:value-type="float" office:value="32" calcext:value-type="float">
            <text:p>32,00</text:p>
          </table:table-cell>
          <table:table-cell office:value-type="float" office:value="1.83673469387755" calcext:value-type="float">
            <text:p>1,84</text:p>
          </table:table-cell>
          <table:table-cell office:value-type="float" office:value="6.98412698412699" calcext:value-type="float">
            <text:p>6,98</text:p>
          </table:table-cell>
          <table:table-cell office:value-type="float" office:value="1.09297052154195" calcext:value-type="float">
            <text:p>1,0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taDataChang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logic/layout/format/RTFChars.java</text:p>
          </table:table-cell>
          <table:table-cell office:value-type="float" office:value="114.640532544379" calcext:value-type="float">
            <text:p>114,64</text:p>
          </table:table-cell>
          <table:table-cell office:value-type="float" office:value="1.82840236686391" calcext:value-type="float">
            <text:p>1,83</text:p>
          </table:table-cell>
          <table:table-cell office:value-type="float" office:value="28.4437869822485" calcext:value-type="float">
            <text:p>28,44</text:p>
          </table:table-cell>
          <table:table-cell office:value-type="float" office:value="92.3786982248521" calcext:value-type="float">
            <text:p>92,38</text:p>
          </table:table-cell>
          <table:table-cell office:value-type="float" office:value="0" calcext:value-type="float">
            <text:p>0,00</text:p>
          </table:table-cell>
          <table:table-cell office:value-type="float" office:value="0.479289940828402" calcext:value-type="float">
            <text:p>0,48</text:p>
          </table:table-cell>
          <table:table-cell office:value-type="float" office:value="3.03698224852071" calcext:value-type="float">
            <text:p>3,04</text:p>
          </table:table-cell>
          <table:table-cell office:value-type="float" office:value="0.03698224852071" calcext:value-type="float">
            <text:p>0,04</text:p>
          </table:table-cell>
          <table:table-cell office:value-type="float" office:value="86.1198224852071" calcext:value-type="float">
            <text:p>86,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elp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GVKFetcher.java</text:p>
          </table:table-cell>
          <table:table-cell office:value-type="float" office:value="2187.85330578512" calcext:value-type="float">
            <text:p>2.187,85</text:p>
          </table:table-cell>
          <table:table-cell office:value-type="float" office:value="1.8099173553719" calcext:value-type="float">
            <text:p>1,81</text:p>
          </table:table-cell>
          <table:table-cell office:value-type="float" office:value="3176.44628099174" calcext:value-type="float">
            <text:p>3.176,45</text:p>
          </table:table-cell>
          <table:table-cell office:value-type="float" office:value="1847.11776859504" calcext:value-type="float">
            <text:p>1.847,12</text:p>
          </table:table-cell>
          <table:table-cell office:value-type="float" office:value="81.3161157024793" calcext:value-type="float">
            <text:p>81,32</text:p>
          </table:table-cell>
          <table:table-cell office:value-type="float" office:value="10.3326446280992" calcext:value-type="float">
            <text:p>10,33</text:p>
          </table:table-cell>
          <table:table-cell office:value-type="float" office:value="125.264462809917" calcext:value-type="float">
            <text:p>125,26</text:p>
          </table:table-cell>
          <table:table-cell office:value-type="float" office:value="0.68595041322314" calcext:value-type="float">
            <text:p>0,69</text:p>
          </table:table-cell>
          <table:table-cell office:value-type="float" office:value="1168.63016528926" calcext:value-type="float">
            <text:p>1.168,6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rmalizeNames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net/URLDownload.java</text:p>
          </table:table-cell>
          <table:table-cell office:value-type="float" office:value="12.5432098765432" calcext:value-type="float">
            <text:p>12,54</text:p>
          </table:table-cell>
          <table:table-cell office:value-type="float" office:value="1.80246913580247" calcext:value-type="float">
            <text:p>1,80</text:p>
          </table:table-cell>
          <table:table-cell office:value-type="float" office:value="180.246913580247" calcext:value-type="float">
            <text:p>180,25</text:p>
          </table:table-cell>
          <table:table-cell office:value-type="float" office:value="27.9506172839506" calcext:value-type="float">
            <text:p>27,95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3.50617283950617" calcext:value-type="float">
            <text:p>3,51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2" calcext:value-type="float">
            <text:p>2,00</text:p>
          </table:table-cell>
          <table:table-cell office:value-type="float" office:value="2.54320987654321" calcext:value-type="float">
            <text:p>2,5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leListE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importer/fetcher/ADSFetcher.java</text:p>
          </table:table-cell>
          <table:table-cell office:value-type="float" office:value="1444.48520710059" calcext:value-type="float">
            <text:p>1.444,49</text:p>
          </table:table-cell>
          <table:table-cell office:value-type="float" office:value="1.77514792899408" calcext:value-type="float">
            <text:p>1,78</text:p>
          </table:table-cell>
          <table:table-cell office:value-type="float" office:value="8.69822485207101" calcext:value-type="float">
            <text:p>8,70</text:p>
          </table:table-cell>
          <table:table-cell office:value-type="float" office:value="1610.43786982249" calcext:value-type="float">
            <text:p>1.610,4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6.0828402366864" calcext:value-type="float">
            <text:p>26,08</text:p>
          </table:table-cell>
          <table:table-cell office:value-type="float" office:value="0" calcext:value-type="float">
            <text:p>0,00</text:p>
          </table:table-cell>
          <table:table-cell office:value-type="float" office:value="493.514792899408" calcext:value-type="float">
            <text:p>493,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eanupPresetPan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CiteSeerXFetcher.java</text:p>
          </table:table-cell>
          <table:table-cell office:value-type="float" office:value="1486.92640349137" calcext:value-type="float">
            <text:p>1.486,93</text:p>
          </table:table-cell>
          <table:table-cell office:value-type="float" office:value="1.75203332672089" calcext:value-type="float">
            <text:p>1,75</text:p>
          </table:table-cell>
          <table:table-cell office:value-type="float" office:value="5051.17913112478" calcext:value-type="float">
            <text:p>5.051,18</text:p>
          </table:table-cell>
          <table:table-cell office:value-type="float" office:value="238.70025788534" calcext:value-type="float">
            <text:p>238,70</text:p>
          </table:table-cell>
          <table:table-cell office:value-type="float" office:value="14.0773656020631" calcext:value-type="float">
            <text:p>14,08</text:p>
          </table:table-cell>
          <table:table-cell office:value-type="float" office:value="0.505058520134894" calcext:value-type="float">
            <text:p>0,51</text:p>
          </table:table-cell>
          <table:table-cell office:value-type="float" office:value="31.3132315016862" calcext:value-type="float">
            <text:p>31,31</text:p>
          </table:table-cell>
          <table:table-cell office:value-type="float" office:value="0.721682205911526" calcext:value-type="float">
            <text:p>0,72</text:p>
          </table:table-cell>
          <table:table-cell office:value-type="float" office:value="169.316008728427" calcext:value-type="float">
            <text:p>169,3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tyleSelect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SpringerFetcher.java</text:p>
          </table:table-cell>
          <table:table-cell office:value-type="float" office:value="7173.28571428571" calcext:value-type="float">
            <text:p>7.173,29</text:p>
          </table:table-cell>
          <table:table-cell office:value-type="float" office:value="1.74872448979592" calcext:value-type="float">
            <text:p>1,75</text:p>
          </table:table-cell>
          <table:table-cell office:value-type="float" office:value="868.408163265307" calcext:value-type="float">
            <text:p>868,41</text:p>
          </table:table-cell>
          <table:table-cell office:value-type="float" office:value="1445.1875" calcext:value-type="float">
            <text:p>1.445,19</text:p>
          </table:table-cell>
          <table:table-cell office:value-type="float" office:value="9582.28954081632" calcext:value-type="float">
            <text:p>9.582,29</text:p>
          </table:table-cell>
          <table:table-cell office:value-type="float" office:value="121.258928571429" calcext:value-type="float">
            <text:p>121,26</text:p>
          </table:table-cell>
          <table:table-cell office:value-type="float" office:value="2.77551020408163" calcext:value-type="float">
            <text:p>2,78</text:p>
          </table:table-cell>
          <table:table-cell office:value-type="float" office:value="2.28954081632653" calcext:value-type="float">
            <text:p>2,29</text:p>
          </table:table-cell>
          <table:table-cell office:value-type="float" office:value="7632.12244897959" calcext:value-type="float">
            <text:p>7.632,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atexToUnicodeFormatt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importer/fetcher/DBLPFetcher.java</text:p>
          </table:table-cell>
          <table:table-cell office:value-type="float" office:value="107.323529411765" calcext:value-type="float">
            <text:p>107,32</text:p>
          </table:table-cell>
          <table:table-cell office:value-type="float" office:value="1.7238321799308" calcext:value-type="float">
            <text:p>1,72</text:p>
          </table:table-cell>
          <table:table-cell office:value-type="float" office:value="1490.25324394464" calcext:value-type="float">
            <text:p>1.490,25</text:p>
          </table:table-cell>
          <table:table-cell office:value-type="float" office:value="17.2791955017301" calcext:value-type="float">
            <text:p>17,28</text:p>
          </table:table-cell>
          <table:table-cell office:value-type="float" office:value="0.526600346020761" calcext:value-type="float">
            <text:p>0,53</text:p>
          </table:table-cell>
          <table:table-cell office:value-type="float" office:value="0.223832179930796" calcext:value-type="float">
            <text:p>0,22</text:p>
          </table:table-cell>
          <table:table-cell office:value-type="float" office:value="5.89338235294118" calcext:value-type="float">
            <text:p>5,89</text:p>
          </table:table-cell>
          <table:table-cell office:value-type="float" office:value="0.268166089965398" calcext:value-type="float">
            <text:p>0,27</text:p>
          </table:table-cell>
          <table:table-cell office:value-type="float" office:value="59.6442474048443" calcext:value-type="float">
            <text:p>59,6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ntryEditor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DOAJFetcher.java</text:p>
          </table:table-cell>
          <table:table-cell office:value-type="float" office:value="1269.20987654321" calcext:value-type="float">
            <text:p>1.269,21</text:p>
          </table:table-cell>
          <table:table-cell office:value-type="float" office:value="1.68998628257887" calcext:value-type="float">
            <text:p>1,69</text:p>
          </table:table-cell>
          <table:table-cell office:value-type="float" office:value="1110.64471879287" calcext:value-type="float">
            <text:p>1.110,64</text:p>
          </table:table-cell>
          <table:table-cell office:value-type="float" office:value="619.432098765432" calcext:value-type="float">
            <text:p>619,43</text:p>
          </table:table-cell>
          <table:table-cell office:value-type="float" office:value="4.64471879286694" calcext:value-type="float">
            <text:p>4,64</text:p>
          </table:table-cell>
          <table:table-cell office:value-type="float" office:value="2.05212620027435" calcext:value-type="float">
            <text:p>2,05</text:p>
          </table:table-cell>
          <table:table-cell office:value-type="float" office:value="196.216735253772" calcext:value-type="float">
            <text:p>196,22</text:p>
          </table:table-cell>
          <table:table-cell office:value-type="float" office:value="0.233196159122085" calcext:value-type="float">
            <text:p>0,23</text:p>
          </table:table-cell>
          <table:table-cell office:value-type="float" office:value="472.159122085048" calcext:value-type="float">
            <text:p>472,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ileListTableMod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main/java/net/sf/jabref/importer/fetcher/ScienceDirectFetcher.java</text:p>
          </table:table-cell>
          <table:table-cell office:value-type="float" office:value="58.9375" calcext:value-type="float">
            <text:p>58,94</text:p>
          </table:table-cell>
          <table:table-cell office:value-type="float" office:value="1.6875" calcext:value-type="float">
            <text:p>1,69</text:p>
          </table:table-cell>
          <table:table-cell office:value-type="float" office:value="229.6875" calcext:value-type="float">
            <text:p>229,69</text:p>
          </table:table-cell>
          <table:table-cell office:value-type="float" office:value="55.484375" calcext:value-type="float">
            <text:p>55,48</text:p>
          </table:table-cell>
          <table:table-cell office:value-type="float" office:value="0.75" calcext:value-type="float">
            <text:p>0,75</text:p>
          </table:table-cell>
          <table:table-cell office:value-type="float" office:value="117.1875" calcext:value-type="float">
            <text:p>117,19</text:p>
          </table:table-cell>
          <table:table-cell office:value-type="float" office:value="3" calcext:value-type="float">
            <text:p>3,00</text:p>
          </table:table-cell>
          <table:table-cell office:value-type="float" office:value="3.359375" calcext:value-type="float">
            <text:p>3,36</text:p>
          </table:table-cell>
          <table:table-cell office:value-type="float" office:value="6.75" calcext:value-type="float">
            <text:p>6,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Document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INSPIREFetcher.java</text:p>
          </table:table-cell>
          <table:table-cell office:value-type="float" office:value="2.359375" calcext:value-type="float">
            <text:p>2,36</text:p>
          </table:table-cell>
          <table:table-cell office:value-type="float" office:value="1.6875" calcext:value-type="float">
            <text:p>1,69</text:p>
          </table:table-cell>
          <table:table-cell office:value-type="float" office:value="0.4375" calcext:value-type="float">
            <text:p>0,44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,00</text:p>
          </table:table-cell>
          <table:table-cell office:value-type="float" office:value="1.234375" calcext:value-type="float">
            <text:p>1,2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eldEd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PersistenceTableColumnListener.java</text:p>
          </table:table-cell>
          <table:table-cell office:value-type="float" office:value="322.12811634349" calcext:value-type="float">
            <text:p>322,13</text:p>
          </table:table-cell>
          <table:table-cell office:value-type="float" office:value="1.62049861495845" calcext:value-type="float">
            <text:p>1,62</text:p>
          </table:table-cell>
          <table:table-cell office:value-type="float" office:value="86.7451523545706" calcext:value-type="float">
            <text:p>86,75</text:p>
          </table:table-cell>
          <table:table-cell office:value-type="float" office:value="60.8947368421053" calcext:value-type="float">
            <text:p>60,89</text:p>
          </table:table-cell>
          <table:table-cell office:value-type="float" office:value="4.2915512465374" calcext:value-type="float">
            <text:p>4,29</text:p>
          </table:table-cell>
          <table:table-cell office:value-type="float" office:value="0.405124653739612" calcext:value-type="float">
            <text:p>0,41</text:p>
          </table:table-cell>
          <table:table-cell office:value-type="float" office:value="12.7645429362881" calcext:value-type="float">
            <text:p>12,76</text:p>
          </table:table-cell>
          <table:table-cell office:value-type="float" office:value="0.225069252077562" calcext:value-type="float">
            <text:p>0,23</text:p>
          </table:table-cell>
          <table:table-cell office:value-type="float" office:value="76.3885041551247" calcext:value-type="float">
            <text:p>76,3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roupsTre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JabRefMain.java</text:p>
          </table:table-cell>
          <table:table-cell office:value-type="float" office:value="230.21" calcext:value-type="float">
            <text:p>230,21</text:p>
          </table:table-cell>
          <table:table-cell office:value-type="float" office:value="1.56" calcext:value-type="float">
            <text:p>1,56</text:p>
          </table:table-cell>
          <table:table-cell office:value-type="float" office:value="78.24" calcext:value-type="float">
            <text:p>78,24</text:p>
          </table:table-cell>
          <table:table-cell office:value-type="float" office:value="374.16" calcext:value-type="float">
            <text:p>374,16</text:p>
          </table:table-cell>
          <table:table-cell office:value-type="float" office:value="12.89" calcext:value-type="float">
            <text:p>12,89</text:p>
          </table:table-cell>
          <table:table-cell office:value-type="float" office:value="6.2" calcext:value-type="float">
            <text:p>6,20</text:p>
          </table:table-cell>
          <table:table-cell office:value-type="float" office:value="10.89" calcext:value-type="float">
            <text:p>10,89</text:p>
          </table:table-cell>
          <table:table-cell office:value-type="float" office:value="0.25" calcext:value-type="float">
            <text:p>0,25</text:p>
          </table:table-cell>
          <table:table-cell office:value-type="float" office:value="59.49" calcext:value-type="float">
            <text:p>59,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ossRe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RemoveLatexCommands.java</text:p>
          </table:table-cell>
          <table:table-cell office:value-type="float" office:value="13.5555555555556" calcext:value-type="float">
            <text:p>13,56</text:p>
          </table:table-cell>
          <table:table-cell office:value-type="float" office:value="1.55555555555556" calcext:value-type="float">
            <text:p>1,56</text:p>
          </table:table-cell>
          <table:table-cell office:value-type="float" office:value="0" calcext:value-type="float">
            <text:p>0,00</text:p>
          </table:table-cell>
          <table:table-cell office:value-type="float" office:value="254.888888888889" calcext:value-type="float">
            <text:p>254,8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55555555555556" calcext:value-type="float">
            <text:p>1,56</text:p>
          </table:table-cell>
          <table:table-cell office:value-type="float" office:value="0" calcext:value-type="float">
            <text:p>0,00</text:p>
          </table:table-cell>
          <table:table-cell office:value-type="float" office:value="1.55555555555556" calcext:value-type="float">
            <text:p>1,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BImporterResul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remote/server/RemoteListenerServerLifecycle.java</text:p>
          </table:table-cell>
          <table:table-cell office:value-type="float" office:value="28.49" calcext:value-type="float">
            <text:p>28,49</text:p>
          </table:table-cell>
          <table:table-cell office:value-type="float" office:value="1.5275" calcext:value-type="float">
            <text:p>1,53</text:p>
          </table:table-cell>
          <table:table-cell office:value-type="float" office:value="19.6875" calcext:value-type="float">
            <text:p>19,69</text:p>
          </table:table-cell>
          <table:table-cell office:value-type="float" office:value="6.5475" calcext:value-type="float">
            <text:p>6,55</text:p>
          </table:table-cell>
          <table:table-cell office:value-type="float" office:value="0" calcext:value-type="float">
            <text:p>0,00</text:p>
          </table:table-cell>
          <table:table-cell office:value-type="float" office:value="1.5875" calcext:value-type="float">
            <text:p>1,59</text:p>
          </table:table-cell>
          <table:table-cell office:value-type="float" office:value="0.8275" calcext:value-type="float">
            <text:p>0,83</text:p>
          </table:table-cell>
          <table:table-cell office:value-type="float" office:value="0" calcext:value-type="float">
            <text:p>0,00</text:p>
          </table:table-cell>
          <table:table-cell office:value-type="float" office:value="0.8475" calcext:value-type="float">
            <text:p>0,8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itsToLatexFormat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gui/groups/UndoableModifySubtree.java</text:p>
          </table:table-cell>
          <table:table-cell office:value-type="float" office:value="52.15" calcext:value-type="float">
            <text:p>52,15</text:p>
          </table:table-cell>
          <table:table-cell office:value-type="float" office:value="1.51" calcext:value-type="float">
            <text:p>1,51</text:p>
          </table:table-cell>
          <table:table-cell office:value-type="float" office:value="18.7" calcext:value-type="float">
            <text:p>18,70</text:p>
          </table:table-cell>
          <table:table-cell office:value-type="float" office:value="327.91" calcext:value-type="float">
            <text:p>327,91</text:p>
          </table:table-cell>
          <table:table-cell office:value-type="float" office:value="1.26" calcext:value-type="float">
            <text:p>1,26</text:p>
          </table:table-cell>
          <table:table-cell office:value-type="float" office:value="9.1275" calcext:value-type="float">
            <text:p>9,13</text:p>
          </table:table-cell>
          <table:table-cell office:value-type="float" office:value="2.1475" calcext:value-type="float">
            <text:p>2,15</text:p>
          </table:table-cell>
          <table:table-cell office:value-type="float" office:value="0.2475" calcext:value-type="float">
            <text:p>0,25</text:p>
          </table:table-cell>
          <table:table-cell office:value-type="float" office:value="5.3475" calcext:value-type="float">
            <text:p>5,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uildInf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ConvertLegacyExplicitGroups.java</text:p>
          </table:table-cell>
          <table:table-cell office:value-type="float" office:value="237.632653061224" calcext:value-type="float">
            <text:p>237,63</text:p>
          </table:table-cell>
          <table:table-cell office:value-type="float" office:value="1.48979591836735" calcext:value-type="float">
            <text:p>1,49</text:p>
          </table:table-cell>
          <table:table-cell office:value-type="float" office:value="553.892857142857" calcext:value-type="float">
            <text:p>553,89</text:p>
          </table:table-cell>
          <table:table-cell office:value-type="float" office:value="201.044642857143" calcext:value-type="float">
            <text:p>201,04</text:p>
          </table:table-cell>
          <table:table-cell office:value-type="float" office:value="61.1875" calcext:value-type="float">
            <text:p>61,19</text:p>
          </table:table-cell>
          <table:table-cell office:value-type="float" office:value="40.9897959183673" calcext:value-type="float">
            <text:p>40,99</text:p>
          </table:table-cell>
          <table:table-cell office:value-type="float" office:value="9.60204081632653" calcext:value-type="float">
            <text:p>9,60</text:p>
          </table:table-cell>
          <table:table-cell office:value-type="float" office:value="0.881377551020408" calcext:value-type="float">
            <text:p>0,88</text:p>
          </table:table-cell>
          <table:table-cell office:value-type="float" office:value="108.38137755102" calcext:value-type="float">
            <text:p>108,3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ntryS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EntryUtil.java</text:p>
          </table:table-cell>
          <table:table-cell office:value-type="float" office:value="12.96" calcext:value-type="float">
            <text:p>12,96</text:p>
          </table:table-cell>
          <table:table-cell office:value-type="float" office:value="1.44" calcext:value-type="float">
            <text:p>1,44</text:p>
          </table:table-cell>
          <table:table-cell office:value-type="float" office:value="144" calcext:value-type="float">
            <text:p>144,00</text:p>
          </table:table-cell>
          <table:table-cell office:value-type="float" office:value="943.44" calcext:value-type="float">
            <text:p>943,44</text:p>
          </table:table-cell>
          <table:table-cell office:value-type="float" office:value="0" calcext:value-type="float">
            <text:p>0,00</text:p>
          </table:table-cell>
          <table:table-cell office:value-type="float" office:value="0.16" calcext:value-type="float">
            <text:p>0,16</text:p>
          </table:table-cell>
          <table:table-cell office:value-type="float" office:value="1.44" calcext:value-type="float">
            <text:p>1,44</text:p>
          </table:table-cell>
          <table:table-cell office:value-type="float" office:value="0.16" calcext:value-type="float">
            <text:p>0,16</text:p>
          </table:table-cell>
          <table:table-cell office:value-type="float" office:value="1.44" calcext:value-type="float">
            <text:p>1,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xParserResul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MnemonicAwareAction.java</text:p>
          </table:table-cell>
          <table:table-cell office:value-type="float" office:value="30.1176470588235" calcext:value-type="float">
            <text:p>30,12</text:p>
          </table:table-cell>
          <table:table-cell office:value-type="float" office:value="1.3840830449827" calcext:value-type="float">
            <text:p>1,38</text:p>
          </table:table-cell>
          <table:table-cell office:value-type="float" office:value="5.53633217993079" calcext:value-type="float">
            <text:p>5,54</text:p>
          </table:table-cell>
          <table:table-cell office:value-type="float" office:value="9.77162629757786" calcext:value-type="float">
            <text:p>9,77</text:p>
          </table:table-cell>
          <table:table-cell office:value-type="float" office:value="2.71280276816609" calcext:value-type="float">
            <text:p>2,71</text:p>
          </table:table-cell>
          <table:table-cell office:value-type="float" office:value="14.1730103806229" calcext:value-type="float">
            <text:p>14,17</text:p>
          </table:table-cell>
          <table:table-cell office:value-type="float" office:value="1.3840830449827" calcext:value-type="float">
            <text:p>1,38</text:p>
          </table:table-cell>
          <table:table-cell office:value-type="float" office:value="0" calcext:value-type="float">
            <text:p>0,00</text:p>
          </table:table-cell>
          <table:table-cell office:value-type="float" office:value="1.63321799307958" calcext:value-type="float">
            <text:p>1,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rows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pdfimport/PdfFileFilter.java</text:p>
          </table:table-cell>
          <table:table-cell office:value-type="float" office:value="82.0763888888889" calcext:value-type="float">
            <text:p>82,08</text:p>
          </table:table-cell>
          <table:table-cell office:value-type="float" office:value="1.35416666666667" calcext:value-type="float">
            <text:p>1,35</text:p>
          </table:table-cell>
          <table:table-cell office:value-type="float" office:value="90.9722222222222" calcext:value-type="float">
            <text:p>90,97</text:p>
          </table:table-cell>
          <table:table-cell office:value-type="float" office:value="115.6875" calcext:value-type="float">
            <text:p>115,69</text:p>
          </table:table-cell>
          <table:table-cell office:value-type="float" office:value="1.25" calcext:value-type="float">
            <text:p>1,25</text:p>
          </table:table-cell>
          <table:table-cell office:value-type="float" office:value="2.22222222222222" calcext:value-type="float">
            <text:p>2,22</text:p>
          </table:table-cell>
          <table:table-cell office:value-type="float" office:value="7.66666666666667" calcext:value-type="float">
            <text:p>7,67</text:p>
          </table:table-cell>
          <table:table-cell office:value-type="float" office:value="0.6875" calcext:value-type="float">
            <text:p>0,69</text:p>
          </table:table-cell>
          <table:table-cell office:value-type="float" office:value="21.6388888888889" calcext:value-type="float">
            <text:p>21,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eanupActionsListMod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UnlinkedPDFFileFilter.java</text:p>
          </table:table-cell>
          <table:table-cell office:value-type="float" office:value="345.535" calcext:value-type="float">
            <text:p>345,54</text:p>
          </table:table-cell>
          <table:table-cell office:value-type="float" office:value="1.2975" calcext:value-type="float">
            <text:p>1,30</text:p>
          </table:table-cell>
          <table:table-cell office:value-type="float" office:value="19003.42984375" calcext:value-type="float">
            <text:p>19.003,43</text:p>
          </table:table-cell>
          <table:table-cell office:value-type="float" office:value="173.56109375" calcext:value-type="float">
            <text:p>173,56</text:p>
          </table:table-cell>
          <table:table-cell office:value-type="float" office:value="367.84609375" calcext:value-type="float">
            <text:p>367,85</text:p>
          </table:table-cell>
          <table:table-cell office:value-type="float" office:value="1.344375" calcext:value-type="float">
            <text:p>1,34</text:p>
          </table:table-cell>
          <table:table-cell office:value-type="float" office:value="11.469375" calcext:value-type="float">
            <text:p>11,47</text:p>
          </table:table-cell>
          <table:table-cell office:value-type="float" office:value="0.38609375" calcext:value-type="float">
            <text:p>0,39</text:p>
          </table:table-cell>
          <table:table-cell office:value-type="float" office:value="104.1225" calcext:value-type="float">
            <text:p>104,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abelPatternUti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rc/main/java/net/sf/jabref/logic/labelpattern/DatabaseLabelPattern.java</text:p>
          </table:table-cell>
          <table:table-cell office:value-type="float" office:value="30.4691358024691" calcext:value-type="float">
            <text:p>30,47</text:p>
          </table:table-cell>
          <table:table-cell office:value-type="float" office:value="1.28395061728395" calcext:value-type="float">
            <text:p>1,28</text:p>
          </table:table-cell>
          <table:table-cell office:value-type="float" office:value="28.4444444444444" calcext:value-type="float">
            <text:p>28,44</text:p>
          </table:table-cell>
          <table:table-cell office:value-type="float" office:value="367.20987654321" calcext:value-type="float">
            <text:p>367,21</text:p>
          </table:table-cell>
          <table:table-cell office:value-type="float" office:value="2.22222222222222" calcext:value-type="float">
            <text:p>2,22</text:p>
          </table:table-cell>
          <table:table-cell office:value-type="float" office:value="6.69135802469136" calcext:value-type="float">
            <text:p>6,69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320987654320988" calcext:value-type="float">
            <text:p>0,32</text:p>
          </table:table-cell>
          <table:table-cell office:value-type="float" office:value="2.39506172839506" calcext:value-type="float">
            <text:p>2,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ifyNameList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ParseException.java</text:p>
          </table:table-cell>
          <table:table-cell office:value-type="float" office:value="16.3333333333333" calcext:value-type="float">
            <text:p>16,33</text:p>
          </table:table-cell>
          <table:table-cell office:value-type="float" office:value="1.25" calcext:value-type="float">
            <text:p>1,25</text:p>
          </table:table-cell>
          <table:table-cell office:value-type="float" office:value="20.1388888888889" calcext:value-type="float">
            <text:p>20,14</text:p>
          </table:table-cell>
          <table:table-cell office:value-type="float" office:value="948.888888888889" calcext:value-type="float">
            <text:p>948,89</text:p>
          </table:table-cell>
          <table:table-cell office:value-type="float" office:value="19.2222222222222" calcext:value-type="float">
            <text:p>19,22</text:p>
          </table:table-cell>
          <table:table-cell office:value-type="float" office:value="53.4722222222222" calcext:value-type="float">
            <text:p>53,47</text:p>
          </table:table-cell>
          <table:table-cell office:value-type="float" office:value="1.80555555555556" calcext:value-type="float">
            <text:p>1,81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serResultWarning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BasePanelMode.java</text:p>
          </table:table-cell>
          <table:table-cell office:value-type="float" office:value="30.5260416666667" calcext:value-type="float">
            <text:p>30,53</text:p>
          </table:table-cell>
          <table:table-cell office:value-type="float" office:value="1.24305555555556" calcext:value-type="float">
            <text:p>1,24</text:p>
          </table:table-cell>
          <table:table-cell office:value-type="float" office:value="71.4058159722222" calcext:value-type="float">
            <text:p>71,41</text:p>
          </table:table-cell>
          <table:table-cell office:value-type="float" office:value="21.1388888888889" calcext:value-type="float">
            <text:p>21,14</text:p>
          </table:table-cell>
          <table:table-cell office:value-type="float" office:value="8.02039930555556" calcext:value-type="float">
            <text:p>8,02</text:p>
          </table:table-cell>
          <table:table-cell office:value-type="float" office:value="3.26388888888889" calcext:value-type="float">
            <text:p>3,26</text:p>
          </table:table-cell>
          <table:table-cell office:value-type="float" office:value="4.20833333333333" calcext:value-type="float">
            <text:p>4,21</text:p>
          </table:table-cell>
          <table:table-cell office:value-type="float" office:value="0.0763888888888891" calcext:value-type="float">
            <text:p>0,08</text:p>
          </table:table-cell>
          <table:table-cell office:value-type="float" office:value="10.359375" calcext:value-type="float">
            <text:p>10,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ieldCompara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gui/ImportInspectionDialog.java</text:p>
          </table:table-cell>
          <table:table-cell office:value-type="float" office:value="93.1938775510204" calcext:value-type="float">
            <text:p>93,19</text:p>
          </table:table-cell>
          <table:table-cell office:value-type="float" office:value="1.20408163265306" calcext:value-type="float">
            <text:p>1,20</text:p>
          </table:table-cell>
          <table:table-cell office:value-type="float" office:value="0" calcext:value-type="float">
            <text:p>0,00</text:p>
          </table:table-cell>
          <table:table-cell office:value-type="float" office:value="445.320153061225" calcext:value-type="float">
            <text:p>445,32</text:p>
          </table:table-cell>
          <table:table-cell office:value-type="float" office:value="1.44387755102041" calcext:value-type="float">
            <text:p>1,44</text:p>
          </table:table-cell>
          <table:table-cell office:value-type="float" office:value="0.360969387755102" calcext:value-type="float">
            <text:p>0,36</text:p>
          </table:table-cell>
          <table:table-cell office:value-type="float" office:value="1.20408163265306" calcext:value-type="float">
            <text:p>1,20</text:p>
          </table:table-cell>
          <table:table-cell office:value-type="float" office:value="0" calcext:value-type="float">
            <text:p>0,00</text:p>
          </table:table-cell>
          <table:table-cell office:value-type="float" office:value="3.28954081632653" calcext:value-type="float">
            <text:p>3,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abRefCL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editor/EntryEditor.java</text:p>
          </table:table-cell>
          <table:table-cell office:value-type="float" office:value="1946.59" calcext:value-type="float">
            <text:p>1.946,59</text:p>
          </table:table-cell>
          <table:table-cell office:value-type="float" office:value="1.174375" calcext:value-type="float">
            <text:p>1,17</text:p>
          </table:table-cell>
          <table:table-cell office:value-type="float" office:value="22044.849375" calcext:value-type="float">
            <text:p>22.044,85</text:p>
          </table:table-cell>
          <table:table-cell office:value-type="float" office:value="3720.819375" calcext:value-type="float">
            <text:p>3.720,82</text:p>
          </table:table-cell>
          <table:table-cell office:value-type="float" office:value="12.59" calcext:value-type="float">
            <text:p>12,59</text:p>
          </table:table-cell>
          <table:table-cell office:value-type="float" office:value="0.2375" calcext:value-type="float">
            <text:p>0,24</text:p>
          </table:table-cell>
          <table:table-cell office:value-type="float" office:value="1.444375" calcext:value-type="float">
            <text:p>1,44</text:p>
          </table:table-cell>
          <table:table-cell office:value-type="float" office:value="0.29" calcext:value-type="float">
            <text:p>0,29</text:p>
          </table:table-cell>
          <table:table-cell office:value-type="float" office:value="91.119375" calcext:value-type="float">
            <text:p>91,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openoffice/OOBibStyle.java</text:p>
          </table:table-cell>
          <table:table-cell office:value-type="float" office:value="1182.09467455621" calcext:value-type="float">
            <text:p>1.182,09</text:p>
          </table:table-cell>
          <table:table-cell office:value-type="float" office:value="1.17159763313609" calcext:value-type="float">
            <text:p>1,17</text:p>
          </table:table-cell>
          <table:table-cell office:value-type="float" office:value="210.840236686391" calcext:value-type="float">
            <text:p>210,84</text:p>
          </table:table-cell>
          <table:table-cell office:value-type="float" office:value="818.98224852071" calcext:value-type="float">
            <text:p>818,98</text:p>
          </table:table-cell>
          <table:table-cell office:value-type="float" office:value="15.1479289940828" calcext:value-type="float">
            <text:p>15,15</text:p>
          </table:table-cell>
          <table:table-cell office:value-type="float" office:value="13.905325443787" calcext:value-type="float">
            <text:p>13,91</text:p>
          </table:table-cell>
          <table:table-cell office:value-type="float" office:value="31.5147928994083" calcext:value-type="float">
            <text:p>31,51</text:p>
          </table:table-cell>
          <table:table-cell office:value-type="float" office:value="0.248520710059172" calcext:value-type="float">
            <text:p>0,25</text:p>
          </table:table-cell>
          <table:table-cell office:value-type="float" office:value="711.467455621302" calcext:value-type="float">
            <text:p>711,4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eferencesMigration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MedlinePlainImporter.java</text:p>
          </table:table-cell>
          <table:table-cell office:value-type="float" office:value="32.7100591715976" calcext:value-type="float">
            <text:p>32,71</text:p>
          </table:table-cell>
          <table:table-cell office:value-type="float" office:value="1.17159763313609" calcext:value-type="float">
            <text:p>1,17</text:p>
          </table:table-cell>
          <table:table-cell office:value-type="float" office:value="39.9408284023669" calcext:value-type="float">
            <text:p>39,94</text:p>
          </table:table-cell>
          <table:table-cell office:value-type="float" office:value="55.1597633136095" calcext:value-type="float">
            <text:p>55,16</text:p>
          </table:table-cell>
          <table:table-cell office:value-type="float" office:value="1.13609467455621" calcext:value-type="float">
            <text:p>1,14</text:p>
          </table:table-cell>
          <table:table-cell office:value-type="float" office:value="6.21301775147929" calcext:value-type="float">
            <text:p>6,21</text:p>
          </table:table-cell>
          <table:table-cell office:value-type="float" office:value="2.08284023668639" calcext:value-type="float">
            <text:p>2,08</text:p>
          </table:table-cell>
          <table:table-cell office:value-type="float" office:value="0.331360946745562" calcext:value-type="float">
            <text:p>0,33</text:p>
          </table:table-cell>
          <table:table-cell office:value-type="float" office:value="10.5443786982249" calcext:value-type="float">
            <text:p>10,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ve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RisImporter.java</text:p>
          </table:table-cell>
          <table:table-cell office:value-type="float" office:value="3754.24721841183" calcext:value-type="float">
            <text:p>3.754,25</text:p>
          </table:table-cell>
          <table:table-cell office:value-type="float" office:value="1.14677640603566" calcext:value-type="float">
            <text:p>1,15</text:p>
          </table:table-cell>
          <table:table-cell office:value-type="float" office:value="588.379820149367" calcext:value-type="float">
            <text:p>588,38</text:p>
          </table:table-cell>
          <table:table-cell office:value-type="float" office:value="437.017222984301" calcext:value-type="float">
            <text:p>437,02</text:p>
          </table:table-cell>
          <table:table-cell office:value-type="float" office:value="252.592592592592" calcext:value-type="float">
            <text:p>252,59</text:p>
          </table:table-cell>
          <table:table-cell office:value-type="float" office:value="1.6323731138546" calcext:value-type="float">
            <text:p>1,63</text:p>
          </table:table-cell>
          <table:table-cell office:value-type="float" office:value="4.10912970583753" calcext:value-type="float">
            <text:p>4,11</text:p>
          </table:table-cell>
          <table:table-cell office:value-type="float" office:value="0.249961896052431" calcext:value-type="float">
            <text:p>0,25</text:p>
          </table:table-cell>
          <table:table-cell office:value-type="float" office:value="46.6666666666667" calcext:value-type="float">
            <text:p>46,6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extInput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bibtex/comparator/FieldComparator.java</text:p>
          </table:table-cell>
          <table:table-cell office:value-type="float" office:value="39.2342449464923" calcext:value-type="float">
            <text:p>39,23</text:p>
          </table:table-cell>
          <table:table-cell office:value-type="float" office:value="1.12247324613555" calcext:value-type="float">
            <text:p>1,12</text:p>
          </table:table-cell>
          <table:table-cell office:value-type="float" office:value="354.739595719382" calcext:value-type="float">
            <text:p>354,74</text:p>
          </table:table-cell>
          <table:table-cell office:value-type="float" office:value="41.2080856123662" calcext:value-type="float">
            <text:p>41,21</text:p>
          </table:table-cell>
          <table:table-cell office:value-type="float" office:value="1.48394768133175" calcext:value-type="float">
            <text:p>1,48</text:p>
          </table:table-cell>
          <table:table-cell office:value-type="float" office:value="0.920332936979786" calcext:value-type="float">
            <text:p>0,92</text:p>
          </table:table-cell>
          <table:table-cell office:value-type="float" office:value="2.18787158145065" calcext:value-type="float">
            <text:p>2,19</text:p>
          </table:table-cell>
          <table:table-cell office:value-type="float" office:value="0.202140309155767" calcext:value-type="float">
            <text:p>0,20</text:p>
          </table:table-cell>
          <table:table-cell office:value-type="float" office:value="22.3400713436385" calcext:value-type="float">
            <text:p>22,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BLP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formatter/bibtexfields/UnitsToLatexFormatter.java</text:p>
          </table:table-cell>
          <table:table-cell office:value-type="float" office:value="1658.60578254848" calcext:value-type="float">
            <text:p>1.658,61</text:p>
          </table:table-cell>
          <table:table-cell office:value-type="float" office:value="1.0713296398892" calcext:value-type="float">
            <text:p>1,07</text:p>
          </table:table-cell>
          <table:table-cell office:value-type="float" office:value="14870.5221606648" calcext:value-type="float">
            <text:p>14.870,52</text:p>
          </table:table-cell>
          <table:table-cell office:value-type="float" office:value="274.48891966759" calcext:value-type="float">
            <text:p>274,49</text:p>
          </table:table-cell>
          <table:table-cell office:value-type="float" office:value="672.900277008311" calcext:value-type="float">
            <text:p>672,90</text:p>
          </table:table-cell>
          <table:table-cell office:value-type="float" office:value="15.693040166205" calcext:value-type="float">
            <text:p>15,69</text:p>
          </table:table-cell>
          <table:table-cell office:value-type="float" office:value="137.68351800554" calcext:value-type="float">
            <text:p>137,68</text:p>
          </table:table-cell>
          <table:table-cell office:value-type="float" office:value="1.47835872576177" calcext:value-type="float">
            <text:p>1,48</text:p>
          </table:table-cell>
          <table:table-cell office:value-type="float" office:value="1209.83102493075" calcext:value-type="float">
            <text:p>1.209,8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dfImporter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src/main/java/net/sf/jabref/logic/openoffice/StyleLoader.java</text:p>
          </table:table-cell>
          <table:table-cell office:value-type="float" office:value="93.7970247933884" calcext:value-type="float">
            <text:p>93,80</text:p>
          </table:table-cell>
          <table:table-cell office:value-type="float" office:value="1.07107438016529" calcext:value-type="float">
            <text:p>1,07</text:p>
          </table:table-cell>
          <table:table-cell office:value-type="float" office:value="372.716033057851" calcext:value-type="float">
            <text:p>372,72</text:p>
          </table:table-cell>
          <table:table-cell office:value-type="float" office:value="79.6892561983471" calcext:value-type="float">
            <text:p>79,69</text:p>
          </table:table-cell>
          <table:table-cell office:value-type="float" office:value="4.42446280991736" calcext:value-type="float">
            <text:p>4,42</text:p>
          </table:table-cell>
          <table:table-cell office:value-type="float" office:value="0.0350413223140496" calcext:value-type="float">
            <text:p>0,04</text:p>
          </table:table-cell>
          <table:table-cell office:value-type="float" office:value="2.91702479338843" calcext:value-type="float">
            <text:p>2,92</text:p>
          </table:table-cell>
          <table:table-cell office:value-type="float" office:value="0.0350413223140496" calcext:value-type="float">
            <text:p>0,04</text:p>
          </table:table-cell>
          <table:table-cell office:value-type="float" office:value="56.4714049586777" calcext:value-type="float">
            <text:p>56,4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dfContent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NormalizeDateFormatter.java</text:p>
          </table:table-cell>
          <table:table-cell office:value-type="float" office:value="33.7165432098765" calcext:value-type="float">
            <text:p>33,72</text:p>
          </table:table-cell>
          <table:table-cell office:value-type="float" office:value="1.06469135802469" calcext:value-type="float">
            <text:p>1,06</text:p>
          </table:table-cell>
          <table:table-cell office:value-type="float" office:value="2517.67209876543" calcext:value-type="float">
            <text:p>2.517,67</text:p>
          </table:table-cell>
          <table:table-cell office:value-type="float" office:value="24.7288888888889" calcext:value-type="float">
            <text:p>24,73</text:p>
          </table:table-cell>
          <table:table-cell office:value-type="float" office:value="7.23654320987655" calcext:value-type="float">
            <text:p>7,24</text:p>
          </table:table-cell>
          <table:table-cell office:value-type="float" office:value="0.798024691358025" calcext:value-type="float">
            <text:p>0,80</text:p>
          </table:table-cell>
          <table:table-cell office:value-type="float" office:value="5.36" calcext:value-type="float">
            <text:p>5,36</text:p>
          </table:table-cell>
          <table:table-cell office:value-type="float" office:value="0.466172839506173" calcext:value-type="float">
            <text:p>0,47</text:p>
          </table:table-cell>
          <table:table-cell office:value-type="float" office:value="29.9683950617284" calcext:value-type="float">
            <text:p>29,9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oogleScholarFetcher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logic/formatter/bibtexfields/NormalizePagesFormatter.java</text:p>
          </table:table-cell>
          <table:table-cell office:value-type="float" office:value="81.14" calcext:value-type="float">
            <text:p>81,14</text:p>
          </table:table-cell>
          <table:table-cell office:value-type="float" office:value="1.0275" calcext:value-type="float">
            <text:p>1,03</text:p>
          </table:table-cell>
          <table:table-cell office:value-type="float" office:value="427.3275" calcext:value-type="float">
            <text:p>427,33</text:p>
          </table:table-cell>
          <table:table-cell office:value-type="float" office:value="25.899375" calcext:value-type="float">
            <text:p>25,90</text:p>
          </table:table-cell>
          <table:table-cell office:value-type="float" office:value="3.2875" calcext:value-type="float">
            <text:p>3,29</text:p>
          </table:table-cell>
          <table:table-cell office:value-type="float" office:value="0.8475" calcext:value-type="float">
            <text:p>0,85</text:p>
          </table:table-cell>
          <table:table-cell office:value-type="float" office:value="0.54" calcext:value-type="float">
            <text:p>0,54</text:p>
          </table:table-cell>
          <table:table-cell office:value-type="float" office:value="0.21" calcext:value-type="float">
            <text:p>0,21</text:p>
          </table:table-cell>
          <table:table-cell office:value-type="float" office:value="19.819375" calcext:value-type="float">
            <text:p>19,8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ushToEmac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ndo/UndoableRemoveString.java</text:p>
          </table:table-cell>
          <table:table-cell office:value-type="float" office:value="25" calcext:value-type="float">
            <text:p>25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42.25" calcext:value-type="float">
            <text:p>42,25</text:p>
          </table:table-cell>
          <table:table-cell office:value-type="float" office:value="1" calcext:value-type="float">
            <text:p>1,00</text:p>
          </table:table-cell>
          <table:table-cell office:value-type="float" office:value="16" calcext:value-type="float">
            <text:p>16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yAddedEv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ndo/UndoableRemoveEntry.java</text:p>
          </table:table-cell>
          <table:table-cell office:value-type="float" office:value="81" calcext:value-type="float">
            <text:p>81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342.25" calcext:value-type="float">
            <text:p>342,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6.25" calcext:value-type="float">
            <text:p>6,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out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ProtectTermsFormatter.java</text:p>
          </table:table-cell>
          <table:table-cell office:value-type="float" office:value="46.1190926275992" calcext:value-type="float">
            <text:p>46,12</text:p>
          </table:table-cell>
          <table:table-cell office:value-type="float" office:value="0.992438563327033" calcext:value-type="float">
            <text:p>0,99</text:p>
          </table:table-cell>
          <table:table-cell office:value-type="float" office:value="331.624291115312" calcext:value-type="float">
            <text:p>331,62</text:p>
          </table:table-cell>
          <table:table-cell office:value-type="float" office:value="23.8355387523629" calcext:value-type="float">
            <text:p>23,84</text:p>
          </table:table-cell>
          <table:table-cell office:value-type="float" office:value="0.776937618147448" calcext:value-type="float">
            <text:p>0,78</text:p>
          </table:table-cell>
          <table:table-cell office:value-type="float" office:value="0.289224952741021" calcext:value-type="float">
            <text:p>0,29</text:p>
          </table:table-cell>
          <table:table-cell office:value-type="float" office:value="1.58412098298677" calcext:value-type="float">
            <text:p>1,58</text:p>
          </table:table-cell>
          <table:table-cell office:value-type="float" office:value="0.0968809073724007" calcext:value-type="float">
            <text:p>0,10</text:p>
          </table:table-cell>
          <table:table-cell office:value-type="float" office:value="8.11200378071834" calcext:value-type="float">
            <text:p>8,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abelPatternPan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ndo/UndoablePreambleChange.java</text:p>
          </table:table-cell>
          <table:table-cell office:value-type="float" office:value="34.21484375" calcext:value-type="float">
            <text:p>34,21</text:p>
          </table:table-cell>
          <table:table-cell office:value-type="float" office:value="0.984375" calcext:value-type="float">
            <text:p>0,98</text:p>
          </table:table-cell>
          <table:table-cell office:value-type="float" office:value="18" calcext:value-type="float">
            <text:p>18,00</text:p>
          </table:table-cell>
          <table:table-cell office:value-type="float" office:value="27.62109375" calcext:value-type="float">
            <text:p>27,62</text:p>
          </table:table-cell>
          <table:table-cell office:value-type="float" office:value="10.234375" calcext:value-type="float">
            <text:p>10,23</text:p>
          </table:table-cell>
          <table:table-cell office:value-type="float" office:value="3.05859375" calcext:value-type="float">
            <text:p>3,06</text:p>
          </table:table-cell>
          <table:table-cell office:value-type="float" office:value="0.984375" calcext:value-type="float">
            <text:p>0,98</text:p>
          </table:table-cell>
          <table:table-cell office:value-type="float" office:value="0.21484375" calcext:value-type="float">
            <text:p>0,21</text:p>
          </table:table-cell>
          <table:table-cell office:value-type="float" office:value="7.40234375" calcext:value-type="float">
            <text:p>7,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ibtexStr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ndo/CountingUndoManager.java</text:p>
          </table:table-cell>
          <table:table-cell office:value-type="float" office:value="25.25" calcext:value-type="float">
            <text:p>25,25</text:p>
          </table:table-cell>
          <table:table-cell office:value-type="float" office:value="0.984375" calcext:value-type="float">
            <text:p>0,98</text:p>
          </table:table-cell>
          <table:table-cell office:value-type="float" office:value="0" calcext:value-type="float">
            <text:p>0,00</text:p>
          </table:table-cell>
          <table:table-cell office:value-type="float" office:value="46.1875" calcext:value-type="float">
            <text:p>46,1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984375" calcext:value-type="float">
            <text:p>0,98</text:p>
          </table:table-cell>
          <table:table-cell office:value-type="float" office:value="0" calcext:value-type="float">
            <text:p>0,00</text:p>
          </table:table-cell>
          <table:table-cell office:value-type="float" office:value="1.734375" calcext:value-type="float">
            <text:p>1,7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izeMonthFormat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formatter/bibtexfields/LatexCleanupFormatter.java</text:p>
          </table:table-cell>
          <table:table-cell office:value-type="float" office:value="27.2430555555556" calcext:value-type="float">
            <text:p>27,24</text:p>
          </table:table-cell>
          <table:table-cell office:value-type="float" office:value="0.972222222222222" calcext:value-type="float">
            <text:p>0,97</text:p>
          </table:table-cell>
          <table:table-cell office:value-type="float" office:value="107.666666666667" calcext:value-type="float">
            <text:p>107,67</text:p>
          </table:table-cell>
          <table:table-cell office:value-type="float" office:value="136.222222222222" calcext:value-type="float">
            <text:p>136,22</text:p>
          </table:table-cell>
          <table:table-cell office:value-type="float" office:value="0" calcext:value-type="float">
            <text:p>0,00</text:p>
          </table:table-cell>
          <table:table-cell office:value-type="float" office:value="14.9097222222222" calcext:value-type="float">
            <text:p>14,91</text:p>
          </table:table-cell>
          <table:table-cell office:value-type="float" office:value="0.520833333333333" calcext:value-type="float">
            <text:p>0,52</text:p>
          </table:table-cell>
          <table:table-cell office:value-type="float" office:value="1.47222222222222" calcext:value-type="float">
            <text:p>1,47</text:p>
          </table:table-cell>
          <table:table-cell office:value-type="float" office:value="0.916666666666667" calcext:value-type="float">
            <text:p>0,9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rdinalsToSuperscript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NormalizeMonthFormatter.java</text:p>
          </table:table-cell>
          <table:table-cell office:value-type="float" office:value="72.96" calcext:value-type="float">
            <text:p>72,96</text:p>
          </table:table-cell>
          <table:table-cell office:value-type="float" office:value="0.96" calcext:value-type="float">
            <text:p>0,96</text:p>
          </table:table-cell>
          <table:table-cell office:value-type="float" office:value="59" calcext:value-type="float">
            <text:p>59,00</text:p>
          </table:table-cell>
          <table:table-cell office:value-type="float" office:value="24.24" calcext:value-type="float">
            <text:p>24,24</text:p>
          </table:table-cell>
          <table:table-cell office:value-type="float" office:value="1.44" calcext:value-type="float">
            <text:p>1,44</text:p>
          </table:table-cell>
          <table:table-cell office:value-type="float" office:value="22.56" calcext:value-type="float">
            <text:p>22,56</text:p>
          </table:table-cell>
          <table:table-cell office:value-type="float" office:value="5.41" calcext:value-type="float">
            <text:p>5,41</text:p>
          </table:table-cell>
          <table:table-cell office:value-type="float" office:value="0.96" calcext:value-type="float">
            <text:p>0,96</text:p>
          </table:table-cell>
          <table:table-cell office:value-type="float" office:value="17.64" calcext:value-type="float">
            <text:p>17,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portFileFil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RisAuthors.java</text:p>
          </table:table-cell>
          <table:table-cell office:value-type="float" office:value="263.771626297578" calcext:value-type="float">
            <text:p>263,77</text:p>
          </table:table-cell>
          <table:table-cell office:value-type="float" office:value="0.955017301038062" calcext:value-type="float">
            <text:p>0,96</text:p>
          </table:table-cell>
          <table:table-cell office:value-type="float" office:value="0" calcext:value-type="float">
            <text:p>0,00</text:p>
          </table:table-cell>
          <table:table-cell office:value-type="float" office:value="276.290657439446" calcext:value-type="float">
            <text:p>276,29</text:p>
          </table:table-cell>
          <table:table-cell office:value-type="float" office:value="14.5813148788927" calcext:value-type="float">
            <text:p>14,58</text:p>
          </table:table-cell>
          <table:table-cell office:value-type="float" office:value="12.0276816608997" calcext:value-type="float">
            <text:p>12,03</text:p>
          </table:table-cell>
          <table:table-cell office:value-type="float" office:value="10.2076124567474" calcext:value-type="float">
            <text:p>10,21</text:p>
          </table:table-cell>
          <table:table-cell office:value-type="float" office:value="0" calcext:value-type="float">
            <text:p>0,00</text:p>
          </table:table-cell>
          <table:table-cell office:value-type="float" office:value="75.0311418685121" calcext:value-type="float">
            <text:p>75,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ibtexImport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logic/layout/format/RisKeywords.java</text:p>
          </table:table-cell>
          <table:table-cell office:value-type="float" office:value="378.804633548675" calcext:value-type="float">
            <text:p>378,80</text:p>
          </table:table-cell>
          <table:table-cell office:value-type="float" office:value="0.933838271329917" calcext:value-type="float">
            <text:p>0,93</text:p>
          </table:table-cell>
          <table:table-cell office:value-type="float" office:value="1907.25417687681" calcext:value-type="float">
            <text:p>1.907,25</text:p>
          </table:table-cell>
          <table:table-cell office:value-type="float" office:value="99.3054132323457" calcext:value-type="float">
            <text:p>99,31</text:p>
          </table:table-cell>
          <table:table-cell office:value-type="float" office:value="2.25974604588995" calcext:value-type="float">
            <text:p>2,26</text:p>
          </table:table-cell>
          <table:table-cell office:value-type="float" office:value="0.823791490309645" calcext:value-type="float">
            <text:p>0,82</text:p>
          </table:table-cell>
          <table:table-cell office:value-type="float" office:value="18.7431499220316" calcext:value-type="float">
            <text:p>18,74</text:p>
          </table:table-cell>
          <table:table-cell office:value-type="float" office:value="0.028959679215861" calcext:value-type="float">
            <text:p>0,03</text:p>
          </table:table-cell>
          <table:table-cell office:value-type="float" office:value="85.8569837380263" calcext:value-type="float">
            <text:p>85,8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XMPUt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main/java/net/sf/jabref/importer/fetcher/PreviewEntryFetcher.java</text:p>
          </table:table-cell>
          <table:table-cell office:value-type="float" office:value="42.1440443213296" calcext:value-type="float">
            <text:p>42,14</text:p>
          </table:table-cell>
          <table:table-cell office:value-type="float" office:value="0.930747922437673" calcext:value-type="float">
            <text:p>0,93</text:p>
          </table:table-cell>
          <table:table-cell office:value-type="float" office:value="1220.54639889197" calcext:value-type="float">
            <text:p>1.220,55</text:p>
          </table:table-cell>
          <table:table-cell office:value-type="float" office:value="56.3434903047092" calcext:value-type="float">
            <text:p>56,34</text:p>
          </table:table-cell>
          <table:table-cell office:value-type="float" office:value="149.163434903047" calcext:value-type="float">
            <text:p>149,16</text:p>
          </table:table-cell>
          <table:table-cell office:value-type="float" office:value="25.6987534626039" calcext:value-type="float">
            <text:p>25,70</text:p>
          </table:table-cell>
          <table:table-cell office:value-type="float" office:value="2.09418282548476" calcext:value-type="float">
            <text:p>2,09</text:p>
          </table:table-cell>
          <table:table-cell office:value-type="float" office:value="0.373961218836565" calcext:value-type="float">
            <text:p>0,37</text:p>
          </table:table-cell>
          <table:table-cell office:value-type="float" office:value="3.72299168975069" calcext:value-type="float">
            <text:p>3,7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xtFiel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ExportComparator.java</text:p>
          </table:table-cell>
          <table:table-cell office:value-type="float" office:value="188.628099173554" calcext:value-type="float">
            <text:p>188,63</text:p>
          </table:table-cell>
          <table:table-cell office:value-type="float" office:value="0.925619834710744" calcext:value-type="float">
            <text:p>0,93</text:p>
          </table:table-cell>
          <table:table-cell office:value-type="float" office:value="4.95867768595041" calcext:value-type="float">
            <text:p>4,96</text:p>
          </table:table-cell>
          <table:table-cell office:value-type="float" office:value="286.793388429752" calcext:value-type="float">
            <text:p>286,7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8.56198347107438" calcext:value-type="float">
            <text:p>8,56</text:p>
          </table:table-cell>
          <table:table-cell office:value-type="float" office:value="0" calcext:value-type="float">
            <text:p>0,00</text:p>
          </table:table-cell>
          <table:table-cell office:value-type="float" office:value="28.9917355371901" calcext:value-type="float">
            <text:p>28,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py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TreeNode.java</text:p>
          </table:table-cell>
          <table:table-cell office:value-type="float" office:value="28.1711033950617" calcext:value-type="float">
            <text:p>28,17</text:p>
          </table:table-cell>
          <table:table-cell office:value-type="float" office:value="0.922839506172839" calcext:value-type="float">
            <text:p>0,92</text:p>
          </table:table-cell>
          <table:table-cell office:value-type="float" office:value="1582.44135802469" calcext:value-type="float">
            <text:p>1.582,44</text:p>
          </table:table-cell>
          <table:table-cell office:value-type="float" office:value="25.1649305555556" calcext:value-type="float">
            <text:p>25,16</text:p>
          </table:table-cell>
          <table:table-cell office:value-type="float" office:value="149.682098765432" calcext:value-type="float">
            <text:p>149,68</text:p>
          </table:table-cell>
          <table:table-cell office:value-type="float" office:value="9.1195987654321" calcext:value-type="float">
            <text:p>9,12</text:p>
          </table:table-cell>
          <table:table-cell office:value-type="float" office:value="0.499807098765432" calcext:value-type="float">
            <text:p>0,50</text:p>
          </table:table-cell>
          <table:table-cell office:value-type="float" office:value="0.296103395061729" calcext:value-type="float">
            <text:p>0,30</text:p>
          </table:table-cell>
          <table:table-cell office:value-type="float" office:value="21.6371527777778" calcext:value-type="float">
            <text:p>21,6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ynchronizeFileFiel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PostOpenAction.java</text:p>
          </table:table-cell>
          <table:table-cell office:value-type="float" office:value="52.8395061728395" calcext:value-type="float">
            <text:p>52,84</text:p>
          </table:table-cell>
          <table:table-cell office:value-type="float" office:value="0.916666666666667" calcext:value-type="float">
            <text:p>0,92</text:p>
          </table:table-cell>
          <table:table-cell office:value-type="float" office:value="22.9166666666667" calcext:value-type="float">
            <text:p>22,92</text:p>
          </table:table-cell>
          <table:table-cell office:value-type="float" office:value="62.1388888888889" calcext:value-type="float">
            <text:p>62,1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87654320987654" calcext:value-type="float">
            <text:p>2,88</text:p>
          </table:table-cell>
          <table:table-cell office:value-type="float" office:value="1.13888888888889" calcext:value-type="float">
            <text:p>1,14</text:p>
          </table:table-cell>
          <table:table-cell office:value-type="float" office:value="9.23765432098765" calcext:value-type="float">
            <text:p>9,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tcherSe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GroupSelector.java</text:p>
          </table:table-cell>
          <table:table-cell office:value-type="float" office:value="5.39026629935721" calcext:value-type="float">
            <text:p>5,39</text:p>
          </table:table-cell>
          <table:table-cell office:value-type="float" office:value="0.910927456382002" calcext:value-type="float">
            <text:p>0,91</text:p>
          </table:table-cell>
          <table:table-cell office:value-type="float" office:value="152.914600550964" calcext:value-type="float">
            <text:p>152,91</text:p>
          </table:table-cell>
          <table:table-cell office:value-type="float" office:value="4.32506887052342" calcext:value-type="float">
            <text:p>4,33</text:p>
          </table:table-cell>
          <table:table-cell office:value-type="float" office:value="0.668503213957759" calcext:value-type="float">
            <text:p>0,67</text:p>
          </table:table-cell>
          <table:table-cell office:value-type="float" office:value="0.231404958677686" calcext:value-type="float">
            <text:p>0,23</text:p>
          </table:table-cell>
          <table:table-cell office:value-type="float" office:value="0.391184573002755" calcext:value-type="float">
            <text:p>0,39</text:p>
          </table:table-cell>
          <table:table-cell office:value-type="float" office:value="0.310376492194674" calcext:value-type="float">
            <text:p>0,31</text:p>
          </table:table-cell>
          <table:table-cell office:value-type="float" office:value="1.71349862258953" calcext:value-type="float">
            <text:p>1,7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ibTeXMLHandl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OOBibBase.java</text:p>
          </table:table-cell>
          <table:table-cell office:value-type="float" office:value="10.51" calcext:value-type="float">
            <text:p>10,51</text:p>
          </table:table-cell>
          <table:table-cell office:value-type="float" office:value="0.91" calcext:value-type="float">
            <text:p>0,91</text:p>
          </table:table-cell>
          <table:table-cell office:value-type="float" office:value="123.76" calcext:value-type="float">
            <text:p>123,76</text:p>
          </table:table-cell>
          <table:table-cell office:value-type="float" office:value="26.94" calcext:value-type="float">
            <text:p>26,94</text:p>
          </table:table-cell>
          <table:table-cell office:value-type="float" office:value="18.4275" calcext:value-type="float">
            <text:p>18,43</text:p>
          </table:table-cell>
          <table:table-cell office:value-type="float" office:value="31.19" calcext:value-type="float">
            <text:p>31,19</text:p>
          </table:table-cell>
          <table:table-cell office:value-type="float" office:value="0.4" calcext:value-type="float">
            <text:p>0,40</text:p>
          </table:table-cell>
          <table:table-cell office:value-type="float" office:value="0.71" calcext:value-type="float">
            <text:p>0,71</text:p>
          </table:table-cell>
          <table:table-cell office:value-type="float" office:value="3.55" calcext:value-type="float">
            <text:p>3,5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doableChangeAssignm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CaseKeeperList.java</text:p>
          </table:table-cell>
          <table:table-cell office:value-type="float" office:value="23.5542857142857" calcext:value-type="float">
            <text:p>23,55</text:p>
          </table:table-cell>
          <table:table-cell office:value-type="float" office:value="0.901224489795919" calcext:value-type="float">
            <text:p>0,90</text:p>
          </table:table-cell>
          <table:table-cell office:value-type="float" office:value="170.427755102041" calcext:value-type="float">
            <text:p>170,43</text:p>
          </table:table-cell>
          <table:table-cell office:value-type="float" office:value="285.776326530612" calcext:value-type="float">
            <text:p>285,78</text:p>
          </table:table-cell>
          <table:table-cell office:value-type="float" office:value="1.16408163265306" calcext:value-type="float">
            <text:p>1,16</text:p>
          </table:table-cell>
          <table:table-cell office:value-type="float" office:value="0.342857142857143" calcext:value-type="float">
            <text:p>0,34</text:p>
          </table:table-cell>
          <table:table-cell office:value-type="float" office:value="4.99102040816326" calcext:value-type="float">
            <text:p>4,99</text:p>
          </table:table-cell>
          <table:table-cell office:value-type="float" office:value="0" calcext:value-type="float">
            <text:p>0,00</text:p>
          </table:table-cell>
          <table:table-cell office:value-type="float" office:value="12.5681632653061" calcext:value-type="float">
            <text:p>12,5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dePaneManag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VM.java</text:p>
          </table:table-cell>
          <table:table-cell office:value-type="float" office:value="28.5204" calcext:value-type="float">
            <text:p>28,52</text:p>
          </table:table-cell>
          <table:table-cell office:value-type="float" office:value="0.8976" calcext:value-type="float">
            <text:p>0,90</text:p>
          </table:table-cell>
          <table:table-cell office:value-type="float" office:value="63.1696" calcext:value-type="float">
            <text:p>63,17</text:p>
          </table:table-cell>
          <table:table-cell office:value-type="float" office:value="13.9956" calcext:value-type="float">
            <text:p>14,00</text:p>
          </table:table-cell>
          <table:table-cell office:value-type="float" office:value="0.0783999999999998" calcext:value-type="float">
            <text:p>0,08</text:p>
          </table:table-cell>
          <table:table-cell office:value-type="float" office:value="0.0196" calcext:value-type="float">
            <text:p>0,02</text:p>
          </table:table-cell>
          <table:table-cell office:value-type="float" office:value="0.5904" calcext:value-type="float">
            <text:p>0,59</text:p>
          </table:table-cell>
          <table:table-cell office:value-type="float" office:value="0.0196" calcext:value-type="float">
            <text:p>0,02</text:p>
          </table:table-cell>
          <table:table-cell office:value-type="float" office:value="2.48" calcext:value-type="float">
            <text:p>2,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riteXMP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BibLatexEntryTypes.java</text:p>
          </table:table-cell>
          <table:table-cell office:value-type="float" office:value="191.083333333333" calcext:value-type="float">
            <text:p>191,08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22.2222222222222" calcext:value-type="float">
            <text:p>22,22</text:p>
          </table:table-cell>
          <table:table-cell office:value-type="float" office:value="122.520833333333" calcext:value-type="float">
            <text:p>122,52</text:p>
          </table:table-cell>
          <table:table-cell office:value-type="float" office:value="1.24305555555556" calcext:value-type="float">
            <text:p>1,24</text:p>
          </table:table-cell>
          <table:table-cell office:value-type="float" office:value="11.1875" calcext:value-type="float">
            <text:p>11,19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67.0833333333333" calcext:value-type="float">
            <text:p>67,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tryFetche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TableColumnsTab.java</text:p>
          </table:table-cell>
          <table:table-cell office:value-type="float" office:value="80.2222222222222" calcext:value-type="float">
            <text:p>80,22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5.55555555555556" calcext:value-type="float">
            <text:p>5,56</text:p>
          </table:table-cell>
          <table:table-cell office:value-type="float" office:value="234.888888888889" calcext:value-type="float">
            <text:p>234,89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18" calcext:value-type="float">
            <text:p>18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meStamp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gui/keyboard/EmacsKeyBindings.java</text:p>
          </table:table-cell>
          <table:table-cell office:value-type="float" office:value="483.876543209877" calcext:value-type="float">
            <text:p>483,88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4.32098765432099" calcext:value-type="float">
            <text:p>4,32</text:p>
          </table:table-cell>
          <table:table-cell office:value-type="float" office:value="1788.3950617284" calcext:value-type="float">
            <text:p>1.788,40</text:p>
          </table:table-cell>
          <table:table-cell office:value-type="float" office:value="2" calcext:value-type="float">
            <text:p>2,00</text:p>
          </table:table-cell>
          <table:table-cell office:value-type="float" office:value="11.0617283950617" calcext:value-type="float">
            <text:p>11,06</text:p>
          </table:table-cell>
          <table:table-cell office:value-type="float" office:value="5.1358024691358" calcext:value-type="float">
            <text:p>5,14</text:p>
          </table:table-cell>
          <table:table-cell office:value-type="float" office:value="0" calcext:value-type="float">
            <text:p>0,00</text:p>
          </table:table-cell>
          <table:table-cell office:value-type="float" office:value="127.506172839506" calcext:value-type="float">
            <text:p>127,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tegrityCheck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OpenOfficePanel.java</text:p>
          </table:table-cell>
          <table:table-cell office:value-type="float" office:value="213.777777777778" calcext:value-type="float">
            <text:p>213,78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0" calcext:value-type="float">
            <text:p>0,00</text:p>
          </table:table-cell>
          <table:table-cell office:value-type="float" office:value="171.555555555556" calcext:value-type="float">
            <text:p>171,56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26.8888888888889" calcext:value-type="float">
            <text:p>26,89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0" calcext:value-type="float">
            <text:p>0,00</text:p>
          </table:table-cell>
          <table:table-cell office:value-type="float" office:value="31.2098765432099" calcext:value-type="float">
            <text:p>31,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st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journals/ManageJournalsPanel.java</text:p>
          </table:table-cell>
          <table:table-cell office:value-type="float" office:value="19.2222222222222" calcext:value-type="float">
            <text:p>19,22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0" calcext:value-type="float">
            <text:p>0,00</text:p>
          </table:table-cell>
          <table:table-cell office:value-type="float" office:value="169" calcext:value-type="float">
            <text:p>169,00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8.55555555555556" calcext:value-type="float">
            <text:p>8,56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0" calcext:value-type="float">
            <text:p>0,00</text:p>
          </table:table-cell>
          <table:table-cell office:value-type="float" office:value="1.13888888888889" calcext:value-type="float">
            <text:p>1,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exCleanupFormat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gui/plaintextimport/TextInputDialog.java</text:p>
          </table:table-cell>
          <table:table-cell office:value-type="float" office:value="109.231833910035" calcext:value-type="float">
            <text:p>109,23</text:p>
          </table:table-cell>
          <table:table-cell office:value-type="float" office:value="0.878892733564014" calcext:value-type="float">
            <text:p>0,88</text:p>
          </table:table-cell>
          <table:table-cell office:value-type="float" office:value="5.55709342560554" calcext:value-type="float">
            <text:p>5,56</text:p>
          </table:table-cell>
          <table:table-cell office:value-type="float" office:value="128.560553633218" calcext:value-type="float">
            <text:p>128,56</text:p>
          </table:table-cell>
          <table:table-cell office:value-type="float" office:value="1.42560553633218" calcext:value-type="float">
            <text:p>1,43</text:p>
          </table:table-cell>
          <table:table-cell office:value-type="float" office:value="71.4048442906575" calcext:value-type="float">
            <text:p>71,40</text:p>
          </table:table-cell>
          <table:table-cell office:value-type="float" office:value="7.30795847750865" calcext:value-type="float">
            <text:p>7,31</text:p>
          </table:table-cell>
          <table:table-cell office:value-type="float" office:value="0.968858131487889" calcext:value-type="float">
            <text:p>0,97</text:p>
          </table:table-cell>
          <table:table-cell office:value-type="float" office:value="22.560553633218" calcext:value-type="float">
            <text:p>22,5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logic/util/strings/HTMLUnicodeConversionMaps.java</text:p>
          </table:table-cell>
          <table:table-cell office:value-type="float" office:value="3330.69884297521" calcext:value-type="float">
            <text:p>3.330,70</text:p>
          </table:table-cell>
          <table:table-cell office:value-type="float" office:value="0.849586776859504" calcext:value-type="float">
            <text:p>0,85</text:p>
          </table:table-cell>
          <table:table-cell office:value-type="float" office:value="25610.6459504132" calcext:value-type="float">
            <text:p>25.610,65</text:p>
          </table:table-cell>
          <table:table-cell office:value-type="float" office:value="499.876363636364" calcext:value-type="float">
            <text:p>499,88</text:p>
          </table:table-cell>
          <table:table-cell office:value-type="float" office:value="72.8145454545454" calcext:value-type="float">
            <text:p>72,81</text:p>
          </table:table-cell>
          <table:table-cell office:value-type="float" office:value="4.20363636363636" calcext:value-type="float">
            <text:p>4,20</text:p>
          </table:table-cell>
          <table:table-cell office:value-type="float" office:value="502.581818181818" calcext:value-type="float">
            <text:p>502,58</text:p>
          </table:table-cell>
          <table:table-cell office:value-type="float" office:value="1.91537190082644" calcext:value-type="float">
            <text:p>1,92</text:p>
          </table:table-cell>
          <table:table-cell office:value-type="float" office:value="582.01652892562" calcext:value-type="float">
            <text:p>582,0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ayoutEntr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importer/fileformat/MedlineHandler.java</text:p>
          </table:table-cell>
          <table:table-cell office:value-type="float" office:value="338.339643050297" calcext:value-type="float">
            <text:p>338,34</text:p>
          </table:table-cell>
          <table:table-cell office:value-type="float" office:value="0.843699296917253" calcext:value-type="float">
            <text:p>0,84</text:p>
          </table:table-cell>
          <table:table-cell office:value-type="float" office:value="107.366143861547" calcext:value-type="float">
            <text:p>107,37</text:p>
          </table:table-cell>
          <table:table-cell office:value-type="float" office:value="140.489994591671" calcext:value-type="float">
            <text:p>140,49</text:p>
          </table:table-cell>
          <table:table-cell office:value-type="float" office:value="84.3699296917252" calcext:value-type="float">
            <text:p>84,37</text:p>
          </table:table-cell>
          <table:table-cell office:value-type="float" office:value="7.50567874526771" calcext:value-type="float">
            <text:p>7,51</text:p>
          </table:table-cell>
          <table:table-cell office:value-type="float" office:value="44.5494862087615" calcext:value-type="float">
            <text:p>44,55</text:p>
          </table:table-cell>
          <table:table-cell office:value-type="float" office:value="0" calcext:value-type="float">
            <text:p>0,00</text:p>
          </table:table-cell>
          <table:table-cell office:value-type="float" office:value="183.738236884803" calcext:value-type="float">
            <text:p>183,7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ssSetField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FileListEditor.java</text:p>
          </table:table-cell>
          <table:table-cell office:value-type="float" office:value="54.45" calcext:value-type="float">
            <text:p>54,45</text:p>
          </table:table-cell>
          <table:table-cell office:value-type="float" office:value="0.84" calcext:value-type="float">
            <text:p>0,84</text:p>
          </table:table-cell>
          <table:table-cell office:value-type="float" office:value="117.938888888889" calcext:value-type="float">
            <text:p>117,94</text:p>
          </table:table-cell>
          <table:table-cell office:value-type="float" office:value="19.3155555555555" calcext:value-type="float">
            <text:p>19,32</text:p>
          </table:table-cell>
          <table:table-cell office:value-type="float" office:value="10.29" calcext:value-type="float">
            <text:p>10,29</text:p>
          </table:table-cell>
          <table:table-cell office:value-type="float" office:value="4.53888888888889" calcext:value-type="float">
            <text:p>4,54</text:p>
          </table:table-cell>
          <table:table-cell office:value-type="float" office:value="2.69" calcext:value-type="float">
            <text:p>2,69</text:p>
          </table:table-cell>
          <table:table-cell office:value-type="float" office:value="0.0622222222222222" calcext:value-type="float">
            <text:p>0,06</text:p>
          </table:table-cell>
          <table:table-cell office:value-type="float" office:value="23.0322222222222" calcext:value-type="float">
            <text:p>23,0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ddToGroup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StyleSelectDialog.java</text:p>
          </table:table-cell>
          <table:table-cell office:value-type="float" office:value="1267.96538669551" calcext:value-type="float">
            <text:p>1.267,97</text:p>
          </table:table-cell>
          <table:table-cell office:value-type="float" office:value="0.83829096809086" calcext:value-type="float">
            <text:p>0,84</text:p>
          </table:table-cell>
          <table:table-cell office:value-type="float" office:value="18836.3234180638" calcext:value-type="float">
            <text:p>18.836,32</text:p>
          </table:table-cell>
          <table:table-cell office:value-type="float" office:value="187.994591671174" calcext:value-type="float">
            <text:p>187,99</text:p>
          </table:table-cell>
          <table:table-cell office:value-type="float" office:value="70.6922660897783" calcext:value-type="float">
            <text:p>70,69</text:p>
          </table:table-cell>
          <table:table-cell office:value-type="float" office:value="6.44456462952948" calcext:value-type="float">
            <text:p>6,44</text:p>
          </table:table-cell>
          <table:table-cell office:value-type="float" office:value="161.220118983234" calcext:value-type="float">
            <text:p>161,22</text:p>
          </table:table-cell>
          <table:table-cell office:value-type="float" office:value="2.05083829096809" calcext:value-type="float">
            <text:p>2,05</text:p>
          </table:table-cell>
          <table:table-cell office:value-type="float" office:value="550.201189832342" calcext:value-type="float">
            <text:p>550,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utoDetectPath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MainTableSelectionListener.java</text:p>
          </table:table-cell>
          <table:table-cell office:value-type="float" office:value="41.89" calcext:value-type="float">
            <text:p>41,89</text:p>
          </table:table-cell>
          <table:table-cell office:value-type="float" office:value="0.81" calcext:value-type="float">
            <text:p>0,81</text:p>
          </table:table-cell>
          <table:table-cell office:value-type="float" office:value="42.36" calcext:value-type="float">
            <text:p>42,36</text:p>
          </table:table-cell>
          <table:table-cell office:value-type="float" office:value="6.45" calcext:value-type="float">
            <text:p>6,45</text:p>
          </table:table-cell>
          <table:table-cell office:value-type="float" office:value="0" calcext:value-type="float">
            <text:p>0,00</text:p>
          </table:table-cell>
          <table:table-cell office:value-type="float" office:value="0.85" calcext:value-type="float">
            <text:p>0,85</text:p>
          </table:table-cell>
          <table:table-cell office:value-type="float" office:value="3.45" calcext:value-type="float">
            <text:p>3,45</text:p>
          </table:table-cell>
          <table:table-cell office:value-type="float" office:value="0.24" calcext:value-type="float">
            <text:p>0,24</text:p>
          </table:table-cell>
          <table:table-cell office:value-type="float" office:value="6.09" calcext:value-type="float">
            <text:p>6,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portFileFil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ergeentries/MergeEntries.java</text:p>
          </table:table-cell>
          <table:table-cell office:value-type="float" office:value="1.29" calcext:value-type="float">
            <text:p>1,29</text:p>
          </table:table-cell>
          <table:table-cell office:value-type="float" office:value="0.81" calcext:value-type="float">
            <text:p>0,81</text:p>
          </table:table-cell>
          <table:table-cell office:value-type="float" office:value="24" calcext:value-type="float">
            <text:p>24,00</text:p>
          </table:table-cell>
          <table:table-cell office:value-type="float" office:value="4.4" calcext:value-type="float">
            <text:p>4,40</text:p>
          </table:table-cell>
          <table:table-cell office:value-type="float" office:value="0" calcext:value-type="float">
            <text:p>0,00</text:p>
          </table:table-cell>
          <table:table-cell office:value-type="float" office:value="0.16" calcext:value-type="float">
            <text:p>0,16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,00</text:p>
          </table:table-cell>
          <table:table-cell office:value-type="float" office:value="0.36" calcext:value-type="float">
            <text:p>0,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ToMarkedTextStor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PdfContentImporter.java</text:p>
          </table:table-cell>
          <table:table-cell office:value-type="float" office:value="16.24" calcext:value-type="float">
            <text:p>16,24</text:p>
          </table:table-cell>
          <table:table-cell office:value-type="float" office:value="0.8" calcext:value-type="float">
            <text:p>0,80</text:p>
          </table:table-cell>
          <table:table-cell office:value-type="float" office:value="0" calcext:value-type="float">
            <text:p>0,00</text:p>
          </table:table-cell>
          <table:table-cell office:value-type="float" office:value="558.96" calcext:value-type="float">
            <text:p>558,96</text:p>
          </table:table-cell>
          <table:table-cell table:number-columns-repeated="2" office:value-type="float" office:value="0.24" calcext:value-type="float">
            <text:p>0,24</text:p>
          </table:table-cell>
          <table:table-cell office:value-type="float" office:value="0.8" calcext:value-type="float">
            <text:p>0,80</text:p>
          </table:table-cell>
          <table:table-cell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moveBraces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GroupDialog.java</text:p>
          </table:table-cell>
          <table:table-cell office:value-type="float" office:value="59.3496357960458" calcext:value-type="float">
            <text:p>59,35</text:p>
          </table:table-cell>
          <table:table-cell office:value-type="float" office:value="0.786680541103018" calcext:value-type="float">
            <text:p>0,79</text:p>
          </table:table-cell>
          <table:table-cell office:value-type="float" office:value="1659.82648283039" calcext:value-type="float">
            <text:p>1.659,83</text:p>
          </table:table-cell>
          <table:table-cell office:value-type="float" office:value="32.6037981269511" calcext:value-type="float">
            <text:p>32,60</text:p>
          </table:table-cell>
          <table:table-cell office:value-type="float" office:value="3.70161290322581" calcext:value-type="float">
            <text:p>3,70</text:p>
          </table:table-cell>
          <table:table-cell office:value-type="float" office:value="0.278095733610822" calcext:value-type="float">
            <text:p>0,28</text:p>
          </table:table-cell>
          <table:table-cell office:value-type="float" office:value="2.09183142559834" calcext:value-type="float">
            <text:p>2,09</text:p>
          </table:table-cell>
          <table:table-cell office:value-type="float" office:value="0.237252861602497" calcext:value-type="float">
            <text:p>0,24</text:p>
          </table:table-cell>
          <table:table-cell office:value-type="float" office:value="4.18314255983351" calcext:value-type="float">
            <text:p>4,1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nageKeywords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ContentSelectorDialog2.java</text:p>
          </table:table-cell>
          <table:table-cell office:value-type="float" office:value="136.595555555556" calcext:value-type="float">
            <text:p>136,60</text:p>
          </table:table-cell>
          <table:table-cell office:value-type="float" office:value="0.782222222222222" calcext:value-type="float">
            <text:p>0,78</text:p>
          </table:table-cell>
          <table:table-cell office:value-type="float" office:value="6.22222222222222" calcext:value-type="float">
            <text:p>6,22</text:p>
          </table:table-cell>
          <table:table-cell office:value-type="float" office:value="255.315555555556" calcext:value-type="float">
            <text:p>255,32</text:p>
          </table:table-cell>
          <table:table-cell office:value-type="float" office:value="1.52888888888889" calcext:value-type="float">
            <text:p>1,53</text:p>
          </table:table-cell>
          <table:table-cell office:value-type="float" office:value="16.9955555555556" calcext:value-type="float">
            <text:p>17,00</text:p>
          </table:table-cell>
          <table:table-cell office:value-type="float" office:value="0.782222222222222" calcext:value-type="float">
            <text:p>0,78</text:p>
          </table:table-cell>
          <table:table-cell office:value-type="float" office:value="0" calcext:value-type="float">
            <text:p>0,00</text:p>
          </table:table-cell>
          <table:table-cell office:value-type="float" office:value="12.3555555555556" calcext:value-type="float">
            <text:p>12,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wDatabas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earch/SearchResultsDialog.java</text:p>
          </table:table-cell>
          <table:table-cell office:value-type="float" office:value="371.1875" calcext:value-type="float">
            <text:p>371,19</text:p>
          </table:table-cell>
          <table:table-cell office:value-type="float" office:value="0.75" calcext:value-type="float">
            <text:p>0,75</text:p>
          </table:table-cell>
          <table:table-cell office:value-type="float" office:value="42.1875" calcext:value-type="float">
            <text:p>42,19</text:p>
          </table:table-cell>
          <table:table-cell office:value-type="float" office:value="698.25" calcext:value-type="float">
            <text:p>698,25</text:p>
          </table:table-cell>
          <table:table-cell office:value-type="float" office:value="3.6875" calcext:value-type="float">
            <text:p>3,69</text:p>
          </table:table-cell>
          <table:table-cell office:value-type="float" office:value="13.1875" calcext:value-type="float">
            <text:p>13,19</text:p>
          </table:table-cell>
          <table:table-cell office:value-type="float" office:value="5.5" calcext:value-type="float">
            <text:p>5,50</text:p>
          </table:table-cell>
          <table:table-cell office:value-type="float" office:value="0.1875" calcext:value-type="float">
            <text:p>0,19</text:p>
          </table:table-cell>
          <table:table-cell office:value-type="float" office:value="49.5" calcext:value-type="float">
            <text:p>49,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codingContro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CustomizationDialog.java</text:p>
          </table:table-cell>
          <table:table-cell office:value-type="float" office:value="1308.1875" calcext:value-type="float">
            <text:p>1.308,19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,00</text:p>
          </table:table-cell>
          <table:table-cell office:value-type="float" office:value="4115.1875" calcext:value-type="float">
            <text:p>4.115,19</text:p>
          </table:table-cell>
          <table:table-cell office:value-type="float" office:value="10.25" calcext:value-type="float">
            <text:p>10,25</text:p>
          </table:table-cell>
          <table:table-cell office:value-type="float" office:value="24.5" calcext:value-type="float">
            <text:p>24,5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,00</text:p>
          </table:table-cell>
          <table:table-cell office:value-type="float" office:value="0.75" calcext:value-type="float">
            <text:p>0,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lpFil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rc/main/java/net/sf/jabref/gui/StringDialog.java</text:p>
          </table:table-cell>
          <table:table-cell office:value-type="float" office:value="59.749375" calcext:value-type="float">
            <text:p>59,75</text:p>
          </table:table-cell>
          <table:table-cell office:value-type="float" office:value="0.74" calcext:value-type="float">
            <text:p>0,74</text:p>
          </table:table-cell>
          <table:table-cell office:value-type="float" office:value="2321.8775" calcext:value-type="float">
            <text:p>2.321,88</text:p>
          </table:table-cell>
          <table:table-cell office:value-type="float" office:value="79.8275" calcext:value-type="float">
            <text:p>79,83</text:p>
          </table:table-cell>
          <table:table-cell office:value-type="float" office:value="8.049375" calcext:value-type="float">
            <text:p>8,05</text:p>
          </table:table-cell>
          <table:table-cell office:value-type="float" office:value="1.64" calcext:value-type="float">
            <text:p>1,64</text:p>
          </table:table-cell>
          <table:table-cell office:value-type="float" office:value="2.7975" calcext:value-type="float">
            <text:p>2,80</text:p>
          </table:table-cell>
          <table:table-cell office:value-type="float" office:value="0.7475" calcext:value-type="float">
            <text:p>0,75</text:p>
          </table:table-cell>
          <table:table-cell office:value-type="float" office:value="24.9475" calcext:value-type="float">
            <text:p>24,9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O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GVKParser.java</text:p>
          </table:table-cell>
          <table:table-cell office:value-type="float" office:value="19.8781163434903" calcext:value-type="float">
            <text:p>19,88</text:p>
          </table:table-cell>
          <table:table-cell office:value-type="float" office:value="0.725761772853185" calcext:value-type="float">
            <text:p>0,73</text:p>
          </table:table-cell>
          <table:table-cell office:value-type="float" office:value="37.6731301939058" calcext:value-type="float">
            <text:p>37,67</text:p>
          </table:table-cell>
          <table:table-cell office:value-type="float" office:value="19.2465373961219" calcext:value-type="float">
            <text:p>19,25</text:p>
          </table:table-cell>
          <table:table-cell office:value-type="float" office:value="0" calcext:value-type="float">
            <text:p>0,00</text:p>
          </table:table-cell>
          <table:table-cell office:value-type="float" office:value="0.481994459833795" calcext:value-type="float">
            <text:p>0,48</text:p>
          </table:table-cell>
          <table:table-cell office:value-type="float" office:value="1.72299168975069" calcext:value-type="float">
            <text:p>1,72</text:p>
          </table:table-cell>
          <table:table-cell office:value-type="float" office:value="0.376731301939058" calcext:value-type="float">
            <text:p>0,38</text:p>
          </table:table-cell>
          <table:table-cell office:value-type="float" office:value="6" calcext:value-type="float">
            <text:p>6,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otectTermsFormat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gui/entryeditor/FieldExtraComponents.java</text:p>
          </table:table-cell>
          <table:table-cell office:value-type="float" office:value="2.80725623582766" calcext:value-type="float">
            <text:p>2,81</text:p>
          </table:table-cell>
          <table:table-cell office:value-type="float" office:value="0.72562358276644" calcext:value-type="float">
            <text:p>0,73</text:p>
          </table:table-cell>
          <table:table-cell office:value-type="float" office:value="154.625850340136" calcext:value-type="float">
            <text:p>154,63</text:p>
          </table:table-cell>
          <table:table-cell office:value-type="float" office:value="15.1337868480726" calcext:value-type="float">
            <text:p>15,13</text:p>
          </table:table-cell>
          <table:table-cell office:value-type="float" office:value="15.9637188208617" calcext:value-type="float">
            <text:p>15,96</text:p>
          </table:table-cell>
          <table:table-cell office:value-type="float" office:value="12.2222222222222" calcext:value-type="float">
            <text:p>12,22</text:p>
          </table:table-cell>
          <table:table-cell office:value-type="float" office:value="0.72562358276644" calcext:value-type="float">
            <text:p>0,73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3.5827664399093" calcext:value-type="float">
            <text:p>3,5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BibDatab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GroupsTree.java</text:p>
          </table:table-cell>
          <table:table-cell office:value-type="float" office:value="381.964081632653" calcext:value-type="float">
            <text:p>381,96</text:p>
          </table:table-cell>
          <table:table-cell office:value-type="float" office:value="0.705306122448979" calcext:value-type="float">
            <text:p>0,71</text:p>
          </table:table-cell>
          <table:table-cell office:value-type="float" office:value="500.473469387755" calcext:value-type="float">
            <text:p>500,47</text:p>
          </table:table-cell>
          <table:table-cell office:value-type="float" office:value="47.5395918367347" calcext:value-type="float">
            <text:p>47,54</text:p>
          </table:table-cell>
          <table:table-cell office:value-type="float" office:value="4.27265306122449" calcext:value-type="float">
            <text:p>4,27</text:p>
          </table:table-cell>
          <table:table-cell office:value-type="float" office:value="1.53959183673469" calcext:value-type="float">
            <text:p>1,54</text:p>
          </table:table-cell>
          <table:table-cell office:value-type="float" office:value="31.3714285714286" calcext:value-type="float">
            <text:p>31,37</text:p>
          </table:table-cell>
          <table:table-cell office:value-type="float" office:value="3.26204081632653" calcext:value-type="float">
            <text:p>3,26</text:p>
          </table:table-cell>
          <table:table-cell office:value-type="float" office:value="112.421224489796" calcext:value-type="float">
            <text:p>112,4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roupTreeCellRender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SynchronizeFileField.java</text:p>
          </table:table-cell>
          <table:table-cell office:value-type="float" office:value="669.020833333333" calcext:value-type="float">
            <text:p>669,02</text:p>
          </table:table-cell>
          <table:table-cell office:value-type="float" office:value="0.700617283950617" calcext:value-type="float">
            <text:p>0,70</text:p>
          </table:table-cell>
          <table:table-cell office:value-type="float" office:value="11143.1080246914" calcext:value-type="float">
            <text:p>11.143,11</text:p>
          </table:table-cell>
          <table:table-cell office:value-type="float" office:value="2035.54552469136" calcext:value-type="float">
            <text:p>2.035,55</text:p>
          </table:table-cell>
          <table:table-cell office:value-type="float" office:value="28.9969135802469" calcext:value-type="float">
            <text:p>29,00</text:p>
          </table:table-cell>
          <table:table-cell office:value-type="float" office:value="14.0987654320988" calcext:value-type="float">
            <text:p>14,10</text:p>
          </table:table-cell>
          <table:table-cell office:value-type="float" office:value="8.30246913580247" calcext:value-type="float">
            <text:p>8,30</text:p>
          </table:table-cell>
          <table:table-cell office:value-type="float" office:value="9.02777777777777" calcext:value-type="float">
            <text:p>9,03</text:p>
          </table:table-cell>
          <table:table-cell office:value-type="float" office:value="176.913580246914" calcext:value-type="float">
            <text:p>176,9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rgeEntries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utocompleter/AutoCompleteListener.java</text:p>
          </table:table-cell>
          <table:table-cell office:value-type="float" office:value="800.520710059172" calcext:value-type="float">
            <text:p>800,52</text:p>
          </table:table-cell>
          <table:table-cell office:value-type="float" office:value="0.698224852071006" calcext:value-type="float">
            <text:p>0,70</text:p>
          </table:table-cell>
          <table:table-cell office:value-type="float" office:value="2.08284023668639" calcext:value-type="float">
            <text:p>2,08</text:p>
          </table:table-cell>
          <table:table-cell office:value-type="float" office:value="297.609467455621" calcext:value-type="float">
            <text:p>297,61</text:p>
          </table:table-cell>
          <table:table-cell office:value-type="float" office:value="6.55621301775148" calcext:value-type="float">
            <text:p>6,56</text:p>
          </table:table-cell>
          <table:table-cell office:value-type="float" office:value="17.7751479289941" calcext:value-type="float">
            <text:p>17,78</text:p>
          </table:table-cell>
          <table:table-cell office:value-type="float" office:value="8.79289940828402" calcext:value-type="float">
            <text:p>8,79</text:p>
          </table:table-cell>
          <table:table-cell office:value-type="float" office:value="0" calcext:value-type="float">
            <text:p>0,00</text:p>
          </table:table-cell>
          <table:table-cell office:value-type="float" office:value="124.899408284024" calcext:value-type="float">
            <text:p>124,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ienceDirec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ManageKeywordsAction.java</text:p>
          </table:table-cell>
          <table:table-cell office:value-type="float" office:value="1039.25" calcext:value-type="float">
            <text:p>1.039,25</text:p>
          </table:table-cell>
          <table:table-cell office:value-type="float" office:value="0.6875" calcext:value-type="float">
            <text:p>0,69</text:p>
          </table:table-cell>
          <table:table-cell office:value-type="float" office:value="3534.75" calcext:value-type="float">
            <text:p>3.534,75</text:p>
          </table:table-cell>
          <table:table-cell office:value-type="float" office:value="15038.75" calcext:value-type="float">
            <text:p>15.038,75</text:p>
          </table:table-cell>
          <table:table-cell office:value-type="float" office:value="30.25" calcext:value-type="float">
            <text:p>30,25</text:p>
          </table:table-cell>
          <table:table-cell office:value-type="float" office:value="5.1875" calcext:value-type="float">
            <text:p>5,19</text:p>
          </table:table-cell>
          <table:table-cell office:value-type="float" office:value="175.6875" calcext:value-type="float">
            <text:p>175,69</text:p>
          </table:table-cell>
          <table:table-cell office:value-type="float" office:value="1" calcext:value-type="float">
            <text:p>1,00</text:p>
          </table:table-cell>
          <table:table-cell office:value-type="float" office:value="514.25" calcext:value-type="float">
            <text:p>514,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h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ExternalFileTypeEditor.java</text:p>
          </table:table-cell>
          <table:table-cell office:value-type="float" office:value="6.53571428571429" calcext:value-type="float">
            <text:p>6,54</text:p>
          </table:table-cell>
          <table:table-cell office:value-type="float" office:value="0.678571428571429" calcext:value-type="float">
            <text:p>0,68</text:p>
          </table:table-cell>
          <table:table-cell office:value-type="float" office:value="23.9438775510204" calcext:value-type="float">
            <text:p>23,94</text:p>
          </table:table-cell>
          <table:table-cell office:value-type="float" office:value="21.0255102040816" calcext:value-type="float">
            <text:p>21,03</text:p>
          </table:table-cell>
          <table:table-cell office:value-type="float" office:value="0.678571428571429" calcext:value-type="float">
            <text:p>0,68</text:p>
          </table:table-cell>
          <table:table-cell office:value-type="float" office:value="3.14285714285714" calcext:value-type="float">
            <text:p>3,14</text:p>
          </table:table-cell>
          <table:table-cell office:value-type="float" office:value="0.678571428571429" calcext:value-type="float">
            <text:p>0,68</text:p>
          </table:table-cell>
          <table:table-cell office:value-type="float" office:value="0.265306122448979" calcext:value-type="float">
            <text:p>0,27</text:p>
          </table:table-cell>
          <table:table-cell office:value-type="float" office:value="0.530612244897959" calcext:value-type="float">
            <text:p>0,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ibtexKeyAutoComple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IsiImporter.java</text:p>
          </table:table-cell>
          <table:table-cell office:value-type="float" office:value="34.2483564645727" calcext:value-type="float">
            <text:p>34,25</text:p>
          </table:table-cell>
          <table:table-cell office:value-type="float" office:value="0.677867056245435" calcext:value-type="float">
            <text:p>0,68</text:p>
          </table:table-cell>
          <table:table-cell office:value-type="float" office:value="24.9934258582907" calcext:value-type="float">
            <text:p>24,99</text:p>
          </table:table-cell>
          <table:table-cell office:value-type="float" office:value="9.45653761869978" calcext:value-type="float">
            <text:p>9,46</text:p>
          </table:table-cell>
          <table:table-cell office:value-type="float" office:value="8.92622352081812" calcext:value-type="float">
            <text:p>8,93</text:p>
          </table:table-cell>
          <table:table-cell office:value-type="float" office:value="1.33966398831264" calcext:value-type="float">
            <text:p>1,34</text:p>
          </table:table-cell>
          <table:table-cell office:value-type="float" office:value="4.34623813002191" calcext:value-type="float">
            <text:p>4,35</text:p>
          </table:table-cell>
          <table:table-cell office:value-type="float" office:value="0.241051862673484" calcext:value-type="float">
            <text:p>0,24</text:p>
          </table:table-cell>
          <table:table-cell office:value-type="float" office:value="1.38349159970782" calcext:value-type="float">
            <text:p>1,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aveSess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exporter/SaveDatabaseAction.java</text:p>
          </table:table-cell>
          <table:table-cell office:value-type="float" office:value="55.8163265306122" calcext:value-type="float">
            <text:p>55,82</text:p>
          </table:table-cell>
          <table:table-cell office:value-type="float" office:value="0.673469387755102" calcext:value-type="float">
            <text:p>0,67</text:p>
          </table:table-cell>
          <table:table-cell office:value-type="float" office:value="1006.20918367347" calcext:value-type="float">
            <text:p>1.006,21</text:p>
          </table:table-cell>
          <table:table-cell office:value-type="float" office:value="54.515306122449" calcext:value-type="float">
            <text:p>54,52</text:p>
          </table:table-cell>
          <table:table-cell office:value-type="float" office:value="2.40816326530612" calcext:value-type="float">
            <text:p>2,41</text:p>
          </table:table-cell>
          <table:table-cell office:value-type="float" office:value="0.51530612244898" calcext:value-type="float">
            <text:p>0,52</text:p>
          </table:table-cell>
          <table:table-cell office:value-type="float" office:value="1.51530612244898" calcext:value-type="float">
            <text:p>1,52</text:p>
          </table:table-cell>
          <table:table-cell office:value-type="float" office:value="0.979591836734694" calcext:value-type="float">
            <text:p>0,98</text:p>
          </table:table-cell>
          <table:table-cell office:value-type="float" office:value="0.658163265306122" calcext:value-type="float">
            <text:p>0,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erticalLabelU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leListEntryEditor.java</text:p>
          </table:table-cell>
          <table:table-cell office:value-type="float" office:value="129.08950617284" calcext:value-type="float">
            <text:p>129,09</text:p>
          </table:table-cell>
          <table:table-cell office:value-type="float" office:value="0.654320987654321" calcext:value-type="float">
            <text:p>0,65</text:p>
          </table:table-cell>
          <table:table-cell office:value-type="float" office:value="362.987654320988" calcext:value-type="float">
            <text:p>362,99</text:p>
          </table:table-cell>
          <table:table-cell office:value-type="float" office:value="514" calcext:value-type="float">
            <text:p>514,00</text:p>
          </table:table-cell>
          <table:table-cell office:value-type="float" office:value="0.320987654320988" calcext:value-type="float">
            <text:p>0,32</text:p>
          </table:table-cell>
          <table:table-cell office:value-type="float" office:value="1.55555555555556" calcext:value-type="float">
            <text:p>1,56</text:p>
          </table:table-cell>
          <table:table-cell office:value-type="float" office:value="1.88888888888889" calcext:value-type="float">
            <text:p>1,89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41.6944444444444" calcext:value-type="float">
            <text:p>41,6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OAJ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entryeditor/EntryEditorTab.java</text:p>
          </table:table-cell>
          <table:table-cell office:value-type="float" office:value="481.540642722118" calcext:value-type="float">
            <text:p>481,54</text:p>
          </table:table-cell>
          <table:table-cell office:value-type="float" office:value="0.652173913043478" calcext:value-type="float">
            <text:p>0,65</text:p>
          </table:table-cell>
          <table:table-cell office:value-type="float" office:value="526.945179584121" calcext:value-type="float">
            <text:p>526,95</text:p>
          </table:table-cell>
          <table:table-cell office:value-type="float" office:value="464.112003780718" calcext:value-type="float">
            <text:p>464,11</text:p>
          </table:table-cell>
          <table:table-cell office:value-type="float" office:value="17.6880907372401" calcext:value-type="float">
            <text:p>17,69</text:p>
          </table:table-cell>
          <table:table-cell office:value-type="float" office:value="1.16635160680529" calcext:value-type="float">
            <text:p>1,17</text:p>
          </table:table-cell>
          <table:table-cell office:value-type="float" office:value="38.1573724007561" calcext:value-type="float">
            <text:p>38,16</text:p>
          </table:table-cell>
          <table:table-cell office:value-type="float" office:value="0.0415879017013233" calcext:value-type="float">
            <text:p>0,04</text:p>
          </table:table-cell>
          <table:table-cell office:value-type="float" office:value="123.955103969754" calcext:value-type="float">
            <text:p>123,9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archGroup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model/database/BibDatabase.java</text:p>
          </table:table-cell>
          <table:table-cell office:value-type="float" office:value="357.754132231405" calcext:value-type="float">
            <text:p>357,75</text:p>
          </table:table-cell>
          <table:table-cell office:value-type="float" office:value="0.636363636363636" calcext:value-type="float">
            <text:p>0,64</text:p>
          </table:table-cell>
          <table:table-cell office:value-type="float" office:value="475.770661157025" calcext:value-type="float">
            <text:p>475,77</text:p>
          </table:table-cell>
          <table:table-cell office:value-type="float" office:value="454.628099173554" calcext:value-type="float">
            <text:p>454,63</text:p>
          </table:table-cell>
          <table:table-cell office:value-type="float" office:value="80.4132231404959" calcext:value-type="float">
            <text:p>80,41</text:p>
          </table:table-cell>
          <table:table-cell office:value-type="float" office:value="16.3987603305785" calcext:value-type="float">
            <text:p>16,40</text:p>
          </table:table-cell>
          <table:table-cell office:value-type="float" office:value="79.7438016528925" calcext:value-type="float">
            <text:p>79,74</text:p>
          </table:table-cell>
          <table:table-cell office:value-type="float" office:value="0.776859504132232" calcext:value-type="float">
            <text:p>0,78</text:p>
          </table:table-cell>
          <table:table-cell office:value-type="float" office:value="128.685950413223" calcext:value-type="float">
            <text:p>128,6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ventDraggingJTableHead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AuthorListParser.java</text:p>
          </table:table-cell>
          <table:table-cell office:value-type="float" office:value="48.4829931972789" calcext:value-type="float">
            <text:p>48,48</text:p>
          </table:table-cell>
          <table:table-cell office:value-type="float" office:value="0.616780045351474" calcext:value-type="float">
            <text:p>0,62</text:p>
          </table:table-cell>
          <table:table-cell office:value-type="float" office:value="55.3333333333333" calcext:value-type="float">
            <text:p>55,33</text:p>
          </table:table-cell>
          <table:table-cell office:value-type="float" office:value="36.249433106576" calcext:value-type="float">
            <text:p>36,25</text:p>
          </table:table-cell>
          <table:table-cell office:value-type="float" office:value="0.721088435374149" calcext:value-type="float">
            <text:p>0,72</text:p>
          </table:table-cell>
          <table:table-cell office:value-type="float" office:value="0.229591836734694" calcext:value-type="float">
            <text:p>0,23</text:p>
          </table:table-cell>
          <table:table-cell office:value-type="float" office:value="0.848639455782313" calcext:value-type="float">
            <text:p>0,85</text:p>
          </table:table-cell>
          <table:table-cell office:value-type="float" office:value="0.0232426303854875" calcext:value-type="float">
            <text:p>0,02</text:p>
          </table:table-cell>
          <table:table-cell office:value-type="float" office:value="1.2953514739229" calcext:value-type="float">
            <text:p>1,3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xternalFileTypeEd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SetComponent.java</text:p>
          </table:table-cell>
          <table:table-cell office:value-type="float" office:value="27.4545454545455" calcext:value-type="float">
            <text:p>27,45</text:p>
          </table:table-cell>
          <table:table-cell office:value-type="float" office:value="0.603305785123967" calcext:value-type="float">
            <text:p>0,60</text:p>
          </table:table-cell>
          <table:table-cell office:value-type="float" office:value="29.9359504132231" calcext:value-type="float">
            <text:p>29,94</text:p>
          </table:table-cell>
          <table:table-cell office:value-type="float" office:value="60.900826446281" calcext:value-type="float">
            <text:p>60,90</text:p>
          </table:table-cell>
          <table:table-cell office:value-type="float" office:value="28.4896694214876" calcext:value-type="float">
            <text:p>28,49</text:p>
          </table:table-cell>
          <table:table-cell office:value-type="float" office:value="17.1570247933884" calcext:value-type="float">
            <text:p>17,16</text:p>
          </table:table-cell>
          <table:table-cell office:value-type="float" office:value="4.2396694214876" calcext:value-type="float">
            <text:p>4,24</text:p>
          </table:table-cell>
          <table:table-cell office:value-type="float" office:value="0.0433884297520662" calcext:value-type="float">
            <text:p>0,04</text:p>
          </table:table-cell>
          <table:table-cell office:value-type="float" office:value="6.79338842975207" calcext:value-type="float">
            <text:p>6,7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mportForm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earch/SearchBar.java</text:p>
          </table:table-cell>
          <table:table-cell office:value-type="float" office:value="176.663223140496" calcext:value-type="float">
            <text:p>176,66</text:p>
          </table:table-cell>
          <table:table-cell office:value-type="float" office:value="0.595041322314049" calcext:value-type="float">
            <text:p>0,60</text:p>
          </table:table-cell>
          <table:table-cell office:value-type="float" office:value="1.33264462809917" calcext:value-type="float">
            <text:p>1,33</text:p>
          </table:table-cell>
          <table:table-cell office:value-type="float" office:value="351.448347107438" calcext:value-type="float">
            <text:p>351,45</text:p>
          </table:table-cell>
          <table:table-cell office:value-type="float" office:value="3.47107438016529" calcext:value-type="float">
            <text:p>3,47</text:p>
          </table:table-cell>
          <table:table-cell office:value-type="float" office:value="21.1818181818182" calcext:value-type="float">
            <text:p>21,18</text:p>
          </table:table-cell>
          <table:table-cell office:value-type="float" office:value="1.33884297520661" calcext:value-type="float">
            <text:p>1,34</text:p>
          </table:table-cell>
          <table:table-cell office:value-type="float" office:value="0" calcext:value-type="float">
            <text:p>0,00</text:p>
          </table:table-cell>
          <table:table-cell office:value-type="float" office:value="22.1342975206612" calcext:value-type="float">
            <text:p>22,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wSubDatabas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ods/MODSEntry.java</text:p>
          </table:table-cell>
          <table:table-cell office:value-type="float" office:value="6.90114464099896" calcext:value-type="float">
            <text:p>6,90</text:p>
          </table:table-cell>
          <table:table-cell office:value-type="float" office:value="0.593132154006244" calcext:value-type="float">
            <text:p>0,59</text:p>
          </table:table-cell>
          <table:table-cell office:value-type="float" office:value="516.264308012487" calcext:value-type="float">
            <text:p>516,26</text:p>
          </table:table-cell>
          <table:table-cell office:value-type="float" office:value="35.89802289282" calcext:value-type="float">
            <text:p>35,90</text:p>
          </table:table-cell>
          <table:table-cell office:value-type="float" office:value="52.1997918834547" calcext:value-type="float">
            <text:p>52,20</text:p>
          </table:table-cell>
          <table:table-cell office:value-type="float" office:value="10.6077003121748" calcext:value-type="float">
            <text:p>10,61</text:p>
          </table:table-cell>
          <table:table-cell office:value-type="float" office:value="1.47554630593132" calcext:value-type="float">
            <text:p>1,48</text:p>
          </table:table-cell>
          <table:table-cell office:value-type="float" office:value="0.239334027055151" calcext:value-type="float">
            <text:p>0,24</text:p>
          </table:table-cell>
          <table:table-cell office:value-type="float" office:value="3.63995837669095" calcext:value-type="float">
            <text:p>3,6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ileUpdateMon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LayoutHelper.java</text:p>
          </table:table-cell>
          <table:table-cell office:value-type="float" office:value="71.2736" calcext:value-type="float">
            <text:p>71,27</text:p>
          </table:table-cell>
          <table:table-cell office:value-type="float" office:value="0.5856" calcext:value-type="float">
            <text:p>0,59</text:p>
          </table:table-cell>
          <table:table-cell office:value-type="float" office:value="212.8064" calcext:value-type="float">
            <text:p>212,81</text:p>
          </table:table-cell>
          <table:table-cell office:value-type="float" office:value="26.6496" calcext:value-type="float">
            <text:p>26,65</text:p>
          </table:table-cell>
          <table:table-cell office:value-type="float" office:value="0.4544" calcext:value-type="float">
            <text:p>0,45</text:p>
          </table:table-cell>
          <table:table-cell office:value-type="float" office:value="0.4" calcext:value-type="float">
            <text:p>0,40</text:p>
          </table:table-cell>
          <table:table-cell office:value-type="float" office:value="4.8544" calcext:value-type="float">
            <text:p>4,85</text:p>
          </table:table-cell>
          <table:table-cell office:value-type="float" office:value="0.3104" calcext:value-type="float">
            <text:p>0,31</text:p>
          </table:table-cell>
          <table:table-cell office:value-type="float" office:value="3.28" calcext:value-type="float">
            <text:p>3,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lEntriesGro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s.java</text:p>
          </table:table-cell>
          <table:table-cell office:value-type="float" office:value="57.3333333333333" calcext:value-type="float">
            <text:p>57,33</text:p>
          </table:table-cell>
          <table:table-cell office:value-type="float" office:value="0.580246913580247" calcext:value-type="float">
            <text:p>0,58</text:p>
          </table:table-cell>
          <table:table-cell office:value-type="float" office:value="24.0987654320988" calcext:value-type="float">
            <text:p>24,10</text:p>
          </table:table-cell>
          <table:table-cell office:value-type="float" office:value="1266.01543209876" calcext:value-type="float">
            <text:p>1.266,02</text:p>
          </table:table-cell>
          <table:table-cell office:value-type="float" office:value="0.25" calcext:value-type="float">
            <text:p>0,25</text:p>
          </table:table-cell>
          <table:table-cell office:value-type="float" office:value="0.0987654320987654" calcext:value-type="float">
            <text:p>0,10</text:p>
          </table:table-cell>
          <table:table-cell office:value-type="float" office:value="3.06172839506173" calcext:value-type="float">
            <text:p>3,06</text:p>
          </table:table-cell>
          <table:table-cell office:value-type="float" office:value="0" calcext:value-type="float">
            <text:p>0,00</text:p>
          </table:table-cell>
          <table:table-cell office:value-type="float" office:value="25.0987654320988" calcext:value-type="float">
            <text:p>25,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ournalAbbreviationReposito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ImportCustomizationDialog.java</text:p>
          </table:table-cell>
          <table:table-cell office:value-type="float" office:value="22.5872576177285" calcext:value-type="float">
            <text:p>22,59</text:p>
          </table:table-cell>
          <table:table-cell office:value-type="float" office:value="0.57617728531856" calcext:value-type="float">
            <text:p>0,58</text:p>
          </table:table-cell>
          <table:table-cell office:value-type="float" office:value="0.199445983379501" calcext:value-type="float">
            <text:p>0,20</text:p>
          </table:table-cell>
          <table:table-cell office:value-type="float" office:value="48.5761772853186" calcext:value-type="float">
            <text:p>48,58</text:p>
          </table:table-cell>
          <table:table-cell office:value-type="float" office:value="0.53185595567867" calcext:value-type="float">
            <text:p>0,53</text:p>
          </table:table-cell>
          <table:table-cell office:value-type="float" office:value="1.60664819944598" calcext:value-type="float">
            <text:p>1,61</text:p>
          </table:table-cell>
          <table:table-cell office:value-type="float" office:value="0.454293628808864" calcext:value-type="float">
            <text:p>0,45</text:p>
          </table:table-cell>
          <table:table-cell office:value-type="float" office:value="0" calcext:value-type="float">
            <text:p>0,00</text:p>
          </table:table-cell>
          <table:table-cell office:value-type="float" office:value="4.74238227146814" calcext:value-type="float">
            <text:p>4,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stSynchroniz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sbib/MSBibEntry.java</text:p>
          </table:table-cell>
          <table:table-cell office:value-type="float" office:value="156.698961937716" calcext:value-type="float">
            <text:p>156,70</text:p>
          </table:table-cell>
          <table:table-cell office:value-type="float" office:value="0.560553633217993" calcext:value-type="float">
            <text:p>0,56</text:p>
          </table:table-cell>
          <table:table-cell office:value-type="float" office:value="36.560553633218" calcext:value-type="float">
            <text:p>36,56</text:p>
          </table:table-cell>
          <table:table-cell office:value-type="float" office:value="532.262975778547" calcext:value-type="float">
            <text:p>532,26</text:p>
          </table:table-cell>
          <table:table-cell office:value-type="float" office:value="0" calcext:value-type="float">
            <text:p>0,00</text:p>
          </table:table-cell>
          <table:table-cell office:value-type="float" office:value="11.5570934256055" calcext:value-type="float">
            <text:p>11,56</text:p>
          </table:table-cell>
          <table:table-cell office:value-type="float" office:value="1.52249134948097" calcext:value-type="float">
            <text:p>1,52</text:p>
          </table:table-cell>
          <table:table-cell office:value-type="float" office:value="0.352941176470588" calcext:value-type="float">
            <text:p>0,35</text:p>
          </table:table-cell>
          <table:table-cell office:value-type="float" office:value="70.7612456747405" calcext:value-type="float">
            <text:p>70,7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ustomEntryTypesManager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gui/preftabs/NameFormatterTab.java</text:p>
          </table:table-cell>
          <table:table-cell office:value-type="float" office:value="442.648888888889" calcext:value-type="float">
            <text:p>442,65</text:p>
          </table:table-cell>
          <table:table-cell office:value-type="float" office:value="0.560000000000001" calcext:value-type="float">
            <text:p>0,56</text:p>
          </table:table-cell>
          <table:table-cell office:value-type="float" office:value="211.422222222222" calcext:value-type="float">
            <text:p>211,42</text:p>
          </table:table-cell>
          <table:table-cell office:value-type="float" office:value="501.528888888889" calcext:value-type="float">
            <text:p>501,53</text:p>
          </table:table-cell>
          <table:table-cell office:value-type="float" office:value="13.3155555555556" calcext:value-type="float">
            <text:p>13,32</text:p>
          </table:table-cell>
          <table:table-cell office:value-type="float" office:value="12.9155555555556" calcext:value-type="float">
            <text:p>12,92</text:p>
          </table:table-cell>
          <table:table-cell office:value-type="float" office:value="15.3955555555556" calcext:value-type="float">
            <text:p>15,40</text:p>
          </table:table-cell>
          <table:table-cell office:value-type="float" office:value="0.248888888888889" calcext:value-type="float">
            <text:p>0,25</text:p>
          </table:table-cell>
          <table:table-cell office:value-type="float" office:value="116.515555555556" calcext:value-type="float">
            <text:p>116,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namePdfClean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FileTab.java</text:p>
          </table:table-cell>
          <table:table-cell office:value-type="float" office:value="14.01" calcext:value-type="float">
            <text:p>14,01</text:p>
          </table:table-cell>
          <table:table-cell office:value-type="float" office:value="0.56" calcext:value-type="float">
            <text:p>0,56</text:p>
          </table:table-cell>
          <table:table-cell office:value-type="float" office:value="96" calcext:value-type="float">
            <text:p>96,00</text:p>
          </table:table-cell>
          <table:table-cell office:value-type="float" office:value="755.4" calcext:value-type="float">
            <text:p>755,4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56" calcext:value-type="float">
            <text:p>0,56</text:p>
          </table:table-cell>
          <table:table-cell office:value-type="float" office:value="0.24" calcext:value-type="float">
            <text:p>0,24</text:p>
          </table:table-cell>
          <table:table-cell office:value-type="float" office:value="0.56" calcext:value-type="float">
            <text:p>0,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icodeToLatex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BiblioscapeImporter.java</text:p>
          </table:table-cell>
          <table:table-cell office:value-type="float" office:value="283.25" calcext:value-type="float">
            <text:p>283,25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88.8888888888889" calcext:value-type="float">
            <text:p>88,89</text:p>
          </table:table-cell>
          <table:table-cell office:value-type="float" office:value="248.888888888889" calcext:value-type="float">
            <text:p>248,8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" calcext:value-type="float">
            <text:p>5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60.1388888888889" calcext:value-type="float">
            <text:p>60,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ativePathsClean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GeneralTab.java</text:p>
          </table:table-cell>
          <table:table-cell office:value-type="float" office:value="249.888888888889" calcext:value-type="float">
            <text:p>249,89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31.25" calcext:value-type="float">
            <text:p>31,25</text:p>
          </table:table-cell>
          <table:table-cell office:value-type="float" office:value="283" calcext:value-type="float">
            <text:p>283,00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2.22222222222222" calcext:value-type="float">
            <text:p>2,22</text:p>
          </table:table-cell>
          <table:table-cell office:value-type="float" office:value="5" calcext:value-type="float">
            <text:p>5,00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61.25" calcext:value-type="float">
            <text:p>61,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gradePdfPsToFileCleanup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gui/preftabs/TablePrefsTab.java</text:p>
          </table:table-cell>
          <table:table-cell office:value-type="float" office:value="361.127863390254" calcext:value-type="float">
            <text:p>361,13</text:p>
          </table:table-cell>
          <table:table-cell office:value-type="float" office:value="0.546438983756768" calcext:value-type="float">
            <text:p>0,55</text:p>
          </table:table-cell>
          <table:table-cell office:value-type="float" office:value="11098.1016243232" calcext:value-type="float">
            <text:p>11.098,10</text:p>
          </table:table-cell>
          <table:table-cell office:value-type="float" office:value="178.284048313203" calcext:value-type="float">
            <text:p>178,28</text:p>
          </table:table-cell>
          <table:table-cell office:value-type="float" office:value="7.09287796751354" calcext:value-type="float">
            <text:p>7,09</text:p>
          </table:table-cell>
          <table:table-cell office:value-type="float" office:value="0.323198667221991" calcext:value-type="float">
            <text:p>0,32</text:p>
          </table:table-cell>
          <table:table-cell office:value-type="float" office:value="0.453977509371095" calcext:value-type="float">
            <text:p>0,45</text:p>
          </table:table-cell>
          <table:table-cell office:value-type="float" office:value="0.772178259058725" calcext:value-type="float">
            <text:p>0,77</text:p>
          </table:table-cell>
          <table:table-cell office:value-type="float" office:value="5.26530612244898" calcext:value-type="float">
            <text:p>5,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ontentSelectorDialog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AutoDetectPaths.java</text:p>
          </table:table-cell>
          <table:table-cell office:value-type="float" office:value="114.859375" calcext:value-type="float">
            <text:p>114,86</text:p>
          </table:table-cell>
          <table:table-cell office:value-type="float" office:value="0.539930555555555" calcext:value-type="float">
            <text:p>0,54</text:p>
          </table:table-cell>
          <table:table-cell office:value-type="float" office:value="735.243055555555" calcext:value-type="float">
            <text:p>735,24</text:p>
          </table:table-cell>
          <table:table-cell office:value-type="float" office:value="73.5" calcext:value-type="float">
            <text:p>73,50</text:p>
          </table:table-cell>
          <table:table-cell office:value-type="float" office:value="0.5" calcext:value-type="float">
            <text:p>0,50</text:p>
          </table:table-cell>
          <table:table-cell office:value-type="float" office:value="2.25" calcext:value-type="float">
            <text:p>2,25</text:p>
          </table:table-cell>
          <table:table-cell office:value-type="float" office:value="2.9375" calcext:value-type="float">
            <text:p>2,94</text:p>
          </table:table-cell>
          <table:table-cell office:value-type="float" office:value="0.243055555555555" calcext:value-type="float">
            <text:p>0,24</text:p>
          </table:table-cell>
          <table:table-cell office:value-type="float" office:value="24.8333333333333" calcext:value-type="float">
            <text:p>24,8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RLDownlo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actions/MassSetFieldAction.java</text:p>
          </table:table-cell>
          <table:table-cell office:value-type="float" office:value="785.84352399737" calcext:value-type="float">
            <text:p>785,84</text:p>
          </table:table-cell>
          <table:table-cell office:value-type="float" office:value="0.532544378698225" calcext:value-type="float">
            <text:p>0,53</text:p>
          </table:table-cell>
          <table:table-cell office:value-type="float" office:value="9617.0151216305" calcext:value-type="float">
            <text:p>9.617,02</text:p>
          </table:table-cell>
          <table:table-cell office:value-type="float" office:value="1769.04930966469" calcext:value-type="float">
            <text:p>1.769,05</text:p>
          </table:table-cell>
          <table:table-cell office:value-type="float" office:value="25.1729125575279" calcext:value-type="float">
            <text:p>25,17</text:p>
          </table:table-cell>
          <table:table-cell office:value-type="float" office:value="10.5719921104537" calcext:value-type="float">
            <text:p>10,57</text:p>
          </table:table-cell>
          <table:table-cell office:value-type="float" office:value="12.9086127547666" calcext:value-type="float">
            <text:p>12,91</text:p>
          </table:table-cell>
          <table:table-cell office:value-type="float" office:value="6.38395792241946" calcext:value-type="float">
            <text:p>6,38</text:p>
          </table:table-cell>
          <table:table-cell office:value-type="float" office:value="264.305062458909" calcext:value-type="float">
            <text:p>264,3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ergeEntryDOI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enus/RightClickMenu.java</text:p>
          </table:table-cell>
          <table:table-cell office:value-type="float" office:value="21.1130340724716" calcext:value-type="float">
            <text:p>21,11</text:p>
          </table:table-cell>
          <table:table-cell office:value-type="float" office:value="0.515954570037858" calcext:value-type="float">
            <text:p>0,52</text:p>
          </table:table-cell>
          <table:table-cell office:value-type="float" office:value="144.723634396971" calcext:value-type="float">
            <text:p>144,72</text:p>
          </table:table-cell>
          <table:table-cell office:value-type="float" office:value="18.5256895619254" calcext:value-type="float">
            <text:p>18,53</text:p>
          </table:table-cell>
          <table:table-cell office:value-type="float" office:value="0.942130881557599" calcext:value-type="float">
            <text:p>0,94</text:p>
          </table:table-cell>
          <table:table-cell office:value-type="float" office:value="1.12060573282856" calcext:value-type="float">
            <text:p>1,12</text:p>
          </table:table-cell>
          <table:table-cell office:value-type="float" office:value="0.942130881557599" calcext:value-type="float">
            <text:p>0,94</text:p>
          </table:table-cell>
          <table:table-cell office:value-type="float" office:value="0.165494862087615" calcext:value-type="float">
            <text:p>0,17</text:p>
          </table:table-cell>
          <table:table-cell office:value-type="float" office:value="4.46295294753921" calcext:value-type="float">
            <text:p>4,4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OItoBibTeXFetch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bst/BibtexNameFormatter.java</text:p>
          </table:table-cell>
          <table:table-cell office:value-type="float" office:value="64.8661728395062" calcext:value-type="float">
            <text:p>64,87</text:p>
          </table:table-cell>
          <table:table-cell office:value-type="float" office:value="0.51358024691358" calcext:value-type="float">
            <text:p>0,51</text:p>
          </table:table-cell>
          <table:table-cell office:value-type="float" office:value="33.998024691358" calcext:value-type="float">
            <text:p>34,00</text:p>
          </table:table-cell>
          <table:table-cell office:value-type="float" office:value="23.6365432098765" calcext:value-type="float">
            <text:p>23,64</text:p>
          </table:table-cell>
          <table:table-cell office:value-type="float" office:value="2.19950617283951" calcext:value-type="float">
            <text:p>2,20</text:p>
          </table:table-cell>
          <table:table-cell office:value-type="float" office:value="0.898765432098766" calcext:value-type="float">
            <text:p>0,90</text:p>
          </table:table-cell>
          <table:table-cell office:value-type="float" office:value="0.795061728395062" calcext:value-type="float">
            <text:p>0,80</text:p>
          </table:table-cell>
          <table:table-cell office:value-type="float" office:value="0.0622222222222222" calcext:value-type="float">
            <text:p>0,06</text:p>
          </table:table-cell>
          <table:table-cell office:value-type="float" office:value="7.93777777777778" calcext:value-type="float">
            <text:p>7,9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ileLinksUpgradeWarn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DownloadExternalFile.java</text:p>
          </table:table-cell>
          <table:table-cell office:value-type="float" office:value="69.7093425605536" calcext:value-type="float">
            <text:p>69,71</text:p>
          </table:table-cell>
          <table:table-cell office:value-type="float" office:value="0.498269896193771" calcext:value-type="float">
            <text:p>0,50</text:p>
          </table:table-cell>
          <table:table-cell office:value-type="float" office:value="6.83737024221453" calcext:value-type="float">
            <text:p>6,84</text:p>
          </table:table-cell>
          <table:table-cell office:value-type="float" office:value="2" calcext:value-type="float">
            <text:p>2,00</text:p>
          </table:table-cell>
          <table:table-cell office:value-type="float" office:value="0.498269896193771" calcext:value-type="float">
            <text:p>0,50</text:p>
          </table:table-cell>
          <table:table-cell office:value-type="float" office:value="3.16262975778547" calcext:value-type="float">
            <text:p>3,16</text:p>
          </table:table-cell>
          <table:table-cell office:value-type="float" office:value="1.3840830449827" calcext:value-type="float">
            <text:p>1,38</text:p>
          </table:table-cell>
          <table:table-cell office:value-type="float" office:value="0" calcext:value-type="float">
            <text:p>0,00</text:p>
          </table:table-cell>
          <table:table-cell office:value-type="float" office:value="10.5951557093426" calcext:value-type="float">
            <text:p>10,6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rtTabs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GeneralFetcher.java</text:p>
          </table:table-cell>
          <table:table-cell office:value-type="float" office:value="44.5" calcext:value-type="float">
            <text:p>44,50</text:p>
          </table:table-cell>
          <table:table-cell office:value-type="float" office:value="0.484375" calcext:value-type="float">
            <text:p>0,48</text:p>
          </table:table-cell>
          <table:table-cell office:value-type="float" office:value="0.75" calcext:value-type="float">
            <text:p>0,75</text:p>
          </table:table-cell>
          <table:table-cell office:value-type="float" office:value="13304.1875" calcext:value-type="float">
            <text:p>13.304,19</text:p>
          </table:table-cell>
          <table:table-cell office:value-type="float" office:value="6.234375" calcext:value-type="float">
            <text:p>6,23</text:p>
          </table:table-cell>
          <table:table-cell office:value-type="float" office:value="0.109375" calcext:value-type="float">
            <text:p>0,11</text:p>
          </table:table-cell>
          <table:table-cell office:value-type="float" office:value="12" calcext:value-type="float">
            <text:p>12,00</text:p>
          </table:table-cell>
          <table:table-cell office:value-type="float" office:value="0" calcext:value-type="float">
            <text:p>0,00</text:p>
          </table:table-cell>
          <table:table-cell office:value-type="float" office:value="18.484375" calcext:value-type="float">
            <text:p>18,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xternalFileTyp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rc/main/java/net/sf/jabref/logic/util/strings/UnicodeToReadableCharMap.java</text:p>
          </table:table-cell>
          <table:table-cell office:value-type="float" office:value="763.388888888889" calcext:value-type="float">
            <text:p>763,39</text:p>
          </table:table-cell>
          <table:table-cell office:value-type="float" office:value="0.472222222222222" calcext:value-type="float">
            <text:p>0,47</text:p>
          </table:table-cell>
          <table:table-cell office:value-type="float" office:value="312.409722222222" calcext:value-type="float">
            <text:p>312,41</text:p>
          </table:table-cell>
          <table:table-cell office:value-type="float" office:value="595.555555555556" calcext:value-type="float">
            <text:p>595,56</text:p>
          </table:table-cell>
          <table:table-cell office:value-type="float" office:value="8.55555555555555" calcext:value-type="float">
            <text:p>8,56</text:p>
          </table:table-cell>
          <table:table-cell office:value-type="float" office:value="13.6875" calcext:value-type="float">
            <text:p>13,69</text:p>
          </table:table-cell>
          <table:table-cell office:value-type="float" office:value="19.4722222222222" calcext:value-type="float">
            <text:p>19,47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169.409722222222" calcext:value-type="float">
            <text:p>169,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Xi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EntryTableTransferHandler.java</text:p>
          </table:table-cell>
          <table:table-cell office:value-type="float" office:value="132.878892733564" calcext:value-type="float">
            <text:p>132,88</text:p>
          </table:table-cell>
          <table:table-cell office:value-type="float" office:value="0.463667820069204" calcext:value-type="float">
            <text:p>0,46</text:p>
          </table:table-cell>
          <table:table-cell office:value-type="float" office:value="11.9377162629758" calcext:value-type="float">
            <text:p>11,94</text:p>
          </table:table-cell>
          <table:table-cell office:value-type="float" office:value="126.574394463668" calcext:value-type="float">
            <text:p>126,57</text:p>
          </table:table-cell>
          <table:table-cell office:value-type="float" office:value="1.05190311418685" calcext:value-type="float">
            <text:p>1,05</text:p>
          </table:table-cell>
          <table:table-cell office:value-type="float" office:value="0.477508650519031" calcext:value-type="float">
            <text:p>0,48</text:p>
          </table:table-cell>
          <table:table-cell office:value-type="float" office:value="2.29065743944637" calcext:value-type="float">
            <text:p>2,29</text:p>
          </table:table-cell>
          <table:table-cell office:value-type="float" office:value="82.9550173010381" calcext:value-type="float">
            <text:p>82,96</text:p>
          </table:table-cell>
          <table:table-cell office:value-type="float" office:value="33.439446366782" calcext:value-type="float">
            <text:p>33,4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ragDropPopupPa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bproperties/DatabasePropertiesDialog.java</text:p>
          </table:table-cell>
          <table:table-cell office:value-type="float" office:value="2227.78829717292" calcext:value-type="float">
            <text:p>2.227,79</text:p>
          </table:table-cell>
          <table:table-cell office:value-type="float" office:value="0.441814595660749" calcext:value-type="float">
            <text:p>0,44</text:p>
          </table:table-cell>
          <table:table-cell office:value-type="float" office:value="477.476660092044" calcext:value-type="float">
            <text:p>477,48</text:p>
          </table:table-cell>
          <table:table-cell office:value-type="float" office:value="673.546351084813" calcext:value-type="float">
            <text:p>673,55</text:p>
          </table:table-cell>
          <table:table-cell office:value-type="float" office:value="0.778435239973701" calcext:value-type="float">
            <text:p>0,78</text:p>
          </table:table-cell>
          <table:table-cell office:value-type="float" office:value="1.25443786982249" calcext:value-type="float">
            <text:p>1,25</text:p>
          </table:table-cell>
          <table:table-cell office:value-type="float" office:value="0.44181459566075" calcext:value-type="float">
            <text:p>0,44</text:p>
          </table:table-cell>
          <table:table-cell office:value-type="float" office:value="0.194608809993425" calcext:value-type="float">
            <text:p>0,19</text:p>
          </table:table-cell>
          <table:table-cell office:value-type="float" office:value="5.85404339250493" calcext:value-type="float">
            <text:p>5,8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edlineHandl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cleanup/FieldFormatterCleanupsPanel.java</text:p>
          </table:table-cell>
          <table:table-cell office:value-type="float" office:value="29.734375" calcext:value-type="float">
            <text:p>29,73</text:p>
          </table:table-cell>
          <table:table-cell office:value-type="float" office:value="0.4375" calcext:value-type="float">
            <text:p>0,44</text:p>
          </table:table-cell>
          <table:table-cell office:value-type="float" office:value="5.859375" calcext:value-type="float">
            <text:p>5,86</text:p>
          </table:table-cell>
          <table:table-cell office:value-type="float" office:value="1169.1875" calcext:value-type="float">
            <text:p>1.169,19</text:p>
          </table:table-cell>
          <table:table-cell office:value-type="float" office:value="2.359375" calcext:value-type="float">
            <text:p>2,36</text:p>
          </table:table-cell>
          <table:table-cell office:value-type="float" office:value="4" calcext:value-type="float">
            <text:p>4,00</text:p>
          </table:table-cell>
          <table:table-cell office:value-type="float" office:value="0.984375" calcext:value-type="float">
            <text:p>0,98</text:p>
          </table:table-cell>
          <table:table-cell office:value-type="float" office:value="0" calcext:value-type="float">
            <text:p>0,00</text:p>
          </table:table-cell>
          <table:table-cell office:value-type="float" office:value="3.9375" calcext:value-type="float">
            <text:p>3,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itionWindo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EntryEditorPrefsTab.java</text:p>
          </table:table-cell>
          <table:table-cell office:value-type="float" office:value="12.4132231404959" calcext:value-type="float">
            <text:p>12,41</text:p>
          </table:table-cell>
          <table:table-cell office:value-type="float" office:value="0.429752066115702" calcext:value-type="float">
            <text:p>0,43</text:p>
          </table:table-cell>
          <table:table-cell office:value-type="float" office:value="306.628099173554" calcext:value-type="float">
            <text:p>306,63</text:p>
          </table:table-cell>
          <table:table-cell office:value-type="float" office:value="4.01652892561983" calcext:value-type="float">
            <text:p>4,02</text:p>
          </table:table-cell>
          <table:table-cell office:value-type="float" office:value="0" calcext:value-type="float">
            <text:p>0,00</text:p>
          </table:table-cell>
          <table:table-cell office:value-type="float" office:value="1.78512396694215" calcext:value-type="float">
            <text:p>1,79</text:p>
          </table:table-cell>
          <table:table-cell office:value-type="float" office:value="0.330578512396694" calcext:value-type="float">
            <text:p>0,33</text:p>
          </table:table-cell>
          <table:table-cell office:value-type="float" office:value="8.01652892561984" calcext:value-type="float">
            <text:p>8,02</text:p>
          </table:table-cell>
          <table:table-cell office:value-type="float" office:value="1.05785123966942" calcext:value-type="float">
            <text:p>1,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utoCompleterFacto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AppearancePrefsTab.java</text:p>
          </table:table-cell>
          <table:table-cell office:value-type="float" office:value="29.8258518117902" calcext:value-type="float">
            <text:p>29,83</text:p>
          </table:table-cell>
          <table:table-cell office:value-type="float" office:value="0.411032990805841" calcext:value-type="float">
            <text:p>0,41</text:p>
          </table:table-cell>
          <table:table-cell office:value-type="float" office:value="3896.2585181179" calcext:value-type="float">
            <text:p>3.896,26</text:p>
          </table:table-cell>
          <table:table-cell office:value-type="float" office:value="5.69064359113034" calcext:value-type="float">
            <text:p>5,69</text:p>
          </table:table-cell>
          <table:table-cell office:value-type="float" office:value="0.471606273661438" calcext:value-type="float">
            <text:p>0,47</text:p>
          </table:table-cell>
          <table:table-cell office:value-type="float" office:value="0.479177934018388" calcext:value-type="float">
            <text:p>0,48</text:p>
          </table:table-cell>
          <table:table-cell office:value-type="float" office:value="0.411032990805841" calcext:value-type="float">
            <text:p>0,41</text:p>
          </table:table-cell>
          <table:table-cell office:value-type="float" office:value="1.53488372093023" calcext:value-type="float">
            <text:p>1,53</text:p>
          </table:table-cell>
          <table:table-cell office:value-type="float" office:value="1.48080043266631" calcext:value-type="float">
            <text:p>1,4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eeCiteImport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main/java/net/sf/jabref/external/push/PushToApplicationButton.java</text:p>
          </table:table-cell>
          <table:table-cell office:value-type="float" office:value="35.49" calcext:value-type="float">
            <text:p>35,49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,00</text:p>
          </table:table-cell>
          <table:table-cell office:value-type="float" office:value="1217.76" calcext:value-type="float">
            <text:p>1.217,76</text:p>
          </table:table-cell>
          <table:table-cell office:value-type="float" office:value="5.49" calcext:value-type="float">
            <text:p>5,49</text:p>
          </table:table-cell>
          <table:table-cell office:value-type="float" office:value="2.64" calcext:value-type="float">
            <text:p>2,64</text:p>
          </table:table-cell>
          <table:table-cell office:value-type="float" office:value="1.96" calcext:value-type="float">
            <text:p>1,96</text:p>
          </table:table-cell>
          <table:table-cell office:value-type="float" office:value="0" calcext:value-type="float">
            <text:p>0,00</text:p>
          </table:table-cell>
          <table:table-cell office:value-type="float" office:value="23.96" calcext:value-type="float">
            <text:p>23,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yleLoa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util/strings/RtfCharMap.java</text:p>
          </table:table-cell>
          <table:table-cell office:value-type="float" office:value="24.2259215219976" calcext:value-type="float">
            <text:p>24,23</text:p>
          </table:table-cell>
          <table:table-cell office:value-type="float" office:value="0.409036860879905" calcext:value-type="float">
            <text:p>0,41</text:p>
          </table:table-cell>
          <table:table-cell office:value-type="float" office:value="40.7348394768133" calcext:value-type="float">
            <text:p>40,73</text:p>
          </table:table-cell>
          <table:table-cell office:value-type="float" office:value="21.4244946492271" calcext:value-type="float">
            <text:p>21,42</text:p>
          </table:table-cell>
          <table:table-cell office:value-type="float" office:value="4.61355529131986" calcext:value-type="float">
            <text:p>4,61</text:p>
          </table:table-cell>
          <table:table-cell office:value-type="float" office:value="4.52794292508918" calcext:value-type="float">
            <text:p>4,53</text:p>
          </table:table-cell>
          <table:table-cell office:value-type="float" office:value="2.13317479191439" calcext:value-type="float">
            <text:p>2,13</text:p>
          </table:table-cell>
          <table:table-cell office:value-type="float" office:value="0" calcext:value-type="float">
            <text:p>0,00</text:p>
          </table:table-cell>
          <table:table-cell office:value-type="float" office:value="3.48156956004756" calcext:value-type="float">
            <text:p>3,4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bstractGro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Author.java</text:p>
          </table:table-cell>
          <table:table-cell office:value-type="float" office:value="7.1301775147929" calcext:value-type="float">
            <text:p>7,13</text:p>
          </table:table-cell>
          <table:table-cell office:value-type="float" office:value="0.408284023668639" calcext:value-type="float">
            <text:p>0,41</text:p>
          </table:table-cell>
          <table:table-cell office:value-type="float" office:value="86.6213017751479" calcext:value-type="float">
            <text:p>86,62</text:p>
          </table:table-cell>
          <table:table-cell office:value-type="float" office:value="23.457100591716" calcext:value-type="float">
            <text:p>23,46</text:p>
          </table:table-cell>
          <table:table-cell office:value-type="float" office:value="3.92899408284024" calcext:value-type="float">
            <text:p>3,93</text:p>
          </table:table-cell>
          <table:table-cell office:value-type="float" office:value="2.3905325443787" calcext:value-type="float">
            <text:p>2,39</text:p>
          </table:table-cell>
          <table:table-cell office:value-type="float" office:value="0.10207100591716" calcext:value-type="float">
            <text:p>0,10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0.350591715976331" calcext:value-type="float">
            <text:p>0,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pac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RepecNepImporter.java</text:p>
          </table:table-cell>
          <table:table-cell office:value-type="float" office:value="36.7430555555556" calcext:value-type="float">
            <text:p>36,74</text:p>
          </table:table-cell>
          <table:table-cell office:value-type="float" office:value="0.388888888888889" calcext:value-type="float">
            <text:p>0,39</text:p>
          </table:table-cell>
          <table:table-cell office:value-type="float" office:value="1.90972222222222" calcext:value-type="float">
            <text:p>1,91</text:p>
          </table:table-cell>
          <table:table-cell office:value-type="float" office:value="280.722222222222" calcext:value-type="float">
            <text:p>280,72</text:p>
          </table:table-cell>
          <table:table-cell office:value-type="float" office:value="0.243055555555556" calcext:value-type="float">
            <text:p>0,24</text:p>
          </table:table-cell>
          <table:table-cell office:value-type="float" office:value="0.472222222222222" calcext:value-type="float">
            <text:p>0,47</text:p>
          </table:table-cell>
          <table:table-cell office:value-type="float" office:value="2.07638888888889" calcext:value-type="float">
            <text:p>2,08</text:p>
          </table:table-cell>
          <table:table-cell office:value-type="float" office:value="0" calcext:value-type="float">
            <text:p>0,00</text:p>
          </table:table-cell>
          <table:table-cell office:value-type="float" office:value="7.38888888888889" calcext:value-type="float">
            <text:p>7,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nu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PreferencesDialog.java</text:p>
          </table:table-cell>
          <table:table-cell office:value-type="float" office:value="20.2287326388889" calcext:value-type="float">
            <text:p>20,23</text:p>
          </table:table-cell>
          <table:table-cell office:value-type="float" office:value="0.373263888888889" calcext:value-type="float">
            <text:p>0,37</text:p>
          </table:table-cell>
          <table:table-cell office:value-type="float" office:value="183.270399305555" calcext:value-type="float">
            <text:p>183,27</text:p>
          </table:table-cell>
          <table:table-cell office:value-type="float" office:value="42.2669270833333" calcext:value-type="float">
            <text:p>42,27</text:p>
          </table:table-cell>
          <table:table-cell office:value-type="float" office:value="5.03993055555556" calcext:value-type="float">
            <text:p>5,04</text:p>
          </table:table-cell>
          <table:table-cell office:value-type="float" office:value="0.343315972222222" calcext:value-type="float">
            <text:p>0,34</text:p>
          </table:table-cell>
          <table:table-cell office:value-type="float" office:value="0.0933159722222222" calcext:value-type="float">
            <text:p>0,09</text:p>
          </table:table-cell>
          <table:table-cell office:value-type="float" office:value="0.25" calcext:value-type="float">
            <text:p>0,25</text:p>
          </table:table-cell>
          <table:table-cell office:value-type="float" office:value="0.100260416666667" calcext:value-type="float">
            <text:p>0,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si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AuthorList.java</text:p>
          </table:table-cell>
          <table:table-cell office:value-type="float" office:value="12.3865804863035" calcext:value-type="float">
            <text:p>12,39</text:p>
          </table:table-cell>
          <table:table-cell office:value-type="float" office:value="0.3730378578024" calcext:value-type="float">
            <text:p>0,37</text:p>
          </table:table-cell>
          <table:table-cell office:value-type="float" office:value="10.1557402277624" calcext:value-type="float">
            <text:p>10,16</text:p>
          </table:table-cell>
          <table:table-cell office:value-type="float" office:value="8.63527239150507" calcext:value-type="float">
            <text:p>8,64</text:p>
          </table:table-cell>
          <table:table-cell office:value-type="float" office:value="0.100338565712527" calcext:value-type="float">
            <text:p>0,10</text:p>
          </table:table-cell>
          <table:table-cell office:value-type="float" office:value="0.249307479224376" calcext:value-type="float">
            <text:p>0,25</text:p>
          </table:table-cell>
          <table:table-cell office:value-type="float" office:value="0.502923976608188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0.833487226839027" calcext:value-type="float">
            <text:p>0,8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AI2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external/ExternalFileTypeEntryEditor.java</text:p>
          </table:table-cell>
          <table:table-cell office:value-type="float" office:value="15.6923076923077" calcext:value-type="float">
            <text:p>15,69</text:p>
          </table:table-cell>
          <table:table-cell office:value-type="float" office:value="0.366863905325444" calcext:value-type="float">
            <text:p>0,37</text:p>
          </table:table-cell>
          <table:table-cell office:value-type="float" office:value="82.7455621301775" calcext:value-type="float">
            <text:p>82,75</text:p>
          </table:table-cell>
          <table:table-cell office:value-type="float" office:value="67.1597633136094" calcext:value-type="float">
            <text:p>67,16</text:p>
          </table:table-cell>
          <table:table-cell office:value-type="float" office:value="0.0710059171597634" calcext:value-type="float">
            <text:p>0,07</text:p>
          </table:table-cell>
          <table:table-cell office:value-type="float" office:value="0.284023668639053" calcext:value-type="float">
            <text:p>0,28</text:p>
          </table:table-cell>
          <table:table-cell office:value-type="float" office:value="1.40828402366864" calcext:value-type="float">
            <text:p>1,41</text:p>
          </table:table-cell>
          <table:table-cell office:value-type="float" office:value="0.710059171597633" calcext:value-type="float">
            <text:p>0,71</text:p>
          </table:table-cell>
          <table:table-cell office:value-type="float" office:value="0.994082840236687" calcext:value-type="float">
            <text:p>0,9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S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EndnoteImporter.java</text:p>
          </table:table-cell>
          <table:table-cell office:value-type="float" office:value="8.7538644470868" calcext:value-type="float">
            <text:p>8,75</text:p>
          </table:table-cell>
          <table:table-cell office:value-type="float" office:value="0.363852556480381" calcext:value-type="float">
            <text:p>0,36</text:p>
          </table:table-cell>
          <table:table-cell office:value-type="float" office:value="175.305588585018" calcext:value-type="float">
            <text:p>175,31</text:p>
          </table:table-cell>
          <table:table-cell office:value-type="float" office:value="7.17241379310345" calcext:value-type="float">
            <text:p>7,17</text:p>
          </table:table-cell>
          <table:table-cell office:value-type="float" office:value="1.35077288941736" calcext:value-type="float">
            <text:p>1,35</text:p>
          </table:table-cell>
          <table:table-cell office:value-type="float" office:value="0.93935790725327" calcext:value-type="float">
            <text:p>0,94</text:p>
          </table:table-cell>
          <table:table-cell office:value-type="float" office:value="0.808561236623068" calcext:value-type="float">
            <text:p>0,81</text:p>
          </table:table-cell>
          <table:table-cell office:value-type="float" office:value="0.211652794292509" calcext:value-type="float">
            <text:p>0,21</text:p>
          </table:table-cell>
          <table:table-cell office:value-type="float" office:value="1.67895362663496" calcext:value-type="float">
            <text:p>1,6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SBNtoBibTeXFetcher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sql/importer/DatabaseImporter.java</text:p>
          </table:table-cell>
          <table:table-cell office:value-type="float" office:value="16.0620408163265" calcext:value-type="float">
            <text:p>16,06</text:p>
          </table:table-cell>
          <table:table-cell office:value-type="float" office:value="0.339591836734694" calcext:value-type="float">
            <text:p>0,34</text:p>
          </table:table-cell>
          <table:table-cell office:value-type="float" office:value="257.856326530612" calcext:value-type="float">
            <text:p>257,86</text:p>
          </table:table-cell>
          <table:table-cell office:value-type="float" office:value="9.65387755102041" calcext:value-type="float">
            <text:p>9,65</text:p>
          </table:table-cell>
          <table:table-cell office:value-type="float" office:value="8.8195918367347" calcext:value-type="float">
            <text:p>8,82</text:p>
          </table:table-cell>
          <table:table-cell office:value-type="float" office:value="4.59918367346939" calcext:value-type="float">
            <text:p>4,60</text:p>
          </table:table-cell>
          <table:table-cell office:value-type="float" office:value="0.816326530612245" calcext:value-type="float">
            <text:p>0,82</text:p>
          </table:table-cell>
          <table:table-cell office:value-type="float" office:value="0.158367346938775" calcext:value-type="float">
            <text:p>0,16</text:p>
          </table:table-cell>
          <table:table-cell office:value-type="float" office:value="5.36816326530612" calcext:value-type="float">
            <text:p>5,3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cienceDirect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external/WriteXMPAction.java</text:p>
          </table:table-cell>
          <table:table-cell office:value-type="float" office:value="36.7768595041322" calcext:value-type="float">
            <text:p>36,78</text:p>
          </table:table-cell>
          <table:table-cell office:value-type="float" office:value="0.330578512396694" calcext:value-type="float">
            <text:p>0,33</text:p>
          </table:table-cell>
          <table:table-cell office:value-type="float" office:value="12.6280991735537" calcext:value-type="float">
            <text:p>12,63</text:p>
          </table:table-cell>
          <table:table-cell office:value-type="float" office:value="81.8347107438017" calcext:value-type="float">
            <text:p>81,83</text:p>
          </table:table-cell>
          <table:table-cell office:value-type="float" office:value="0.87603305785124" calcext:value-type="float">
            <text:p>0,88</text:p>
          </table:table-cell>
          <table:table-cell office:value-type="float" office:value="1.17355371900826" calcext:value-type="float">
            <text:p>1,17</text:p>
          </table:table-cell>
          <table:table-cell office:value-type="float" office:value="12.6942148760331" calcext:value-type="float">
            <text:p>12,69</text:p>
          </table:table-cell>
          <table:table-cell office:value-type="float" office:value="0.0826446280991736" calcext:value-type="float">
            <text:p>0,08</text:p>
          </table:table-cell>
          <table:table-cell office:value-type="float" office:value="10.7438016528926" calcext:value-type="float">
            <text:p>10,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ecialFiel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main/java/net/sf/jabref/gui/labelpattern/LabelPatternPanel.java</text:p>
          </table:table-cell>
          <table:table-cell office:value-type="float" office:value="11.5105916727538" calcext:value-type="float">
            <text:p>11,51</text:p>
          </table:table-cell>
          <table:table-cell office:value-type="float" office:value="0.327246165084003" calcext:value-type="float">
            <text:p>0,33</text:p>
          </table:table-cell>
          <table:table-cell office:value-type="float" office:value="582.873630387144" calcext:value-type="float">
            <text:p>582,87</text:p>
          </table:table-cell>
          <table:table-cell office:value-type="float" office:value="7.81008035062089" calcext:value-type="float">
            <text:p>7,81</text:p>
          </table:table-cell>
          <table:table-cell office:value-type="float" office:value="1.32213294375457" calcext:value-type="float">
            <text:p>1,32</text:p>
          </table:table-cell>
          <table:table-cell office:value-type="float" office:value="0.898466033601169" calcext:value-type="float">
            <text:p>0,90</text:p>
          </table:table-cell>
          <table:table-cell office:value-type="float" office:value="0.327246165084003" calcext:value-type="float">
            <text:p>0,33</text:p>
          </table:table-cell>
          <table:table-cell office:value-type="float" office:value="0.35354273192111" calcext:value-type="float">
            <text:p>0,35</text:p>
          </table:table-cell>
          <table:table-cell office:value-type="float" office:value="1.37618699780862" calcext:value-type="float">
            <text:p>1,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iteSeerX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preftabs/PreviewPrefsTab.java</text:p>
          </table:table-cell>
          <table:table-cell office:value-type="float" office:value="22.230677764566" calcext:value-type="float">
            <text:p>22,23</text:p>
          </table:table-cell>
          <table:table-cell office:value-type="float" office:value="0.318668252080856" calcext:value-type="float">
            <text:p>0,32</text:p>
          </table:table-cell>
          <table:table-cell office:value-type="float" office:value="271.695600475624" calcext:value-type="float">
            <text:p>271,70</text:p>
          </table:table-cell>
          <table:table-cell office:value-type="float" office:value="11.6741973840666" calcext:value-type="float">
            <text:p>11,67</text:p>
          </table:table-cell>
          <table:table-cell office:value-type="float" office:value="0.456599286563614" calcext:value-type="float">
            <text:p>0,46</text:p>
          </table:table-cell>
          <table:table-cell office:value-type="float" office:value="0.294887039239001" calcext:value-type="float">
            <text:p>0,29</text:p>
          </table:table-cell>
          <table:table-cell office:value-type="float" office:value="0.318668252080856" calcext:value-type="float">
            <text:p>0,32</text:p>
          </table:table-cell>
          <table:table-cell office:value-type="float" office:value="0.311533888228299" calcext:value-type="float">
            <text:p>0,31</text:p>
          </table:table-cell>
          <table:table-cell office:value-type="float" office:value="11.7479191438763" calcext:value-type="float">
            <text:p>11,7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iVAtoBibTeXFetch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bst/BibtexCaseChanger.java</text:p>
          </table:table-cell>
          <table:table-cell office:value-type="float" office:value="552.331961591221" calcext:value-type="float">
            <text:p>552,33</text:p>
          </table:table-cell>
          <table:table-cell office:value-type="float" office:value="0.315500685871056" calcext:value-type="float">
            <text:p>0,32</text:p>
          </table:table-cell>
          <table:table-cell office:value-type="float" office:value="3720.43895747599" calcext:value-type="float">
            <text:p>3.720,44</text:p>
          </table:table-cell>
          <table:table-cell office:value-type="float" office:value="452.320987654321" calcext:value-type="float">
            <text:p>452,32</text:p>
          </table:table-cell>
          <table:table-cell office:value-type="float" office:value="772.019204389575" calcext:value-type="float">
            <text:p>772,02</text:p>
          </table:table-cell>
          <table:table-cell office:value-type="float" office:value="80.0987654320988" calcext:value-type="float">
            <text:p>80,10</text:p>
          </table:table-cell>
          <table:table-cell office:value-type="float" office:value="203.508916323731" calcext:value-type="float">
            <text:p>203,51</text:p>
          </table:table-cell>
          <table:table-cell office:value-type="float" office:value="3.65432098765432" calcext:value-type="float">
            <text:p>3,65</text:p>
          </table:table-cell>
          <table:table-cell office:value-type="float" office:value="263.876543209877" calcext:value-type="float">
            <text:p>263,8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ieldContentPars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gui/maintable/MainTableDataModel.java</text:p>
          </table:table-cell>
          <table:table-cell office:value-type="float" office:value="496.650216311489" calcext:value-type="float">
            <text:p>496,65</text:p>
          </table:table-cell>
          <table:table-cell office:value-type="float" office:value="0.314372696683223" calcext:value-type="float">
            <text:p>0,31</text:p>
          </table:table-cell>
          <table:table-cell office:value-type="float" office:value="2901.08796667201" calcext:value-type="float">
            <text:p>2.901,09</text:p>
          </table:table-cell>
          <table:table-cell office:value-type="float" office:value="195.645569620253" calcext:value-type="float">
            <text:p>195,65</text:p>
          </table:table-cell>
          <table:table-cell office:value-type="float" office:value="1032.42204774876" calcext:value-type="float">
            <text:p>1.032,42</text:p>
          </table:table-cell>
          <table:table-cell office:value-type="float" office:value="34.7431501361961" calcext:value-type="float">
            <text:p>34,74</text:p>
          </table:table-cell>
          <table:table-cell office:value-type="float" office:value="1.55519948726166" calcext:value-type="float">
            <text:p>1,56</text:p>
          </table:table-cell>
          <table:table-cell office:value-type="float" office:value="0.126261817016504" calcext:value-type="float">
            <text:p>0,13</text:p>
          </table:table-cell>
          <table:table-cell office:value-type="float" office:value="10.2755968594776" calcext:value-type="float">
            <text:p>10,2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tring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FontSelectorDialog.java</text:p>
          </table:table-cell>
          <table:table-cell office:value-type="float" office:value="15.24609375" calcext:value-type="float">
            <text:p>15,25</text:p>
          </table:table-cell>
          <table:table-cell office:value-type="float" office:value="0.3125" calcext:value-type="float">
            <text:p>0,31</text:p>
          </table:table-cell>
          <table:table-cell office:value-type="float" office:value="49.75" calcext:value-type="float">
            <text:p>49,75</text:p>
          </table:table-cell>
          <table:table-cell office:value-type="float" office:value="8.296875" calcext:value-type="float">
            <text:p>8,30</text:p>
          </table:table-cell>
          <table:table-cell office:value-type="float" office:value="0.6162109375" calcext:value-type="float">
            <text:p>0,62</text:p>
          </table:table-cell>
          <table:table-cell office:value-type="float" office:value="0.625" calcext:value-type="float">
            <text:p>0,63</text:p>
          </table:table-cell>
          <table:table-cell office:value-type="float" office:value="0.109375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1.5537109375" calcext:value-type="float">
            <text:p>1,5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S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model/DuplicateCheck.java</text:p>
          </table:table-cell>
          <table:table-cell office:value-type="float" office:value="1165.91891891892" calcext:value-type="float">
            <text:p>1.165,92</text:p>
          </table:table-cell>
          <table:table-cell office:value-type="float" office:value="0.298027757487217" calcext:value-type="float">
            <text:p>0,30</text:p>
          </table:table-cell>
          <table:table-cell office:value-type="float" office:value="622.647370343316" calcext:value-type="float">
            <text:p>622,65</text:p>
          </table:table-cell>
          <table:table-cell office:value-type="float" office:value="111.60938641344" calcext:value-type="float">
            <text:p>111,61</text:p>
          </table:table-cell>
          <table:table-cell office:value-type="float" office:value="2.73046018991965" calcext:value-type="float">
            <text:p>2,73</text:p>
          </table:table-cell>
          <table:table-cell office:value-type="float" office:value="0.342768444119796" calcext:value-type="float">
            <text:p>0,34</text:p>
          </table:table-cell>
          <table:table-cell office:value-type="float" office:value="2.35646457268079" calcext:value-type="float">
            <text:p>2,36</text:p>
          </table:table-cell>
          <table:table-cell office:value-type="float" office:value="0.0262965668371074" calcext:value-type="float">
            <text:p>0,03</text:p>
          </table:table-cell>
          <table:table-cell office:value-type="float" office:value="408.284331628926" calcext:value-type="float">
            <text:p>408,2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dvanced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openoffice/OOUtil.java</text:p>
          </table:table-cell>
          <table:table-cell office:value-type="float" office:value="51.8488888888889" calcext:value-type="float">
            <text:p>51,85</text:p>
          </table:table-cell>
          <table:table-cell office:value-type="float" office:value="0.293333333333333" calcext:value-type="float">
            <text:p>0,29</text:p>
          </table:table-cell>
          <table:table-cell office:value-type="float" office:value="24.8888888888889" calcext:value-type="float">
            <text:p>24,89</text:p>
          </table:table-cell>
          <table:table-cell office:value-type="float" office:value="67.2622222222222" calcext:value-type="float">
            <text:p>67,26</text:p>
          </table:table-cell>
          <table:table-cell office:value-type="float" office:value="0.115555555555556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float" office:value="3.52888888888889" calcext:value-type="float">
            <text:p>3,53</text:p>
          </table:table-cell>
          <table:table-cell office:value-type="float" office:value="0" calcext:value-type="float">
            <text:p>0,00</text:p>
          </table:table-cell>
          <table:table-cell office:value-type="float" office:value="27.7955555555556" calcext:value-type="float">
            <text:p>27,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penFileFil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li/JabRefCLI.java</text:p>
          </table:table-cell>
          <table:table-cell office:value-type="float" office:value="26.359375" calcext:value-type="float">
            <text:p>26,36</text:p>
          </table:table-cell>
          <table:table-cell office:value-type="float" office:value="0.2880859375" calcext:value-type="float">
            <text:p>0,29</text:p>
          </table:table-cell>
          <table:table-cell office:value-type="float" office:value="275.4130859375" calcext:value-type="float">
            <text:p>275,41</text:p>
          </table:table-cell>
          <table:table-cell office:value-type="float" office:value="18.5302734375" calcext:value-type="float">
            <text:p>18,53</text:p>
          </table:table-cell>
          <table:table-cell office:value-type="float" office:value="1.7255859375" calcext:value-type="float">
            <text:p>1,73</text:p>
          </table:table-cell>
          <table:table-cell office:value-type="float" office:value="0.4912109375" calcext:value-type="float">
            <text:p>0,49</text:p>
          </table:table-cell>
          <table:table-cell office:value-type="float" office:value="0.4375" calcext:value-type="float">
            <text:p>0,44</text:p>
          </table:table-cell>
          <table:table-cell office:value-type="float" office:value="0.234375" calcext:value-type="float">
            <text:p>0,23</text:p>
          </table:table-cell>
          <table:table-cell office:value-type="float" office:value="11.7099609375" calcext:value-type="float">
            <text:p>11,7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dlineFetc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importer/ImportMenuItem.java</text:p>
          </table:table-cell>
          <table:table-cell office:value-type="float" office:value="95.3780407626562" calcext:value-type="float">
            <text:p>95,38</text:p>
          </table:table-cell>
          <table:table-cell office:value-type="float" office:value="0.284023668639053" calcext:value-type="float">
            <text:p>0,28</text:p>
          </table:table-cell>
          <table:table-cell office:value-type="float" office:value="169.299145299145" calcext:value-type="float">
            <text:p>169,30</text:p>
          </table:table-cell>
          <table:table-cell office:value-type="float" office:value="70.6088099934254" calcext:value-type="float">
            <text:p>70,61</text:p>
          </table:table-cell>
          <table:table-cell office:value-type="float" office:value="7.97370151216305" calcext:value-type="float">
            <text:p>7,97</text:p>
          </table:table-cell>
          <table:table-cell office:value-type="float" office:value="2.04865220249836" calcext:value-type="float">
            <text:p>2,05</text:p>
          </table:table-cell>
          <table:table-cell office:value-type="float" office:value="0.245890861275477" calcext:value-type="float">
            <text:p>0,25</text:p>
          </table:table-cell>
          <table:table-cell office:value-type="float" office:value="0.0762656147271531" calcext:value-type="float">
            <text:p>0,08</text:p>
          </table:table-cell>
          <table:table-cell office:value-type="float" office:value="2.74293228139382" calcext:value-type="float">
            <text:p>2,7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ndnote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XmpPrefsTab.java</text:p>
          </table:table-cell>
          <table:table-cell office:value-type="float" office:value="2.25" calcext:value-type="float">
            <text:p>2,25</text:p>
          </table:table-cell>
          <table:table-cell office:value-type="float" office:value="0.25" calcext:value-type="float">
            <text:p>0,25</text:p>
          </table:table-cell>
          <table:table-cell office:value-type="float" office:value="100" calcext:value-type="float">
            <text:p>100,00</text:p>
          </table:table-cell>
          <table:table-cell office:value-type="float" office:value="1260.25" calcext:value-type="float">
            <text:p>1.260,25</text:p>
          </table:table-cell>
          <table:table-cell table:number-columns-repeated="2" office:value-type="float" office:value="4" calcext:value-type="float">
            <text:p>4,00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,00</text:p>
          </table:table-cell>
          <table:table-cell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RL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BConnectDialog.java</text:p>
          </table:table-cell>
          <table:table-cell office:value-type="float" office:value="70.6172839506173" calcext:value-type="float">
            <text:p>70,62</text:p>
          </table:table-cell>
          <table:table-cell office:value-type="float" office:value="0.25" calcext:value-type="float">
            <text:p>0,25</text:p>
          </table:table-cell>
          <table:table-cell office:value-type="float" office:value="19.0895061728395" calcext:value-type="float">
            <text:p>19,09</text:p>
          </table:table-cell>
          <table:table-cell office:value-type="float" office:value="29.4444444444444" calcext:value-type="float">
            <text:p>29,44</text:p>
          </table:table-cell>
          <table:table-cell office:value-type="float" office:value="1.39506172839506" calcext:value-type="float">
            <text:p>1,40</text:p>
          </table:table-cell>
          <table:table-cell office:value-type="float" office:value="5.80555555555556" calcext:value-type="float">
            <text:p>5,81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19.320987654321" calcext:value-type="float">
            <text:p>19,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nk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rc/main/java/net/sf/jabref/gui/openoffice/CitationManager.java</text:p>
          </table:table-cell>
          <table:table-cell office:value-type="float" office:value="64" calcext:value-type="float">
            <text:p>64,00</text:p>
          </table:table-cell>
          <table:table-cell office:value-type="float" office:value="0.25" calcext:value-type="float">
            <text:p>0,25</text:p>
          </table:table-cell>
          <table:table-cell office:value-type="float" office:value="6.25" calcext:value-type="float">
            <text:p>6,25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itoredURLDownloa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idePaneManager.java</text:p>
          </table:table-cell>
          <table:table-cell office:value-type="float" office:value="4" calcext:value-type="float">
            <text:p>4,0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182.25" calcext:value-type="float">
            <text:p>182,25</text:p>
          </table:table-cell>
          <table:table-cell office:value-type="float" office:value="0" calcext:value-type="float">
            <text:p>0,00</text:p>
          </table:table-cell>
          <table:table-cell office:value-type="float" office:value="2.25" calcext:value-type="float">
            <text:p>2,2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eldChangedEv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BibtexWidth.java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81" calcext:value-type="float">
            <text:p>81,00</text:p>
          </table:table-cell>
          <table:table-cell office:value-type="float" office:value="0" calcext:value-type="float">
            <text:p>0,00</text:p>
          </table:table-cell>
          <table:table-cell office:value-type="float" office:value="2.25" calcext:value-type="float">
            <text:p>2,2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tiveDeskt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gui/auximport/FromAuxDialog.java</text:p>
          </table:table-cell>
          <table:table-cell office:value-type="float" office:value="70.1114115738236" calcext:value-type="float">
            <text:p>70,11</text:p>
          </table:table-cell>
          <table:table-cell office:value-type="float" office:value="0.24986479177934" calcext:value-type="float">
            <text:p>0,25</text:p>
          </table:table-cell>
          <table:table-cell office:value-type="float" office:value="84.0064899945917" calcext:value-type="float">
            <text:p>84,01</text:p>
          </table:table-cell>
          <table:table-cell office:value-type="float" office:value="14.2574364521363" calcext:value-type="float">
            <text:p>14,26</text:p>
          </table:table-cell>
          <table:table-cell office:value-type="float" office:value="0.94862087614927" calcext:value-type="float">
            <text:p>0,95</text:p>
          </table:table-cell>
          <table:table-cell office:value-type="float" office:value="0.243374797187669" calcext:value-type="float">
            <text:p>0,24</text:p>
          </table:table-cell>
          <table:table-cell office:value-type="float" office:value="3.38777717685235" calcext:value-type="float">
            <text:p>3,39</text:p>
          </table:table-cell>
          <table:table-cell office:value-type="float" office:value="0.219578150351541" calcext:value-type="float">
            <text:p>0,22</text:p>
          </table:table-cell>
          <table:table-cell office:value-type="float" office:value="42.2855597620335" calcext:value-type="float">
            <text:p>42,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uplicateSearc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OvidImporter.java</text:p>
          </table:table-cell>
          <table:table-cell office:value-type="float" office:value="66.1616161616162" calcext:value-type="float">
            <text:p>66,16</text:p>
          </table:table-cell>
          <table:table-cell office:value-type="float" office:value="0.249770431588613" calcext:value-type="float">
            <text:p>0,25</text:p>
          </table:table-cell>
          <table:table-cell office:value-type="float" office:value="720.712580348944" calcext:value-type="float">
            <text:p>720,71</text:p>
          </table:table-cell>
          <table:table-cell office:value-type="float" office:value="145.118457300275" calcext:value-type="float">
            <text:p>145,12</text:p>
          </table:table-cell>
          <table:table-cell office:value-type="float" office:value="9.80348943985308" calcext:value-type="float">
            <text:p>9,80</text:p>
          </table:table-cell>
          <table:table-cell office:value-type="float" office:value="0.198347107438017" calcext:value-type="float">
            <text:p>0,20</text:p>
          </table:table-cell>
          <table:table-cell office:value-type="float" office:value="2.04591368227732" calcext:value-type="float">
            <text:p>2,05</text:p>
          </table:table-cell>
          <table:table-cell office:value-type="float" office:value="0.330578512396694" calcext:value-type="float">
            <text:p>0,33</text:p>
          </table:table-cell>
          <table:table-cell office:value-type="float" office:value="46.6519742883379" calcext:value-type="float">
            <text:p>46,6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gExpFileSearc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ReplaceStringDialog.java</text:p>
          </table:table-cell>
          <table:table-cell office:value-type="float" office:value="0.413223140495868" calcext:value-type="float">
            <text:p>0,41</text:p>
          </table:table-cell>
          <table:table-cell office:value-type="float" office:value="0.247933884297521" calcext:value-type="float">
            <text:p>0,25</text:p>
          </table:table-cell>
          <table:table-cell office:value-type="float" office:value="278.925619834711" calcext:value-type="float">
            <text:p>278,93</text:p>
          </table:table-cell>
          <table:table-cell office:value-type="float" office:value="509.272727272727" calcext:value-type="float">
            <text:p>509,2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47933884297521" calcext:value-type="float">
            <text:p>0,25</text:p>
          </table:table-cell>
          <table:table-cell office:value-type="float" office:value="1.32231404958678" calcext:value-type="float">
            <text:p>1,32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iClean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RegExpFileSearch.java</text:p>
          </table:table-cell>
          <table:table-cell office:value-type="float" office:value="20.0246913580247" calcext:value-type="float">
            <text:p>20,02</text:p>
          </table:table-cell>
          <table:table-cell office:value-type="float" office:value="0.246913580246914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974.320987654321" calcext:value-type="float">
            <text:p>974,32</text:p>
          </table:table-cell>
          <table:table-cell office:value-type="float" office:value="0" calcext:value-type="float">
            <text:p>0,00</text:p>
          </table:table-cell>
          <table:table-cell office:value-type="float" office:value="1.55555555555556" calcext:value-type="float">
            <text:p>1,56</text:p>
          </table:table-cell>
          <table:table-cell office:value-type="float" office:value="0.395061728395062" calcext:value-type="float">
            <text:p>0,40</text:p>
          </table:table-cell>
          <table:table-cell office:value-type="float" office:value="0" calcext:value-type="float">
            <text:p>0,00</text:p>
          </table:table-cell>
          <table:table-cell office:value-type="float" office:value="9.72839506172839" calcext:value-type="float">
            <text:p>9,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archQueryHighlightObservab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GrammarBasedSearchRule.java</text:p>
          </table:table-cell>
          <table:table-cell office:value-type="float" office:value="124.727023319616" calcext:value-type="float">
            <text:p>124,73</text:p>
          </table:table-cell>
          <table:table-cell office:value-type="float" office:value="0.246913580246913" calcext:value-type="float">
            <text:p>0,25</text:p>
          </table:table-cell>
          <table:table-cell office:value-type="float" office:value="336.257887517147" calcext:value-type="float">
            <text:p>336,26</text:p>
          </table:table-cell>
          <table:table-cell office:value-type="float" office:value="30.6035665294925" calcext:value-type="float">
            <text:p>30,60</text:p>
          </table:table-cell>
          <table:table-cell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.150891632373114" calcext:value-type="float">
            <text:p>0,15</text:p>
          </table:table-cell>
          <table:table-cell office:value-type="float" office:value="0.126200274348422" calcext:value-type="float">
            <text:p>0,13</text:p>
          </table:table-cell>
          <table:table-cell office:value-type="float" office:value="1.28395061728395" calcext:value-type="float">
            <text:p>1,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utho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OpenDocumentRepresentation.java</text:p>
          </table:table-cell>
          <table:table-cell office:value-type="float" office:value="67.9591836734694" calcext:value-type="float">
            <text:p>67,96</text:p>
          </table:table-cell>
          <table:table-cell office:value-type="float" office:value="0.244897959183673" calcext:value-type="float">
            <text:p>0,24</text:p>
          </table:table-cell>
          <table:table-cell office:value-type="float" office:value="0" calcext:value-type="float">
            <text:p>0,00</text:p>
          </table:table-cell>
          <table:table-cell office:value-type="float" office:value="126.775510204082" calcext:value-type="float">
            <text:p>126,78</text:p>
          </table:table-cell>
          <table:table-cell office:value-type="float" office:value="0" calcext:value-type="float">
            <text:p>0,00</text:p>
          </table:table-cell>
          <table:table-cell office:value-type="float" office:value="0.244897959183673" calcext:value-type="float">
            <text:p>0,24</text:p>
          </table:table-cell>
          <table:table-cell office:value-type="float" office:value="3.91836734693877" calcext:value-type="float">
            <text:p>3,92</text:p>
          </table:table-cell>
          <table:table-cell office:value-type="float" office:value="0.979591836734694" calcext:value-type="float">
            <text:p>0,98</text:p>
          </table:table-cell>
          <table:table-cell office:value-type="float" office:value="18.8571428571429" calcext:value-type="float">
            <text:p>18,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nguag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OOCalcDatabase.java</text:p>
          </table:table-cell>
          <table:table-cell office:value-type="float" office:value="1976.75900277008" calcext:value-type="float">
            <text:p>1.976,76</text:p>
          </table:table-cell>
          <table:table-cell office:value-type="float" office:value="0.243767313019391" calcext:value-type="float">
            <text:p>0,24</text:p>
          </table:table-cell>
          <table:table-cell office:value-type="float" office:value="1685.47922437673" calcext:value-type="float">
            <text:p>1.685,48</text:p>
          </table:table-cell>
          <table:table-cell office:value-type="float" office:value="1719.37396121884" calcext:value-type="float">
            <text:p>1.719,37</text:p>
          </table:table-cell>
          <table:table-cell office:value-type="float" office:value="30.7756232686981" calcext:value-type="float">
            <text:p>30,78</text:p>
          </table:table-cell>
          <table:table-cell office:value-type="float" office:value="40.2714681440443" calcext:value-type="float">
            <text:p>40,27</text:p>
          </table:table-cell>
          <table:table-cell office:value-type="float" office:value="15.0083102493075" calcext:value-type="float">
            <text:p>15,01</text:p>
          </table:table-cell>
          <table:table-cell office:value-type="float" office:value="1.19667590027701" calcext:value-type="float">
            <text:p>1,20</text:p>
          </table:table-cell>
          <table:table-cell office:value-type="float" office:value="271.324099722992" calcext:value-type="float">
            <text:p>271,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abRefMa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PreambleEditor.java</text:p>
          </table:table-cell>
          <table:table-cell office:value-type="float" office:value="31.5763888888889" calcext:value-type="float">
            <text:p>31,58</text:p>
          </table:table-cell>
          <table:table-cell office:value-type="float" office:value="0.243055555555556" calcext:value-type="float">
            <text:p>0,24</text:p>
          </table:table-cell>
          <table:table-cell office:value-type="float" office:value="108.138888888889" calcext:value-type="float">
            <text:p>108,14</text:p>
          </table:table-cell>
          <table:table-cell office:value-type="float" office:value="333.409722222222" calcext:value-type="float">
            <text:p>333,41</text:p>
          </table:table-cell>
          <table:table-cell office:value-type="float" office:value="0" calcext:value-type="float">
            <text:p>0,00</text:p>
          </table:table-cell>
          <table:table-cell office:value-type="float" office:value="1.13888888888889" calcext:value-type="float">
            <text:p>1,14</text:p>
          </table:table-cell>
          <table:table-cell office:value-type="float" office:value="0.638888888888889" calcext:value-type="float">
            <text:p>0,64</text:p>
          </table:table-cell>
          <table:table-cell office:value-type="float" office:value="0.243055555555555" calcext:value-type="float">
            <text:p>0,24</text:p>
          </table:table-cell>
          <table:table-cell office:value-type="float" office:value="8.74305555555555" calcext:value-type="float">
            <text:p>8,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angeEntryTypeMen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uplicateSearch.java</text:p>
          </table:table-cell>
          <table:table-cell office:value-type="float" office:value="43.4097222222222" calcext:value-type="float">
            <text:p>43,41</text:p>
          </table:table-cell>
          <table:table-cell office:value-type="float" office:value="0.243055555555556" calcext:value-type="float">
            <text:p>0,24</text:p>
          </table:table-cell>
          <table:table-cell office:value-type="float" office:value="3.74305555555556" calcext:value-type="float">
            <text:p>3,74</text:p>
          </table:table-cell>
          <table:table-cell office:value-type="float" office:value="20.2222222222222" calcext:value-type="float">
            <text:p>20,22</text:p>
          </table:table-cell>
          <table:table-cell office:value-type="float" office:value="2.40972222222222" calcext:value-type="float">
            <text:p>2,41</text:p>
          </table:table-cell>
          <table:table-cell office:value-type="float" office:value="67.7430555555556" calcext:value-type="float">
            <text:p>67,74</text:p>
          </table:table-cell>
          <table:table-cell office:value-type="float" office:value="3.88888888888889" calcext:value-type="float">
            <text:p>3,89</text:p>
          </table:table-cell>
          <table:table-cell office:value-type="float" office:value="0" calcext:value-type="float">
            <text:p>0,00</text:p>
          </table:table-cell>
          <table:table-cell office:value-type="float" office:value="9.80555555555555" calcext:value-type="float">
            <text:p>9,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dMatch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AutoGroupDialog.java</text:p>
          </table:table-cell>
          <table:table-cell office:value-type="float" office:value="23.0677083333333" calcext:value-type="float">
            <text:p>23,07</text:p>
          </table:table-cell>
          <table:table-cell office:value-type="float" office:value="0.243055555555555" calcext:value-type="float">
            <text:p>0,24</text:p>
          </table:table-cell>
          <table:table-cell office:value-type="float" office:value="91.9565972222222" calcext:value-type="float">
            <text:p>91,96</text:p>
          </table:table-cell>
          <table:table-cell office:value-type="float" office:value="158.456597222222" calcext:value-type="float">
            <text:p>158,46</text:p>
          </table:table-cell>
          <table:table-cell office:value-type="float" office:value="0.25" calcext:value-type="float">
            <text:p>0,25</text:p>
          </table:table-cell>
          <table:table-cell office:value-type="float" office:value="0.817708333333333" calcext:value-type="float">
            <text:p>0,82</text:p>
          </table:table-cell>
          <table:table-cell office:value-type="float" office:value="1.63888888888889" calcext:value-type="float">
            <text:p>1,64</text:p>
          </table:table-cell>
          <table:table-cell office:value-type="float" office:value="0.305555555555556" calcext:value-type="float">
            <text:p>0,31</text:p>
          </table:table-cell>
          <table:table-cell office:value-type="float" office:value="6.78993055555556" calcext:value-type="float">
            <text:p>6,7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ntentAutoComplete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JSONEntryParser.java</text:p>
          </table:table-cell>
          <table:table-cell office:value-type="float" office:value="1.36" calcext:value-type="float">
            <text:p>1,36</text:p>
          </table:table-cell>
          <table:table-cell office:value-type="float" office:value="0.24" calcext:value-type="float">
            <text:p>0,24</text:p>
          </table:table-cell>
          <table:table-cell office:value-type="float" office:value="6" calcext:value-type="float">
            <text:p>6,00</text:p>
          </table:table-cell>
          <table:table-cell office:value-type="float" office:value="8.65" calcext:value-type="float">
            <text:p>8,65</text:p>
          </table:table-cell>
          <table:table-cell office:value-type="float" office:value="2.25" calcext:value-type="float">
            <text:p>2,25</text:p>
          </table:table-cell>
          <table:table-cell office:value-type="float" office:value="24.81" calcext:value-type="float">
            <text:p>24,81</text:p>
          </table:table-cell>
          <table:table-cell office:value-type="float" office:value="0.24" calcext:value-type="float">
            <text:p>0,2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eldEditorFocus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MoveFileAction.java</text:p>
          </table:table-cell>
          <table:table-cell office:value-type="float" office:value="25.2" calcext:value-type="float">
            <text:p>25,20</text:p>
          </table:table-cell>
          <table:table-cell office:value-type="float" office:value="0.24" calcext:value-type="float">
            <text:p>0,24</text:p>
          </table:table-cell>
          <table:table-cell office:value-type="float" office:value="0.16" calcext:value-type="float">
            <text:p>0,16</text:p>
          </table:table-cell>
          <table:table-cell office:value-type="float" office:value="14392.16" calcext:value-type="float">
            <text:p>14.392,16</text:p>
          </table:table-cell>
          <table:table-cell office:value-type="float" office:value="0.16" calcext:value-type="float">
            <text:p>0,16</text:p>
          </table:table-cell>
          <table:table-cell office:value-type="float" office:value="0.24" calcext:value-type="float">
            <text:p>0,24</text:p>
          </table:table-cell>
          <table:table-cell office:value-type="float" office:value="0.56" calcext:value-type="float">
            <text:p>0,56</text:p>
          </table:table-cell>
          <table:table-cell office:value-type="float" office:value="0" calcext:value-type="float">
            <text:p>0,00</text:p>
          </table:table-cell>
          <table:table-cell office:value-type="float" office:value="4.64" calcext:value-type="float">
            <text:p>4,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bRefGU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main/java/net/sf/jabref/migrations/FileLinksUpgradeWarning.java</text:p>
          </table:table-cell>
          <table:table-cell office:value-type="float" office:value="14.7283950617284" calcext:value-type="float">
            <text:p>14,73</text:p>
          </table:table-cell>
          <table:table-cell office:value-type="float" office:value="0.237654320987654" calcext:value-type="float">
            <text:p>0,24</text:p>
          </table:table-cell>
          <table:table-cell office:value-type="float" office:value="327.617283950617" calcext:value-type="float">
            <text:p>327,62</text:p>
          </table:table-cell>
          <table:table-cell office:value-type="float" office:value="7.80555555555556" calcext:value-type="float">
            <text:p>7,81</text:p>
          </table:table-cell>
          <table:table-cell office:value-type="float" office:value="3.45987654320988" calcext:value-type="float">
            <text:p>3,46</text:p>
          </table:table-cell>
          <table:table-cell office:value-type="float" office:value="3.80246913580247" calcext:value-type="float">
            <text:p>3,80</text:p>
          </table:table-cell>
          <table:table-cell office:value-type="float" office:value="0.237654320987654" calcext:value-type="float">
            <text:p>0,24</text:p>
          </table:table-cell>
          <table:table-cell office:value-type="float" office:value="2.09876543209877" calcext:value-type="float">
            <text:p>2,10</text:p>
          </table:table-cell>
          <table:table-cell office:value-type="float" office:value="0.237654320987654" calcext:value-type="float">
            <text:p>0,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doableFieldChan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exporter/CustomExportDialog.java</text:p>
          </table:table-cell>
          <table:table-cell office:value-type="float" office:value="1128.48668639053" calcext:value-type="float">
            <text:p>1.128,49</text:p>
          </table:table-cell>
          <table:table-cell office:value-type="float" office:value="0.236686390532544" calcext:value-type="float">
            <text:p>0,24</text:p>
          </table:table-cell>
          <table:table-cell office:value-type="float" office:value="1520.99408284024" calcext:value-type="float">
            <text:p>1.520,99</text:p>
          </table:table-cell>
          <table:table-cell office:value-type="float" office:value="882.082840236687" calcext:value-type="float">
            <text:p>882,08</text:p>
          </table:table-cell>
          <table:table-cell office:value-type="float" office:value="86.301775147929" calcext:value-type="float">
            <text:p>86,30</text:p>
          </table:table-cell>
          <table:table-cell office:value-type="float" office:value="7.68639053254438" calcext:value-type="float">
            <text:p>7,69</text:p>
          </table:table-cell>
          <table:table-cell office:value-type="float" office:value="76.6937869822486" calcext:value-type="float">
            <text:p>76,69</text:p>
          </table:table-cell>
          <table:table-cell office:value-type="float" office:value="0.402366863905326" calcext:value-type="float">
            <text:p>0,40</text:p>
          </table:table-cell>
          <table:table-cell office:value-type="float" office:value="505.190828402367" calcext:value-type="float">
            <text:p>505,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SONEntryPars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GroupAddRemoveDialog.java</text:p>
          </table:table-cell>
          <table:table-cell office:value-type="float" office:value="4.4375" calcext:value-type="float">
            <text:p>4,44</text:p>
          </table:table-cell>
          <table:table-cell office:value-type="float" office:value="0.234375" calcext:value-type="float">
            <text:p>0,23</text:p>
          </table:table-cell>
          <table:table-cell office:value-type="float" office:value="2.4375" calcext:value-type="float">
            <text:p>2,44</text:p>
          </table:table-cell>
          <table:table-cell office:value-type="float" office:value="2606.1875" calcext:value-type="float">
            <text:p>2.606,19</text:p>
          </table:table-cell>
          <table:table-cell office:value-type="float" office:value="1" calcext:value-type="float">
            <text:p>1,00</text:p>
          </table:table-cell>
          <table:table-cell office:value-type="float" office:value="0.859375" calcext:value-type="float">
            <text:p>0,86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rs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SilverPlatterImporter.java</text:p>
          </table:table-cell>
          <table:table-cell office:value-type="float" office:value="3.609375" calcext:value-type="float">
            <text:p>3,61</text:p>
          </table:table-cell>
          <table:table-cell office:value-type="float" office:value="0.234375" calcext:value-type="float">
            <text:p>0,23</text:p>
          </table:table-cell>
          <table:table-cell office:value-type="float" office:value="2.24609375" calcext:value-type="float">
            <text:p>2,25</text:p>
          </table:table-cell>
          <table:table-cell office:value-type="float" office:value="1.359375" calcext:value-type="float">
            <text:p>1,36</text:p>
          </table:table-cell>
          <table:table-cell office:value-type="float" office:value="0" calcext:value-type="float">
            <text:p>0,00</text:p>
          </table:table-cell>
          <table:table-cell office:value-type="float" office:value="0.90234375" calcext:value-type="float">
            <text:p>0,90</text:p>
          </table:table-cell>
          <table:table-cell office:value-type="float" office:value="0.234375" calcext:value-type="float">
            <text:p>0,23</text:p>
          </table:table-cell>
          <table:table-cell office:value-type="float" office:value="0" calcext:value-type="float">
            <text:p>0,00</text:p>
          </table:table-cell>
          <table:table-cell office:value-type="float" office:value="0.234375" calcext:value-type="float">
            <text:p>0,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ng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gui/autocompleter/AutoCompleteSupport.java</text:p>
          </table:table-cell>
          <table:table-cell office:value-type="float" office:value="15" calcext:value-type="float">
            <text:p>15,00</text:p>
          </table:table-cell>
          <table:table-cell office:value-type="float" office:value="0.234375" calcext:value-type="float">
            <text:p>0,23</text:p>
          </table:table-cell>
          <table:table-cell office:value-type="float" office:value="0" calcext:value-type="float">
            <text:p>0,00</text:p>
          </table:table-cell>
          <table:table-cell office:value-type="float" office:value="458.484375" calcext:value-type="float">
            <text:p>458,48</text:p>
          </table:table-cell>
          <table:table-cell office:value-type="float" office:value="0" calcext:value-type="float">
            <text:p>0,00</text:p>
          </table:table-cell>
          <table:table-cell office:value-type="float" office:value="0.9375" calcext:value-type="float">
            <text:p>0,94</text:p>
          </table:table-cell>
          <table:table-cell office:value-type="float" office:value="0.234375" calcext:value-type="float">
            <text:p>0,23</text:p>
          </table:table-cell>
          <table:table-cell office:value-type="float" office:value="0" calcext:value-type="float">
            <text:p>0,00</text:p>
          </table:table-cell>
          <table:table-cell office:value-type="float" office:value="0.234375" calcext:value-type="float">
            <text:p>0,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moteListenerServerLifecyc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model/entry/BibtexEntryTypes.java</text:p>
          </table:table-cell>
          <table:table-cell office:value-type="float" office:value="2.57617728531856" calcext:value-type="float">
            <text:p>2,58</text:p>
          </table:table-cell>
          <table:table-cell office:value-type="float" office:value="0.232686980609418" calcext:value-type="float">
            <text:p>0,23</text:p>
          </table:table-cell>
          <table:table-cell office:value-type="float" office:value="33.7451523545706" calcext:value-type="float">
            <text:p>33,75</text:p>
          </table:table-cell>
          <table:table-cell office:value-type="float" office:value="142.193905817174" calcext:value-type="float">
            <text:p>142,1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32686980609418" calcext:value-type="float">
            <text:p>0,23</text:p>
          </table:table-cell>
          <table:table-cell office:value-type="float" office:value="0.243767313019391" calcext:value-type="float">
            <text:p>0,24</text:p>
          </table:table-cell>
          <table:table-cell office:value-type="float" office:value="0.614958448753463" calcext:value-type="float">
            <text:p>0,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tainsAndRegexBasedSearchRuleDescrib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importer/DbImportAction.java</text:p>
          </table:table-cell>
          <table:table-cell office:value-type="float" office:value="10.7933884297521" calcext:value-type="float">
            <text:p>10,79</text:p>
          </table:table-cell>
          <table:table-cell office:value-type="float" office:value="0.231404958677686" calcext:value-type="float">
            <text:p>0,23</text:p>
          </table:table-cell>
          <table:table-cell office:value-type="float" office:value="522.066115702479" calcext:value-type="float">
            <text:p>522,07</text:p>
          </table:table-cell>
          <table:table-cell office:value-type="float" office:value="46.2644628099174" calcext:value-type="float">
            <text:p>46,26</text:p>
          </table:table-cell>
          <table:table-cell office:value-type="float" office:value="59.2396694214876" calcext:value-type="float">
            <text:p>59,24</text:p>
          </table:table-cell>
          <table:table-cell office:value-type="float" office:value="45.6859504132231" calcext:value-type="float">
            <text:p>45,69</text:p>
          </table:table-cell>
          <table:table-cell office:value-type="float" office:value="0.231404958677686" calcext:value-type="float">
            <text:p>0,23</text:p>
          </table:table-cell>
          <table:table-cell office:value-type="float" office:value="1.71900826446281" calcext:value-type="float">
            <text:p>1,72</text:p>
          </table:table-cell>
          <table:table-cell office:value-type="float" office:value="1.78512396694215" calcext:value-type="float">
            <text:p>1,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neralRender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SpecialMainTableColumns.java</text:p>
          </table:table-cell>
          <table:table-cell office:value-type="float" office:value="158.837465564738" calcext:value-type="float">
            <text:p>158,84</text:p>
          </table:table-cell>
          <table:table-cell office:value-type="float" office:value="0.2277318640955" calcext:value-type="float">
            <text:p>0,23</text:p>
          </table:table-cell>
          <table:table-cell office:value-type="float" office:value="2425.71900826446" calcext:value-type="float">
            <text:p>2.425,72</text:p>
          </table:table-cell>
          <table:table-cell office:value-type="float" office:value="140.815426997245" calcext:value-type="float">
            <text:p>140,82</text:p>
          </table:table-cell>
          <table:table-cell office:value-type="float" office:value="285.643709825528" calcext:value-type="float">
            <text:p>285,64</text:p>
          </table:table-cell>
          <table:table-cell office:value-type="float" office:value="17.4398530762167" calcext:value-type="float">
            <text:p>17,44</text:p>
          </table:table-cell>
          <table:table-cell office:value-type="float" office:value="4.9862258953168" calcext:value-type="float">
            <text:p>4,99</text:p>
          </table:table-cell>
          <table:table-cell office:value-type="float" office:value="0.683195592286501" calcext:value-type="float">
            <text:p>0,68</text:p>
          </table:table-cell>
          <table:table-cell office:value-type="float" office:value="67.2396694214876" calcext:value-type="float">
            <text:p>67,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QL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enFieldsCustomizer.java</text:p>
          </table:table-cell>
          <table:table-cell office:value-type="float" office:value="59.3913043478261" calcext:value-type="float">
            <text:p>59,39</text:p>
          </table:table-cell>
          <table:table-cell office:value-type="float" office:value="0.226843100189036" calcext:value-type="float">
            <text:p>0,23</text:p>
          </table:table-cell>
          <table:table-cell office:value-type="float" office:value="327.187145557656" calcext:value-type="float">
            <text:p>327,19</text:p>
          </table:table-cell>
          <table:table-cell office:value-type="float" office:value="18.0415879017013" calcext:value-type="float">
            <text:p>18,04</text:p>
          </table:table-cell>
          <table:table-cell office:value-type="float" office:value="3.7164461247637" calcext:value-type="float">
            <text:p>3,72</text:p>
          </table:table-cell>
          <table:table-cell office:value-type="float" office:value="11.8638941398866" calcext:value-type="float">
            <text:p>11,86</text:p>
          </table:table-cell>
          <table:table-cell office:value-type="float" office:value="2.72211720226843" calcext:value-type="float">
            <text:p>2,72</text:p>
          </table:table-cell>
          <table:table-cell office:value-type="float" office:value="0.941398865784499" calcext:value-type="float">
            <text:p>0,94</text:p>
          </table:table-cell>
          <table:table-cell office:value-type="float" office:value="8.17391304347826" calcext:value-type="float">
            <text:p>8,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bstractAutoComple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ExportCustomizationDialog.java</text:p>
          </table:table-cell>
          <table:table-cell office:value-type="float" office:value="55.174740484429" calcext:value-type="float">
            <text:p>55,17</text:p>
          </table:table-cell>
          <table:table-cell office:value-type="float" office:value="0.223832179930796" calcext:value-type="float">
            <text:p>0,22</text:p>
          </table:table-cell>
          <table:table-cell office:value-type="float" office:value="2967.76881487889" calcext:value-type="float">
            <text:p>2.967,77</text:p>
          </table:table-cell>
          <table:table-cell office:value-type="float" office:value="61.8328287197232" calcext:value-type="float">
            <text:p>61,83</text:p>
          </table:table-cell>
          <table:table-cell office:value-type="float" office:value="11.2811418685121" calcext:value-type="float">
            <text:p>11,28</text:p>
          </table:table-cell>
          <table:table-cell office:value-type="float" office:value="0.337370242214533" calcext:value-type="float">
            <text:p>0,34</text:p>
          </table:table-cell>
          <table:table-cell office:value-type="float" office:value="0.64878892733564" calcext:value-type="float">
            <text:p>0,65</text:p>
          </table:table-cell>
          <table:table-cell office:value-type="float" office:value="0.249134948096886" calcext:value-type="float">
            <text:p>0,25</text:p>
          </table:table-cell>
          <table:table-cell office:value-type="float" office:value="16.6314878892734" calcext:value-type="float">
            <text:p>16,6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earchResults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NetworkTab.java</text:p>
          </table:table-cell>
          <table:table-cell office:value-type="float" office:value="17.0895061728395" calcext:value-type="float">
            <text:p>17,09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547.274691358025" calcext:value-type="float">
            <text:p>547,27</text:p>
          </table:table-cell>
          <table:table-cell office:value-type="float" office:value="15.1111111111111" calcext:value-type="float">
            <text:p>15,11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0.830246913580247" calcext:value-type="float">
            <text:p>0,83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0.916666666666667" calcext:value-type="float">
            <text:p>0,92</text:p>
          </table:table-cell>
          <table:table-cell office:value-type="float" office:value="2.3858024691358" calcext:value-type="float">
            <text:p>2,3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doableAddOrRemoveGro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AdvancedTab.java</text:p>
          </table:table-cell>
          <table:table-cell office:value-type="float" office:value="186.888888888889" calcext:value-type="float">
            <text:p>186,89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14.2222222222222" calcext:value-type="float">
            <text:p>14,22</text:p>
          </table:table-cell>
          <table:table-cell office:value-type="float" office:value="2444.66666666667" calcext:value-type="float">
            <text:p>2.444,67</text:p>
          </table:table-cell>
          <table:table-cell office:value-type="float" office:value="2" calcext:value-type="float">
            <text:p>2,00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10.8888888888889" calcext:value-type="float">
            <text:p>10,89</text:p>
          </table:table-cell>
          <table:table-cell office:value-type="float" office:value="18" calcext:value-type="float">
            <text:p>18,00</text:p>
          </table:table-cell>
          <table:table-cell office:value-type="float" office:value="98" calcext:value-type="float">
            <text:p>98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tryConve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TextField.java</text:p>
          </table:table-cell>
          <table:table-cell office:value-type="float" office:value="291.25" calcext:value-type="float">
            <text:p>291,25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12.25" calcext:value-type="float">
            <text:p>12,25</text:p>
          </table:table-cell>
          <table:table-cell office:value-type="float" office:value="7645.55555555556" calcext:value-type="float">
            <text:p>7.645,56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33.5555555555556" calcext:value-type="float">
            <text:p>33,56</text:p>
          </table:table-cell>
          <table:table-cell office:value-type="float" office:value="0" calcext:value-type="float">
            <text:p>0,00</text:p>
          </table:table-cell>
          <table:table-cell office:value-type="float" office:value="35.4722222222222" calcext:value-type="float">
            <text:p>35,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TableDataMod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FileUpdateMonitor.java</text:p>
          </table:table-cell>
          <table:table-cell office:value-type="float" office:value="410.888888888889" calcext:value-type="float">
            <text:p>410,89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571.854166666667" calcext:value-type="float">
            <text:p>571,85</text:p>
          </table:table-cell>
          <table:table-cell office:value-type="float" office:value="6.22222222222222" calcext:value-type="float">
            <text:p>6,22</text:p>
          </table:table-cell>
          <table:table-cell office:value-type="float" office:value="24.8888888888889" calcext:value-type="float">
            <text:p>24,89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37.5555555555555" calcext:value-type="float">
            <text:p>37,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ringerLin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ZipFileChooser.java</text:p>
          </table:table-cell>
          <table:table-cell office:value-type="float" office:value="0.576388888888889" calcext:value-type="float">
            <text:p>0,58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2.08333333333333" calcext:value-type="float">
            <text:p>2,08</text:p>
          </table:table-cell>
          <table:table-cell office:value-type="float" office:value="6.25" calcext:value-type="float">
            <text:p>6,25</text:p>
          </table:table-cell>
          <table:table-cell office:value-type="float" office:value="4.5" calcext:value-type="float">
            <text:p>4,5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ushToApplic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AppendDatabaseAction.java</text:p>
          </table:table-cell>
          <table:table-cell office:value-type="float" office:value="225.283950617284" calcext:value-type="float">
            <text:p>225,28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553.728395061728" calcext:value-type="float">
            <text:p>553,73</text:p>
          </table:table-cell>
          <table:table-cell office:value-type="float" office:value="18" calcext:value-type="float">
            <text:p>18,00</text:p>
          </table:table-cell>
          <table:table-cell office:value-type="float" office:value="107.555555555556" calcext:value-type="float">
            <text:p>107,56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26.8888888888889" calcext:value-type="float">
            <text:p>26,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Marker.java</text:p>
          </table:table-cell>
          <table:table-cell office:value-type="float" office:value="14.2222222222222" calcext:value-type="float">
            <text:p>14,22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180.666666666667" calcext:value-type="float">
            <text:p>180,67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26.8888888888889" calcext:value-type="float">
            <text:p>26,8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eanupJo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rlDragDrop.java</text:p>
          </table:table-cell>
          <table:table-cell office:value-type="float" office:value="37.5555555555556" calcext:value-type="float">
            <text:p>37,56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56.8888888888889" calcext:value-type="float">
            <text:p>56,8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5.55555555555556" calcext:value-type="float">
            <text:p>5,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ingLength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Emacs.java</text:p>
          </table:table-cell>
          <table:table-cell office:value-type="float" office:value="2" calcext:value-type="float">
            <text:p>2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120.222222222222" calcext:value-type="float">
            <text:p>120,2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yBindingTab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CleanupAction.java</text:p>
          </table:table-cell>
          <table:table-cell office:value-type="float" office:value="324.97680788897" calcext:value-type="float">
            <text:p>324,98</text:p>
          </table:table-cell>
          <table:table-cell office:value-type="float" office:value="0.219138056975895" calcext:value-type="float">
            <text:p>0,22</text:p>
          </table:table-cell>
          <table:table-cell office:value-type="float" office:value="553.331811541271" calcext:value-type="float">
            <text:p>553,33</text:p>
          </table:table-cell>
          <table:table-cell office:value-type="float" office:value="121.238312636961" calcext:value-type="float">
            <text:p>121,24</text:p>
          </table:table-cell>
          <table:table-cell office:value-type="float" office:value="2.88038714390065" calcext:value-type="float">
            <text:p>2,88</text:p>
          </table:table-cell>
          <table:table-cell office:value-type="float" office:value="0.0630021913805696" calcext:value-type="float">
            <text:p>0,06</text:p>
          </table:table-cell>
          <table:table-cell office:value-type="float" office:value="0.409240321402483" calcext:value-type="float">
            <text:p>0,41</text:p>
          </table:table-cell>
          <table:table-cell office:value-type="float" office:value="0" calcext:value-type="float">
            <text:p>0,00</text:p>
          </table:table-cell>
          <table:table-cell office:value-type="float" office:value="1.91234477720964" calcext:value-type="float">
            <text:p>1,9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indUnlinkedFilesDialo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main/java/net/sf/jabref/gui/preftabs/ColorSetupPanel.java</text:p>
          </table:table-cell>
          <table:table-cell office:value-type="float" office:value="12.2334693877551" calcext:value-type="float">
            <text:p>12,23</text:p>
          </table:table-cell>
          <table:table-cell office:value-type="float" office:value="0.215510204081633" calcext:value-type="float">
            <text:p>0,22</text:p>
          </table:table-cell>
          <table:table-cell office:value-type="float" office:value="65.8171428571429" calcext:value-type="float">
            <text:p>65,82</text:p>
          </table:table-cell>
          <table:table-cell office:value-type="float" office:value="21.1183673469388" calcext:value-type="float">
            <text:p>21,12</text:p>
          </table:table-cell>
          <table:table-cell office:value-type="float" office:value="4.69061224489796" calcext:value-type="float">
            <text:p>4,69</text:p>
          </table:table-cell>
          <table:table-cell office:value-type="float" office:value="1.05632653061225" calcext:value-type="float">
            <text:p>1,06</text:p>
          </table:table-cell>
          <table:table-cell office:value-type="float" office:value="0.215510204081633" calcext:value-type="float">
            <text:p>0,22</text:p>
          </table:table-cell>
          <table:table-cell office:value-type="float" office:value="0.0571428571428571" calcext:value-type="float">
            <text:p>0,06</text:p>
          </table:table-cell>
          <table:table-cell office:value-type="float" office:value="4.57632653061224" calcext:value-type="float">
            <text:p>4,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placeString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leDialogs.java</text:p>
          </table:table-cell>
          <table:table-cell office:value-type="float" office:value="41.4718867138692" calcext:value-type="float">
            <text:p>41,47</text:p>
          </table:table-cell>
          <table:table-cell office:value-type="float" office:value="0.204081632653061" calcext:value-type="float">
            <text:p>0,20</text:p>
          </table:table-cell>
          <table:table-cell office:value-type="float" office:value="831.72511453561" calcext:value-type="float">
            <text:p>831,73</text:p>
          </table:table-cell>
          <table:table-cell office:value-type="float" office:value="27.6934610578926" calcext:value-type="float">
            <text:p>27,69</text:p>
          </table:table-cell>
          <table:table-cell office:value-type="float" office:value="38.3673469387755" calcext:value-type="float">
            <text:p>38,37</text:p>
          </table:table-cell>
          <table:table-cell office:value-type="float" office:value="3.07122032486464" calcext:value-type="float">
            <text:p>3,07</text:p>
          </table:table-cell>
          <table:table-cell office:value-type="float" office:value="0.422324031653478" calcext:value-type="float">
            <text:p>0,42</text:p>
          </table:table-cell>
          <table:table-cell office:value-type="float" office:value="0.294044148271553" calcext:value-type="float">
            <text:p>0,29</text:p>
          </table:table-cell>
          <table:table-cell office:value-type="float" office:value="22.6938775510204" calcext:value-type="float">
            <text:p>22,6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xportForma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rc/main/java/net/sf/jabref/gui/preftabs/LabelPatternPrefTab.java</text:p>
          </table:table-cell>
          <table:table-cell office:value-type="float" office:value="123.48050790822" calcext:value-type="float">
            <text:p>123,48</text:p>
          </table:table-cell>
          <table:table-cell office:value-type="float" office:value="0.203163288037425" calcext:value-type="float">
            <text:p>0,20</text:p>
          </table:table-cell>
          <table:table-cell office:value-type="float" office:value="2014.95388728002" calcext:value-type="float">
            <text:p>2.014,95</text:p>
          </table:table-cell>
          <table:table-cell office:value-type="float" office:value="26.209400757407" calcext:value-type="float">
            <text:p>26,21</text:p>
          </table:table-cell>
          <table:table-cell office:value-type="float" office:value="71.66852305636" calcext:value-type="float">
            <text:p>71,67</text:p>
          </table:table-cell>
          <table:table-cell office:value-type="float" office:value="1.73758075295166" calcext:value-type="float">
            <text:p>1,74</text:p>
          </table:table-cell>
          <table:table-cell office:value-type="float" office:value="18.3461795500111" calcext:value-type="float">
            <text:p>18,35</text:p>
          </table:table-cell>
          <table:table-cell office:value-type="float" office:value="0.220539095566941" calcext:value-type="float">
            <text:p>0,22</text:p>
          </table:table-cell>
          <table:table-cell office:value-type="float" office:value="79.166852305636" calcext:value-type="float">
            <text:p>79,1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roppedFileHandl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rc/main/java/net/sf/jabref/sql/database/PostgreSQL.java</text:p>
          </table:table-cell>
          <table:table-cell office:value-type="float" office:value="362.628099173554" calcext:value-type="float">
            <text:p>362,63</text:p>
          </table:table-cell>
          <table:table-cell office:value-type="float" office:value="0.198347107438017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578.743801652893" calcext:value-type="float">
            <text:p>578,74</text:p>
          </table:table-cell>
          <table:table-cell office:value-type="float" office:value="12.6942148760331" calcext:value-type="float">
            <text:p>12,69</text:p>
          </table:table-cell>
          <table:table-cell office:value-type="float" office:value="46.2644628099173" calcext:value-type="float">
            <text:p>46,26</text:p>
          </table:table-cell>
          <table:table-cell office:value-type="float" office:value="4.95867768595041" calcext:value-type="float">
            <text:p>4,96</text:p>
          </table:table-cell>
          <table:table-cell office:value-type="float" office:value="0" calcext:value-type="float">
            <text:p>0,00</text:p>
          </table:table-cell>
          <table:table-cell office:value-type="float" office:value="47.8347107438017" calcext:value-type="float">
            <text:p>47,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ogleSchola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ergeentries/MergeEntryDOIDialog.java</text:p>
          </table:table-cell>
          <table:table-cell office:value-type="float" office:value="8.03993055555556" calcext:value-type="float">
            <text:p>8,04</text:p>
          </table:table-cell>
          <table:table-cell office:value-type="float" office:value="0.1875" calcext:value-type="float">
            <text:p>0,19</text:p>
          </table:table-cell>
          <table:table-cell office:value-type="float" office:value="1425.85416666667" calcext:value-type="float">
            <text:p>1.425,85</text:p>
          </table:table-cell>
          <table:table-cell office:value-type="float" office:value="17.1041666666667" calcext:value-type="float">
            <text:p>17,10</text:p>
          </table:table-cell>
          <table:table-cell office:value-type="float" office:value="0.192708333333333" calcext:value-type="float">
            <text:p>0,19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.581597222222222" calcext:value-type="float">
            <text:p>0,58</text:p>
          </table:table-cell>
          <table:table-cell office:value-type="float" office:value="0.789930555555555" calcext:value-type="float">
            <text:p>0,79</text:p>
          </table:table-cell>
          <table:table-cell office:value-type="float" office:value="1.609375" calcext:value-type="float">
            <text:p>1,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TFChar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autocompleter/NameFieldAutoCompleter.java</text:p>
          </table:table-cell>
          <table:table-cell office:value-type="float" office:value="86.5208333333333" calcext:value-type="float">
            <text:p>86,52</text:p>
          </table:table-cell>
          <table:table-cell office:value-type="float" office:value="0.1875" calcext:value-type="float">
            <text:p>0,19</text:p>
          </table:table-cell>
          <table:table-cell office:value-type="float" office:value="154.748263888889" calcext:value-type="float">
            <text:p>154,75</text:p>
          </table:table-cell>
          <table:table-cell office:value-type="float" office:value="27.2899305555555" calcext:value-type="float">
            <text:p>27,29</text:p>
          </table:table-cell>
          <table:table-cell office:value-type="float" office:value="0.722222222222223" calcext:value-type="float">
            <text:p>0,72</text:p>
          </table:table-cell>
          <table:table-cell office:value-type="float" office:value="1.70659722222222" calcext:value-type="float">
            <text:p>1,71</text:p>
          </table:table-cell>
          <table:table-cell office:value-type="float" office:value="4.70659722222222" calcext:value-type="float">
            <text:p>4,71</text:p>
          </table:table-cell>
          <table:table-cell office:value-type="float" office:value="0.0399305555555556" calcext:value-type="float">
            <text:p>0,04</text:p>
          </table:table-cell>
          <table:table-cell office:value-type="float" office:value="16.0208333333333" calcext:value-type="float">
            <text:p>16,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meFieldAutoComple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ExplicitGroup.java</text:p>
          </table:table-cell>
          <table:table-cell office:value-type="float" office:value="243.1875" calcext:value-type="float">
            <text:p>243,19</text:p>
          </table:table-cell>
          <table:table-cell office:value-type="float" office:value="0.1875" calcext:value-type="float">
            <text:p>0,19</text:p>
          </table:table-cell>
          <table:table-cell office:value-type="float" office:value="62.1649305555556" calcext:value-type="float">
            <text:p>62,16</text:p>
          </table:table-cell>
          <table:table-cell office:value-type="float" office:value="66.3055555555555" calcext:value-type="float">
            <text:p>66,31</text:p>
          </table:table-cell>
          <table:table-cell office:value-type="float" office:value="0.0763888888888889" calcext:value-type="float">
            <text:p>0,08</text:p>
          </table:table-cell>
          <table:table-cell office:value-type="float" office:value="0.909722222222222" calcext:value-type="float">
            <text:p>0,91</text:p>
          </table:table-cell>
          <table:table-cell office:value-type="float" office:value="18.75" calcext:value-type="float">
            <text:p>18,75</text:p>
          </table:table-cell>
          <table:table-cell office:value-type="float" office:value="3.83159722222222" calcext:value-type="float">
            <text:p>3,83</text:p>
          </table:table-cell>
          <table:table-cell office:value-type="float" office:value="111.748263888889" calcext:value-type="float">
            <text:p>111,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ileHistoryMen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GroupsPrefsTab.java</text:p>
          </table:table-cell>
          <table:table-cell office:value-type="float" office:value="3" calcext:value-type="float">
            <text:p>3,00</text:p>
          </table:table-cell>
          <table:table-cell office:value-type="float" office:value="0.1875" calcext:value-type="float">
            <text:p>0,19</text:p>
          </table:table-cell>
          <table:table-cell office:value-type="float" office:value="12" calcext:value-type="float">
            <text:p>12,00</text:p>
          </table:table-cell>
          <table:table-cell office:value-type="float" office:value="4586.6875" calcext:value-type="float">
            <text:p>4.586,6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0.1875" calcext:value-type="float">
            <text:p>0,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mlToLatexFormatt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gui/fieldeditors/JTextAreaWithHighlighting.java</text:p>
          </table:table-cell>
          <table:table-cell office:value-type="float" office:value="99" calcext:value-type="float">
            <text:p>99,00</text:p>
          </table:table-cell>
          <table:table-cell office:value-type="float" office:value="0.1875" calcext:value-type="float">
            <text:p>0,19</text:p>
          </table:table-cell>
          <table:table-cell office:value-type="float" office:value="6.75" calcext:value-type="float">
            <text:p>6,75</text:p>
          </table:table-cell>
          <table:table-cell office:value-type="float" office:value="1744.25" calcext:value-type="float">
            <text:p>1.744,25</text:p>
          </table:table-cell>
          <table:table-cell office:value-type="float" office:value="0.75" calcext:value-type="float">
            <text:p>0,75</text:p>
          </table:table-cell>
          <table:table-cell office:value-type="float" office:value="13.5" calcext:value-type="float">
            <text:p>13,50</text:p>
          </table:table-cell>
          <table:table-cell office:value-type="float" office:value="12" calcext:value-type="float">
            <text:p>12,00</text:p>
          </table:table-cell>
          <table:table-cell office:value-type="float" office:value="0.1875" calcext:value-type="float">
            <text:p>0,19</text:p>
          </table:table-cell>
          <table:table-cell office:value-type="float" office:value="31.6875" calcext:value-type="float">
            <text:p>31,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sHighligh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ChangeDisplayDialog.java</text:p>
          </table:table-cell>
          <table:table-cell office:value-type="float" office:value="10296.1875" calcext:value-type="float">
            <text:p>10.296,19</text:p>
          </table:table-cell>
          <table:table-cell office:value-type="float" office:value="0.1875" calcext:value-type="float">
            <text:p>0,19</text:p>
          </table:table-cell>
          <table:table-cell office:value-type="float" office:value="4.6875" calcext:value-type="float">
            <text:p>4,69</text:p>
          </table:table-cell>
          <table:table-cell office:value-type="float" office:value="11378.1875" calcext:value-type="float">
            <text:p>11.378,19</text:p>
          </table:table-cell>
          <table:table-cell office:value-type="float" office:value="4.6875" calcext:value-type="float">
            <text:p>4,69</text:p>
          </table:table-cell>
          <table:table-cell office:value-type="float" office:value="0.75" calcext:value-type="float">
            <text:p>0,75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9747" calcext:value-type="float">
            <text:p>9.747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codeToReadableCharMa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atabase/MySQL.java</text:p>
          </table:table-cell>
          <table:table-cell office:value-type="float" office:value="232.743055555555" calcext:value-type="float">
            <text:p>232,74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694.638888888889" calcext:value-type="float">
            <text:p>694,64</text:p>
          </table:table-cell>
          <table:table-cell office:value-type="float" office:value="4.22222222222222" calcext:value-type="float">
            <text:p>4,22</text:p>
          </table:table-cell>
          <table:table-cell office:value-type="float" office:value="9.5" calcext:value-type="float">
            <text:p>9,50</text:p>
          </table:table-cell>
          <table:table-cell office:value-type="float" office:value="4.6875" calcext:value-type="float">
            <text:p>4,69</text:p>
          </table:table-cell>
          <table:table-cell office:value-type="float" office:value="0" calcext:value-type="float">
            <text:p>0,00</text:p>
          </table:table-cell>
          <table:table-cell office:value-type="float" office:value="27" calcext:value-type="float">
            <text:p>27,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ournalAbbreviations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SQLUtil.java</text:p>
          </table:table-cell>
          <table:table-cell office:value-type="float" office:value="4.25" calcext:value-type="float">
            <text:p>4,25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183.6875" calcext:value-type="float">
            <text:p>183,6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0.1875" calcext:value-type="float">
            <text:p>0,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aultDeskto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AbstractPushToApplication.java</text:p>
          </table:table-cell>
          <table:table-cell office:value-type="float" office:value="44.3945578231292" calcext:value-type="float">
            <text:p>44,39</text:p>
          </table:table-cell>
          <table:table-cell office:value-type="float" office:value="0.18140589569161" calcext:value-type="float">
            <text:p>0,18</text:p>
          </table:table-cell>
          <table:table-cell office:value-type="float" office:value="148.299319727891" calcext:value-type="float">
            <text:p>148,30</text:p>
          </table:table-cell>
          <table:table-cell office:value-type="float" office:value="73.6190476190476" calcext:value-type="float">
            <text:p>73,62</text:p>
          </table:table-cell>
          <table:table-cell office:value-type="float" office:value="33.9591836734694" calcext:value-type="float">
            <text:p>33,96</text:p>
          </table:table-cell>
          <table:table-cell office:value-type="float" office:value="4.87074829931973" calcext:value-type="float">
            <text:p>4,87</text:p>
          </table:table-cell>
          <table:table-cell office:value-type="float" office:value="0.18140589569161" calcext:value-type="float">
            <text:p>0,18</text:p>
          </table:table-cell>
          <table:table-cell office:value-type="float" office:value="0.0453514739229025" calcext:value-type="float">
            <text:p>0,05</text:p>
          </table:table-cell>
          <table:table-cell office:value-type="float" office:value="0.91609977324263" calcext:value-type="float">
            <text:p>0,9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BImportExportDialo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main/java/net/sf/jabref/gui/cleanup/CleanupPresetPanel.java</text:p>
          </table:table-cell>
          <table:table-cell office:value-type="float" office:value="227.775147928994" calcext:value-type="float">
            <text:p>227,78</text:p>
          </table:table-cell>
          <table:table-cell office:value-type="float" office:value="0.177514792899408" calcext:value-type="float">
            <text:p>0,18</text:p>
          </table:table-cell>
          <table:table-cell office:value-type="float" office:value="151.940828402367" calcext:value-type="float">
            <text:p>151,94</text:p>
          </table:table-cell>
          <table:table-cell office:value-type="float" office:value="186.899408284024" calcext:value-type="float">
            <text:p>186,90</text:p>
          </table:table-cell>
          <table:table-cell office:value-type="float" office:value="2.84023668639053" calcext:value-type="float">
            <text:p>2,84</text:p>
          </table:table-cell>
          <table:table-cell office:value-type="float" office:value="6.05917159763314" calcext:value-type="float">
            <text:p>6,06</text:p>
          </table:table-cell>
          <table:table-cell office:value-type="float" office:value="5.75147928994083" calcext:value-type="float">
            <text:p>5,75</text:p>
          </table:table-cell>
          <table:table-cell office:value-type="float" office:value="0.63905325443787" calcext:value-type="float">
            <text:p>0,64</text:p>
          </table:table-cell>
          <table:table-cell office:value-type="float" office:value="70.2366863905326" calcext:value-type="float">
            <text:p>70,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ipBoardManag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ragDropPane.java</text:p>
          </table:table-cell>
          <table:table-cell office:value-type="float" office:value="116.166666666667" calcext:value-type="float">
            <text:p>116,17</text:p>
          </table:table-cell>
          <table:table-cell office:value-type="float" office:value="0.172839506172839" calcext:value-type="float">
            <text:p>0,17</text:p>
          </table:table-cell>
          <table:table-cell office:value-type="float" office:value="1534.44444444444" calcext:value-type="float">
            <text:p>1.534,44</text:p>
          </table:table-cell>
          <table:table-cell office:value-type="float" office:value="31.3395061728395" calcext:value-type="float">
            <text:p>31,34</text:p>
          </table:table-cell>
          <table:table-cell office:value-type="float" office:value="29.3973765432099" calcext:value-type="float">
            <text:p>29,40</text:p>
          </table:table-cell>
          <table:table-cell office:value-type="float" office:value="2.84182098765432" calcext:value-type="float">
            <text:p>2,84</text:p>
          </table:table-cell>
          <table:table-cell office:value-type="float" office:value="37.2746913580247" calcext:value-type="float">
            <text:p>37,27</text:p>
          </table:table-cell>
          <table:table-cell office:value-type="float" office:value="0.246913580246914" calcext:value-type="float">
            <text:p>0,25</text:p>
          </table:table-cell>
          <table:table-cell office:value-type="float" office:value="37.1566358024691" calcext:value-type="float">
            <text:p>37,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ODSEnt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OpenDocumentSpreadsheetCreator.java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0.172839506172839" calcext:value-type="float">
            <text:p>0,17</text:p>
          </table:table-cell>
          <table:table-cell office:value-type="float" office:value="4.32098765432099" calcext:value-type="float">
            <text:p>4,32</text:p>
          </table:table-cell>
          <table:table-cell office:value-type="float" office:value="2.32098765432099" calcext:value-type="float">
            <text:p>2,32</text:p>
          </table:table-cell>
          <table:table-cell office:value-type="float" office:value="0.17283950617284" calcext:value-type="float">
            <text:p>0,17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172839506172839" calcext:value-type="float">
            <text:p>0,1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so690FormatDat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ParserResult.java</text:p>
          </table:table-cell>
          <table:table-cell office:value-type="float" office:value="82.109375" calcext:value-type="float">
            <text:p>82,11</text:p>
          </table:table-cell>
          <table:table-cell office:value-type="float" office:value="0.164930555555556" calcext:value-type="float">
            <text:p>0,16</text:p>
          </table:table-cell>
          <table:table-cell office:value-type="float" office:value="30.6597222222222" calcext:value-type="float">
            <text:p>30,66</text:p>
          </table:table-cell>
          <table:table-cell office:value-type="float" office:value="34.9149305555555" calcext:value-type="float">
            <text:p>34,91</text:p>
          </table:table-cell>
          <table:table-cell office:value-type="float" office:value="0.159722222222222" calcext:value-type="float">
            <text:p>0,16</text:p>
          </table:table-cell>
          <table:table-cell office:value-type="float" office:value="6.57638888888889" calcext:value-type="float">
            <text:p>6,58</text:p>
          </table:table-cell>
          <table:table-cell office:value-type="float" office:value="1.484375" calcext:value-type="float">
            <text:p>1,48</text:p>
          </table:table-cell>
          <table:table-cell office:value-type="float" office:value="0.289930555555556" calcext:value-type="float">
            <text:p>0,29</text:p>
          </table:table-cell>
          <table:table-cell office:value-type="float" office:value="18.0677083333333" calcext:value-type="float">
            <text:p>18,0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meFormatt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gui/DuplicateResolverDialog.java</text:p>
          </table:table-cell>
          <table:table-cell office:value-type="float" office:value="2061.36" calcext:value-type="float">
            <text:p>2.061,36</text:p>
          </table:table-cell>
          <table:table-cell office:value-type="float" office:value="0.16" calcext:value-type="float">
            <text:p>0,16</text:p>
          </table:table-cell>
          <table:table-cell office:value-type="float" office:value="1354.24" calcext:value-type="float">
            <text:p>1.354,24</text:p>
          </table:table-cell>
          <table:table-cell office:value-type="float" office:value="3081.6" calcext:value-type="float">
            <text:p>3.081,60</text:p>
          </table:table-cell>
          <table:table-cell office:value-type="float" office:value="7.84" calcext:value-type="float">
            <text:p>7,84</text:p>
          </table:table-cell>
          <table:table-cell office:value-type="float" office:value="4" calcext:value-type="float">
            <text:p>4,00</text:p>
          </table:table-cell>
          <table:table-cell office:value-type="float" office:value="0.16" calcext:value-type="float">
            <text:p>0,16</text:p>
          </table:table-cell>
          <table:table-cell office:value-type="float" office:value="0.64" calcext:value-type="float">
            <text:p>0,64</text:p>
          </table:table-cell>
          <table:table-cell office:value-type="float" office:value="1831.84" calcext:value-type="float">
            <text:p>1.831,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mlCharsMa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Vim.java</text:p>
          </table:table-cell>
          <table:table-cell office:value-type="float" office:value="6.7475" calcext:value-type="float">
            <text:p>6,75</text:p>
          </table:table-cell>
          <table:table-cell office:value-type="float" office:value="0.16" calcext:value-type="float">
            <text:p>0,16</text:p>
          </table:table-cell>
          <table:table-cell office:value-type="float" office:value="67.4875" calcext:value-type="float">
            <text:p>67,49</text:p>
          </table:table-cell>
          <table:table-cell office:value-type="float" office:value="5.75" calcext:value-type="float">
            <text:p>5,75</text:p>
          </table:table-cell>
          <table:table-cell office:value-type="float" office:value="26.95" calcext:value-type="float">
            <text:p>26,95</text:p>
          </table:table-cell>
          <table:table-cell office:value-type="float" office:value="66.1475" calcext:value-type="float">
            <text:p>66,15</text:p>
          </table:table-cell>
          <table:table-cell office:value-type="float" office:value="0.1275" calcext:value-type="float">
            <text:p>0,13</text:p>
          </table:table-cell>
          <table:table-cell office:value-type="float" office:value="0.4" calcext:value-type="float">
            <text:p>0,40</text:p>
          </table:table-cell>
          <table:table-cell office:value-type="float" office:value="0.8475" calcext:value-type="float">
            <text:p>0,8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Bib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strings/XmlCharsMap.java</text:p>
          </table:table-cell>
          <table:table-cell office:value-type="float" office:value="69.36" calcext:value-type="float">
            <text:p>69,36</text:p>
          </table:table-cell>
          <table:table-cell office:value-type="float" office:value="0.16" calcext:value-type="float">
            <text:p>0,16</text:p>
          </table:table-cell>
          <table:table-cell office:value-type="float" office:value="60.01" calcext:value-type="float">
            <text:p>60,01</text:p>
          </table:table-cell>
          <table:table-cell office:value-type="float" office:value="216.65" calcext:value-type="float">
            <text:p>216,65</text:p>
          </table:table-cell>
          <table:table-cell office:value-type="float" office:value="5.49" calcext:value-type="float">
            <text:p>5,49</text:p>
          </table:table-cell>
          <table:table-cell office:value-type="float" office:value="67.45" calcext:value-type="float">
            <text:p>67,45</text:p>
          </table:table-cell>
          <table:table-cell office:value-type="float" office:value="4.8" calcext:value-type="float">
            <text:p>4,80</text:p>
          </table:table-cell>
          <table:table-cell office:value-type="float" office:value="1.01" calcext:value-type="float">
            <text:p>1,01</text:p>
          </table:table-cell>
          <table:table-cell office:value-type="float" office:value="9.81" calcext:value-type="float">
            <text:p>9,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dow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InspecImporter.java</text:p>
          </table:table-cell>
          <table:table-cell office:value-type="float" office:value="25.2" calcext:value-type="float">
            <text:p>25,20</text:p>
          </table:table-cell>
          <table:table-cell office:value-type="float" office:value="0.16" calcext:value-type="float">
            <text:p>0,16</text:p>
          </table:table-cell>
          <table:table-cell office:value-type="float" office:value="12.2222222222222" calcext:value-type="float">
            <text:p>12,22</text:p>
          </table:table-cell>
          <table:table-cell office:value-type="float" office:value="38.0266666666667" calcext:value-type="float">
            <text:p>38,03</text:p>
          </table:table-cell>
          <table:table-cell office:value-type="float" office:value="37.4488888888889" calcext:value-type="float">
            <text:p>37,45</text:p>
          </table:table-cell>
          <table:table-cell office:value-type="float" office:value="16.5155555555556" calcext:value-type="float">
            <text:p>16,52</text:p>
          </table:table-cell>
          <table:table-cell office:value-type="float" office:value="0.0622222222222222" calcext:value-type="float">
            <text:p>0,06</text:p>
          </table:table-cell>
          <table:table-cell office:value-type="float" office:value="0" calcext:value-type="float">
            <text:p>0,00</text:p>
          </table:table-cell>
          <table:table-cell office:value-type="float" office:value="0.64" calcext:value-type="float">
            <text:p>0,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tabaseUti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importer/fileformat/CopacImporter.java</text:p>
          </table:table-cell>
          <table:table-cell office:value-type="float" office:value="7.92888888888889" calcext:value-type="float">
            <text:p>7,93</text:p>
          </table:table-cell>
          <table:table-cell office:value-type="float" office:value="0.16" calcext:value-type="float">
            <text:p>0,16</text:p>
          </table:table-cell>
          <table:table-cell office:value-type="float" office:value="5.70666666666667" calcext:value-type="float">
            <text:p>5,71</text:p>
          </table:table-cell>
          <table:table-cell office:value-type="float" office:value="5.79555555555556" calcext:value-type="float">
            <text:p>5,80</text:p>
          </table:table-cell>
          <table:table-cell table:number-columns-repeated="2" office:value-type="float" office:value="0.248888888888889" calcext:value-type="float">
            <text:p>0,25</text:p>
          </table:table-cell>
          <table:table-cell office:value-type="float" office:value="0.195555555555556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1.95555555555556" calcext:value-type="float">
            <text:p>1,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oki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MainTableColumn.java</text:p>
          </table:table-cell>
          <table:table-cell office:value-type="float" office:value="6.04" calcext:value-type="float">
            <text:p>6,04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18.36" calcext:value-type="float">
            <text:p>18,36</text:p>
          </table:table-cell>
          <table:table-cell office:value-type="float" office:value="0.09" calcext:value-type="float">
            <text:p>0,09</text:p>
          </table:table-cell>
          <table:table-cell office:value-type="float" office:value="23.96" calcext:value-type="float">
            <text:p>23,96</text:p>
          </table:table-cell>
          <table:table-cell office:value-type="float" office:value="0.21" calcext:value-type="float">
            <text:p>0,21</text:p>
          </table:table-cell>
          <table:table-cell office:value-type="float" office:value="0" calcext:value-type="float">
            <text:p>0,00</text:p>
          </table:table-cell>
          <table:table-cell office:value-type="float" office:value="0.85" calcext:value-type="float">
            <text:p>0,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ournalAbbrevi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UIGlobals.java</text:p>
          </table:table-cell>
          <table:table-cell office:value-type="float" office:value="11.76" calcext:value-type="float">
            <text:p>11,76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90.4" calcext:value-type="float">
            <text:p>90,40</text:p>
          </table:table-cell>
          <table:table-cell office:value-type="float" office:value="10.24" calcext:value-type="float">
            <text:p>10,24</text:p>
          </table:table-cell>
          <table:table-cell office:value-type="float" office:value="378.16" calcext:value-type="float">
            <text:p>378,1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ullTextFind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keyboard/KeyBindingsDialog.java</text:p>
          </table:table-cell>
          <table:table-cell office:value-type="float" office:value="2.4" calcext:value-type="float">
            <text:p>2,4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3.76" calcext:value-type="float">
            <text:p>3,76</text:p>
          </table:table-cell>
          <table:table-cell office:value-type="float" office:value="0.16" calcext:value-type="float">
            <text:p>0,16</text:p>
          </table:table-cell>
          <table:table-cell office:value-type="float" office:value="64" calcext:value-type="float">
            <text:p>64,0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0.16" calcext:value-type="float">
            <text:p>0,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cryptedPdfsNotSupported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sbib/MSBibConverter.java</text:p>
          </table:table-cell>
          <table:table-cell table:number-columns-repeated="2"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0.64" calcext:value-type="float">
            <text:p>0,64</text:p>
          </table:table-cell>
          <table:table-cell office:value-type="float" office:value="0.16" calcext:value-type="float">
            <text:p>0,16</text:p>
          </table:table-cell>
          <table:table-cell office:value-type="float" office:value="64" calcext:value-type="float">
            <text:p>64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r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TypeList.java</text:p>
          </table:table-cell>
          <table:table-cell office:value-type="float" office:value="98.4005177514793" calcext:value-type="float">
            <text:p>98,40</text:p>
          </table:table-cell>
          <table:table-cell office:value-type="float" office:value="0.155325443786982" calcext:value-type="float">
            <text:p>0,16</text:p>
          </table:table-cell>
          <table:table-cell office:value-type="float" office:value="424.636094674556" calcext:value-type="float">
            <text:p>424,64</text:p>
          </table:table-cell>
          <table:table-cell office:value-type="float" office:value="61.9792899408284" calcext:value-type="float">
            <text:p>61,98</text:p>
          </table:table-cell>
          <table:table-cell office:value-type="float" office:value="8.98668639053254" calcext:value-type="float">
            <text:p>8,99</text:p>
          </table:table-cell>
          <table:table-cell office:value-type="float" office:value="0.902366863905325" calcext:value-type="float">
            <text:p>0,90</text:p>
          </table:table-cell>
          <table:table-cell office:value-type="float" office:value="0.0754437869822485" calcext:value-type="float">
            <text:p>0,08</text:p>
          </table:table-cell>
          <table:table-cell office:value-type="float" office:value="0.0869082840236687" calcext:value-type="float">
            <text:p>0,09</text:p>
          </table:table-cell>
          <table:table-cell office:value-type="float" office:value="7.32544378698225" calcext:value-type="float">
            <text:p>7,3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eneralFetch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ContentSelector.java</text:p>
          </table:table-cell>
          <table:table-cell office:value-type="float" office:value="392.530612244898" calcext:value-type="float">
            <text:p>392,53</text:p>
          </table:table-cell>
          <table:table-cell office:value-type="float" office:value="0.154195011337868" calcext:value-type="float">
            <text:p>0,15</text:p>
          </table:table-cell>
          <table:table-cell office:value-type="float" office:value="55.4875283446712" calcext:value-type="float">
            <text:p>55,49</text:p>
          </table:table-cell>
          <table:table-cell office:value-type="float" office:value="132.507936507936" calcext:value-type="float">
            <text:p>132,5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.41269841269841" calcext:value-type="float">
            <text:p>6,41</text:p>
          </table:table-cell>
          <table:table-cell office:value-type="float" office:value="0.317460317460317" calcext:value-type="float">
            <text:p>0,32</text:p>
          </table:table-cell>
          <table:table-cell office:value-type="float" office:value="189.52380952381" calcext:value-type="float">
            <text:p>189,5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mportDialo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gui/labelpattern/ResolveDuplicateLabelDialog.java</text:p>
          </table:table-cell>
          <table:table-cell office:value-type="float" office:value="323.506172839506" calcext:value-type="float">
            <text:p>323,51</text:p>
          </table:table-cell>
          <table:table-cell office:value-type="float" office:value="0.150891632373114" calcext:value-type="float">
            <text:p>0,15</text:p>
          </table:table-cell>
          <table:table-cell office:value-type="float" office:value="996.776406035665" calcext:value-type="float">
            <text:p>996,78</text:p>
          </table:table-cell>
          <table:table-cell office:value-type="float" office:value="160.323731138546" calcext:value-type="float">
            <text:p>160,32</text:p>
          </table:table-cell>
          <table:table-cell office:value-type="float" office:value="112.052126200274" calcext:value-type="float">
            <text:p>112,05</text:p>
          </table:table-cell>
          <table:table-cell office:value-type="float" office:value="13.6076817558299" calcext:value-type="float">
            <text:p>13,61</text:p>
          </table:table-cell>
          <table:table-cell office:value-type="float" office:value="3.77229080932785" calcext:value-type="float">
            <text:p>3,77</text:p>
          </table:table-cell>
          <table:table-cell office:value-type="float" office:value="1.30315500685871" calcext:value-type="float">
            <text:p>1,30</text:p>
          </table:table-cell>
          <table:table-cell office:value-type="float" office:value="158.395061728395" calcext:value-type="float">
            <text:p>158,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reateDocBookAutho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WriteXMPEntryEditorAction.java</text:p>
          </table:table-cell>
          <table:table-cell office:value-type="float" office:value="0.56198347107438" calcext:value-type="float">
            <text:p>0,56</text:p>
          </table:table-cell>
          <table:table-cell office:value-type="float" office:value="0.148760330578512" calcext:value-type="float">
            <text:p>0,15</text:p>
          </table:table-cell>
          <table:table-cell office:value-type="float" office:value="7.15702479338843" calcext:value-type="float">
            <text:p>7,16</text:p>
          </table:table-cell>
          <table:table-cell office:value-type="float" office:value="2.19834710743802" calcext:value-type="float">
            <text:p>2,20</text:p>
          </table:table-cell>
          <table:table-cell office:value-type="float" office:value="0.148760330578512" calcext:value-type="float">
            <text:p>0,15</text:p>
          </table:table-cell>
          <table:table-cell office:value-type="float" office:value="0.330578512396694" calcext:value-type="float">
            <text:p>0,33</text:p>
          </table:table-cell>
          <table:table-cell office:value-type="float" office:value="0.148760330578512" calcext:value-type="float">
            <text:p>0,15</text:p>
          </table:table-cell>
          <table:table-cell office:value-type="float" office:value="0" calcext:value-type="float">
            <text:p>0,00</text:p>
          </table:table-cell>
          <table:table-cell office:value-type="float" office:value="0.198347107438017" calcext:value-type="float">
            <text:p>0,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so690NamesAutho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xparser/AuxParser.java</text:p>
          </table:table-cell>
          <table:table-cell office:value-type="float" office:value="6866.80555555556" calcext:value-type="float">
            <text:p>6.866,81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806.565555555556" calcext:value-type="float">
            <text:p>806,57</text:p>
          </table:table-cell>
          <table:table-cell office:value-type="float" office:value="1401.51666666667" calcext:value-type="float">
            <text:p>1.401,52</text:p>
          </table:table-cell>
          <table:table-cell office:value-type="float" office:value="9854.97888888889" calcext:value-type="float">
            <text:p>9.854,98</text:p>
          </table:table-cell>
          <table:table-cell office:value-type="float" office:value="111.76" calcext:value-type="float">
            <text:p>111,76</text:p>
          </table:table-cell>
          <table:table-cell office:value-type="float" office:value="14.09" calcext:value-type="float">
            <text:p>14,09</text:p>
          </table:table-cell>
          <table:table-cell office:value-type="float" office:value="2.06222222222222" calcext:value-type="float">
            <text:p>2,06</text:p>
          </table:table-cell>
          <table:table-cell office:value-type="float" office:value="7240.89" calcext:value-type="float">
            <text:p>7.240,8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OPreFormatt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fieldeditors/FileListEditorTransferHandler.java</text:p>
          </table:table-cell>
          <table:table-cell office:value-type="float" office:value="63.5833333333333" calcext:value-type="float">
            <text:p>63,58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17.7283950617284" calcext:value-type="float">
            <text:p>17,73</text:p>
          </table:table-cell>
          <table:table-cell office:value-type="float" office:value="774.472222222222" calcext:value-type="float">
            <text:p>774,47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3.91666666666667" calcext:value-type="float">
            <text:p>3,92</text:p>
          </table:table-cell>
          <table:table-cell office:value-type="float" office:value="4.71913580246914" calcext:value-type="float">
            <text:p>4,72</text:p>
          </table:table-cell>
          <table:table-cell office:value-type="float" office:value="0" calcext:value-type="float">
            <text:p>0,00</text:p>
          </table:table-cell>
          <table:table-cell office:value-type="float" office:value="38.2469135802469" calcext:value-type="float">
            <text:p>38,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gexBasedSearchRu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keyboard/KeyBinding.java</text:p>
          </table:table-cell>
          <table:table-cell office:value-type="float" office:value="128.555555555556" calcext:value-type="float">
            <text:p>128,56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8.88888888888889" calcext:value-type="float">
            <text:p>8,89</text:p>
          </table:table-cell>
          <table:table-cell office:value-type="float" office:value="3989" calcext:value-type="float">
            <text:p>3.989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47222222222222" calcext:value-type="float">
            <text:p>3,47</text:p>
          </table:table-cell>
          <table:table-cell office:value-type="float" office:value="0" calcext:value-type="float">
            <text:p>0,00</text:p>
          </table:table-cell>
          <table:table-cell office:value-type="float" office:value="93.8888888888889" calcext:value-type="float">
            <text:p>93,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veOrderConfigDispla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GroupTreeCellRenderer.java</text:p>
          </table:table-cell>
          <table:table-cell office:value-type="float" office:value="7245.55555555555" calcext:value-type="float">
            <text:p>7.245,56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3.47222222222222" calcext:value-type="float">
            <text:p>3,47</text:p>
          </table:table-cell>
          <table:table-cell office:value-type="float" office:value="9711.88888888889" calcext:value-type="float">
            <text:p>9.711,89</text:p>
          </table:table-cell>
          <table:table-cell office:value-type="float" office:value="5723.47222222222" calcext:value-type="float">
            <text:p>5.723,47</text:p>
          </table:table-cell>
          <table:table-cell office:value-type="float" office:value="306.805555555556" calcext:value-type="float">
            <text:p>306,81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6845" calcext:value-type="float">
            <text:p>6.845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tfCharMa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OpenOfficeDocumentCreator.java</text:p>
          </table:table-cell>
          <table:table-cell office:value-type="float" office:value="97" calcext:value-type="float">
            <text:p>97,00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147.805555555556" calcext:value-type="float">
            <text:p>147,81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6.25" calcext:value-type="float">
            <text:p>6,25</text:p>
          </table:table-cell>
          <table:table-cell office:value-type="float" office:value="1.25" calcext:value-type="float">
            <text:p>1,25</text:p>
          </table:table-cell>
          <table:table-cell office:value-type="float" office:value="0" calcext:value-type="float">
            <text:p>0,00</text:p>
          </table:table-cell>
          <table:table-cell office:value-type="float" office:value="13.8888888888889" calcext:value-type="float">
            <text:p>13,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leLinksCleanup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gui/fieldeditors/TextArea.java</text:p>
          </table:table-cell>
          <table:table-cell table:number-columns-repeated="2" office:value-type="float" office:value="0.138888888888889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3.33333333333333" calcext:value-type="float">
            <text:p>3,33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0.555555555555556" calcext:value-type="float">
            <text:p>0,5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portInspec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sbib/MSBibMapping.java</text:p>
          </table:table-cell>
          <table:table-cell office:value-type="float" office:value="43.7648283038502" calcext:value-type="float">
            <text:p>43,76</text:p>
          </table:table-cell>
          <table:table-cell office:value-type="float" office:value="0.135275754422477" calcext:value-type="float">
            <text:p>0,14</text:p>
          </table:table-cell>
          <table:table-cell office:value-type="float" office:value="333.12174817898" calcext:value-type="float">
            <text:p>333,12</text:p>
          </table:table-cell>
          <table:table-cell office:value-type="float" office:value="1229.86264308012" calcext:value-type="float">
            <text:p>1.229,86</text:p>
          </table:table-cell>
          <table:table-cell office:value-type="float" office:value="0.228928199791883" calcext:value-type="float">
            <text:p>0,23</text:p>
          </table:table-cell>
          <table:table-cell office:value-type="float" office:value="0.237252861602497" calcext:value-type="float">
            <text:p>0,24</text:p>
          </table:table-cell>
          <table:table-cell office:value-type="float" office:value="0.992715920915713" calcext:value-type="float">
            <text:p>0,99</text:p>
          </table:table-cell>
          <table:table-cell office:value-type="float" office:value="0.124869927159209" calcext:value-type="float">
            <text:p>0,12</text:p>
          </table:table-cell>
          <table:table-cell office:value-type="float" office:value="1.37773152965661" calcext:value-type="float">
            <text:p>1,3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ntryMar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Version.java</text:p>
          </table:table-cell>
          <table:table-cell office:value-type="float" office:value="2.9664" calcext:value-type="float">
            <text:p>2,97</text:p>
          </table:table-cell>
          <table:table-cell office:value-type="float" office:value="0.1344" calcext:value-type="float">
            <text:p>0,13</text:p>
          </table:table-cell>
          <table:table-cell office:value-type="float" office:value="242.3104" calcext:value-type="float">
            <text:p>242,31</text:p>
          </table:table-cell>
          <table:table-cell office:value-type="float" office:value="20.6496" calcext:value-type="float">
            <text:p>20,65</text:p>
          </table:table-cell>
          <table:table-cell office:value-type="float" office:value="9.3984" calcext:value-type="float">
            <text:p>9,40</text:p>
          </table:table-cell>
          <table:table-cell office:value-type="float" office:value="6.1024" calcext:value-type="float">
            <text:p>6,10</text:p>
          </table:table-cell>
          <table:table-cell office:value-type="float" office:value="0.1344" calcext:value-type="float">
            <text:p>0,13</text:p>
          </table:table-cell>
          <table:table-cell office:value-type="float" office:value="0.4384" calcext:value-type="float">
            <text:p>0,44</text:p>
          </table:table-cell>
          <table:table-cell office:value-type="float" office:value="2.7936" calcext:value-type="float">
            <text:p>2,7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dline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UndoableAddOrRemoveGroup.java</text:p>
          </table:table-cell>
          <table:table-cell office:value-type="float" office:value="410.284023668639" calcext:value-type="float">
            <text:p>410,28</text:p>
          </table:table-cell>
          <table:table-cell office:value-type="float" office:value="0.130177514792899" calcext:value-type="float">
            <text:p>0,13</text:p>
          </table:table-cell>
          <table:table-cell office:value-type="float" office:value="113.289940828402" calcext:value-type="float">
            <text:p>113,29</text:p>
          </table:table-cell>
          <table:table-cell office:value-type="float" office:value="1474.08284023669" calcext:value-type="float">
            <text:p>1.474,08</text:p>
          </table:table-cell>
          <table:table-cell office:value-type="float" office:value="6.28402366863905" calcext:value-type="float">
            <text:p>6,28</text:p>
          </table:table-cell>
          <table:table-cell office:value-type="float" office:value="15.0769230769231" calcext:value-type="float">
            <text:p>15,08</text:p>
          </table:table-cell>
          <table:table-cell office:value-type="float" office:value="6.37869822485207" calcext:value-type="float">
            <text:p>6,38</text:p>
          </table:table-cell>
          <table:table-cell office:value-type="float" office:value="0.236686390532544" calcext:value-type="float">
            <text:p>0,24</text:p>
          </table:table-cell>
          <table:table-cell office:value-type="float" office:value="76.7100591715977" calcext:value-type="float">
            <text:p>76,7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iResolu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MainTableFormat.java</text:p>
          </table:table-cell>
          <table:table-cell office:value-type="float" office:value="11.905325443787" calcext:value-type="float">
            <text:p>11,91</text:p>
          </table:table-cell>
          <table:table-cell office:value-type="float" office:value="0.130177514792899" calcext:value-type="float">
            <text:p>0,13</text:p>
          </table:table-cell>
          <table:table-cell office:value-type="float" office:value="91.715976331361" calcext:value-type="float">
            <text:p>91,72</text:p>
          </table:table-cell>
          <table:table-cell office:value-type="float" office:value="158.745562130178" calcext:value-type="float">
            <text:p>158,75</text:p>
          </table:table-cell>
          <table:table-cell office:value-type="float" office:value="3.78698224852071" calcext:value-type="float">
            <text:p>3,79</text:p>
          </table:table-cell>
          <table:table-cell office:value-type="float" office:value="34.0828402366864" calcext:value-type="float">
            <text:p>34,08</text:p>
          </table:table-cell>
          <table:table-cell office:value-type="float" office:value="0.556213017751479" calcext:value-type="float">
            <text:p>0,56</text:p>
          </table:table-cell>
          <table:table-cell office:value-type="float" office:value="1.01775147928994" calcext:value-type="float">
            <text:p>1,02</text:p>
          </table:table-cell>
          <table:table-cell office:value-type="float" office:value="0.946745562130177" calcext:value-type="float">
            <text:p>0,9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abRefMessageHandl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BibtexSingleField.java</text:p>
          </table:table-cell>
          <table:table-cell office:value-type="float" office:value="1.95918367346939" calcext:value-type="float">
            <text:p>1,96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48.9795918367347" calcext:value-type="float">
            <text:p>48,98</text:p>
          </table:table-cell>
          <table:table-cell office:value-type="float" office:value="1490.20408163265" calcext:value-type="float">
            <text:p>1.490,20</text:p>
          </table:table-cell>
          <table:table-cell office:value-type="float" office:value="1.83673469387755" calcext:value-type="float">
            <text:p>1,84</text:p>
          </table:table-cell>
          <table:table-cell office:value-type="float" office:value="20.4081632653061" calcext:value-type="float">
            <text:p>20,41</text:p>
          </table:table-cell>
          <table:table-cell table:number-columns-repeated="3" office:value-type="float" office:value="0.122448979591837" calcext:value-type="float">
            <text:p>0,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tegrityMessa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Types.java</text:p>
          </table:table-cell>
          <table:table-cell office:value-type="float" office:value="30.2295918367347" calcext:value-type="float">
            <text:p>30,23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19.1428571428571" calcext:value-type="float">
            <text:p>19,14</text:p>
          </table:table-cell>
          <table:table-cell office:value-type="float" office:value="529.34693877551" calcext:value-type="float">
            <text:p>529,35</text:p>
          </table:table-cell>
          <table:table-cell office:value-type="float" office:value="0.979591836734694" calcext:value-type="float">
            <text:p>0,98</text:p>
          </table:table-cell>
          <table:table-cell office:value-type="float" office:value="1.95918367346939" calcext:value-type="float">
            <text:p>1,96</text:p>
          </table:table-cell>
          <table:table-cell office:value-type="float" office:value="0.168367346938775" calcext:value-type="float">
            <text:p>0,17</text:p>
          </table:table-cell>
          <table:table-cell office:value-type="float" office:value="0" calcext:value-type="float">
            <text:p>0,00</text:p>
          </table:table-cell>
          <table:table-cell office:value-type="float" office:value="2.22959183673469" calcext:value-type="float">
            <text:p>2,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bbreviationPars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ExportToClipboardAction.java</text:p>
          </table:table-cell>
          <table:table-cell office:value-type="float" office:value="1.3469387755102" calcext:value-type="float">
            <text:p>1,35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12.2448979591837" calcext:value-type="float">
            <text:p>12,24</text:p>
          </table:table-cell>
          <table:table-cell office:value-type="float" office:value="6.81632653061225" calcext:value-type="float">
            <text:p>6,82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1.95918367346939" calcext:value-type="float">
            <text:p>1,96</text:p>
          </table:table-cell>
          <table:table-cell table:number-columns-repeated="2"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Focus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ImportFormats.java</text:p>
          </table:table-cell>
          <table:table-cell office:value-type="float" office:value="0.204081632653061" calcext:value-type="float">
            <text:p>0,20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12.2040816326531" calcext:value-type="float">
            <text:p>12,20</text:p>
          </table:table-cell>
          <table:table-cell office:value-type="float" office:value="1.95918367346939" calcext:value-type="float">
            <text:p>1,96</text:p>
          </table:table-cell>
          <table:table-cell office:value-type="float" office:value="2.12244897959184" calcext:value-type="float">
            <text:p>2,12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tryFetch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JabRefPreferencesFilterDialog.java</text:p>
          </table:table-cell>
          <table:table-cell office:value-type="float" office:value="74.031005859375" calcext:value-type="float">
            <text:p>74,03</text:p>
          </table:table-cell>
          <table:table-cell office:value-type="float" office:value="0.12109375" calcext:value-type="float">
            <text:p>0,12</text:p>
          </table:table-cell>
          <table:table-cell office:value-type="float" office:value="2321.06616210937" calcext:value-type="float">
            <text:p>2.321,07</text:p>
          </table:table-cell>
          <table:table-cell office:value-type="float" office:value="110.90234375" calcext:value-type="float">
            <text:p>110,90</text:p>
          </table:table-cell>
          <table:table-cell office:value-type="float" office:value="17.546875" calcext:value-type="float">
            <text:p>17,55</text:p>
          </table:table-cell>
          <table:table-cell office:value-type="float" office:value="0.515625" calcext:value-type="float">
            <text:p>0,52</text:p>
          </table:table-cell>
          <table:table-cell office:value-type="float" office:value="2.806396484375" calcext:value-type="float">
            <text:p>2,81</text:p>
          </table:table-cell>
          <table:table-cell office:value-type="float" office:value="0.208740234375" calcext:value-type="float">
            <text:p>0,21</text:p>
          </table:table-cell>
          <table:table-cell office:value-type="float" office:value="11.9912109375" calcext:value-type="float">
            <text:p>11,9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roup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Layout.java</text:p>
          </table:table-cell>
          <table:table-cell office:value-type="float" office:value="197.528657885368" calcext:value-type="float">
            <text:p>197,53</text:p>
          </table:table-cell>
          <table:table-cell office:value-type="float" office:value="0.114631541473834" calcext:value-type="float">
            <text:p>0,11</text:p>
          </table:table-cell>
          <table:table-cell office:value-type="float" office:value="357.37344250623" calcext:value-type="float">
            <text:p>357,37</text:p>
          </table:table-cell>
          <table:table-cell office:value-type="float" office:value="66.0533997864008" calcext:value-type="float">
            <text:p>66,05</text:p>
          </table:table-cell>
          <table:table-cell office:value-type="float" office:value="24.0719117123532" calcext:value-type="float">
            <text:p>24,07</text:p>
          </table:table-cell>
          <table:table-cell office:value-type="float" office:value="3.92808828764685" calcext:value-type="float">
            <text:p>3,93</text:p>
          </table:table-cell>
          <table:table-cell office:value-type="float" office:value="2.05411178355287" calcext:value-type="float">
            <text:p>2,05</text:p>
          </table:table-cell>
          <table:table-cell office:value-type="float" office:value="0.439302242791029" calcext:value-type="float">
            <text:p>0,44</text:p>
          </table:table-cell>
          <table:table-cell office:value-type="float" office:value="8.7938768244927" calcext:value-type="float">
            <text:p>8,7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atabase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bibtex/comparator/EntryComparator.java</text:p>
          </table:table-cell>
          <table:table-cell office:value-type="float" office:value="22.4722222222222" calcext:value-type="float">
            <text:p>22,47</text:p>
          </table:table-cell>
          <table:table-cell office:value-type="float" office:value="0.112825788751715" calcext:value-type="float">
            <text:p>0,11</text:p>
          </table:table-cell>
          <table:table-cell office:value-type="float" office:value="50.5984224965707" calcext:value-type="float">
            <text:p>50,60</text:p>
          </table:table-cell>
          <table:table-cell office:value-type="float" office:value="19.212962962963" calcext:value-type="float">
            <text:p>19,21</text:p>
          </table:table-cell>
          <table:table-cell office:value-type="float" office:value="0.727023319615911" calcext:value-type="float">
            <text:p>0,73</text:p>
          </table:table-cell>
          <table:table-cell office:value-type="float" office:value="0.324074074074074" calcext:value-type="float">
            <text:p>0,32</text:p>
          </table:table-cell>
          <table:table-cell office:value-type="float" office:value="0.805555555555556" calcext:value-type="float">
            <text:p>0,81</text:p>
          </table:table-cell>
          <table:table-cell office:value-type="float" office:value="0.0181755829903978" calcext:value-type="float">
            <text:p>0,02</text:p>
          </table:table-cell>
          <table:table-cell office:value-type="float" office:value="1.83401920438957" calcext:value-type="float">
            <text:p>1,8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ownloadExternalFi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FileField.java</text:p>
          </table:table-cell>
          <table:table-cell office:value-type="float" office:value="0.609375" calcext:value-type="float">
            <text:p>0,61</text:p>
          </table:table-cell>
          <table:table-cell office:value-type="float" office:value="0.109375" calcext:value-type="float">
            <text:p>0,11</text:p>
          </table:table-cell>
          <table:table-cell office:value-type="float" office:value="24.609375" calcext:value-type="float">
            <text:p>24,61</text:p>
          </table:table-cell>
          <table:table-cell office:value-type="float" office:value="258.734375" calcext:value-type="float">
            <text:p>258,7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09375" calcext:value-type="float">
            <text:p>0,11</text:p>
          </table:table-cell>
          <table:table-cell office:value-type="float" office:value="1.1875" calcext:value-type="float">
            <text:p>1,19</text:p>
          </table:table-cell>
          <table:table-cell office:value-type="float" office:value="0.109375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shToApplication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SearchQuery.java</text:p>
          </table:table-cell>
          <table:table-cell office:value-type="float" office:value="16.9660238751148" calcext:value-type="float">
            <text:p>16,97</text:p>
          </table:table-cell>
          <table:table-cell office:value-type="float" office:value="0.106519742883379" calcext:value-type="float">
            <text:p>0,11</text:p>
          </table:table-cell>
          <table:table-cell office:value-type="float" office:value="256.550964187328" calcext:value-type="float">
            <text:p>256,55</text:p>
          </table:table-cell>
          <table:table-cell office:value-type="float" office:value="23.880624426079" calcext:value-type="float">
            <text:p>23,88</text:p>
          </table:table-cell>
          <table:table-cell office:value-type="float" office:value="16.4811753902663" calcext:value-type="float">
            <text:p>16,48</text:p>
          </table:table-cell>
          <table:table-cell office:value-type="float" office:value="9.47107438016529" calcext:value-type="float">
            <text:p>9,47</text:p>
          </table:table-cell>
          <table:table-cell office:value-type="float" office:value="0.106519742883379" calcext:value-type="float">
            <text:p>0,11</text:p>
          </table:table-cell>
          <table:table-cell office:value-type="float" office:value="0.288337924701561" calcext:value-type="float">
            <text:p>0,29</text:p>
          </table:table-cell>
          <table:table-cell office:value-type="float" office:value="0.585858585858586" calcext:value-type="float">
            <text:p>0,5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spec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worker/SendAsEMailAction.java</text:p>
          </table:table-cell>
          <table:table-cell office:value-type="float" office:value="4.4544" calcext:value-type="float">
            <text:p>4,45</text:p>
          </table:table-cell>
          <table:table-cell office:value-type="float" office:value="0.1056" calcext:value-type="float">
            <text:p>0,11</text:p>
          </table:table-cell>
          <table:table-cell office:value-type="float" office:value="251.8464" calcext:value-type="float">
            <text:p>251,85</text:p>
          </table:table-cell>
          <table:table-cell office:value-type="float" office:value="6.6944" calcext:value-type="float">
            <text:p>6,69</text:p>
          </table:table-cell>
          <table:table-cell office:value-type="float" office:value="3.4176" calcext:value-type="float">
            <text:p>3,42</text:p>
          </table:table-cell>
          <table:table-cell office:value-type="float" office:value="5.9456" calcext:value-type="float">
            <text:p>5,95</text:p>
          </table:table-cell>
          <table:table-cell office:value-type="float" office:value="0.1056" calcext:value-type="float">
            <text:p>0,11</text:p>
          </table:table-cell>
          <table:table-cell office:value-type="float" office:value="0.6176" calcext:value-type="float">
            <text:p>0,62</text:p>
          </table:table-cell>
          <table:table-cell office:value-type="float" office:value="0.2144" calcext:value-type="float">
            <text:p>0,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ibTeXML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ExternalTab.java</text:p>
          </table:table-cell>
          <table:table-cell office:value-type="float" office:value="38.7141902428157" calcext:value-type="float">
            <text:p>38,71</text:p>
          </table:table-cell>
          <table:table-cell office:value-type="float" office:value="0.105145912229895" calcext:value-type="float">
            <text:p>0,11</text:p>
          </table:table-cell>
          <table:table-cell office:value-type="float" office:value="716.966362218757" calcext:value-type="float">
            <text:p>716,97</text:p>
          </table:table-cell>
          <table:table-cell office:value-type="float" office:value="40.5101358877256" calcext:value-type="float">
            <text:p>40,51</text:p>
          </table:table-cell>
          <table:table-cell office:value-type="float" office:value="48.7128536422366" calcext:value-type="float">
            <text:p>48,71</text:p>
          </table:table-cell>
          <table:table-cell office:value-type="float" office:value="6.99264869681444" calcext:value-type="float">
            <text:p>6,99</text:p>
          </table:table-cell>
          <table:table-cell office:value-type="float" office:value="0.42503898418356" calcext:value-type="float">
            <text:p>0,43</text:p>
          </table:table-cell>
          <table:table-cell office:value-type="float" office:value="0.233905101358877" calcext:value-type="float">
            <text:p>0,23</text:p>
          </table:table-cell>
          <table:table-cell office:value-type="float" office:value="5.27779015370907" calcext:value-type="float">
            <text:p>5,2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references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ergeDialog.java</text:p>
          </table:table-cell>
          <table:table-cell office:value-type="float" office:value="161.471453287197" calcext:value-type="float">
            <text:p>161,47</text:p>
          </table:table-cell>
          <table:table-cell office:value-type="float" office:value="0.103806228373702" calcext:value-type="float">
            <text:p>0,10</text:p>
          </table:table-cell>
          <table:table-cell office:value-type="float" office:value="679.007785467128" calcext:value-type="float">
            <text:p>679,01</text:p>
          </table:table-cell>
          <table:table-cell office:value-type="float" office:value="100.059688581315" calcext:value-type="float">
            <text:p>100,06</text:p>
          </table:table-cell>
          <table:table-cell office:value-type="float" office:value="53.4264705882353" calcext:value-type="float">
            <text:p>53,43</text:p>
          </table:table-cell>
          <table:table-cell office:value-type="float" office:value="11.0008650519031" calcext:value-type="float">
            <text:p>11,00</text:p>
          </table:table-cell>
          <table:table-cell office:value-type="float" office:value="0.536332179930796" calcext:value-type="float">
            <text:p>0,54</text:p>
          </table:table-cell>
          <table:table-cell office:value-type="float" office:value="0.352941176470588" calcext:value-type="float">
            <text:p>0,35</text:p>
          </table:table-cell>
          <table:table-cell office:value-type="float" office:value="0.896193771626298" calcext:value-type="float">
            <text:p>0,9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iblioscape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BibtexString.java</text:p>
          </table:table-cell>
          <table:table-cell office:value-type="float" office:value="18.7967346938776" calcext:value-type="float">
            <text:p>18,80</text:p>
          </table:table-cell>
          <table:table-cell office:value-type="float" office:value="0.101224489795918" calcext:value-type="float">
            <text:p>0,10</text:p>
          </table:table-cell>
          <table:table-cell office:value-type="float" office:value="171.278367346939" calcext:value-type="float">
            <text:p>171,28</text:p>
          </table:table-cell>
          <table:table-cell office:value-type="float" office:value="22.1012244897959" calcext:value-type="float">
            <text:p>22,10</text:p>
          </table:table-cell>
          <table:table-cell office:value-type="float" office:value="6.55836734693878" calcext:value-type="float">
            <text:p>6,56</text:p>
          </table:table-cell>
          <table:table-cell office:value-type="float" office:value="1.79265306122449" calcext:value-type="float">
            <text:p>1,79</text:p>
          </table:table-cell>
          <table:table-cell office:value-type="float" office:value="0.0783673469387755" calcext:value-type="float">
            <text:p>0,08</text:p>
          </table:table-cell>
          <table:table-cell office:value-type="float" office:value="0.179591836734694" calcext:value-type="float">
            <text:p>0,18</text:p>
          </table:table-cell>
          <table:table-cell office:value-type="float" office:value="1.05632653061224" calcext:value-type="float">
            <text:p>1,0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lverPlatter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contextmenu/FieldTextMenu.java</text:p>
          </table:table-cell>
          <table:table-cell office:value-type="float" office:value="528.074074074074" calcext:value-type="float">
            <text:p>528,07</text:p>
          </table:table-cell>
          <table:table-cell office:value-type="float" office:value="0.0987654320987655" calcext:value-type="float">
            <text:p>0,10</text:p>
          </table:table-cell>
          <table:table-cell office:value-type="float" office:value="1590.73525377229" calcext:value-type="float">
            <text:p>1.590,74</text:p>
          </table:table-cell>
          <table:table-cell office:value-type="float" office:value="79.0135650053344" calcext:value-type="float">
            <text:p>79,01</text:p>
          </table:table-cell>
          <table:table-cell office:value-type="float" office:value="91.1617131534826" calcext:value-type="float">
            <text:p>91,16</text:p>
          </table:table-cell>
          <table:table-cell office:value-type="float" office:value="1.16049382716049" calcext:value-type="float">
            <text:p>1,16</text:p>
          </table:table-cell>
          <table:table-cell office:value-type="float" office:value="8.87090382563634" calcext:value-type="float">
            <text:p>8,87</text:p>
          </table:table-cell>
          <table:table-cell office:value-type="float" office:value="0" calcext:value-type="float">
            <text:p>0,00</text:p>
          </table:table-cell>
          <table:table-cell office:value-type="float" office:value="82.4959609815577" calcext:value-type="float">
            <text:p>82,5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ainTableSelection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sbib/MSBibDatabase.java</text:p>
          </table:table-cell>
          <table:table-cell office:value-type="float" office:value="56.9135802469136" calcext:value-type="float">
            <text:p>56,91</text:p>
          </table:table-cell>
          <table:table-cell office:value-type="float" office:value="0.0987654320987655" calcext:value-type="float">
            <text:p>0,10</text:p>
          </table:table-cell>
          <table:table-cell office:value-type="float" office:value="116.172839506173" calcext:value-type="float">
            <text:p>116,17</text:p>
          </table:table-cell>
          <table:table-cell office:value-type="float" office:value="57287.950617284" calcext:value-type="float">
            <text:p>57.287,95</text:p>
          </table:table-cell>
          <table:table-cell office:value-type="float" office:value="8.46913580246913" calcext:value-type="float">
            <text:p>8,47</text:p>
          </table:table-cell>
          <table:table-cell office:value-type="float" office:value="0.246913580246914" calcext:value-type="float">
            <text:p>0,25</text:p>
          </table:table-cell>
          <table:table-cell office:value-type="float" office:value="2.98765432098765" calcext:value-type="float">
            <text:p>2,99</text:p>
          </table:table-cell>
          <table:table-cell office:value-type="float" office:value="0" calcext:value-type="float">
            <text:p>0,00</text:p>
          </table:table-cell>
          <table:table-cell office:value-type="float" office:value="17.358024691358" calcext:value-type="float">
            <text:p>17,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MLUnicodeConversionMap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Lyx.java</text:p>
          </table:table-cell>
          <table:table-cell office:value-type="float" office:value="56.4444444444444" calcext:value-type="float">
            <text:p>56,44</text:p>
          </table:table-cell>
          <table:table-cell office:value-type="float" office:value="0.0987654320987654" calcext:value-type="float">
            <text:p>0,10</text:p>
          </table:table-cell>
          <table:table-cell office:value-type="float" office:value="9133.33333333333" calcext:value-type="float">
            <text:p>9.133,33</text:p>
          </table:table-cell>
          <table:table-cell office:value-type="float" office:value="265.555555555556" calcext:value-type="float">
            <text:p>265,56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21.5802469135802" calcext:value-type="float">
            <text:p>21,58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334.024691358025" calcext:value-type="float">
            <text:p>334,02</text:p>
          </table:table-cell>
          <table:table-cell office:value-type="float" office:value="5.77777777777778" calcext:value-type="float">
            <text:p>5,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versionMen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component/VerticalLabelUI.java</text:p>
          </table:table-cell>
          <table:table-cell office:value-type="float" office:value="173.594307270233" calcext:value-type="float">
            <text:p>173,59</text:p>
          </table:table-cell>
          <table:table-cell office:value-type="float" office:value="0.0987654320987654" calcext:value-type="float">
            <text:p>0,10</text:p>
          </table:table-cell>
          <table:table-cell office:value-type="float" office:value="6873.61179698216" calcext:value-type="float">
            <text:p>6.873,61</text:p>
          </table:table-cell>
          <table:table-cell office:value-type="float" office:value="31.5500685871056" calcext:value-type="float">
            <text:p>31,55</text:p>
          </table:table-cell>
          <table:table-cell office:value-type="float" office:value="4.76543209876544" calcext:value-type="float">
            <text:p>4,77</text:p>
          </table:table-cell>
          <table:table-cell office:value-type="float" office:value="0.396776406035666" calcext:value-type="float">
            <text:p>0,40</text:p>
          </table:table-cell>
          <table:table-cell office:value-type="float" office:value="1.23731138545953" calcext:value-type="float">
            <text:p>1,24</text:p>
          </table:table-cell>
          <table:table-cell office:value-type="float" office:value="1.44615912208505" calcext:value-type="float">
            <text:p>1,45</text:p>
          </table:table-cell>
          <table:table-cell office:value-type="float" office:value="132.055212620027" calcext:value-type="float">
            <text:p>132,0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eneral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AdvancedCiteDialog.java</text:p>
          </table:table-cell>
          <table:table-cell office:value-type="float" office:value="437.788297172912" calcext:value-type="float">
            <text:p>437,79</text:p>
          </table:table-cell>
          <table:table-cell office:value-type="float" office:value="0.0920447074293228" calcext:value-type="float">
            <text:p>0,09</text:p>
          </table:table-cell>
          <table:table-cell office:value-type="float" office:value="642.817882971729" calcext:value-type="float">
            <text:p>642,82</text:p>
          </table:table-cell>
          <table:table-cell office:value-type="float" office:value="224.382642998028" calcext:value-type="float">
            <text:p>224,38</text:p>
          </table:table-cell>
          <table:table-cell office:value-type="float" office:value="266.879684418146" calcext:value-type="float">
            <text:p>266,88</text:p>
          </table:table-cell>
          <table:table-cell office:value-type="float" office:value="63.207100591716" calcext:value-type="float">
            <text:p>63,21</text:p>
          </table:table-cell>
          <table:table-cell office:value-type="float" office:value="2.58908612754767" calcext:value-type="float">
            <text:p>2,59</text:p>
          </table:table-cell>
          <table:table-cell office:value-type="float" office:value="0.652202498356345" calcext:value-type="float">
            <text:p>0,65</text:p>
          </table:table-cell>
          <table:table-cell office:value-type="float" office:value="218.094674556213" calcext:value-type="float">
            <text:p>218,0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ppearancePrefs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DOI.java</text:p>
          </table:table-cell>
          <table:table-cell office:value-type="float" office:value="37734.4888888889" calcext:value-type="float">
            <text:p>37.734,49</text:p>
          </table:table-cell>
          <table:table-cell office:value-type="float" office:value="0.09" calcext:value-type="float">
            <text:p>0,09</text:p>
          </table:table-cell>
          <table:table-cell office:value-type="float" office:value="30845.24" calcext:value-type="float">
            <text:p>30.845,24</text:p>
          </table:table-cell>
          <table:table-cell office:value-type="float" office:value="25166.6455555556" calcext:value-type="float">
            <text:p>25.166,65</text:p>
          </table:table-cell>
          <table:table-cell office:value-type="float" office:value="383.306666666667" calcext:value-type="float">
            <text:p>383,31</text:p>
          </table:table-cell>
          <table:table-cell office:value-type="float" office:value="89.5955555555556" calcext:value-type="float">
            <text:p>89,60</text:p>
          </table:table-cell>
          <table:table-cell office:value-type="float" office:value="1426.71222222222" calcext:value-type="float">
            <text:p>1.426,71</text:p>
          </table:table-cell>
          <table:table-cell office:value-type="float" office:value="12.4222222222222" calcext:value-type="float">
            <text:p>12,42</text:p>
          </table:table-cell>
          <table:table-cell office:value-type="float" office:value="681.632222222222" calcext:value-type="float">
            <text:p>681,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btexEntryTyp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ods/PersonName.java</text:p>
          </table:table-cell>
          <table:table-cell office:value-type="float" office:value="40.1475" calcext:value-type="float">
            <text:p>40,15</text:p>
          </table:table-cell>
          <table:table-cell office:value-type="float" office:value="0.09" calcext:value-type="float">
            <text:p>0,09</text:p>
          </table:table-cell>
          <table:table-cell office:value-type="float" office:value="940.349374999999" calcext:value-type="float">
            <text:p>940,35</text:p>
          </table:table-cell>
          <table:table-cell office:value-type="float" office:value="7.224375" calcext:value-type="float">
            <text:p>7,22</text:p>
          </table:table-cell>
          <table:table-cell office:value-type="float" office:value="8.19" calcext:value-type="float">
            <text:p>8,19</text:p>
          </table:table-cell>
          <table:table-cell office:value-type="float" office:value="2.524375" calcext:value-type="float">
            <text:p>2,52</text:p>
          </table:table-cell>
          <table:table-cell office:value-type="float" office:value="4.14" calcext:value-type="float">
            <text:p>4,14</text:p>
          </table:table-cell>
          <table:table-cell office:value-type="float" office:value="0.39" calcext:value-type="float">
            <text:p>0,39</text:p>
          </table:table-cell>
          <table:table-cell office:value-type="float" office:value="13.749375" calcext:value-type="float">
            <text:p>13,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vid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aveOrderConfigDisplay.java</text:p>
          </table:table-cell>
          <table:table-cell office:value-type="float" office:value="697.512222222222" calcext:value-type="float">
            <text:p>697,51</text:p>
          </table:table-cell>
          <table:table-cell office:value-type="float" office:value="0.09" calcext:value-type="float">
            <text:p>0,09</text:p>
          </table:table-cell>
          <table:table-cell office:value-type="float" office:value="67.7155555555556" calcext:value-type="float">
            <text:p>67,72</text:p>
          </table:table-cell>
          <table:table-cell office:value-type="float" office:value="152.715555555556" calcext:value-type="float">
            <text:p>152,72</text:p>
          </table:table-cell>
          <table:table-cell office:value-type="float" office:value="10.8622222222222" calcext:value-type="float">
            <text:p>10,86</text:p>
          </table:table-cell>
          <table:table-cell office:value-type="float" office:value="11.5388888888889" calcext:value-type="float">
            <text:p>11,54</text:p>
          </table:table-cell>
          <table:table-cell office:value-type="float" office:value="33.4622222222222" calcext:value-type="float">
            <text:p>33,46</text:p>
          </table:table-cell>
          <table:table-cell office:value-type="float" office:value="0.248888888888889" calcext:value-type="float">
            <text:p>0,25</text:p>
          </table:table-cell>
          <table:table-cell office:value-type="float" office:value="336.955555555555" calcext:value-type="float">
            <text:p>336,9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twork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sbib/BibTeXConverter.java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0.0826446280991736" calcext:value-type="float">
            <text:p>0,08</text:p>
          </table:table-cell>
          <table:table-cell office:value-type="float" office:value="14.8760330578512" calcext:value-type="float">
            <text:p>14,88</text:p>
          </table:table-cell>
          <table:table-cell office:value-type="float" office:value="1.78512396694215" calcext:value-type="float">
            <text:p>1,7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826446280991736" calcext:value-type="float">
            <text:p>0,08</text:p>
          </table:table-cell>
          <table:table-cell office:value-type="float" office:value="0" calcext:value-type="float">
            <text:p>0,00</text:p>
          </table:table-cell>
          <table:table-cell office:value-type="float" office:value="0.776859504132231" calcext:value-type="float">
            <text:p>0,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DSDatab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describer/GrammarBasedSearchRuleDescriber.java</text:p>
          </table:table-cell>
          <table:table-cell office:value-type="float" office:value="0.231404958677686" calcext:value-type="float">
            <text:p>0,23</text:p>
          </table:table-cell>
          <table:table-cell office:value-type="float" office:value="0.0826446280991736" calcext:value-type="float">
            <text:p>0,08</text:p>
          </table:table-cell>
          <table:table-cell office:value-type="float" office:value="0" calcext:value-type="float">
            <text:p>0,00</text:p>
          </table:table-cell>
          <table:table-cell office:value-type="float" office:value="74.2479338842975" calcext:value-type="float">
            <text:p>74,25</text:p>
          </table:table-cell>
          <table:table-cell office:value-type="float" office:value="37.5206611570248" calcext:value-type="float">
            <text:p>37,52</text:p>
          </table:table-cell>
          <table:table-cell office:value-type="float" office:value="124.363636363636" calcext:value-type="float">
            <text:p>124,3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utoComple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journals/JournalAbbreviationRepository.java</text:p>
          </table:table-cell>
          <table:table-cell office:value-type="float" office:value="142.770661157025" calcext:value-type="float">
            <text:p>142,77</text:p>
          </table:table-cell>
          <table:table-cell office:value-type="float" office:value="0.0826446280991735" calcext:value-type="float">
            <text:p>0,08</text:p>
          </table:table-cell>
          <table:table-cell office:value-type="float" office:value="456.113119834711" calcext:value-type="float">
            <text:p>456,11</text:p>
          </table:table-cell>
          <table:table-cell office:value-type="float" office:value="18.9318181818182" calcext:value-type="float">
            <text:p>18,93</text:p>
          </table:table-cell>
          <table:table-cell office:value-type="float" office:value="5.51807851239669" calcext:value-type="float">
            <text:p>5,52</text:p>
          </table:table-cell>
          <table:table-cell office:value-type="float" office:value="1.7370867768595" calcext:value-type="float">
            <text:p>1,74</text:p>
          </table:table-cell>
          <table:table-cell office:value-type="float" office:value="0.117768595041322" calcext:value-type="float">
            <text:p>0,12</text:p>
          </table:table-cell>
          <table:table-cell office:value-type="float" office:value="0.646177685950415" calcext:value-type="float">
            <text:p>0,65</text:p>
          </table:table-cell>
          <table:table-cell office:value-type="float" office:value="8.7370867768595" calcext:value-type="float">
            <text:p>8,7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isImport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cleanup/RenamePdfCleanup.java</text:p>
          </table:table-cell>
          <table:table-cell office:value-type="float" office:value="361.5" calcext:value-type="float">
            <text:p>361,50</text:p>
          </table:table-cell>
          <table:table-cell office:value-type="float" office:value="0.076388888888889" calcext:value-type="float">
            <text:p>0,08</text:p>
          </table:table-cell>
          <table:table-cell office:value-type="float" office:value="151.63811728395" calcext:value-type="float">
            <text:p>151,64</text:p>
          </table:table-cell>
          <table:table-cell office:value-type="float" office:value="5928.15432098766" calcext:value-type="float">
            <text:p>5.928,15</text:p>
          </table:table-cell>
          <table:table-cell office:value-type="float" office:value="13.5339506172839" calcext:value-type="float">
            <text:p>13,53</text:p>
          </table:table-cell>
          <table:table-cell office:value-type="float" office:value="0.119598765432099" calcext:value-type="float">
            <text:p>0,12</text:p>
          </table:table-cell>
          <table:table-cell office:value-type="float" office:value="29.9166666666667" calcext:value-type="float">
            <text:p>29,92</text:p>
          </table:table-cell>
          <table:table-cell office:value-type="float" office:value="0" calcext:value-type="float">
            <text:p>0,00</text:p>
          </table:table-cell>
          <table:table-cell office:value-type="float" office:value="257.175154320988" calcext:value-type="float">
            <text:p>257,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ibDatabaseWriter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rc/main/java/net/sf/jabref/logic/groups/AbstractGroup.java</text:p>
          </table:table-cell>
          <table:table-cell office:value-type="float" office:value="78.7777777777778" calcext:value-type="float">
            <text:p>78,78</text:p>
          </table:table-cell>
          <table:table-cell office:value-type="float" office:value="0.0763888888888889" calcext:value-type="float">
            <text:p>0,08</text:p>
          </table:table-cell>
          <table:table-cell office:value-type="float" office:value="798.858024691358" calcext:value-type="float">
            <text:p>798,86</text:p>
          </table:table-cell>
          <table:table-cell office:value-type="float" office:value="25.0183256172839" calcext:value-type="float">
            <text:p>25,02</text:p>
          </table:table-cell>
          <table:table-cell office:value-type="float" office:value="12.0368441358025" calcext:value-type="float">
            <text:p>12,04</text:p>
          </table:table-cell>
          <table:table-cell office:value-type="float" office:value="1.13888888888889" calcext:value-type="float">
            <text:p>1,14</text:p>
          </table:table-cell>
          <table:table-cell office:value-type="float" office:value="0.248263888888889" calcext:value-type="float">
            <text:p>0,25</text:p>
          </table:table-cell>
          <table:table-cell office:value-type="float" office:value="0.124807098765432" calcext:value-type="float">
            <text:p>0,12</text:p>
          </table:table-cell>
          <table:table-cell office:value-type="float" office:value="7.32851080246914" calcext:value-type="float">
            <text:p>7,3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aveDatabas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net/Cookie.java</text:p>
          </table:table-cell>
          <table:table-cell office:value-type="float" office:value="161.12" calcext:value-type="float">
            <text:p>161,12</text:p>
          </table:table-cell>
          <table:table-cell office:value-type="float" office:value="0.0736" calcext:value-type="float">
            <text:p>0,07</text:p>
          </table:table-cell>
          <table:table-cell office:value-type="float" office:value="183.3984" calcext:value-type="float">
            <text:p>183,40</text:p>
          </table:table-cell>
          <table:table-cell office:value-type="float" office:value="27.2704" calcext:value-type="float">
            <text:p>27,27</text:p>
          </table:table-cell>
          <table:table-cell office:value-type="float" office:value="8.9696" calcext:value-type="float">
            <text:p>8,97</text:p>
          </table:table-cell>
          <table:table-cell office:value-type="float" office:value="0.64" calcext:value-type="float">
            <text:p>0,64</text:p>
          </table:table-cell>
          <table:table-cell office:value-type="float" office:value="8.7616" calcext:value-type="float">
            <text:p>8,76</text:p>
          </table:table-cell>
          <table:table-cell office:value-type="float" office:value="0.2944" calcext:value-type="float">
            <text:p>0,29</text:p>
          </table:table-cell>
          <table:table-cell office:value-type="float" office:value="62.3616" calcext:value-type="float">
            <text:p>62,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TMLChar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importer/fetcher/CrossRef.java</text:p>
          </table:table-cell>
          <table:table-cell office:value-type="float" office:value="130.082840236686" calcext:value-type="float">
            <text:p>130,08</text:p>
          </table:table-cell>
          <table:table-cell office:value-type="float" office:value="0.0710059171597633" calcext:value-type="float">
            <text:p>0,07</text:p>
          </table:table-cell>
          <table:table-cell office:value-type="float" office:value="406.710059171598" calcext:value-type="float">
            <text:p>406,71</text:p>
          </table:table-cell>
          <table:table-cell office:value-type="float" office:value="2452.99408284024" calcext:value-type="float">
            <text:p>2.452,99</text:p>
          </table:table-cell>
          <table:table-cell office:value-type="float" office:value="92.0236686390533" calcext:value-type="float">
            <text:p>92,02</text:p>
          </table:table-cell>
          <table:table-cell office:value-type="float" office:value="21.5621301775148" calcext:value-type="float">
            <text:p>21,56</text:p>
          </table:table-cell>
          <table:table-cell office:value-type="float" office:value="4.86390532544379" calcext:value-type="float">
            <text:p>4,86</text:p>
          </table:table-cell>
          <table:table-cell office:value-type="float" office:value="0.390532544378698" calcext:value-type="float">
            <text:p>0,39</text:p>
          </table:table-cell>
          <table:table-cell office:value-type="float" office:value="50.1301775147929" calcext:value-type="float">
            <text:p>50,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oups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MonthUtil.java</text:p>
          </table:table-cell>
          <table:table-cell office:value-type="float" office:value="0.698224852071006" calcext:value-type="float">
            <text:p>0,70</text:p>
          </table:table-cell>
          <table:table-cell office:value-type="float" office:value="0.0710059171597633" calcext:value-type="float">
            <text:p>0,07</text:p>
          </table:table-cell>
          <table:table-cell office:value-type="float" office:value="25.6331360946746" calcext:value-type="float">
            <text:p>25,63</text:p>
          </table:table-cell>
          <table:table-cell office:value-type="float" office:value="6.98224852071006" calcext:value-type="float">
            <text:p>6,98</text:p>
          </table:table-cell>
          <table:table-cell office:value-type="float" office:value="1.91715976331361" calcext:value-type="float">
            <text:p>1,92</text:p>
          </table:table-cell>
          <table:table-cell office:value-type="float" office:value="16.094674556213" calcext:value-type="float">
            <text:p>16,09</text:p>
          </table:table-cell>
          <table:table-cell office:value-type="float" office:value="0.0710059171597633" calcext:value-type="float">
            <text:p>0,07</text:p>
          </table:table-cell>
          <table:table-cell office:value-type="float" office:value="0.284023668639053" calcext:value-type="float">
            <text:p>0,28</text:p>
          </table:table-cell>
          <table:table-cell office:value-type="float" office:value="0.177514792899408" calcext:value-type="float">
            <text:p>0,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ntireFieldAutoComple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openoffice/OpenOfficeFileSearch.java</text:p>
          </table:table-cell>
          <table:table-cell office:value-type="float" office:value="86.1728395061728" calcext:value-type="float">
            <text:p>86,17</text:p>
          </table:table-cell>
          <table:table-cell office:value-type="float" office:value="0.0685871056241427" calcext:value-type="float">
            <text:p>0,07</text:p>
          </table:table-cell>
          <table:table-cell office:value-type="float" office:value="957.764060356653" calcext:value-type="float">
            <text:p>957,76</text:p>
          </table:table-cell>
          <table:table-cell office:value-type="float" office:value="63.1138545953361" calcext:value-type="float">
            <text:p>63,11</text:p>
          </table:table-cell>
          <table:table-cell office:value-type="float" office:value="18.3072702331962" calcext:value-type="float">
            <text:p>18,31</text:p>
          </table:table-cell>
          <table:table-cell office:value-type="float" office:value="0.356652949245542" calcext:value-type="float">
            <text:p>0,36</text:p>
          </table:table-cell>
          <table:table-cell office:value-type="float" office:value="4.86694101508916" calcext:value-type="float">
            <text:p>4,87</text:p>
          </table:table-cell>
          <table:table-cell office:value-type="float" office:value="0.233196159122085" calcext:value-type="float">
            <text:p>0,23</text:p>
          </table:table-cell>
          <table:table-cell office:value-type="float" office:value="24.8395061728395" calcext:value-type="float">
            <text:p>24,8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utoComplete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CustomImporter.java</text:p>
          </table:table-cell>
          <table:table-cell office:value-type="float" office:value="3.09333333333333" calcext:value-type="float">
            <text:p>3,09</text:p>
          </table:table-cell>
          <table:table-cell office:value-type="float" office:value="0.0622222222222222" calcext:value-type="float">
            <text:p>0,06</text:p>
          </table:table-cell>
          <table:table-cell office:value-type="float" office:value="35.5555555555555" calcext:value-type="float">
            <text:p>35,56</text:p>
          </table:table-cell>
          <table:table-cell office:value-type="float" office:value="9.28888888888889" calcext:value-type="float">
            <text:p>9,29</text:p>
          </table:table-cell>
          <table:table-cell office:value-type="float" office:value="0" calcext:value-type="float">
            <text:p>0,00</text:p>
          </table:table-cell>
          <table:table-cell office:value-type="float" office:value="0.355555555555555" calcext:value-type="float">
            <text:p>0,36</text:p>
          </table:table-cell>
          <table:table-cell office:value-type="float" office:value="0.0622222222222222" calcext:value-type="float">
            <text:p>0,06</text:p>
          </table:table-cell>
          <table:table-cell office:value-type="float" office:value="1.55555555555556" calcext:value-type="float">
            <text:p>1,56</text:p>
          </table:table-cell>
          <table:table-cell office:value-type="float" office:value="0.0622222222222222" calcext:value-type="float">
            <text:p>0,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ileUpdatePan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FileSortTab.java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0.0622222222222222" calcext:value-type="float">
            <text:p>0,06</text:p>
          </table:table-cell>
          <table:table-cell office:value-type="float" office:value="24.7822222222222" calcext:value-type="float">
            <text:p>24,78</text:p>
          </table:table-cell>
          <table:table-cell office:value-type="float" office:value="16.8888888888889" calcext:value-type="float">
            <text:p>16,89</text:p>
          </table:table-cell>
          <table:table-cell office:value-type="float" office:value="2.86222222222222" calcext:value-type="float">
            <text:p>2,86</text:p>
          </table:table-cell>
          <table:table-cell office:value-type="float" office:value="3.44" calcext:value-type="float">
            <text:p>3,44</text:p>
          </table:table-cell>
          <table:table-cell office:value-type="float" office:value="0" calcext:value-type="float">
            <text:p>0,00</text:p>
          </table:table-cell>
          <table:table-cell office:value-type="float" office:value="0.915555555555555" calcext:value-type="float">
            <text:p>0,92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ExportForm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ExternalFileMenuItem.java</text:p>
          </table:table-cell>
          <table:table-cell office:value-type="float" office:value="2.484375" calcext:value-type="float">
            <text:p>2,48</text:p>
          </table:table-cell>
          <table:table-cell office:value-type="float" office:value="0.05859375" calcext:value-type="float">
            <text:p>0,06</text:p>
          </table:table-cell>
          <table:table-cell office:value-type="float" office:value="181.15234375" calcext:value-type="float">
            <text:p>181,15</text:p>
          </table:table-cell>
          <table:table-cell office:value-type="float" office:value="4.484375" calcext:value-type="float">
            <text:p>4,48</text:p>
          </table:table-cell>
          <table:table-cell office:value-type="float" office:value="0.1875" calcext:value-type="float">
            <text:p>0,19</text:p>
          </table:table-cell>
          <table:table-cell office:value-type="float" office:value="0.75" calcext:value-type="float">
            <text:p>0,75</text:p>
          </table:table-cell>
          <table:table-cell office:value-type="float" office:value="0.05859375" calcext:value-type="float">
            <text:p>0,06</text:p>
          </table:table-cell>
          <table:table-cell office:value-type="float" office:value="1.33984375" calcext:value-type="float">
            <text:p>1,34</text:p>
          </table:table-cell>
          <table:table-cell office:value-type="float" office:value="0" calcext:value-type="float">
            <text:p>0,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mportInspectionCommandLi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ArXiv.java</text:p>
          </table:table-cell>
          <table:table-cell office:value-type="float" office:value="0.62109375" calcext:value-type="float">
            <text:p>0,62</text:p>
          </table:table-cell>
          <table:table-cell office:value-type="float" office:value="0.05859375" calcext:value-type="float">
            <text:p>0,06</text:p>
          </table:table-cell>
          <table:table-cell office:value-type="float" office:value="21.77734375" calcext:value-type="float">
            <text:p>21,78</text:p>
          </table:table-cell>
          <table:table-cell office:value-type="float" office:value="4.6875" calcext:value-type="float">
            <text:p>4,69</text:p>
          </table:table-cell>
          <table:table-cell office:value-type="float" office:value="0.9375" calcext:value-type="float">
            <text:p>0,94</text:p>
          </table:table-cell>
          <table:table-cell office:value-type="float" office:value="4.83984375" calcext:value-type="float">
            <text:p>4,84</text:p>
          </table:table-cell>
          <table:table-cell office:value-type="float" office:value="0.05859375" calcext:value-type="float">
            <text:p>0,06</text:p>
          </table:table-cell>
          <table:table-cell office:value-type="float" office:value="0.234375" calcext:value-type="float">
            <text:p>0,23</text:p>
          </table:table-cell>
          <table:table-cell office:value-type="float" office:value="0.1875" calcext:value-type="float">
            <text:p>0,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AutoComple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AddToGroupAction.java</text:p>
          </table:table-cell>
          <table:table-cell office:value-type="float" office:value="12.875" calcext:value-type="float">
            <text:p>12,88</text:p>
          </table:table-cell>
          <table:table-cell office:value-type="float" office:value="0.05859375" calcext:value-type="float">
            <text:p>0,06</text:p>
          </table:table-cell>
          <table:table-cell office:value-type="float" office:value="17.734375" calcext:value-type="float">
            <text:p>17,73</text:p>
          </table:table-cell>
          <table:table-cell office:value-type="float" office:value="313.5625" calcext:value-type="float">
            <text:p>313,56</text:p>
          </table:table-cell>
          <table:table-cell office:value-type="float" office:value="0.9375" calcext:value-type="float">
            <text:p>0,94</text:p>
          </table:table-cell>
          <table:table-cell office:value-type="float" office:value="0.37109375" calcext:value-type="float">
            <text:p>0,37</text:p>
          </table:table-cell>
          <table:table-cell office:value-type="float" office:value="0.05859375" calcext:value-type="float">
            <text:p>0,06</text:p>
          </table:table-cell>
          <table:table-cell office:value-type="float" office:value="0" calcext:value-type="float">
            <text:p>0,00</text:p>
          </table:table-cell>
          <table:table-cell office:value-type="float" office:value="0.96484375" calcext:value-type="float">
            <text:p>0,9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bRefExecutorServic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gui/keyboard/KeyBindingPreferences.java</text:p>
          </table:table-cell>
          <table:table-cell office:value-type="float" office:value="16.242214532872" calcext:value-type="float">
            <text:p>16,24</text:p>
          </table:table-cell>
          <table:table-cell office:value-type="float" office:value="0.055363321799308" calcext:value-type="float">
            <text:p>0,06</text:p>
          </table:table-cell>
          <table:table-cell office:value-type="float" office:value="794.574394463668" calcext:value-type="float">
            <text:p>794,57</text:p>
          </table:table-cell>
          <table:table-cell office:value-type="float" office:value="22.9480968858131" calcext:value-type="float">
            <text:p>22,95</text:p>
          </table:table-cell>
          <table:table-cell office:value-type="float" office:value="0.41522491349481" calcext:value-type="float">
            <text:p>0,42</text:p>
          </table:table-cell>
          <table:table-cell office:value-type="float" office:value="1.77162629757786" calcext:value-type="float">
            <text:p>1,77</text:p>
          </table:table-cell>
          <table:table-cell office:value-type="float" office:value="0.498269896193772" calcext:value-type="float">
            <text:p>0,50</text:p>
          </table:table-cell>
          <table:table-cell office:value-type="float" office:value="3.06574394463668" calcext:value-type="float">
            <text:p>3,07</text:p>
          </table:table-cell>
          <table:table-cell office:value-type="float" office:value="1.55709342560554" calcext:value-type="float">
            <text:p>1,5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doableModifySub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mergeentries/MergeEntriesDialog.java</text:p>
          </table:table-cell>
          <table:table-cell office:value-type="float" office:value="2.87654320987654" calcext:value-type="float">
            <text:p>2,88</text:p>
          </table:table-cell>
          <table:table-cell office:value-type="float" office:value="0.0524691358024691" calcext:value-type="float">
            <text:p>0,05</text:p>
          </table:table-cell>
          <table:table-cell office:value-type="float" office:value="94.6913580246914" calcext:value-type="float">
            <text:p>94,69</text:p>
          </table:table-cell>
          <table:table-cell office:value-type="float" office:value="4.28395061728395" calcext:value-type="float">
            <text:p>4,28</text:p>
          </table:table-cell>
          <table:table-cell office:value-type="float" office:value="0.274691358024691" calcext:value-type="float">
            <text:p>0,27</text:p>
          </table:table-cell>
          <table:table-cell office:value-type="float" office:value="1.09876543209877" calcext:value-type="float">
            <text:p>1,10</text:p>
          </table:table-cell>
          <table:table-cell office:value-type="float" office:value="0.0524691358024691" calcext:value-type="float">
            <text:p>0,05</text:p>
          </table:table-cell>
          <table:table-cell office:value-type="float" office:value="0.246913580246914" calcext:value-type="float">
            <text:p>0,25</text:p>
          </table:table-cell>
          <table:table-cell office:value-type="float" office:value="0.209876543209877" calcext:value-type="float">
            <text:p>0,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lit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main/java/net/sf/jabref/gui/help/AboutDialog.java</text:p>
          </table:table-cell>
          <table:table-cell office:value-type="float" office:value="2.36111111111111" calcext:value-type="float">
            <text:p>2,36</text:p>
          </table:table-cell>
          <table:table-cell office:value-type="float" office:value="0.0524691358024691" calcext:value-type="float">
            <text:p>0,05</text:p>
          </table:table-cell>
          <table:table-cell office:value-type="float" office:value="31.9783950617284" calcext:value-type="float">
            <text:p>31,98</text:p>
          </table:table-cell>
          <table:table-cell office:value-type="float" office:value="4.25" calcext:value-type="float">
            <text:p>4,25</text:p>
          </table:table-cell>
          <table:table-cell office:value-type="float" office:value="0.274691358024691" calcext:value-type="float">
            <text:p>0,27</text:p>
          </table:table-cell>
          <table:table-cell office:value-type="float" office:value="1.13888888888889" calcext:value-type="float">
            <text:p>1,14</text:p>
          </table:table-cell>
          <table:table-cell office:value-type="float" office:value="0.0524691358024691" calcext:value-type="float">
            <text:p>0,05</text:p>
          </table:table-cell>
          <table:table-cell office:value-type="float" office:value="0.0987654320987655" calcext:value-type="float">
            <text:p>0,10</text:p>
          </table:table-cell>
          <table:table-cell office:value-type="float" office:value="0.209876543209877" calcext:value-type="float">
            <text:p>0,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levanc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main/java/net/sf/jabref/importer/AutosaveStartupPrompter.java</text:p>
          </table:table-cell>
          <table:table-cell office:value-type="float" office:value="3.49584487534626" calcext:value-type="float">
            <text:p>3,50</text:p>
          </table:table-cell>
          <table:table-cell office:value-type="float" office:value="0.0498614958448754" calcext:value-type="float">
            <text:p>0,05</text:p>
          </table:table-cell>
          <table:table-cell office:value-type="float" office:value="38.7756232686981" calcext:value-type="float">
            <text:p>38,78</text:p>
          </table:table-cell>
          <table:table-cell office:value-type="float" office:value="200.880886426593" calcext:value-type="float">
            <text:p>200,88</text:p>
          </table:table-cell>
          <table:table-cell office:value-type="float" office:value="0.515235457063712" calcext:value-type="float">
            <text:p>0,52</text:p>
          </table:table-cell>
          <table:table-cell office:value-type="float" office:value="2.06094182825485" calcext:value-type="float">
            <text:p>2,06</text:p>
          </table:table-cell>
          <table:table-cell office:value-type="float" office:value="0.0498614958448754" calcext:value-type="float">
            <text:p>0,05</text:p>
          </table:table-cell>
          <table:table-cell office:value-type="float" office:value="0.132963988919668" calcext:value-type="float">
            <text:p>0,13</text:p>
          </table:table-cell>
          <table:table-cell office:value-type="float" office:value="0.199445983379501" calcext:value-type="float">
            <text:p>0,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inted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main/java/net/sf/jabref/importer/fileformat/MedlineImporter.java</text:p>
          </table:table-cell>
          <table:table-cell office:value-type="float" office:value="6.1275" calcext:value-type="float">
            <text:p>6,13</text:p>
          </table:table-cell>
          <table:table-cell office:value-type="float" office:value="0.0475" calcext:value-type="float">
            <text:p>0,05</text:p>
          </table:table-cell>
          <table:table-cell office:value-type="float" office:value="301.3475" calcext:value-type="float">
            <text:p>301,35</text:p>
          </table:table-cell>
          <table:table-cell office:value-type="float" office:value="3.7275" calcext:value-type="float">
            <text:p>3,73</text:p>
          </table:table-cell>
          <table:table-cell table:number-columns-repeated="2" office:value-type="float" office:value="0.2275" calcext:value-type="float">
            <text:p>0,23</text:p>
          </table:table-cell>
          <table:table-cell office:value-type="float" office:value="0.8875" calcext:value-type="float">
            <text:p>0,89</text:p>
          </table:table-cell>
          <table:table-cell office:value-type="float" office:value="0.2275" calcext:value-type="float">
            <text:p>0,23</text:p>
          </table:table-cell>
          <table:table-cell office:value-type="float" office:value="0.8875" calcext:value-type="float">
            <text:p>0,8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ustomExportList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main/java/net/sf/jabref/importer/OAI2Handler.java</text:p>
          </table:table-cell>
          <table:table-cell office:value-type="float" office:value="5.96597353497165" calcext:value-type="float">
            <text:p>5,97</text:p>
          </table:table-cell>
          <table:table-cell office:value-type="float" office:value="0.0415879017013233" calcext:value-type="float">
            <text:p>0,04</text:p>
          </table:table-cell>
          <table:table-cell office:value-type="float" office:value="5.55765595463138" calcext:value-type="float">
            <text:p>5,56</text:p>
          </table:table-cell>
          <table:table-cell office:value-type="float" office:value="3.882797731569" calcext:value-type="float">
            <text:p>3,88</text:p>
          </table:table-cell>
          <table:table-cell office:value-type="float" office:value="0.476370510396975" calcext:value-type="float">
            <text:p>0,48</text:p>
          </table:table-cell>
          <table:table-cell office:value-type="float" office:value="1.30434782608696" calcext:value-type="float">
            <text:p>1,30</text:p>
          </table:table-cell>
          <table:table-cell office:value-type="float" office:value="0.0415879017013233" calcext:value-type="float">
            <text:p>0,04</text:p>
          </table:table-cell>
          <table:table-cell office:value-type="float" office:value="0" calcext:value-type="float">
            <text:p>0,00</text:p>
          </table:table-cell>
          <table:table-cell office:value-type="float" office:value="0.166351606805293" calcext:value-type="float">
            <text:p>0,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ority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rc/main/java/net/sf/jabref/JabRefPreferencesFilter.java</text:p>
          </table:table-cell>
          <table:table-cell office:value-type="float" office:value="7.81770833333333" calcext:value-type="float">
            <text:p>7,82</text:p>
          </table:table-cell>
          <table:table-cell office:value-type="float" office:value="0.0399305555555556" calcext:value-type="float">
            <text:p>0,04</text:p>
          </table:table-cell>
          <table:table-cell office:value-type="float" office:value="5.37326388888889" calcext:value-type="float">
            <text:p>5,37</text:p>
          </table:table-cell>
          <table:table-cell office:value-type="float" office:value="170.956597222222" calcext:value-type="float">
            <text:p>170,96</text:p>
          </table:table-cell>
          <table:table-cell office:value-type="float" office:value="0.5" calcext:value-type="float">
            <text:p>0,50</text:p>
          </table:table-cell>
          <table:table-cell office:value-type="float" office:value="2" calcext:value-type="float">
            <text:p>2,00</text:p>
          </table:table-cell>
          <table:table-cell office:value-type="float" office:value="0.0399305555555556" calcext:value-type="float">
            <text:p>0,04</text:p>
          </table:table-cell>
          <table:table-cell office:value-type="float" office:value="0" calcext:value-type="float">
            <text:p>0,00</text:p>
          </table:table-cell>
          <table:table-cell office:value-type="float" office:value="0.159722222222222" calcext:value-type="float">
            <text:p>0,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adStatu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rc/main/java/net/sf/jabref/gui/util/PositionWindow.java</text:p>
          </table:table-cell>
          <table:table-cell office:value-type="float" office:value="16.4630102040816" calcext:value-type="float">
            <text:p>16,46</text:p>
          </table:table-cell>
          <table:table-cell office:value-type="float" office:value="0.0344387755102041" calcext:value-type="float">
            <text:p>0,03</text:p>
          </table:table-cell>
          <table:table-cell office:value-type="float" office:value="65.6466836734694" calcext:value-type="float">
            <text:p>65,65</text:p>
          </table:table-cell>
          <table:table-cell office:value-type="float" office:value="15.515306122449" calcext:value-type="float">
            <text:p>15,52</text:p>
          </table:table-cell>
          <table:table-cell office:value-type="float" office:value="0.860969387755102" calcext:value-type="float">
            <text:p>0,86</text:p>
          </table:table-cell>
          <table:table-cell office:value-type="float" office:value="0.963010204081633" calcext:value-type="float">
            <text:p>0,96</text:p>
          </table:table-cell>
          <table:table-cell office:value-type="float" office:value="0.167091836734694" calcext:value-type="float">
            <text:p>0,17</text:p>
          </table:table-cell>
          <table:table-cell office:value-type="float" office:value="0.218112244897959" calcext:value-type="float">
            <text:p>0,22</text:p>
          </table:table-cell>
          <table:table-cell office:value-type="float" office:value="1.94387755102041" calcext:value-type="float">
            <text:p>1,9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solveDuplicateLabel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igrations/PreferencesMigrations.java</text:p>
          </table:table-cell>
          <table:table-cell office:value-type="float" office:value="54.9420408163265" calcext:value-type="float">
            <text:p>54,94</text:p>
          </table:table-cell>
          <table:table-cell office:value-type="float" office:value="0.0277551020408163" calcext:value-type="float">
            <text:p>0,03</text:p>
          </table:table-cell>
          <table:table-cell office:value-type="float" office:value="189.848163265306" calcext:value-type="float">
            <text:p>189,85</text:p>
          </table:table-cell>
          <table:table-cell office:value-type="float" office:value="87.7306122448979" calcext:value-type="float">
            <text:p>87,73</text:p>
          </table:table-cell>
          <table:table-cell office:value-type="float" office:value="10.6726530612245" calcext:value-type="float">
            <text:p>10,67</text:p>
          </table:table-cell>
          <table:table-cell office:value-type="float" office:value="2.24816326530612" calcext:value-type="float">
            <text:p>2,25</text:p>
          </table:table-cell>
          <table:table-cell office:value-type="float" office:value="0.329795918367347" calcext:value-type="float">
            <text:p>0,33</text:p>
          </table:table-cell>
          <table:table-cell office:value-type="float" office:value="0.0277551020408163" calcext:value-type="float">
            <text:p>0,03</text:p>
          </table:table-cell>
          <table:table-cell office:value-type="float" office:value="1.72244897959184" calcext:value-type="float">
            <text:p>1,7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roupAddRemove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labelpattern/SearchFixDuplicateLabels.java</text:p>
          </table:table-cell>
          <table:table-cell office:value-type="float" office:value="109.609977324263" calcext:value-type="float">
            <text:p>109,61</text:p>
          </table:table-cell>
          <table:table-cell office:value-type="float" office:value="0.0232426303854875" calcext:value-type="float">
            <text:p>0,02</text:p>
          </table:table-cell>
          <table:table-cell office:value-type="float" office:value="11.3786848072562" calcext:value-type="float">
            <text:p>11,38</text:p>
          </table:table-cell>
          <table:table-cell office:value-type="float" office:value="35.3786848072562" calcext:value-type="float">
            <text:p>35,38</text:p>
          </table:table-cell>
          <table:table-cell office:value-type="float" office:value="69.1660997732426" calcext:value-type="float">
            <text:p>69,17</text:p>
          </table:table-cell>
          <table:table-cell office:value-type="float" office:value="8.33106575963719" calcext:value-type="float">
            <text:p>8,33</text:p>
          </table:table-cell>
          <table:table-cell office:value-type="float" office:value="10.6462585034014" calcext:value-type="float">
            <text:p>10,65</text:p>
          </table:table-cell>
          <table:table-cell office:value-type="float" office:value="0" calcext:value-type="float">
            <text:p>0,00</text:p>
          </table:table-cell>
          <table:table-cell office:value-type="float" office:value="24.4739229024943" calcext:value-type="float">
            <text:p>24,4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atabaseFileLookup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gui/WrapLayout.java</text:p>
          </table:table-cell>
          <table:table-cell office:value-type="float" office:value="13.3201530612245" calcext:value-type="float">
            <text:p>13,32</text:p>
          </table:table-cell>
          <table:table-cell office:value-type="float" office:value="0.0175382653061224" calcext:value-type="float">
            <text:p>0,02</text:p>
          </table:table-cell>
          <table:table-cell office:value-type="float" office:value="20.218112244898" calcext:value-type="float">
            <text:p>20,22</text:p>
          </table:table-cell>
          <table:table-cell office:value-type="float" office:value="13.1170280612245" calcext:value-type="float">
            <text:p>13,12</text:p>
          </table:table-cell>
          <table:table-cell office:value-type="float" office:value="2.94387755102041" calcext:value-type="float">
            <text:p>2,94</text:p>
          </table:table-cell>
          <table:table-cell office:value-type="float" office:value="0.860969387755102" calcext:value-type="float">
            <text:p>0,86</text:p>
          </table:table-cell>
          <table:table-cell office:value-type="float" office:value="0.0175382653061224" calcext:value-type="float">
            <text:p>0,02</text:p>
          </table:table-cell>
          <table:table-cell office:value-type="float" office:value="0" calcext:value-type="float">
            <text:p>0,00</text:p>
          </table:table-cell>
          <table:table-cell office:value-type="float" office:value="1.0328443877551" calcext:value-type="float">
            <text:p>1,0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bImport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AbstractAutoCompleter.java</text:p>
          </table:table-cell>
          <table:table-cell office:value-type="float" office:value="51.7203719723184" calcext:value-type="float">
            <text:p>51,72</text:p>
          </table:table-cell>
          <table:table-cell office:value-type="float" office:value="0.0144896193771627" calcext:value-type="float">
            <text:p>0,01</text:p>
          </table:table-cell>
          <table:table-cell office:value-type="float" office:value="1727.36937716263" calcext:value-type="float">
            <text:p>1.727,37</text:p>
          </table:table-cell>
          <table:table-cell office:value-type="float" office:value="17.4273356401384" calcext:value-type="float">
            <text:p>17,43</text:p>
          </table:table-cell>
          <table:table-cell office:value-type="float" office:value="81.0519031141869" calcext:value-type="float">
            <text:p>81,05</text:p>
          </table:table-cell>
          <table:table-cell office:value-type="float" office:value="3.37781141868512" calcext:value-type="float">
            <text:p>3,38</text:p>
          </table:table-cell>
          <table:table-cell office:value-type="float" office:value="0.242214532871972" calcext:value-type="float">
            <text:p>0,24</text:p>
          </table:table-cell>
          <table:table-cell office:value-type="float" office:value="0.133217993079585" calcext:value-type="float">
            <text:p>0,13</text:p>
          </table:table-cell>
          <table:table-cell office:value-type="float" office:value="4.70307093425606" calcext:value-type="float">
            <text:p>4,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hangeScanner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rc/main/java/net/sf/jabref/importer/fileformat/ImportFormat.java</text:p>
          </table:table-cell>
          <table:table-cell office:value-type="float" office:value="494.249639480852" calcext:value-type="float">
            <text:p>494,25</text:p>
          </table:table-cell>
          <table:table-cell office:value-type="float" office:value="0.0124979971158468" calcext:value-type="float">
            <text:p>0,01</text:p>
          </table:table-cell>
          <table:table-cell office:value-type="float" office:value="2238.2518827111" calcext:value-type="float">
            <text:p>2.238,25</text:p>
          </table:table-cell>
          <table:table-cell office:value-type="float" office:value="365.617689472841" calcext:value-type="float">
            <text:p>365,62</text:p>
          </table:table-cell>
          <table:table-cell office:value-type="float" office:value="731.634033007532" calcext:value-type="float">
            <text:p>731,63</text:p>
          </table:table-cell>
          <table:table-cell office:value-type="float" office:value="11.403621214549" calcext:value-type="float">
            <text:p>11,40</text:p>
          </table:table-cell>
          <table:table-cell office:value-type="float" office:value="2.54286172087806" calcext:value-type="float">
            <text:p>2,54</text:p>
          </table:table-cell>
          <table:table-cell office:value-type="float" office:value="0.266944399935908" calcext:value-type="float">
            <text:p>0,27</text:p>
          </table:table-cell>
          <table:table-cell office:value-type="float" office:value="7.70389360679379" calcext:value-type="float">
            <text:p>7,7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atabaseExporte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main/java/net/sf/jabref/gui/ClipBoardManager.java</text:p>
          </table:table-cell>
          <table:table-cell office:value-type="float" office:value="13703.6115702479" calcext:value-type="float">
            <text:p>13.703,61</text:p>
          </table:table-cell>
          <table:table-cell office:value-type="float" office:value="0" calcext:value-type="float">
            <text:p>0,00</text:p>
          </table:table-cell>
          <table:table-cell office:value-type="float" office:value="43395.6280991736" calcext:value-type="float">
            <text:p>43.395,63</text:p>
          </table:table-cell>
          <table:table-cell office:value-type="float" office:value="5155.04338842975" calcext:value-type="float">
            <text:p>5.155,04</text:p>
          </table:table-cell>
          <table:table-cell office:value-type="float" office:value="417.935950413223" calcext:value-type="float">
            <text:p>417,94</text:p>
          </table:table-cell>
          <table:table-cell office:value-type="float" office:value="4.99173553719008" calcext:value-type="float">
            <text:p>4,99</text:p>
          </table:table-cell>
          <table:table-cell office:value-type="float" office:value="2008.14049586777" calcext:value-type="float">
            <text:p>2.008,14</text:p>
          </table:table-cell>
          <table:table-cell office:value-type="float" office:value="4.76239669421487" calcext:value-type="float">
            <text:p>4,76</text:p>
          </table:table-cell>
          <table:table-cell office:value-type="float" office:value="661.537190082645" calcext:value-type="float">
            <text:p>661,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ibLatexEntryTyp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journals/AbbreviationParser.java</text:p>
          </table:table-cell>
          <table:table-cell office:value-type="float" office:value="4507.07128888889" calcext:value-type="float">
            <text:p>4.507,07</text:p>
          </table:table-cell>
          <table:table-cell office:value-type="float" office:value="0" calcext:value-type="float">
            <text:p>0,00</text:p>
          </table:table-cell>
          <table:table-cell office:value-type="float" office:value="15979.8976" calcext:value-type="float">
            <text:p>15.979,90</text:p>
          </table:table-cell>
          <table:table-cell office:value-type="float" office:value="239.553066666667" calcext:value-type="float">
            <text:p>239,55</text:p>
          </table:table-cell>
          <table:table-cell office:value-type="float" office:value="8.8" calcext:value-type="float">
            <text:p>8,80</text:p>
          </table:table-cell>
          <table:table-cell office:value-type="float" office:value="0.941155555555555" calcext:value-type="float">
            <text:p>0,94</text:p>
          </table:table-cell>
          <table:table-cell office:value-type="float" office:value="35.7219555555555" calcext:value-type="float">
            <text:p>35,72</text:p>
          </table:table-cell>
          <table:table-cell office:value-type="float" office:value="0.231822222222222" calcext:value-type="float">
            <text:p>0,23</text:p>
          </table:table-cell>
          <table:table-cell office:value-type="float" office:value="2615.04462222222" calcext:value-type="float">
            <text:p>2.615,0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tabaseProperties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editor/EntryEditorTabFocusListener.java</text:p>
          </table:table-cell>
          <table:table-cell office:value-type="float" office:value="2141.79365079365" calcext:value-type="float">
            <text:p>2.141,79</text:p>
          </table:table-cell>
          <table:table-cell office:value-type="float" office:value="0" calcext:value-type="float">
            <text:p>0,00</text:p>
          </table:table-cell>
          <table:table-cell office:value-type="float" office:value="11426.7732426304" calcext:value-type="float">
            <text:p>11.426,77</text:p>
          </table:table-cell>
          <table:table-cell office:value-type="float" office:value="266.507936507937" calcext:value-type="float">
            <text:p>266,51</text:p>
          </table:table-cell>
          <table:table-cell office:value-type="float" office:value="79.6938775510204" calcext:value-type="float">
            <text:p>79,69</text:p>
          </table:table-cell>
          <table:table-cell office:value-type="float" office:value="0.542517006802721" calcext:value-type="float">
            <text:p>0,54</text:p>
          </table:table-cell>
          <table:table-cell office:value-type="float" office:value="2.33106575963719" calcext:value-type="float">
            <text:p>2,33</text:p>
          </table:table-cell>
          <table:table-cell office:value-type="float" office:value="0.990929705215419" calcext:value-type="float">
            <text:p>0,99</text:p>
          </table:table-cell>
          <table:table-cell office:value-type="float" office:value="36.9143990929705" calcext:value-type="float">
            <text:p>36,9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ayoutHelp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FieldChange.java</text:p>
          </table:table-cell>
          <table:table-cell office:value-type="float" office:value="35.5822222222222" calcext:value-type="float">
            <text:p>35,58</text:p>
          </table:table-cell>
          <table:table-cell office:value-type="float" office:value="0" calcext:value-type="float">
            <text:p>0,00</text:p>
          </table:table-cell>
          <table:table-cell office:value-type="float" office:value="7358" calcext:value-type="float">
            <text:p>7.358,00</text:p>
          </table:table-cell>
          <table:table-cell office:value-type="float" office:value="21.6888888888889" calcext:value-type="float">
            <text:p>21,69</text:p>
          </table:table-cell>
          <table:table-cell office:value-type="float" office:value="1.31555555555556" calcext:value-type="float">
            <text:p>1,32</text:p>
          </table:table-cell>
          <table:table-cell table:number-columns-repeated="2" office:value-type="float" office:value="0.328888888888889" calcext:value-type="float">
            <text:p>0,33</text:p>
          </table:table-cell>
          <table:table-cell office:value-type="float" office:value="1.04" calcext:value-type="float">
            <text:p>1,04</text:p>
          </table:table-cell>
          <table:table-cell office:value-type="float" office:value="10.5155555555556" calcext:value-type="float">
            <text:p>10,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ibtexName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worker/MarkEntriesAction.java</text:p>
          </table:table-cell>
          <table:table-cell office:value-type="float" office:value="74.5478451424397" calcext:value-type="float">
            <text:p>74,55</text:p>
          </table:table-cell>
          <table:table-cell office:value-type="float" office:value="0" calcext:value-type="float">
            <text:p>0,00</text:p>
          </table:table-cell>
          <table:table-cell office:value-type="float" office:value="5997.52081811541" calcext:value-type="float">
            <text:p>5.997,52</text:p>
          </table:table-cell>
          <table:table-cell office:value-type="float" office:value="13.3235938641344" calcext:value-type="float">
            <text:p>13,32</text:p>
          </table:table-cell>
          <table:table-cell office:value-type="float" office:value="3.17750182615047" calcext:value-type="float">
            <text:p>3,18</text:p>
          </table:table-cell>
          <table:table-cell office:value-type="float" office:value="0.783053323593865" calcext:value-type="float">
            <text:p>0,78</text:p>
          </table:table-cell>
          <table:table-cell office:value-type="float" office:value="8.89700511322133" calcext:value-type="float">
            <text:p>8,90</text:p>
          </table:table-cell>
          <table:table-cell office:value-type="float" office:value="3.84514243973704" calcext:value-type="float">
            <text:p>3,85</text:p>
          </table:table-cell>
          <table:table-cell office:value-type="float" office:value="58.2249817384953" calcext:value-type="float">
            <text:p>58,2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ayou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SpecialFieldDropDown.java</text:p>
          </table:table-cell>
          <table:table-cell office:value-type="float" office:value="423.851196670135" calcext:value-type="float">
            <text:p>423,85</text:p>
          </table:table-cell>
          <table:table-cell office:value-type="float" office:value="0" calcext:value-type="float">
            <text:p>0,00</text:p>
          </table:table-cell>
          <table:table-cell office:value-type="float" office:value="2757.86680541103" calcext:value-type="float">
            <text:p>2.757,87</text:p>
          </table:table-cell>
          <table:table-cell office:value-type="float" office:value="65.9014047866805" calcext:value-type="float">
            <text:p>65,90</text:p>
          </table:table-cell>
          <table:table-cell office:value-type="float" office:value="3.50156087408949" calcext:value-type="float">
            <text:p>3,50</text:p>
          </table:table-cell>
          <table:table-cell office:value-type="float" office:value="0.135275754422477" calcext:value-type="float">
            <text:p>0,14</text:p>
          </table:table-cell>
          <table:table-cell office:value-type="float" office:value="19.6433402705515" calcext:value-type="float">
            <text:p>19,64</text:p>
          </table:table-cell>
          <table:table-cell office:value-type="float" office:value="0.280957336108221" calcext:value-type="float">
            <text:p>0,28</text:p>
          </table:table-cell>
          <table:table-cell office:value-type="float" office:value="154.54110301769" calcext:value-type="float">
            <text:p>154,5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ntryCustomization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help/NewVersionDialog.java</text:p>
          </table:table-cell>
          <table:table-cell office:value-type="float" office:value="8205.4755859375" calcext:value-type="float">
            <text:p>8.205,48</text:p>
          </table:table-cell>
          <table:table-cell office:value-type="float" office:value="0" calcext:value-type="float">
            <text:p>0,00</text:p>
          </table:table-cell>
          <table:table-cell office:value-type="float" office:value="2590.1787109375" calcext:value-type="float">
            <text:p>2.590,18</text:p>
          </table:table-cell>
          <table:table-cell office:value-type="float" office:value="1396.0224609375" calcext:value-type="float">
            <text:p>1.396,02</text:p>
          </table:table-cell>
          <table:table-cell office:value-type="float" office:value="3.8427734375" calcext:value-type="float">
            <text:p>3,84</text:p>
          </table:table-cell>
          <table:table-cell office:value-type="float" office:value="1.15234375" calcext:value-type="float">
            <text:p>1,15</text:p>
          </table:table-cell>
          <table:table-cell office:value-type="float" office:value="31.7724609375" calcext:value-type="float">
            <text:p>31,77</text:p>
          </table:table-cell>
          <table:table-cell office:value-type="float" office:value="0.33984375" calcext:value-type="float">
            <text:p>0,34</text:p>
          </table:table-cell>
          <table:table-cell office:value-type="float" office:value="4917.0302734375" calcext:value-type="float">
            <text:p>4.917,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eSort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BibtexKeyPatternDialog.java</text:p>
          </table:table-cell>
          <table:table-cell office:value-type="float" office:value="121.048134126555" calcext:value-type="float">
            <text:p>121,05</text:p>
          </table:table-cell>
          <table:table-cell office:value-type="float" office:value="0" calcext:value-type="float">
            <text:p>0,00</text:p>
          </table:table-cell>
          <table:table-cell office:value-type="float" office:value="2033.49918875068" calcext:value-type="float">
            <text:p>2.033,50</text:p>
          </table:table-cell>
          <table:table-cell office:value-type="float" office:value="276.863169280692" calcext:value-type="float">
            <text:p>276,86</text:p>
          </table:table-cell>
          <table:table-cell office:value-type="float" office:value="1922.79502433748" calcext:value-type="float">
            <text:p>1.922,80</text:p>
          </table:table-cell>
          <table:table-cell office:value-type="float" office:value="53.6257436452136" calcext:value-type="float">
            <text:p>53,63</text:p>
          </table:table-cell>
          <table:table-cell office:value-type="float" office:value="2.78745267712277" calcext:value-type="float">
            <text:p>2,79</text:p>
          </table:table-cell>
          <table:table-cell office:value-type="float" office:value="0.296376419686317" calcext:value-type="float">
            <text:p>0,30</text:p>
          </table:table-cell>
          <table:table-cell office:value-type="float" office:value="42.0692266089778" calcext:value-type="float">
            <text:p>42,0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ntryTableTransferHandl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enus/FileHistoryMenu.java</text:p>
          </table:table-cell>
          <table:table-cell office:value-type="float" office:value="757.469467401285" calcext:value-type="float">
            <text:p>757,47</text:p>
          </table:table-cell>
          <table:table-cell office:value-type="float" office:value="0" calcext:value-type="float">
            <text:p>0,00</text:p>
          </table:table-cell>
          <table:table-cell office:value-type="float" office:value="2019.41597796143" calcext:value-type="float">
            <text:p>2.019,42</text:p>
          </table:table-cell>
          <table:table-cell office:value-type="float" office:value="242.174701561065" calcext:value-type="float">
            <text:p>242,17</text:p>
          </table:table-cell>
          <table:table-cell office:value-type="float" office:value="40.8448117539026" calcext:value-type="float">
            <text:p>40,84</text:p>
          </table:table-cell>
          <table:table-cell office:value-type="float" office:value="0.519054178145087" calcext:value-type="float">
            <text:p>0,52</text:p>
          </table:table-cell>
          <table:table-cell office:value-type="float" office:value="55.1581726354454" calcext:value-type="float">
            <text:p>55,16</text:p>
          </table:table-cell>
          <table:table-cell office:value-type="float" office:value="0.148071625344352" calcext:value-type="float">
            <text:p>0,15</text:p>
          </table:table-cell>
          <table:table-cell office:value-type="float" office:value="295.339990817264" calcext:value-type="float">
            <text:p>295,3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mportMenuIte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earch/SearchWorker.java</text:p>
          </table:table-cell>
          <table:table-cell office:value-type="float" office:value="794.75" calcext:value-type="float">
            <text:p>794,75</text:p>
          </table:table-cell>
          <table:table-cell office:value-type="float" office:value="0" calcext:value-type="float">
            <text:p>0,00</text:p>
          </table:table-cell>
          <table:table-cell office:value-type="float" office:value="1474.5" calcext:value-type="float">
            <text:p>1.474,50</text:p>
          </table:table-cell>
          <table:table-cell office:value-type="float" office:value="2196.5" calcext:value-type="float">
            <text:p>2.196,50</text:p>
          </table:table-cell>
          <table:table-cell office:value-type="float" office:value="9.1875" calcext:value-type="float">
            <text:p>9,19</text:p>
          </table:table-cell>
          <table:table-cell office:value-type="float" office:value="12" calcext:value-type="float">
            <text:p>12,00</text:p>
          </table:table-cell>
          <table:table-cell office:value-type="float" office:value="0.6875" calcext:value-type="float">
            <text:p>0,69</text:p>
          </table:table-cell>
          <table:table-cell office:value-type="float" office:value="14.25" calcext:value-type="float">
            <text:p>14,25</text:p>
          </table:table-cell>
          <table:table-cell office:value-type="float" office:value="491.1875" calcext:value-type="float">
            <text:p>491,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coding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esktop/os/Linux.java</text:p>
          </table:table-cell>
          <table:table-cell office:value-type="float" office:value="14.8837209302326" calcext:value-type="float">
            <text:p>14,88</text:p>
          </table:table-cell>
          <table:table-cell office:value-type="float" office:value="0" calcext:value-type="float">
            <text:p>0,00</text:p>
          </table:table-cell>
          <table:table-cell office:value-type="float" office:value="1379.17252568956" calcext:value-type="float">
            <text:p>1.379,17</text:p>
          </table:table-cell>
          <table:table-cell office:value-type="float" office:value="21.7620335316387" calcext:value-type="float">
            <text:p>21,76</text:p>
          </table:table-cell>
          <table:table-cell office:value-type="float" office:value="9.02109248242293" calcext:value-type="float">
            <text:p>9,02</text:p>
          </table:table-cell>
          <table:table-cell office:value-type="float" office:value="0.364521362898864" calcext:value-type="float">
            <text:p>0,36</text:p>
          </table:table-cell>
          <table:table-cell office:value-type="float" office:value="0.608977825851812" calcext:value-type="float">
            <text:p>0,61</text:p>
          </table:table-cell>
          <table:table-cell office:value-type="float" office:value="0.182801514332071" calcext:value-type="float">
            <text:p>0,18</text:p>
          </table:table-cell>
          <table:table-cell office:value-type="float" office:value="5.45375878853435" calcext:value-type="float">
            <text:p>5,4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epecNepImpo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ApplicationAction.java</text:p>
          </table:table-cell>
          <table:table-cell office:value-type="float" office:value="67.5238095238095" calcext:value-type="float">
            <text:p>67,52</text:p>
          </table:table-cell>
          <table:table-cell office:value-type="float" office:value="0" calcext:value-type="float">
            <text:p>0,00</text:p>
          </table:table-cell>
          <table:table-cell office:value-type="float" office:value="1250" calcext:value-type="float">
            <text:p>1.250,00</text:p>
          </table:table-cell>
          <table:table-cell office:value-type="float" office:value="77.2925170068027" calcext:value-type="float">
            <text:p>77,29</text:p>
          </table:table-cell>
          <table:table-cell office:value-type="float" office:value="2.3718820861678" calcext:value-type="float">
            <text:p>2,37</text:p>
          </table:table-cell>
          <table:table-cell office:value-type="float" office:value="12.5215419501134" calcext:value-type="float">
            <text:p>12,52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8" calcext:value-type="float">
            <text:p>8,00</text:p>
          </table:table-cell>
          <table:table-cell office:value-type="float" office:value="15.3242630385488" calcext:value-type="float">
            <text:p>15,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uxCommandLi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FindFullTextAction.java</text:p>
          </table:table-cell>
          <table:table-cell office:value-type="float" office:value="9.62109375" calcext:value-type="float">
            <text:p>9,62</text:p>
          </table:table-cell>
          <table:table-cell office:value-type="float" office:value="0" calcext:value-type="float">
            <text:p>0,00</text:p>
          </table:table-cell>
          <table:table-cell office:value-type="float" office:value="1178.6162109375" calcext:value-type="float">
            <text:p>1.178,62</text:p>
          </table:table-cell>
          <table:table-cell office:value-type="float" office:value="6.27734375" calcext:value-type="float">
            <text:p>6,28</text:p>
          </table:table-cell>
          <table:table-cell office:value-type="float" office:value="3.609375" calcext:value-type="float">
            <text:p>3,61</text:p>
          </table:table-cell>
          <table:table-cell office:value-type="float" office:value="1.6865234375" calcext:value-type="float">
            <text:p>1,69</text:p>
          </table:table-cell>
          <table:table-cell office:value-type="float" office:value="0.2255859375" calcext:value-type="float">
            <text:p>0,23</text:p>
          </table:table-cell>
          <table:table-cell office:value-type="float" office:value="1.1875" calcext:value-type="float">
            <text:p>1,19</text:p>
          </table:table-cell>
          <table:table-cell office:value-type="float" office:value="2.46484375" calcext:value-type="float">
            <text:p>2,4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eListEditorTransferHandl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AllEntriesGroup.java</text:p>
          </table:table-cell>
          <table:table-cell office:value-type="float" office:value="2.19082840236687" calcext:value-type="float">
            <text:p>2,19</text:p>
          </table:table-cell>
          <table:table-cell office:value-type="float" office:value="0" calcext:value-type="float">
            <text:p>0,00</text:p>
          </table:table-cell>
          <table:table-cell office:value-type="float" office:value="1047.92899408284" calcext:value-type="float">
            <text:p>1.047,93</text:p>
          </table:table-cell>
          <table:table-cell office:value-type="float" office:value="2.79289940828402" calcext:value-type="float">
            <text:p>2,79</text:p>
          </table:table-cell>
          <table:table-cell office:value-type="float" office:value="3.45710059171598" calcext:value-type="float">
            <text:p>3,46</text:p>
          </table:table-cell>
          <table:table-cell office:value-type="float" office:value="6.46745562130178" calcext:value-type="float">
            <text:p>6,47</text:p>
          </table:table-cell>
          <table:table-cell office:value-type="float" office:value="0.226331360946746" calcext:value-type="float">
            <text:p>0,23</text:p>
          </table:table-cell>
          <table:table-cell office:value-type="float" office:value="3.07100591715976" calcext:value-type="float">
            <text:p>3,07</text:p>
          </table:table-cell>
          <table:table-cell office:value-type="float" office:value="0.705621301775148" calcext:value-type="float">
            <text:p>0,7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roupChange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rc/main/java/osx/macadapter/MacAdapter.java</text:p>
          </table:table-cell>
          <table:table-cell office:value-type="float" office:value="98.8326530612245" calcext:value-type="float">
            <text:p>98,83</text:p>
          </table:table-cell>
          <table:table-cell office:value-type="float" office:value="0" calcext:value-type="float">
            <text:p>0,00</text:p>
          </table:table-cell>
          <table:table-cell office:value-type="float" office:value="970.297142857143" calcext:value-type="float">
            <text:p>970,30</text:p>
          </table:table-cell>
          <table:table-cell office:value-type="float" office:value="45.6734693877551" calcext:value-type="float">
            <text:p>45,67</text:p>
          </table:table-cell>
          <table:table-cell office:value-type="float" office:value="14.4195918367347" calcext:value-type="float">
            <text:p>14,42</text:p>
          </table:table-cell>
          <table:table-cell office:value-type="float" office:value="1.89061224489796" calcext:value-type="float">
            <text:p>1,89</text:p>
          </table:table-cell>
          <table:table-cell office:value-type="float" office:value="2.53061224489796" calcext:value-type="float">
            <text:p>2,53</text:p>
          </table:table-cell>
          <table:table-cell office:value-type="float" office:value="0.244897959183674" calcext:value-type="float">
            <text:p>0,24</text:p>
          </table:table-cell>
          <table:table-cell office:value-type="float" office:value="1.95918367346939" calcext:value-type="float">
            <text:p>1,9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ablePrefs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ScienceDirect.java</text:p>
          </table:table-cell>
          <table:table-cell office:value-type="float" office:value="27.7979797979798" calcext:value-type="float">
            <text:p>27,80</text:p>
          </table:table-cell>
          <table:table-cell office:value-type="float" office:value="0" calcext:value-type="float">
            <text:p>0,00</text:p>
          </table:table-cell>
          <table:table-cell office:value-type="float" office:value="917.087235996328" calcext:value-type="float">
            <text:p>917,09</text:p>
          </table:table-cell>
          <table:table-cell office:value-type="float" office:value="10.0293847566575" calcext:value-type="float">
            <text:p>10,03</text:p>
          </table:table-cell>
          <table:table-cell office:value-type="float" office:value="9.64370982552801" calcext:value-type="float">
            <text:p>9,64</text:p>
          </table:table-cell>
          <table:table-cell office:value-type="float" office:value="6.87786960514233" calcext:value-type="float">
            <text:p>6,88</text:p>
          </table:table-cell>
          <table:table-cell office:value-type="float" office:value="0.330578512396694" calcext:value-type="float">
            <text:p>0,33</text:p>
          </table:table-cell>
          <table:table-cell office:value-type="float" office:value="1.0376492194674" calcext:value-type="float">
            <text:p>1,04</text:p>
          </table:table-cell>
          <table:table-cell office:value-type="float" office:value="2.910927456382" calcext:value-type="float">
            <text:p>2,9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ntryChang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gui/groups/TransferableEntrySelection.java</text:p>
          </table:table-cell>
          <table:table-cell office:value-type="float" office:value="103.344432882414" calcext:value-type="float">
            <text:p>103,34</text:p>
          </table:table-cell>
          <table:table-cell office:value-type="float" office:value="0" calcext:value-type="float">
            <text:p>0,00</text:p>
          </table:table-cell>
          <table:table-cell office:value-type="float" office:value="848.990634755463" calcext:value-type="float">
            <text:p>848,99</text:p>
          </table:table-cell>
          <table:table-cell office:value-type="float" office:value="89.2049947970864" calcext:value-type="float">
            <text:p>89,20</text:p>
          </table:table-cell>
          <table:table-cell office:value-type="float" office:value="1.73777315296566" calcext:value-type="float">
            <text:p>1,74</text:p>
          </table:table-cell>
          <table:table-cell office:value-type="float" office:value="0.0603537981269511" calcext:value-type="float">
            <text:p>0,06</text:p>
          </table:table-cell>
          <table:table-cell office:value-type="float" office:value="0.915712799167534" calcext:value-type="float">
            <text:p>0,92</text:p>
          </table:table-cell>
          <table:table-cell office:value-type="float" office:value="0.0603537981269511" calcext:value-type="float">
            <text:p>0,06</text:p>
          </table:table-cell>
          <table:table-cell office:value-type="float" office:value="13.417273673257" calcext:value-type="float">
            <text:p>13,4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ntryEditorPrefs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UnicodeToLatexFormatter.java</text:p>
          </table:table-cell>
          <table:table-cell office:value-type="float" office:value="32.5411030176899" calcext:value-type="float">
            <text:p>32,54</text:p>
          </table:table-cell>
          <table:table-cell office:value-type="float" office:value="0" calcext:value-type="float">
            <text:p>0,00</text:p>
          </table:table-cell>
          <table:table-cell office:value-type="float" office:value="838.770031217482" calcext:value-type="float">
            <text:p>838,77</text:p>
          </table:table-cell>
          <table:table-cell office:value-type="float" office:value="34.1269510926119" calcext:value-type="float">
            <text:p>34,13</text:p>
          </table:table-cell>
          <table:table-cell office:value-type="float" office:value="0.50780437044745" calcext:value-type="float">
            <text:p>0,51</text:p>
          </table:table-cell>
          <table:table-cell office:value-type="float" office:value="0.247658688865765" calcext:value-type="float">
            <text:p>0,25</text:p>
          </table:table-cell>
          <table:table-cell office:value-type="float" office:value="0.50156087408949" calcext:value-type="float">
            <text:p>0,50</text:p>
          </table:table-cell>
          <table:table-cell office:value-type="float" office:value="0.199791883454735" calcext:value-type="float">
            <text:p>0,20</text:p>
          </table:table-cell>
          <table:table-cell office:value-type="float" office:value="13.789802289282" calcext:value-type="float">
            <text:p>13,7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BConnect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worker/VersionWorker.java</text:p>
          </table:table-cell>
          <table:table-cell office:value-type="float" office:value="15.6710526315789" calcext:value-type="float">
            <text:p>15,67</text:p>
          </table:table-cell>
          <table:table-cell office:value-type="float" office:value="0" calcext:value-type="float">
            <text:p>0,00</text:p>
          </table:table-cell>
          <table:table-cell office:value-type="float" office:value="828.549168975069" calcext:value-type="float">
            <text:p>828,55</text:p>
          </table:table-cell>
          <table:table-cell office:value-type="float" office:value="32.2777008310249" calcext:value-type="float">
            <text:p>32,28</text:p>
          </table:table-cell>
          <table:table-cell office:value-type="float" office:value="4.18559556786704" calcext:value-type="float">
            <text:p>4,19</text:p>
          </table:table-cell>
          <table:table-cell office:value-type="float" office:value="1.14681440443213" calcext:value-type="float">
            <text:p>1,15</text:p>
          </table:table-cell>
          <table:table-cell office:value-type="float" office:value="0.199445983379501" calcext:value-type="float">
            <text:p>0,20</text:p>
          </table:table-cell>
          <table:table-cell office:value-type="float" office:value="0.457063711911357" calcext:value-type="float">
            <text:p>0,46</text:p>
          </table:table-cell>
          <table:table-cell office:value-type="float" office:value="5.51869806094183" calcext:value-type="float">
            <text:p>5,5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reambleEd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BibTeXMLHandler.java</text:p>
          </table:table-cell>
          <table:table-cell office:value-type="float" office:value="34.9216" calcext:value-type="float">
            <text:p>34,92</text:p>
          </table:table-cell>
          <table:table-cell office:value-type="float" office:value="0" calcext:value-type="float">
            <text:p>0,00</text:p>
          </table:table-cell>
          <table:table-cell office:value-type="float" office:value="731.64" calcext:value-type="float">
            <text:p>731,64</text:p>
          </table:table-cell>
          <table:table-cell office:value-type="float" office:value="23.2704" calcext:value-type="float">
            <text:p>23,27</text:p>
          </table:table-cell>
          <table:table-cell office:value-type="float" office:value="0.0196" calcext:value-type="float">
            <text:p>0,02</text:p>
          </table:table-cell>
          <table:table-cell office:value-type="float" office:value="0" calcext:value-type="float">
            <text:p>0,00</text:p>
          </table:table-cell>
          <table:table-cell office:value-type="float" office:value="0.21" calcext:value-type="float">
            <text:p>0,21</text:p>
          </table:table-cell>
          <table:table-cell office:value-type="float" office:value="0.2484" calcext:value-type="float">
            <text:p>0,25</text:p>
          </table:table-cell>
          <table:table-cell office:value-type="float" office:value="10.1956" calcext:value-type="float">
            <text:p>10,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mportCustomization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SearchQueryHighlightObservable.java</text:p>
          </table:table-cell>
          <table:table-cell office:value-type="float" office:value="82.6109467455621" calcext:value-type="float">
            <text:p>82,61</text:p>
          </table:table-cell>
          <table:table-cell office:value-type="float" office:value="0" calcext:value-type="float">
            <text:p>0,00</text:p>
          </table:table-cell>
          <table:table-cell office:value-type="float" office:value="677.995562130177" calcext:value-type="float">
            <text:p>678,00</text:p>
          </table:table-cell>
          <table:table-cell office:value-type="float" office:value="86.0251479289941" calcext:value-type="float">
            <text:p>86,03</text:p>
          </table:table-cell>
          <table:table-cell office:value-type="float" office:value="0.130177514792899" calcext:value-type="float">
            <text:p>0,13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0" calcext:value-type="float">
            <text:p>0,00</text:p>
          </table:table-cell>
          <table:table-cell office:value-type="float" office:value="0.236686390532544" calcext:value-type="float">
            <text:p>0,24</text:p>
          </table:table-cell>
          <table:table-cell office:value-type="float" office:value="1.07100591715976" calcext:value-type="float">
            <text:p>1,0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tcherPreviewDialo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gui/menus/ChangeEntryTypeMenu.java</text:p>
          </table:table-cell>
          <table:table-cell office:value-type="float" office:value="2.33057851239669" calcext:value-type="float">
            <text:p>2,33</text:p>
          </table:table-cell>
          <table:table-cell office:value-type="float" office:value="0" calcext:value-type="float">
            <text:p>0,00</text:p>
          </table:table-cell>
          <table:table-cell office:value-type="float" office:value="619.173553719008" calcext:value-type="float">
            <text:p>619,17</text:p>
          </table:table-cell>
          <table:table-cell office:value-type="float" office:value="2.8099173553719" calcext:value-type="float">
            <text:p>2,81</text:p>
          </table:table-cell>
          <table:table-cell office:value-type="float" office:value="0" calcext:value-type="float">
            <text:p>0,00</text:p>
          </table:table-cell>
          <table:table-cell office:value-type="float" office:value="0.198347107438017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7.47107438016529" calcext:value-type="float">
            <text:p>7,47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doableChange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idePaneComponent.java</text:p>
          </table:table-cell>
          <table:table-cell office:value-type="float" office:value="0.984375" calcext:value-type="float">
            <text:p>0,98</text:p>
          </table:table-cell>
          <table:table-cell office:value-type="float" office:value="0" calcext:value-type="float">
            <text:p>0,00</text:p>
          </table:table-cell>
          <table:table-cell office:value-type="float" office:value="615.234375" calcext:value-type="float">
            <text:p>615,23</text:p>
          </table:table-cell>
          <table:table-cell office:value-type="float" office:value="272.75" calcext:value-type="float">
            <text:p>272,75</text:p>
          </table:table-cell>
          <table:table-cell office:value-type="float" office:value="0" calcext:value-type="float">
            <text:p>0,00</text:p>
          </table:table-cell>
          <table:table-cell office:value-type="float" office:value="0.109375" calcext:value-type="float">
            <text:p>0,11</text:p>
          </table:table-cell>
          <table:table-cell office:value-type="float" office:value="0.234375" calcext:value-type="float">
            <text:p>0,23</text:p>
          </table:table-cell>
          <table:table-cell office:value-type="float" office:value="5.359375" calcext:value-type="float">
            <text:p>5,36</text:p>
          </table:table-cell>
          <table:table-cell office:value-type="float" office:value="0.984375" calcext:value-type="float">
            <text:p>0,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blatexClean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Word.java</text:p>
          </table:table-cell>
          <table:table-cell office:value-type="float" office:value="3.24609375" calcext:value-type="float">
            <text:p>3,25</text:p>
          </table:table-cell>
          <table:table-cell office:value-type="float" office:value="0" calcext:value-type="float">
            <text:p>0,00</text:p>
          </table:table-cell>
          <table:table-cell office:value-type="float" office:value="562.24609375" calcext:value-type="float">
            <text:p>562,25</text:p>
          </table:table-cell>
          <table:table-cell office:value-type="float" office:value="3.21484375" calcext:value-type="float">
            <text:p>3,21</text:p>
          </table:table-cell>
          <table:table-cell table:number-columns-repeated="2" office:value-type="float" office:value="0.234375" calcext:value-type="float">
            <text:p>0,23</text:p>
          </table:table-cell>
          <table:table-cell office:value-type="float" office:value="0" calcext:value-type="float">
            <text:p>0,00</text:p>
          </table:table-cell>
          <table:table-cell office:value-type="float" office:value="1.8125" calcext:value-type="float">
            <text:p>1,81</text:p>
          </table:table-cell>
          <table:table-cell office:value-type="float" office:value="0" calcext:value-type="float">
            <text:p>0,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sistenceTableColumnListen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actions/IntegrityCheckAction.java</text:p>
          </table:table-cell>
          <table:table-cell office:value-type="float" office:value="21.0133136094674" calcext:value-type="float">
            <text:p>21,01</text:p>
          </table:table-cell>
          <table:table-cell office:value-type="float" office:value="0" calcext:value-type="float">
            <text:p>0,00</text:p>
          </table:table-cell>
          <table:table-cell office:value-type="float" office:value="521.0724852071" calcext:value-type="float">
            <text:p>521,07</text:p>
          </table:table-cell>
          <table:table-cell office:value-type="float" office:value="13.4437869822485" calcext:value-type="float">
            <text:p>13,44</text:p>
          </table:table-cell>
          <table:table-cell office:value-type="float" office:value="2.19674556213018" calcext:value-type="float">
            <text:p>2,20</text:p>
          </table:table-cell>
          <table:table-cell office:value-type="float" office:value="0.380177514792899" calcext:value-type="float">
            <text:p>0,38</text:p>
          </table:table-cell>
          <table:table-cell office:value-type="float" office:value="3.19674556213018" calcext:value-type="float">
            <text:p>3,20</text:p>
          </table:table-cell>
          <table:table-cell office:value-type="float" office:value="0.236686390532544" calcext:value-type="float">
            <text:p>0,24</text:p>
          </table:table-cell>
          <table:table-cell office:value-type="float" office:value="6.24852071005917" calcext:value-type="float">
            <text:p>6,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ecialFieldsUtils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rc/main/java/net/sf/jabref/logic/cleanup/MoveFilesCleanup.java</text:p>
          </table:table-cell>
          <table:table-cell office:value-type="float" office:value="4.5" calcext:value-type="float">
            <text:p>4,50</text:p>
          </table:table-cell>
          <table:table-cell office:value-type="float" office:value="0" calcext:value-type="float">
            <text:p>0,00</text:p>
          </table:table-cell>
          <table:table-cell office:value-type="float" office:value="500" calcext:value-type="float">
            <text:p>500,00</text:p>
          </table:table-cell>
          <table:table-cell office:value-type="float" office:value="5" calcext:value-type="float">
            <text:p>5,00</text:p>
          </table:table-cell>
          <table:table-cell table:number-columns-repeated="2" office:value-type="float" office:value="0.138888888888889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oupsPrefs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XMLChars.java</text:p>
          </table:table-cell>
          <table:table-cell office:value-type="float" office:value="8.62809917355372" calcext:value-type="float">
            <text:p>8,63</text:p>
          </table:table-cell>
          <table:table-cell office:value-type="float" office:value="0" calcext:value-type="float">
            <text:p>0,00</text:p>
          </table:table-cell>
          <table:table-cell office:value-type="float" office:value="363.471074380165" calcext:value-type="float">
            <text:p>363,47</text:p>
          </table:table-cell>
          <table:table-cell office:value-type="float" office:value="3.35537190082645" calcext:value-type="float">
            <text:p>3,36</text:p>
          </table:table-cell>
          <table:table-cell office:value-type="float" office:value="0.59504132231405" calcext:value-type="float">
            <text:p>0,60</text:p>
          </table:table-cell>
          <table:table-cell office:value-type="float" office:value="1.86776859504132" calcext:value-type="float">
            <text:p>1,87</text:p>
          </table:table-cell>
          <table:table-cell office:value-type="float" office:value="0.231404958677686" calcext:value-type="float">
            <text:p>0,23</text:p>
          </table:table-cell>
          <table:table-cell table:number-columns-repeated="2" office:value-type="float" office:value="0.925619834710744" calcext:value-type="float">
            <text:p>0,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SPIREBibtexFilterRead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BibTeXMLImporter.java</text:p>
          </table:table-cell>
          <table:table-cell office:value-type="float" office:value="20.59" calcext:value-type="float">
            <text:p>20,59</text:p>
          </table:table-cell>
          <table:table-cell office:value-type="float" office:value="0" calcext:value-type="float">
            <text:p>0,00</text:p>
          </table:table-cell>
          <table:table-cell office:value-type="float" office:value="357.3775" calcext:value-type="float">
            <text:p>357,38</text:p>
          </table:table-cell>
          <table:table-cell office:value-type="float" office:value="35.3975" calcext:value-type="float">
            <text:p>35,40</text:p>
          </table:table-cell>
          <table:table-cell office:value-type="float" office:value="3.4275" calcext:value-type="float">
            <text:p>3,43</text:p>
          </table:table-cell>
          <table:table-cell office:value-type="float" office:value="1.349375" calcext:value-type="float">
            <text:p>1,35</text:p>
          </table:table-cell>
          <table:table-cell office:value-type="float" office:value="0" calcext:value-type="float">
            <text:p>0,00</text:p>
          </table:table-cell>
          <table:table-cell office:value-type="float" office:value="0.234375" calcext:value-type="float">
            <text:p>0,23</text:p>
          </table:table-cell>
          <table:table-cell office:value-type="float" office:value="2.2275" calcext:value-type="float">
            <text:p>2,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xportCustomization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renderer/GeneralRenderer.java</text:p>
          </table:table-cell>
          <table:table-cell office:value-type="float" office:value="15.3858024691358" calcext:value-type="float">
            <text:p>15,39</text:p>
          </table:table-cell>
          <table:table-cell office:value-type="float" office:value="0" calcext:value-type="float">
            <text:p>0,00</text:p>
          </table:table-cell>
          <table:table-cell office:value-type="float" office:value="351.333333333333" calcext:value-type="float">
            <text:p>351,33</text:p>
          </table:table-cell>
          <table:table-cell office:value-type="float" office:value="10.5555555555556" calcext:value-type="float">
            <text:p>10,5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496913580246914" calcext:value-type="float">
            <text:p>0,50</text:p>
          </table:table-cell>
          <table:table-cell office:value-type="float" office:value="2.91666666666667" calcext:value-type="float">
            <text:p>2,9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dvancedCite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INSPIREBibtexFilterReader.java</text:p>
          </table:table-cell>
          <table:table-cell office:value-type="float" office:value="21.4944" calcext:value-type="float">
            <text:p>21,49</text:p>
          </table:table-cell>
          <table:table-cell office:value-type="float" office:value="0" calcext:value-type="float">
            <text:p>0,00</text:p>
          </table:table-cell>
          <table:table-cell office:value-type="float" office:value="325.9776" calcext:value-type="float">
            <text:p>325,98</text:p>
          </table:table-cell>
          <table:table-cell office:value-type="float" office:value="2.3104" calcext:value-type="float">
            <text:p>2,31</text:p>
          </table:table-cell>
          <table:table-cell office:value-type="float" office:value="0.9856" calcext:value-type="float">
            <text:p>0,99</text:p>
          </table:table-cell>
          <table:table-cell office:value-type="float" office:value="11.0176" calcext:value-type="float">
            <text:p>11,02</text:p>
          </table:table-cell>
          <table:table-cell office:value-type="float" office:value="0" calcext:value-type="float">
            <text:p>0,00</text:p>
          </table:table-cell>
          <table:table-cell office:value-type="float" office:value="6.4416" calcext:value-type="float">
            <text:p>6,44</text:p>
          </table:table-cell>
          <table:table-cell office:value-type="float" office:value="0.2464" calcext:value-type="float">
            <text:p>0,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tryDeleteChang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main/java/net/sf/jabref/logic/auxparser/AuxParserResult.java</text:p>
          </table:table-cell>
          <table:table-cell office:value-type="float" office:value="7.98530762167125" calcext:value-type="float">
            <text:p>7,99</text:p>
          </table:table-cell>
          <table:table-cell office:value-type="float" office:value="0" calcext:value-type="float">
            <text:p>0,00</text:p>
          </table:table-cell>
          <table:table-cell office:value-type="float" office:value="324.001836547291" calcext:value-type="float">
            <text:p>324,00</text:p>
          </table:table-cell>
          <table:table-cell office:value-type="float" office:value="9.30211202938475" calcext:value-type="float">
            <text:p>9,30</text:p>
          </table:table-cell>
          <table:table-cell office:value-type="float" office:value="5.47658402203857" calcext:value-type="float">
            <text:p>5,48</text:p>
          </table:table-cell>
          <table:table-cell office:value-type="float" office:value="3.39577594123049" calcext:value-type="float">
            <text:p>3,40</text:p>
          </table:table-cell>
          <table:table-cell office:value-type="float" office:value="0.365472910927456" calcext:value-type="float">
            <text:p>0,37</text:p>
          </table:table-cell>
          <table:table-cell office:value-type="float" office:value="0.585858585858586" calcext:value-type="float">
            <text:p>0,59</text:p>
          </table:table-cell>
          <table:table-cell office:value-type="float" office:value="0.991735537190083" calcext:value-type="float">
            <text:p>0,9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ntry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BrowseAction.java</text:p>
          </table:table-cell>
          <table:table-cell office:value-type="float" office:value="28.8503213957759" calcext:value-type="float">
            <text:p>28,85</text:p>
          </table:table-cell>
          <table:table-cell office:value-type="float" office:value="0" calcext:value-type="float">
            <text:p>0,00</text:p>
          </table:table-cell>
          <table:table-cell office:value-type="float" office:value="315.979797979798" calcext:value-type="float">
            <text:p>315,98</text:p>
          </table:table-cell>
          <table:table-cell office:value-type="float" office:value="12.6078971533517" calcext:value-type="float">
            <text:p>12,61</text:p>
          </table:table-cell>
          <table:table-cell office:value-type="float" office:value="0.525252525252525" calcext:value-type="float">
            <text:p>0,53</text:p>
          </table:table-cell>
          <table:table-cell office:value-type="float" office:value="0.404040404040404" calcext:value-type="float">
            <text:p>0,40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0.189164370982553" calcext:value-type="float">
            <text:p>0,19</text:p>
          </table:table-cell>
          <table:table-cell office:value-type="float" office:value="10.9384756657484" calcext:value-type="float">
            <text:p>10,9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rapFileLink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gui/autocompleter/ListAutoCompleteRenderer.java</text:p>
          </table:table-cell>
          <table:table-cell office:value-type="float" office:value="33.1733333333333" calcext:value-type="float">
            <text:p>33,17</text:p>
          </table:table-cell>
          <table:table-cell office:value-type="float" office:value="0" calcext:value-type="float">
            <text:p>0,00</text:p>
          </table:table-cell>
          <table:table-cell office:value-type="float" office:value="291.24" calcext:value-type="float">
            <text:p>291,24</text:p>
          </table:table-cell>
          <table:table-cell office:value-type="float" office:value="23.2222222222222" calcext:value-type="float">
            <text:p>23,22</text:p>
          </table:table-cell>
          <table:table-cell office:value-type="float" office:value="3.26222222222222" calcext:value-type="float">
            <text:p>3,26</text:p>
          </table:table-cell>
          <table:table-cell office:value-type="float" office:value="0.0322222222222222" calcext:value-type="float">
            <text:p>0,03</text:p>
          </table:table-cell>
          <table:table-cell office:value-type="float" office:value="0" calcext:value-type="float">
            <text:p>0,00</text:p>
          </table:table-cell>
          <table:table-cell office:value-type="float" office:value="0.09" calcext:value-type="float">
            <text:p>0,09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ZipFileChoos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FileFilter.java</text:p>
          </table:table-cell>
          <table:table-cell office:value-type="float" office:value="35.8504155124653" calcext:value-type="float">
            <text:p>35,85</text:p>
          </table:table-cell>
          <table:table-cell office:value-type="float" office:value="0" calcext:value-type="float">
            <text:p>0,00</text:p>
          </table:table-cell>
          <table:table-cell office:value-type="float" office:value="289.188057863958" calcext:value-type="float">
            <text:p>289,19</text:p>
          </table:table-cell>
          <table:table-cell office:value-type="float" office:value="51.4182825484765" calcext:value-type="float">
            <text:p>51,42</text:p>
          </table:table-cell>
          <table:table-cell office:value-type="float" office:value="0.524469067405356" calcext:value-type="float">
            <text:p>0,52</text:p>
          </table:table-cell>
          <table:table-cell office:value-type="float" office:value="0.278855032317636" calcext:value-type="float">
            <text:p>0,28</text:p>
          </table:table-cell>
          <table:table-cell office:value-type="float" office:value="0.132963988919668" calcext:value-type="float">
            <text:p>0,13</text:p>
          </table:table-cell>
          <table:table-cell office:value-type="float" office:value="0.0498614958448755" calcext:value-type="float">
            <text:p>0,05</text:p>
          </table:table-cell>
          <table:table-cell office:value-type="float" office:value="1.41335795629424" calcext:value-type="float">
            <text:p>1,4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ileListEntryEd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WaitForSaveOperation.java</text:p>
          </table:table-cell>
          <table:table-cell office:value-type="float" office:value="71.4722222222222" calcext:value-type="float">
            <text:p>71,47</text:p>
          </table:table-cell>
          <table:table-cell office:value-type="float" office:value="0" calcext:value-type="float">
            <text:p>0,00</text:p>
          </table:table-cell>
          <table:table-cell office:value-type="float" office:value="285.222222222222" calcext:value-type="float">
            <text:p>285,22</text:p>
          </table:table-cell>
          <table:table-cell office:value-type="float" office:value="30.1635802469136" calcext:value-type="float">
            <text:p>30,16</text:p>
          </table:table-cell>
          <table:table-cell office:value-type="float" office:value="1.55555555555555" calcext:value-type="float">
            <text:p>1,56</text:p>
          </table:table-cell>
          <table:table-cell office:value-type="float" office:value="0.0987654320987654" calcext:value-type="float">
            <text:p>0,10</text:p>
          </table:table-cell>
          <table:table-cell office:value-type="float" office:value="6.91358024691358" calcext:value-type="float">
            <text:p>6,91</text:p>
          </table:table-cell>
          <table:table-cell office:value-type="float" office:value="0" calcext:value-type="float">
            <text:p>0,00</text:p>
          </table:table-cell>
          <table:table-cell office:value-type="float" office:value="31.4691358024691" calcext:value-type="float">
            <text:p>31,4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macsKeyBinding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Actions.java</text:p>
          </table:table-cell>
          <table:table-cell office:value-type="float" office:value="83.5956632653061" calcext:value-type="float">
            <text:p>83,60</text:p>
          </table:table-cell>
          <table:table-cell office:value-type="float" office:value="0" calcext:value-type="float">
            <text:p>0,00</text:p>
          </table:table-cell>
          <table:table-cell office:value-type="float" office:value="274.992028061224" calcext:value-type="float">
            <text:p>274,99</text:p>
          </table:table-cell>
          <table:table-cell office:value-type="float" office:value="19.6603954081633" calcext:value-type="float">
            <text:p>19,66</text:p>
          </table:table-cell>
          <table:table-cell office:value-type="float" office:value="1.03539540816326" calcext:value-type="float">
            <text:p>1,04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0.0507015306122447" calcext:value-type="float">
            <text:p>0,05</text:p>
          </table:table-cell>
          <table:table-cell office:value-type="float" office:value="43.468112244898" calcext:value-type="float">
            <text:p>43,4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viewPrefs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CleanupWorker.java</text:p>
          </table:table-cell>
          <table:table-cell office:value-type="float" office:value="165.94459833795" calcext:value-type="float">
            <text:p>165,94</text:p>
          </table:table-cell>
          <table:table-cell office:value-type="float" office:value="0" calcext:value-type="float">
            <text:p>0,00</text:p>
          </table:table-cell>
          <table:table-cell office:value-type="float" office:value="274.631578947368" calcext:value-type="float">
            <text:p>274,63</text:p>
          </table:table-cell>
          <table:table-cell office:value-type="float" office:value="63.3240997229917" calcext:value-type="float">
            <text:p>63,3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72299168975069" calcext:value-type="float">
            <text:p>3,72</text:p>
          </table:table-cell>
          <table:table-cell office:value-type="float" office:value="0.232686980609418" calcext:value-type="float">
            <text:p>0,23</text:p>
          </table:table-cell>
          <table:table-cell office:value-type="float" office:value="73.0914127423823" calcext:value-type="float">
            <text:p>73,0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mportSettingsTa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entryeditor/SimpleUrlDragDrop.java</text:p>
          </table:table-cell>
          <table:table-cell office:value-type="float" office:value="14.2552731206057" calcext:value-type="float">
            <text:p>14,26</text:p>
          </table:table-cell>
          <table:table-cell office:value-type="float" office:value="0" calcext:value-type="float">
            <text:p>0,00</text:p>
          </table:table-cell>
          <table:table-cell office:value-type="float" office:value="274.552731206057" calcext:value-type="float">
            <text:p>274,55</text:p>
          </table:table-cell>
          <table:table-cell office:value-type="float" office:value="9.97079502433748" calcext:value-type="float">
            <text:p>9,97</text:p>
          </table:table-cell>
          <table:table-cell office:value-type="float" office:value="0" calcext:value-type="float">
            <text:p>0,00</text:p>
          </table:table-cell>
          <table:table-cell office:value-type="float" office:value="0.149269875608437" calcext:value-type="float">
            <text:p>0,15</text:p>
          </table:table-cell>
          <table:table-cell office:value-type="float" office:value="0.10275824770146" calcext:value-type="float">
            <text:p>0,10</text:p>
          </table:table-cell>
          <table:table-cell office:value-type="float" office:value="0.130881557598702" calcext:value-type="float">
            <text:p>0,13</text:p>
          </table:table-cell>
          <table:table-cell office:value-type="float" office:value="1.355327203894" calcext:value-type="float">
            <text:p>1,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XMPSchemaBibtex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collab/FileUpdatePanel.java</text:p>
          </table:table-cell>
          <table:table-cell office:value-type="float" office:value="672.166232638889" calcext:value-type="float">
            <text:p>672,17</text:p>
          </table:table-cell>
          <table:table-cell office:value-type="float" office:value="0" calcext:value-type="float">
            <text:p>0,00</text:p>
          </table:table-cell>
          <table:table-cell office:value-type="float" office:value="244.162760416667" calcext:value-type="float">
            <text:p>244,16</text:p>
          </table:table-cell>
          <table:table-cell office:value-type="float" office:value="300.555555555556" calcext:value-type="float">
            <text:p>300,56</text:p>
          </table:table-cell>
          <table:table-cell office:value-type="float" office:value="32.7222222222222" calcext:value-type="float">
            <text:p>32,72</text:p>
          </table:table-cell>
          <table:table-cell office:value-type="float" office:value="5.63888888888889" calcext:value-type="float">
            <text:p>5,64</text:p>
          </table:table-cell>
          <table:table-cell office:value-type="float" office:value="0.926649305555555" calcext:value-type="float">
            <text:p>0,93</text:p>
          </table:table-cell>
          <table:table-cell office:value-type="float" office:value="0.329427083333333" calcext:value-type="float">
            <text:p>0,33</text:p>
          </table:table-cell>
          <table:table-cell office:value-type="float" office:value="418.312065972222" calcext:value-type="float">
            <text:p>418,3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xternal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idePane.java</text:p>
          </table:table-cell>
          <table:table-cell office:value-type="float" office:value="34.782401902497" calcext:value-type="float">
            <text:p>34,78</text:p>
          </table:table-cell>
          <table:table-cell office:value-type="float" office:value="0" calcext:value-type="float">
            <text:p>0,00</text:p>
          </table:table-cell>
          <table:table-cell office:value-type="float" office:value="226.071640903686" calcext:value-type="float">
            <text:p>226,07</text:p>
          </table:table-cell>
          <table:table-cell office:value-type="float" office:value="13.6361474435196" calcext:value-type="float">
            <text:p>13,64</text:p>
          </table:table-cell>
          <table:table-cell office:value-type="float" office:value="0.829072532699168" calcext:value-type="float">
            <text:p>0,83</text:p>
          </table:table-cell>
          <table:table-cell office:value-type="float" office:value="0.387633769322235" calcext:value-type="float">
            <text:p>0,39</text:p>
          </table:table-cell>
          <table:table-cell office:value-type="float" office:value="3.18222354340071" calcext:value-type="float">
            <text:p>3,18</text:p>
          </table:table-cell>
          <table:table-cell office:value-type="float" office:value="0.131093935790725" calcext:value-type="float">
            <text:p>0,13</text:p>
          </table:table-cell>
          <table:table-cell office:value-type="float" office:value="32.10225921522" calcext:value-type="float">
            <text:p>32,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ppendDatabas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net/CookieHandlerImpl.java</text:p>
          </table:table-cell>
          <table:table-cell office:value-type="float" office:value="15.0488888888889" calcext:value-type="float">
            <text:p>15,05</text:p>
          </table:table-cell>
          <table:table-cell office:value-type="float" office:value="0" calcext:value-type="float">
            <text:p>0,00</text:p>
          </table:table-cell>
          <table:table-cell office:value-type="float" office:value="224.995555555556" calcext:value-type="float">
            <text:p>225,00</text:p>
          </table:table-cell>
          <table:table-cell office:value-type="float" office:value="11.3955555555556" calcext:value-type="float">
            <text:p>11,40</text:p>
          </table:table-cell>
          <table:table-cell office:value-type="float" office:value="0.56" calcext:value-type="float">
            <text:p>0,56</text:p>
          </table:table-cell>
          <table:table-cell office:value-type="float" office:value="0.382222222222222" calcext:value-type="float">
            <text:p>0,38</text:p>
          </table:table-cell>
          <table:table-cell office:value-type="float" office:value="0" calcext:value-type="float">
            <text:p>0,00</text:p>
          </table:table-cell>
          <table:table-cell office:value-type="float" office:value="0.16" calcext:value-type="float">
            <text:p>0,16</text:p>
          </table:table-cell>
          <table:table-cell office:value-type="float" office:value="0.906666666666667" calcext:value-type="float">
            <text:p>0,9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ragDropPa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database/DuplicationChecker.java</text:p>
          </table:table-cell>
          <table:table-cell office:value-type="float" office:value="304.915555555556" calcext:value-type="float">
            <text:p>304,92</text:p>
          </table:table-cell>
          <table:table-cell office:value-type="float" office:value="0" calcext:value-type="float">
            <text:p>0,00</text:p>
          </table:table-cell>
          <table:table-cell office:value-type="float" office:value="219.662222222222" calcext:value-type="float">
            <text:p>219,66</text:p>
          </table:table-cell>
          <table:table-cell office:value-type="float" office:value="1914.64888888889" calcext:value-type="float">
            <text:p>1.914,65</text:p>
          </table:table-cell>
          <table:table-cell office:value-type="float" office:value="5.55555555555556" calcext:value-type="float">
            <text:p>5,56</text:p>
          </table:table-cell>
          <table:table-cell office:value-type="float" office:value="22.2933333333333" calcext:value-type="float">
            <text:p>22,29</text:p>
          </table:table-cell>
          <table:table-cell office:value-type="float" office:value="11.7066666666667" calcext:value-type="float">
            <text:p>11,71</text:p>
          </table:table-cell>
          <table:table-cell office:value-type="float" office:value="4.11555555555556" calcext:value-type="float">
            <text:p>4,12</text:p>
          </table:table-cell>
          <table:table-cell office:value-type="float" office:value="7.6" calcext:value-type="float">
            <text:p>7,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EEETranEntryTyp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cleanup/CleanupActionsListModel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16" calcext:value-type="float">
            <text:p>216,00</text:p>
          </table:table-cell>
          <table:table-cell office:value-type="float" office:value="81.2" calcext:value-type="float">
            <text:p>81,2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ngeTyp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bConnectAction.java</text:p>
          </table:table-cell>
          <table:table-cell office:value-type="float" office:value="39.208448117539" calcext:value-type="float">
            <text:p>39,21</text:p>
          </table:table-cell>
          <table:table-cell office:value-type="float" office:value="0" calcext:value-type="float">
            <text:p>0,00</text:p>
          </table:table-cell>
          <table:table-cell office:value-type="float" office:value="199.015610651974" calcext:value-type="float">
            <text:p>199,02</text:p>
          </table:table-cell>
          <table:table-cell office:value-type="float" office:value="22.7235996326905" calcext:value-type="float">
            <text:p>22,72</text:p>
          </table:table-cell>
          <table:table-cell office:value-type="float" office:value="0.754820936639119" calcext:value-type="float">
            <text:p>0,75</text:p>
          </table:table-cell>
          <table:table-cell office:value-type="float" office:value="2.81726354453627" calcext:value-type="float">
            <text:p>2,82</text:p>
          </table:table-cell>
          <table:table-cell office:value-type="float" office:value="0.0826446280991736" calcext:value-type="float">
            <text:p>0,08</text:p>
          </table:table-cell>
          <table:table-cell office:value-type="float" office:value="0.299357208448118" calcext:value-type="float">
            <text:p>0,30</text:p>
          </table:table-cell>
          <table:table-cell office:value-type="float" office:value="0.481175390266299" calcext:value-type="float">
            <text:p>0,4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ieldContentSelec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IEEETranEntryTypes.java</text:p>
          </table:table-cell>
          <table:table-cell office:value-type="float" office:value="4.4297520661157" calcext:value-type="float">
            <text:p>4,43</text:p>
          </table:table-cell>
          <table:table-cell office:value-type="float" office:value="0" calcext:value-type="float">
            <text:p>0,00</text:p>
          </table:table-cell>
          <table:table-cell office:value-type="float" office:value="197.289256198347" calcext:value-type="float">
            <text:p>197,29</text:p>
          </table:table-cell>
          <table:table-cell office:value-type="float" office:value="1.63636363636364" calcext:value-type="float">
            <text:p>1,64</text:p>
          </table:table-cell>
          <table:table-cell office:value-type="float" office:value="0.148760330578512" calcext:value-type="float">
            <text:p>0,15</text:p>
          </table:table-cell>
          <table:table-cell office:value-type="float" office:value="0.446280991735537" calcext:value-type="float">
            <text:p>0,45</text:p>
          </table:table-cell>
          <table:table-cell office:value-type="float" office:value="0" calcext:value-type="float">
            <text:p>0,00</text:p>
          </table:table-cell>
          <table:table-cell office:value-type="float" office:value="0.991735537190083" calcext:value-type="float">
            <text:p>0,99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doableModifyGro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keyboard/KeyBindingRepository.java</text:p>
          </table:table-cell>
          <table:table-cell office:value-type="float" office:value="5.72789115646259" calcext:value-type="float">
            <text:p>5,73</text:p>
          </table:table-cell>
          <table:table-cell office:value-type="float" office:value="0" calcext:value-type="float">
            <text:p>0,00</text:p>
          </table:table-cell>
          <table:table-cell office:value-type="float" office:value="196.154195011338" calcext:value-type="float">
            <text:p>196,15</text:p>
          </table:table-cell>
          <table:table-cell office:value-type="float" office:value="5.25170068027211" calcext:value-type="float">
            <text:p>5,25</text:p>
          </table:table-cell>
          <table:table-cell office:value-type="float" office:value="1.37868480725624" calcext:value-type="float">
            <text:p>1,38</text:p>
          </table:table-cell>
          <table:table-cell office:value-type="float" office:value="0.467120181405896" calcext:value-type="float">
            <text:p>0,47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.0861678004535147" calcext:value-type="float">
            <text:p>0,09</text:p>
          </table:table-cell>
          <table:table-cell office:value-type="float" office:value="1.23809523809524" calcext:value-type="float">
            <text:p>1,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rlDragDro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openoffice/CitationEntry.java</text:p>
          </table:table-cell>
          <table:table-cell office:value-type="float" office:value="5.26530612244898" calcext:value-type="float">
            <text:p>5,27</text:p>
          </table:table-cell>
          <table:table-cell office:value-type="float" office:value="0" calcext:value-type="float">
            <text:p>0,00</text:p>
          </table:table-cell>
          <table:table-cell office:value-type="float" office:value="195.918367346939" calcext:value-type="float">
            <text:p>195,92</text:p>
          </table:table-cell>
          <table:table-cell office:value-type="float" office:value="2.20408163265306" calcext:value-type="float">
            <text:p>2,20</text:p>
          </table:table-cell>
          <table:table-cell office:value-type="float" office:value="0.0663265306122448" calcext:value-type="float">
            <text:p>0,07</text:p>
          </table:table-cell>
          <table:table-cell office:value-type="float" office:value="2.95918367346939" calcext:value-type="float">
            <text:p>2,96</text:p>
          </table:table-cell>
          <table:table-cell office:value-type="float" office:value="0" calcext:value-type="float">
            <text:p>0,00</text:p>
          </table:table-cell>
          <table:table-cell office:value-type="float" office:value="1.55102040816327" calcext:value-type="float">
            <text:p>1,55</text:p>
          </table:table-cell>
          <table:table-cell office:value-type="float" office:value="0.168367346938775" calcext:value-type="float">
            <text:p>0,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reateBibORDFAutho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Formatters.java</text:p>
          </table:table-cell>
          <table:table-cell office:value-type="float" office:value="25.0714285714286" calcext:value-type="float">
            <text:p>25,07</text:p>
          </table:table-cell>
          <table:table-cell office:value-type="float" office:value="0" calcext:value-type="float">
            <text:p>0,00</text:p>
          </table:table-cell>
          <table:table-cell office:value-type="float" office:value="193.494897959184" calcext:value-type="float">
            <text:p>193,49</text:p>
          </table:table-cell>
          <table:table-cell office:value-type="float" office:value="3.60204081632653" calcext:value-type="float">
            <text:p>3,60</text:p>
          </table:table-cell>
          <table:table-cell office:value-type="float" office:value="0.25" calcext:value-type="float">
            <text:p>0,25</text:p>
          </table:table-cell>
          <table:table-cell office:value-type="float" office:value="0.238520408163265" calcext:value-type="float">
            <text:p>0,24</text:p>
          </table:table-cell>
          <table:table-cell office:value-type="float" office:value="0.357142857142857" calcext:value-type="float">
            <text:p>0,36</text:p>
          </table:table-cell>
          <table:table-cell office:value-type="float" office:value="1.16709183673469" calcext:value-type="float">
            <text:p>1,17</text:p>
          </table:table-cell>
          <table:table-cell office:value-type="float" office:value="0.602040816326531" calcext:value-type="float">
            <text:p>0,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ntryTypeLis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journals/Abbreviation.java</text:p>
          </table:table-cell>
          <table:table-cell office:value-type="float" office:value="49.0216262975779" calcext:value-type="float">
            <text:p>49,02</text:p>
          </table:table-cell>
          <table:table-cell office:value-type="float" office:value="0" calcext:value-type="float">
            <text:p>0,00</text:p>
          </table:table-cell>
          <table:table-cell office:value-type="float" office:value="187.478373702422" calcext:value-type="float">
            <text:p>187,48</text:p>
          </table:table-cell>
          <table:table-cell office:value-type="float" office:value="10.6929065743945" calcext:value-type="float">
            <text:p>10,69</text:p>
          </table:table-cell>
          <table:table-cell office:value-type="float" office:value="0.471453287197232" calcext:value-type="float">
            <text:p>0,47</text:p>
          </table:table-cell>
          <table:table-cell office:value-type="float" office:value="0.139273356401384" calcext:value-type="float">
            <text:p>0,14</text:p>
          </table:table-cell>
          <table:table-cell office:value-type="float" office:value="6.25" calcext:value-type="float">
            <text:p>6,25</text:p>
          </table:table-cell>
          <table:table-cell office:value-type="float" office:value="0.25" calcext:value-type="float">
            <text:p>0,25</text:p>
          </table:table-cell>
          <table:table-cell office:value-type="float" office:value="28.454152249135" calcext:value-type="float">
            <text:p>28,4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indFullText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NewEntryAction.java</text:p>
          </table:table-cell>
          <table:table-cell office:value-type="float" office:value="7.80045351473923" calcext:value-type="float">
            <text:p>7,80</text:p>
          </table:table-cell>
          <table:table-cell office:value-type="float" office:value="0" calcext:value-type="float">
            <text:p>0,00</text:p>
          </table:table-cell>
          <table:table-cell office:value-type="float" office:value="180.244897959184" calcext:value-type="float">
            <text:p>180,24</text:p>
          </table:table-cell>
          <table:table-cell office:value-type="float" office:value="6.08616780045351" calcext:value-type="float">
            <text:p>6,09</text:p>
          </table:table-cell>
          <table:table-cell office:value-type="float" office:value="0.154195011337868" calcext:value-type="float">
            <text:p>0,15</text:p>
          </table:table-cell>
          <table:table-cell office:value-type="float" office:value="0.507936507936508" calcext:value-type="float">
            <text:p>0,51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18140589569161" calcext:value-type="float">
            <text:p>0,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ersonNam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PdfXmpImporter.java</text:p>
          </table:table-cell>
          <table:table-cell office:value-type="float" office:value="6.39876033057851" calcext:value-type="float">
            <text:p>6,40</text:p>
          </table:table-cell>
          <table:table-cell office:value-type="float" office:value="0" calcext:value-type="float">
            <text:p>0,00</text:p>
          </table:table-cell>
          <table:table-cell office:value-type="float" office:value="168.066115702479" calcext:value-type="float">
            <text:p>168,07</text:p>
          </table:table-cell>
          <table:table-cell office:value-type="float" office:value="4.12603305785124" calcext:value-type="float">
            <text:p>4,13</text:p>
          </table:table-cell>
          <table:table-cell office:value-type="float" office:value="0.247933884297521" calcext:value-type="float">
            <text:p>0,25</text:p>
          </table:table-cell>
          <table:table-cell office:value-type="float" office:value="0.671487603305785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867768595041322" calcext:value-type="float">
            <text:p>0,87</text:p>
          </table:table-cell>
          <table:table-cell office:value-type="float" office:value="0" calcext:value-type="float">
            <text:p>0,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moveFromGroup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SpecialFieldAction.java</text:p>
          </table:table-cell>
          <table:table-cell office:value-type="float" office:value="20.9586776859504" calcext:value-type="float">
            <text:p>20,96</text:p>
          </table:table-cell>
          <table:table-cell office:value-type="float" office:value="0" calcext:value-type="float">
            <text:p>0,00</text:p>
          </table:table-cell>
          <table:table-cell office:value-type="float" office:value="164.082644628099" calcext:value-type="float">
            <text:p>164,08</text:p>
          </table:table-cell>
          <table:table-cell office:value-type="float" office:value="31.5619834710744" calcext:value-type="float">
            <text:p>31,56</text:p>
          </table:table-cell>
          <table:table-cell office:value-type="float" office:value="0" calcext:value-type="float">
            <text:p>0,00</text:p>
          </table:table-cell>
          <table:table-cell office:value-type="float" office:value="0.175619834710744" calcext:value-type="float">
            <text:p>0,18</text:p>
          </table:table-cell>
          <table:table-cell office:value-type="float" office:value="0" calcext:value-type="float">
            <text:p>0,00</text:p>
          </table:table-cell>
          <table:table-cell office:value-type="float" office:value="0.134297520661157" calcext:value-type="float">
            <text:p>0,13</text:p>
          </table:table-cell>
          <table:table-cell office:value-type="float" office:value="1.68595041322314" calcext:value-type="float">
            <text:p>1,6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hangeDisplay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TitleParser.java</text:p>
          </table:table-cell>
          <table:table-cell office:value-type="float" office:value="79.5624489795919" calcext:value-type="float">
            <text:p>79,56</text:p>
          </table:table-cell>
          <table:table-cell office:value-type="float" office:value="0" calcext:value-type="float">
            <text:p>0,00</text:p>
          </table:table-cell>
          <table:table-cell office:value-type="float" office:value="158.30693877551" calcext:value-type="float">
            <text:p>158,31</text:p>
          </table:table-cell>
          <table:table-cell office:value-type="float" office:value="40.3297959183674" calcext:value-type="float">
            <text:p>40,33</text:p>
          </table:table-cell>
          <table:table-cell office:value-type="float" office:value="1.44979591836735" calcext:value-type="float">
            <text:p>1,45</text:p>
          </table:table-cell>
          <table:table-cell office:value-type="float" office:value="0.217142857142857" calcext:value-type="float">
            <text:p>0,22</text:p>
          </table:table-cell>
          <table:table-cell office:value-type="float" office:value="1.19673469387755" calcext:value-type="float">
            <text:p>1,20</text:p>
          </table:table-cell>
          <table:table-cell office:value-type="float" office:value="0" calcext:value-type="float">
            <text:p>0,00</text:p>
          </table:table-cell>
          <table:table-cell office:value-type="float" office:value="16.7395918367347" calcext:value-type="float">
            <text:p>16,7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ternalFileTypeEntryEd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earch/JTextFieldChangeListenerUtil.java</text:p>
          </table:table-cell>
          <table:table-cell office:value-type="float" office:value="18.3599632690542" calcext:value-type="float">
            <text:p>18,36</text:p>
          </table:table-cell>
          <table:table-cell office:value-type="float" office:value="0" calcext:value-type="float">
            <text:p>0,00</text:p>
          </table:table-cell>
          <table:table-cell office:value-type="float" office:value="150.222222222222" calcext:value-type="float">
            <text:p>150,22</text:p>
          </table:table-cell>
          <table:table-cell office:value-type="float" office:value="7.45087235996327" calcext:value-type="float">
            <text:p>7,45</text:p>
          </table:table-cell>
          <table:table-cell office:value-type="float" office:value="0.0606060606060606" calcext:value-type="float">
            <text:p>0,06</text:p>
          </table:table-cell>
          <table:table-cell table:number-columns-repeated="2" office:value-type="float" office:value="0.734618916437098" calcext:value-type="float">
            <text:p>0,73</text:p>
          </table:table-cell>
          <table:table-cell office:value-type="float" office:value="0.525252525252525" calcext:value-type="float">
            <text:p>0,53</text:p>
          </table:table-cell>
          <table:table-cell office:value-type="float" office:value="9.63269054178145" calcext:value-type="float">
            <text:p>9,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utoSaveManager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rc/main/java/net/sf/jabref/logic/mods/MODSDatabase.java</text:p>
          </table:table-cell>
          <table:table-cell office:value-type="float" office:value="8.4375" calcext:value-type="float">
            <text:p>8,44</text:p>
          </table:table-cell>
          <table:table-cell office:value-type="float" office:value="0" calcext:value-type="float">
            <text:p>0,00</text:p>
          </table:table-cell>
          <table:table-cell office:value-type="float" office:value="146.484375" calcext:value-type="float">
            <text:p>146,48</text:p>
          </table:table-cell>
          <table:table-cell office:value-type="float" office:value="344.609375" calcext:value-type="float">
            <text:p>344,61</text:p>
          </table:table-cell>
          <table:table-cell office:value-type="float" office:value="2.109375" calcext:value-type="float">
            <text:p>2,11</text:p>
          </table:table-cell>
          <table:table-cell office:value-type="float" office:value="5.859375" calcext:value-type="float">
            <text:p>5,86</text:p>
          </table:table-cell>
          <table:table-cell office:value-type="float" office:value="0" calcext:value-type="float">
            <text:p>0,00</text:p>
          </table:table-cell>
          <table:table-cell office:value-type="float" office:value="0.234375" calcext:value-type="float">
            <text:p>0,23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toco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BibtexPurify.java</text:p>
          </table:table-cell>
          <table:table-cell office:value-type="float" office:value="0.5625" calcext:value-type="float">
            <text:p>0,56</text:p>
          </table:table-cell>
          <table:table-cell office:value-type="float" office:value="0" calcext:value-type="float">
            <text:p>0,00</text:p>
          </table:table-cell>
          <table:table-cell office:value-type="float" office:value="135.9375" calcext:value-type="float">
            <text:p>135,94</text:p>
          </table:table-cell>
          <table:table-cell office:value-type="float" office:value="5.484375" calcext:value-type="float">
            <text:p>5,48</text:p>
          </table:table-cell>
          <table:table-cell office:value-type="float" office:value="0.109375" calcext:value-type="float">
            <text:p>0,11</text:p>
          </table:table-cell>
          <table:table-cell office:value-type="float" office:value="0.46484375" calcext:value-type="float">
            <text:p>0,46</text:p>
          </table:table-cell>
          <table:table-cell office:value-type="float" office:value="0" calcext:value-type="float">
            <text:p>0,00</text:p>
          </table:table-cell>
          <table:table-cell office:value-type="float" office:value="1.359375" calcext:value-type="float">
            <text:p>1,36</text:p>
          </table:table-cell>
          <table:table-cell office:value-type="float" office:value="2" calcext:value-type="float">
            <text:p>2,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ndoableRemoveE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fulltext/IEEE.java</text:p>
          </table:table-cell>
          <table:table-cell office:value-type="float" office:value="0.56" calcext:value-type="float">
            <text:p>0,56</text:p>
          </table:table-cell>
          <table:table-cell office:value-type="float" office:value="0" calcext:value-type="float">
            <text:p>0,00</text:p>
          </table:table-cell>
          <table:table-cell office:value-type="float" office:value="131.555555555556" calcext:value-type="float">
            <text:p>131,56</text:p>
          </table:table-cell>
          <table:table-cell office:value-type="float" office:value="5.84888888888889" calcext:value-type="float">
            <text:p>5,85</text:p>
          </table:table-cell>
          <table:table-cell office:value-type="float" office:value="0.0622222222222222" calcext:value-type="float">
            <text:p>0,06</text:p>
          </table:table-cell>
          <table:table-cell office:value-type="float" office:value="0.293333333333333" calcext:value-type="float">
            <text:p>0,29</text:p>
          </table:table-cell>
          <table:table-cell office:value-type="float" office:value="0" calcext:value-type="float">
            <text:p>0,00</text:p>
          </table:table-cell>
          <table:table-cell office:value-type="float" office:value="1.31555555555556" calcext:value-type="float">
            <text:p>1,32</text:p>
          </table:table-cell>
          <table:table-cell office:value-type="float" office:value="1.49333333333333" calcext:value-type="float">
            <text:p>1,4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doableInsertE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model/entry/ParsedFileField.java</text:p>
          </table:table-cell>
          <table:table-cell office:value-type="float" office:value="5.85416666666667" calcext:value-type="float">
            <text:p>5,85</text:p>
          </table:table-cell>
          <table:table-cell office:value-type="float" office:value="0" calcext:value-type="float">
            <text:p>0,00</text:p>
          </table:table-cell>
          <table:table-cell office:value-type="float" office:value="122.076388888889" calcext:value-type="float">
            <text:p>122,08</text:p>
          </table:table-cell>
          <table:table-cell table:number-columns-repeated="2" office:value-type="float" office:value="16.8888888888889" calcext:value-type="float">
            <text:p>16,89</text:p>
          </table:table-cell>
          <table:table-cell office:value-type="float" office:value="42.3541666666667" calcext:value-type="float">
            <text:p>42,35</text:p>
          </table:table-cell>
          <table:table-cell office:value-type="float" office:value="0" calcext:value-type="float">
            <text:p>0,00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1.16666666666667" calcext:value-type="float">
            <text:p>1,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doableMoveGro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PreventDraggingJTableHeader.java</text:p>
          </table:table-cell>
          <table:table-cell office:value-type="float" office:value="34.4328180737218" calcext:value-type="float">
            <text:p>34,43</text:p>
          </table:table-cell>
          <table:table-cell office:value-type="float" office:value="0" calcext:value-type="float">
            <text:p>0,00</text:p>
          </table:table-cell>
          <table:table-cell office:value-type="float" office:value="121.816884661118" calcext:value-type="float">
            <text:p>121,82</text:p>
          </table:table-cell>
          <table:table-cell office:value-type="float" office:value="19.3293697978597" calcext:value-type="float">
            <text:p>19,33</text:p>
          </table:table-cell>
          <table:table-cell table:number-columns-repeated="2" office:value-type="float" office:value="0.133174791914388" calcext:value-type="float">
            <text:p>0,13</text:p>
          </table:table-cell>
          <table:table-cell office:value-type="float" office:value="0.164090368608799" calcext:value-type="float">
            <text:p>0,16</text:p>
          </table:table-cell>
          <table:table-cell table:number-columns-repeated="2" office:value-type="float" office:value="0.0332936979785969" calcext:value-type="float">
            <text:p>0,0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XmpPrefs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laintextimport/TagToMarkedTextStore.java</text:p>
          </table:table-cell>
          <table:table-cell office:value-type="float" office:value="51.6792355371901" calcext:value-type="float">
            <text:p>51,68</text:p>
          </table:table-cell>
          <table:table-cell office:value-type="float" office:value="0" calcext:value-type="float">
            <text:p>0,00</text:p>
          </table:table-cell>
          <table:table-cell office:value-type="float" office:value="120.790805785124" calcext:value-type="float">
            <text:p>120,79</text:p>
          </table:table-cell>
          <table:table-cell office:value-type="float" office:value="19.782541322314" calcext:value-type="float">
            <text:p>19,78</text:p>
          </table:table-cell>
          <table:table-cell office:value-type="float" office:value="32.7494834710744" calcext:value-type="float">
            <text:p>32,75</text:p>
          </table:table-cell>
          <table:table-cell office:value-type="float" office:value="9.77685950413223" calcext:value-type="float">
            <text:p>9,78</text:p>
          </table:table-cell>
          <table:table-cell office:value-type="float" office:value="0.198347107438016" calcext:value-type="float">
            <text:p>0,20</text:p>
          </table:table-cell>
          <table:table-cell office:value-type="float" office:value="0.1875" calcext:value-type="float">
            <text:p>0,19</text:p>
          </table:table-cell>
          <table:table-cell office:value-type="float" office:value="11.0661157024793" calcext:value-type="float">
            <text:p>11,0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xportToClipboard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help/HelpAction.java</text:p>
          </table:table-cell>
          <table:table-cell office:value-type="float" office:value="2.5969387755102" calcext:value-type="float">
            <text:p>2,60</text:p>
          </table:table-cell>
          <table:table-cell office:value-type="float" office:value="0" calcext:value-type="float">
            <text:p>0,00</text:p>
          </table:table-cell>
          <table:table-cell office:value-type="float" office:value="119.122448979592" calcext:value-type="float">
            <text:p>119,12</text:p>
          </table:table-cell>
          <table:table-cell office:value-type="float" office:value="14.0663265306122" calcext:value-type="float">
            <text:p>14,07</text:p>
          </table:table-cell>
          <table:table-cell office:value-type="float" office:value="1.95918367346939" calcext:value-type="float">
            <text:p>1,96</text:p>
          </table:table-cell>
          <table:table-cell office:value-type="float" office:value="2.16836734693878" calcext:value-type="float">
            <text:p>2,17</text:p>
          </table:table-cell>
          <table:table-cell office:value-type="float" office:value="0" calcext:value-type="float">
            <text:p>0,00</text:p>
          </table:table-cell>
          <table:table-cell office:value-type="float" office:value="0.454081632653061" calcext:value-type="float">
            <text:p>0,45</text:p>
          </table:table-cell>
          <table:table-cell office:value-type="float" office:value="0" calcext:value-type="float">
            <text:p>0,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mpleUrlDragDro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Iso690NamesAuthors.java</text:p>
          </table:table-cell>
          <table:table-cell office:value-type="float" office:value="2.5207100591716" calcext:value-type="float">
            <text:p>2,52</text:p>
          </table:table-cell>
          <table:table-cell office:value-type="float" office:value="0" calcext:value-type="float">
            <text:p>0,00</text:p>
          </table:table-cell>
          <table:table-cell office:value-type="float" office:value="118.863905325444" calcext:value-type="float">
            <text:p>118,86</text:p>
          </table:table-cell>
          <table:table-cell office:value-type="float" office:value="4.24852071005917" calcext:value-type="float">
            <text:p>4,25</text:p>
          </table:table-cell>
          <table:table-cell office:value-type="float" office:value="2.84023668639053" calcext:value-type="float">
            <text:p>2,84</text:p>
          </table:table-cell>
          <table:table-cell office:value-type="float" office:value="8.5207100591716" calcext:value-type="float">
            <text:p>8,52</text:p>
          </table:table-cell>
          <table:table-cell office:value-type="float" office:value="0" calcext:value-type="float">
            <text:p>0,00</text:p>
          </table:table-cell>
          <table:table-cell office:value-type="float" office:value="0.710059171597633" calcext:value-type="float">
            <text:p>0,71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ndoableKeyChan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SaveException.java</text:p>
          </table:table-cell>
          <table:table-cell office:value-type="float" office:value="36.8620037807183" calcext:value-type="float">
            <text:p>36,86</text:p>
          </table:table-cell>
          <table:table-cell office:value-type="float" office:value="0" calcext:value-type="float">
            <text:p>0,00</text:p>
          </table:table-cell>
          <table:table-cell office:value-type="float" office:value="116.858223062382" calcext:value-type="float">
            <text:p>116,86</text:p>
          </table:table-cell>
          <table:table-cell office:value-type="float" office:value="10.6843100189036" calcext:value-type="float">
            <text:p>10,68</text:p>
          </table:table-cell>
          <table:table-cell office:value-type="float" office:value="1.53119092627599" calcext:value-type="float">
            <text:p>1,53</text:p>
          </table:table-cell>
          <table:table-cell office:value-type="float" office:value="1.44801512287335" calcext:value-type="float">
            <text:p>1,45</text:p>
          </table:table-cell>
          <table:table-cell office:value-type="float" office:value="4.55954631379962" calcext:value-type="float">
            <text:p>4,56</text:p>
          </table:table-cell>
          <table:table-cell office:value-type="float" office:value="0.170132325141777" calcext:value-type="float">
            <text:p>0,17</text:p>
          </table:table-cell>
          <table:table-cell office:value-type="float" office:value="13.0964083175803" calcext:value-type="float">
            <text:p>13,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utosaveStartupPromp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journals/AbbreviateAction.java</text:p>
          </table:table-cell>
          <table:table-cell office:value-type="float" office:value="9.24793388429752" calcext:value-type="float">
            <text:p>9,25</text:p>
          </table:table-cell>
          <table:table-cell office:value-type="float" office:value="0" calcext:value-type="float">
            <text:p>0,00</text:p>
          </table:table-cell>
          <table:table-cell office:value-type="float" office:value="102.704545454545" calcext:value-type="float">
            <text:p>102,70</text:p>
          </table:table-cell>
          <table:table-cell office:value-type="float" office:value="3.77685950413223" calcext:value-type="float">
            <text:p>3,78</text:p>
          </table:table-cell>
          <table:table-cell office:value-type="float" office:value="0.198347107438017" calcext:value-type="float">
            <text:p>0,20</text:p>
          </table:table-cell>
          <table:table-cell office:value-type="float" office:value="0.514462809917355" calcext:value-type="float">
            <text:p>0,51</text:p>
          </table:table-cell>
          <table:table-cell office:value-type="float" office:value="0.198347107438017" calcext:value-type="float">
            <text:p>0,20</text:p>
          </table:table-cell>
          <table:table-cell office:value-type="float" office:value="0.25" calcext:value-type="float">
            <text:p>0,25</text:p>
          </table:table-cell>
          <table:table-cell office:value-type="float" office:value="1.99173553719008" calcext:value-type="float">
            <text:p>1,9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dsExportForm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DoiResolution.java</text:p>
          </table:table-cell>
          <table:table-cell office:value-type="float" office:value="5.50617283950617" calcext:value-type="float">
            <text:p>5,51</text:p>
          </table:table-cell>
          <table:table-cell office:value-type="float" office:value="0" calcext:value-type="float">
            <text:p>0,00</text:p>
          </table:table-cell>
          <table:table-cell office:value-type="float" office:value="101.432098765432" calcext:value-type="float">
            <text:p>101,43</text:p>
          </table:table-cell>
          <table:table-cell office:value-type="float" office:value="1416.61728395062" calcext:value-type="float">
            <text:p>1.416,62</text:p>
          </table:table-cell>
          <table:table-cell table:number-columns-repeated="2" office:value-type="float" office:value="0.17283950617284" calcext:value-type="float">
            <text:p>0,17</text:p>
          </table:table-cell>
          <table:table-cell office:value-type="float" office:value="0.246913580246914" calcext:value-type="float">
            <text:p>0,25</text:p>
          </table:table-cell>
          <table:table-cell office:value-type="float" office:value="0.17283950617284" calcext:value-type="float">
            <text:p>0,17</text:p>
          </table:table-cell>
          <table:table-cell office:value-type="float" office:value="6.88888888888889" calcext:value-type="float">
            <text:p>6,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yBindingPreferenc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GroupsUtil.java</text:p>
          </table:table-cell>
          <table:table-cell office:value-type="float" office:value="418.388427208372" calcext:value-type="float">
            <text:p>418,39</text:p>
          </table:table-cell>
          <table:table-cell office:value-type="float" office:value="0" calcext:value-type="float">
            <text:p>0,00</text:p>
          </table:table-cell>
          <table:table-cell office:value-type="float" office:value="101.223145583256" calcext:value-type="float">
            <text:p>101,22</text:p>
          </table:table-cell>
          <table:table-cell office:value-type="float" office:value="79.3856571252694" calcext:value-type="float">
            <text:p>79,39</text:p>
          </table:table-cell>
          <table:table-cell office:value-type="float" office:value="3.39858417974762" calcext:value-type="float">
            <text:p>3,40</text:p>
          </table:table-cell>
          <table:table-cell office:value-type="float" office:value="0.901200369344415" calcext:value-type="float">
            <text:p>0,90</text:p>
          </table:table-cell>
          <table:table-cell office:value-type="float" office:value="31.9562942443829" calcext:value-type="float">
            <text:p>31,96</text:p>
          </table:table-cell>
          <table:table-cell office:value-type="float" office:value="0.166204986149584" calcext:value-type="float">
            <text:p>0,17</text:p>
          </table:table-cell>
          <table:table-cell office:value-type="float" office:value="117.717451523546" calcext:value-type="float">
            <text:p>117,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xportFormat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rc/main/java/net/sf/jabref/logic/formatter/bibtexfields/RemoveBracesFormatter.java</text:p>
          </table:table-cell>
          <table:table-cell office:value-type="float" office:value="0.0987654320987654" calcext:value-type="float">
            <text:p>0,10</text:p>
          </table:table-cell>
          <table:table-cell office:value-type="float" office:value="0" calcext:value-type="float">
            <text:p>0,00</text:p>
          </table:table-cell>
          <table:table-cell office:value-type="float" office:value="101.135802469136" calcext:value-type="float">
            <text:p>101,14</text:p>
          </table:table-cell>
          <table:table-cell office:value-type="float" office:value="0.395061728395062" calcext:value-type="float">
            <text:p>0,40</text:p>
          </table:table-cell>
          <table:table-cell office:value-type="float" office:value="0" calcext:value-type="float">
            <text:p>0,00</text:p>
          </table:table-cell>
          <table:table-cell office:value-type="float" office:value="0.395061728395062" calcext:value-type="float">
            <text:p>0,40</text:p>
          </table:table-cell>
          <table:table-cell office:value-type="float" office:value="0" calcext:value-type="float">
            <text:p>0,00</text:p>
          </table:table-cell>
          <table:table-cell office:value-type="float" office:value="11.9506172839506" calcext:value-type="float">
            <text:p>11,95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oupMatch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TransferableBibtexEntry.java</text:p>
          </table:table-cell>
          <table:table-cell office:value-type="float" office:value="5.28925619834711" calcext:value-type="float">
            <text:p>5,29</text:p>
          </table:table-cell>
          <table:table-cell office:value-type="float" office:value="0" calcext:value-type="float">
            <text:p>0,00</text:p>
          </table:table-cell>
          <table:table-cell office:value-type="float" office:value="100.743801652893" calcext:value-type="float">
            <text:p>100,74</text:p>
          </table:table-cell>
          <table:table-cell office:value-type="float" office:value="71.1570247933885" calcext:value-type="float">
            <text:p>71,16</text:p>
          </table:table-cell>
          <table:table-cell office:value-type="float" office:value="75.2396694214876" calcext:value-type="float">
            <text:p>75,24</text:p>
          </table:table-cell>
          <table:table-cell office:value-type="float" office:value="92.7768595041323" calcext:value-type="float">
            <text:p>92,78</text:p>
          </table:table-cell>
          <table:table-cell office:value-type="float" office:value="0" calcext:value-type="float">
            <text:p>0,00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0.330578512396694" calcext:value-type="float">
            <text:p>0,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moveLatexCommand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model/entry/BibLatexEntryType.java</text:p>
          </table:table-cell>
          <table:table-cell office:value-type="float" office:value="9.60302457466919" calcext:value-type="float">
            <text:p>9,60</text:p>
          </table:table-cell>
          <table:table-cell office:value-type="float" office:value="0" calcext:value-type="float">
            <text:p>0,00</text:p>
          </table:table-cell>
          <table:table-cell office:value-type="float" office:value="99.9508506616257" calcext:value-type="float">
            <text:p>99,95</text:p>
          </table:table-cell>
          <table:table-cell office:value-type="float" office:value="3.67863894139886" calcext:value-type="float">
            <text:p>3,68</text:p>
          </table:table-cell>
          <table:table-cell office:value-type="float" office:value="0.563327032136106" calcext:value-type="float">
            <text:p>0,56</text:p>
          </table:table-cell>
          <table:table-cell office:value-type="float" office:value="1.64461247637051" calcext:value-type="float">
            <text:p>1,64</text:p>
          </table:table-cell>
          <table:table-cell office:value-type="float" office:value="0.2117202268431" calcext:value-type="float">
            <text:p>0,21</text:p>
          </table:table-cell>
          <table:table-cell office:value-type="float" office:value="0.487712665406427" calcext:value-type="float">
            <text:p>0,49</text:p>
          </table:table-cell>
          <table:table-cell office:value-type="float" office:value="1.84499054820416" calcext:value-type="float">
            <text:p>1,8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SBibExportForm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ErrorConsoleAction.java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0" calcext:value-type="float">
            <text:p>0,00</text:p>
          </table:table-cell>
          <table:table-cell office:value-type="float" office:value="99.9506172839506" calcext:value-type="float">
            <text:p>99,95</text:p>
          </table:table-cell>
          <table:table-cell office:value-type="float" office:value="26.2469135802469" calcext:value-type="float">
            <text:p>26,25</text:p>
          </table:table-cell>
          <table:table-cell office:value-type="float" office:value="5.55555555555556" calcext:value-type="float">
            <text:p>5,56</text:p>
          </table:table-cell>
          <table:table-cell office:value-type="float" office:value="92.2469135802469" calcext:value-type="float">
            <text:p>92,25</text:p>
          </table:table-cell>
          <table:table-cell office:value-type="float" office:value="0" calcext:value-type="float">
            <text:p>0,00</text:p>
          </table:table-cell>
          <table:table-cell office:value-type="float" office:value="2.46913580246914" calcext:value-type="float">
            <text:p>2,47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dfFileFil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importer/ImportFileFilter.java</text:p>
          </table:table-cell>
          <table:table-cell office:value-type="float" office:value="19.0251479289941" calcext:value-type="float">
            <text:p>19,03</text:p>
          </table:table-cell>
          <table:table-cell office:value-type="float" office:value="0" calcext:value-type="float">
            <text:p>0,00</text:p>
          </table:table-cell>
          <table:table-cell office:value-type="float" office:value="88.4866863905325" calcext:value-type="float">
            <text:p>88,49</text:p>
          </table:table-cell>
          <table:table-cell office:value-type="float" office:value="20" calcext:value-type="float">
            <text:p>20,00</text:p>
          </table:table-cell>
          <table:table-cell office:value-type="float" office:value="0.763313609467456" calcext:value-type="float">
            <text:p>0,76</text:p>
          </table:table-cell>
          <table:table-cell office:value-type="float" office:value="0.976331360946745" calcext:value-type="float">
            <text:p>0,98</text:p>
          </table:table-cell>
          <table:table-cell office:value-type="float" office:value="0.710059171597633" calcext:value-type="float">
            <text:p>0,71</text:p>
          </table:table-cell>
          <table:table-cell office:value-type="float" office:value="0.177514792899408" calcext:value-type="float">
            <text:p>0,18</text:p>
          </table:table-cell>
          <table:table-cell office:value-type="float" office:value="6.70562130177515" calcext:value-type="float">
            <text:p>6,7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penOfficeDocumentCre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keyboard/KeyBindingTableModel.java</text:p>
          </table:table-cell>
          <table:table-cell office:value-type="float" office:value="0.231404958677686" calcext:value-type="float">
            <text:p>0,23</text:p>
          </table:table-cell>
          <table:table-cell office:value-type="float" office:value="0" calcext:value-type="float">
            <text:p>0,00</text:p>
          </table:table-cell>
          <table:table-cell office:value-type="float" office:value="84.6280991735537" calcext:value-type="float">
            <text:p>84,63</text:p>
          </table:table-cell>
          <table:table-cell office:value-type="float" office:value="1.42148760330579" calcext:value-type="float">
            <text:p>1,42</text:p>
          </table:table-cell>
          <table:table-cell office:value-type="float" office:value="0" calcext:value-type="float">
            <text:p>0,00</text:p>
          </table:table-cell>
          <table:table-cell office:value-type="float" office:value="0.925619834710744" calcext:value-type="float">
            <text:p>0,93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,00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archMatch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remote/shared/Protocol.java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0" calcext:value-type="float">
            <text:p>0,00</text:p>
          </table:table-cell>
          <table:table-cell office:value-type="float" office:value="84.6280991735537" calcext:value-type="float">
            <text:p>84,63</text:p>
          </table:table-cell>
          <table:table-cell office:value-type="float" office:value="0.264462809917355" calcext:value-type="float">
            <text:p>0,2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.69421487603306" calcext:value-type="float">
            <text:p>6,69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sMarked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CheckForNewEntryTypesAction.java</text:p>
          </table:table-cell>
          <table:table-cell office:value-type="float" office:value="1.24305555555556" calcext:value-type="float">
            <text:p>1,24</text:p>
          </table:table-cell>
          <table:table-cell office:value-type="float" office:value="0" calcext:value-type="float">
            <text:p>0,00</text:p>
          </table:table-cell>
          <table:table-cell office:value-type="float" office:value="75" calcext:value-type="float">
            <text:p>75,00</text:p>
          </table:table-cell>
          <table:table-cell office:value-type="float" office:value="4.13888888888889" calcext:value-type="float">
            <text:p>4,14</text:p>
          </table:table-cell>
          <table:table-cell office:value-type="float" office:value="0.354166666666667" calcext:value-type="float">
            <text:p>0,35</text:p>
          </table:table-cell>
          <table:table-cell office:value-type="float" office:value="2.07638888888889" calcext:value-type="float">
            <text:p>2,08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0.75" calcext:value-type="float">
            <text:p>0,75</text:p>
          </table:table-cell>
          <table:table-cell office:value-type="float" office:value="0.555555555555555" calcext:value-type="float">
            <text:p>0,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MLParagraph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ExportFileFilter.java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,00</text:p>
          </table:table-cell>
          <table:table-cell office:value-type="float" office:value="75" calcext:value-type="float">
            <text:p>75,00</text:p>
          </table:table-cell>
          <table:table-cell office:value-type="float" office:value="632.25" calcext:value-type="float">
            <text:p>632,25</text:p>
          </table:table-cell>
          <table:table-cell office:value-type="float" office:value="0" calcext:value-type="float">
            <text:p>0,00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upsPars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GetOpenOfficeType.java</text:p>
          </table:table-cell>
          <table:table-cell office:value-type="float" office:value="7" calcext:value-type="float">
            <text:p>7,00</text:p>
          </table:table-cell>
          <table:table-cell office:value-type="float" office:value="0" calcext:value-type="float">
            <text:p>0,00</text:p>
          </table:table-cell>
          <table:table-cell office:value-type="float" office:value="73.984375" calcext:value-type="float">
            <text:p>73,98</text:p>
          </table:table-cell>
          <table:table-cell office:value-type="float" office:value="3.5" calcext:value-type="float">
            <text:p>3,50</text:p>
          </table:table-cell>
          <table:table-cell office:value-type="float" office:value="0" calcext:value-type="float">
            <text:p>0,00</text:p>
          </table:table-cell>
          <table:table-cell office:value-type="float" office:value="3.109375" calcext:value-type="float">
            <text:p>3,11</text:p>
          </table:table-cell>
          <table:table-cell office:value-type="float" office:value="0.1875" calcext:value-type="float">
            <text:p>0,19</text:p>
          </table:table-cell>
          <table:table-cell office:value-type="float" office:value="1.75" calcext:value-type="float">
            <text:p>1,75</text:p>
          </table:table-cell>
          <table:table-cell office:value-type="float" office:value="0.75" calcext:value-type="float">
            <text:p>0,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apCont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ods/PageNumbers.java</text:p>
          </table:table-cell>
          <table:table-cell office:value-type="float" office:value="3.44224765868887" calcext:value-type="float">
            <text:p>3,44</text:p>
          </table:table-cell>
          <table:table-cell office:value-type="float" office:value="0" calcext:value-type="float">
            <text:p>0,00</text:p>
          </table:table-cell>
          <table:table-cell office:value-type="float" office:value="72.6118626430801" calcext:value-type="float">
            <text:p>72,61</text:p>
          </table:table-cell>
          <table:table-cell office:value-type="float" office:value="5.44640998959417" calcext:value-type="float">
            <text:p>5,45</text:p>
          </table:table-cell>
          <table:table-cell office:value-type="float" office:value="6.41415192507804" calcext:value-type="float">
            <text:p>6,41</text:p>
          </table:table-cell>
          <table:table-cell office:value-type="float" office:value="3.71279916753382" calcext:value-type="float">
            <text:p>3,71</text:p>
          </table:table-cell>
          <table:table-cell office:value-type="float" office:value="0" calcext:value-type="float">
            <text:p>0,00</text:p>
          </table:table-cell>
          <table:table-cell office:value-type="float" office:value="0.0312174817898023" calcext:value-type="float">
            <text:p>0,03</text:p>
          </table:table-cell>
          <table:table-cell office:value-type="float" office:value="0.283038501560874" calcext:value-type="float">
            <text:p>0,2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abelPatternPref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remote/server/RemoteListenerServer.java</text:p>
          </table:table-cell>
          <table:table-cell office:value-type="float" office:value="2.859375" calcext:value-type="float">
            <text:p>2,86</text:p>
          </table:table-cell>
          <table:table-cell office:value-type="float" office:value="0" calcext:value-type="float">
            <text:p>0,00</text:p>
          </table:table-cell>
          <table:table-cell office:value-type="float" office:value="71.46484375" calcext:value-type="float">
            <text:p>71,46</text:p>
          </table:table-cell>
          <table:table-cell office:value-type="float" office:value="3.734375" calcext:value-type="float">
            <text:p>3,7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8359375" calcext:value-type="float">
            <text:p>0,18</text:p>
          </table:table-cell>
          <table:table-cell office:value-type="float" office:value="0.05859375" calcext:value-type="float">
            <text:p>0,06</text:p>
          </table:table-cell>
          <table:table-cell office:value-type="float" office:value="1.109375" calcext:value-type="float">
            <text:p>1,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ansferableEntrySele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journals/UnabbreviateAction.java</text:p>
          </table:table-cell>
          <table:table-cell office:value-type="float" office:value="5.73156899810964" calcext:value-type="float">
            <text:p>5,73</text:p>
          </table:table-cell>
          <table:table-cell office:value-type="float" office:value="0" calcext:value-type="float">
            <text:p>0,00</text:p>
          </table:table-cell>
          <table:table-cell office:value-type="float" office:value="71.4555765595463" calcext:value-type="float">
            <text:p>71,46</text:p>
          </table:table-cell>
          <table:table-cell office:value-type="float" office:value="0.771266540642722" calcext:value-type="float">
            <text:p>0,77</text:p>
          </table:table-cell>
          <table:table-cell office:value-type="float" office:value="0" calcext:value-type="float">
            <text:p>0,00</text:p>
          </table:table-cell>
          <table:table-cell office:value-type="float" office:value="0.24574669187145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0.317580340264651" calcext:value-type="float">
            <text:p>0,32</text:p>
          </table:table-cell>
          <table:table-cell office:value-type="float" office:value="0" calcext:value-type="float">
            <text:p>0,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ansferableBibtexEnt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AutoLinkFilesAction.java</text:p>
          </table:table-cell>
          <table:table-cell office:value-type="float" office:value="5.11111111111111" calcext:value-type="float">
            <text:p>5,11</text:p>
          </table:table-cell>
          <table:table-cell office:value-type="float" office:value="0" calcext:value-type="float">
            <text:p>0,00</text:p>
          </table:table-cell>
          <table:table-cell office:value-type="float" office:value="66.6666666666667" calcext:value-type="float">
            <text:p>66,67</text:p>
          </table:table-cell>
          <table:table-cell office:value-type="float" office:value="172.469135802469" calcext:value-type="float">
            <text:p>172,47</text:p>
          </table:table-cell>
          <table:table-cell office:value-type="float" office:value="43.4320987654321" calcext:value-type="float">
            <text:p>43,43</text:p>
          </table:table-cell>
          <table:table-cell office:value-type="float" office:value="132.83950617284" calcext:value-type="float">
            <text:p>132,84</text:p>
          </table:table-cell>
          <table:table-cell office:value-type="float" office:value="0" calcext:value-type="float">
            <text:p>0,00</text:p>
          </table:table-cell>
          <table:table-cell office:value-type="float" office:value="1.95061728395062" calcext:value-type="float">
            <text:p>1,95</text:p>
          </table:table-cell>
          <table:table-cell office:value-type="float" office:value="0.172839506172839" calcext:value-type="float">
            <text:p>0,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moveBracket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ListSynchronizer.java</text:p>
          </table:table-cell>
          <table:table-cell office:value-type="float" office:value="8.73959571938168" calcext:value-type="float">
            <text:p>8,74</text:p>
          </table:table-cell>
          <table:table-cell office:value-type="float" office:value="0" calcext:value-type="float">
            <text:p>0,00</text:p>
          </table:table-cell>
          <table:table-cell office:value-type="float" office:value="61.8882282996433" calcext:value-type="float">
            <text:p>61,89</text:p>
          </table:table-cell>
          <table:table-cell office:value-type="float" office:value="10.3043995243757" calcext:value-type="float">
            <text:p>10,30</text:p>
          </table:table-cell>
          <table:table-cell table:number-columns-repeated="3" office:value-type="float" office:value="0.118906064209275" calcext:value-type="float">
            <text:p>0,12</text:p>
          </table:table-cell>
          <table:table-cell office:value-type="float" office:value="0.235434007134364" calcext:value-type="float">
            <text:p>0,24</text:p>
          </table:table-cell>
          <table:table-cell office:value-type="float" office:value="1.47205707491082" calcext:value-type="float">
            <text:p>1,4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penDocumentRepresent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RegexBasedSearchRule.java</text:p>
          </table:table-cell>
          <table:table-cell office:value-type="float" office:value="10.01" calcext:value-type="float">
            <text:p>10,01</text:p>
          </table:table-cell>
          <table:table-cell office:value-type="float" office:value="0" calcext:value-type="float">
            <text:p>0,00</text:p>
          </table:table-cell>
          <table:table-cell office:value-type="float" office:value="60" calcext:value-type="float">
            <text:p>60,00</text:p>
          </table:table-cell>
          <table:table-cell office:value-type="float" office:value="215.24" calcext:value-type="float">
            <text:p>215,24</text:p>
          </table:table-cell>
          <table:table-cell office:value-type="float" office:value="56.16" calcext:value-type="float">
            <text:p>56,16</text:p>
          </table:table-cell>
          <table:table-cell office:value-type="float" office:value="255.96" calcext:value-type="float">
            <text:p>255,96</text:p>
          </table:table-cell>
          <table:table-cell office:value-type="float" office:value="0.16" calcext:value-type="float">
            <text:p>0,16</text:p>
          </table:table-cell>
          <table:table-cell office:value-type="float" office:value="1.09" calcext:value-type="float">
            <text:p>1,09</text:p>
          </table:table-cell>
          <table:table-cell office:value-type="float" office:value="0.16" calcext:value-type="float">
            <text:p>0,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moveBracketsAddComm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WarnAssignmentSideEffects.java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55.5555555555556" calcext:value-type="float">
            <text:p>55,56</text:p>
          </table:table-cell>
          <table:table-cell office:value-type="float" office:value="1.88888888888889" calcext:value-type="float">
            <text:p>1,89</text:p>
          </table:table-cell>
          <table:table-cell office:value-type="float" office:value="0.555555555555555" calcext:value-type="float">
            <text:p>0,56</text:p>
          </table:table-cell>
          <table:table-cell office:value-type="float" office:value="1.25" calcext:value-type="float">
            <text:p>1,25</text:p>
          </table:table-cell>
          <table:table-cell office:value-type="float" office:value="0" calcext:value-type="float">
            <text:p>0,00</text:p>
          </table:table-cell>
          <table:table-cell office:value-type="float" office:value="0.555555555555555" calcext:value-type="float">
            <text:p>0,56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btexTextPrefi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component/JTextFieldWithUnfocusedText.java</text:p>
          </table:table-cell>
          <table:table-cell office:value-type="float" office:value="39.1510416666667" calcext:value-type="float">
            <text:p>39,15</text:p>
          </table:table-cell>
          <table:table-cell office:value-type="float" office:value="0" calcext:value-type="float">
            <text:p>0,00</text:p>
          </table:table-cell>
          <table:table-cell office:value-type="float" office:value="50.9930555555555" calcext:value-type="float">
            <text:p>50,99</text:p>
          </table:table-cell>
          <table:table-cell office:value-type="float" office:value="9.72222222222222" calcext:value-type="float">
            <text:p>9,72</text:p>
          </table:table-cell>
          <table:table-cell office:value-type="float" office:value="16.1597222222222" calcext:value-type="float">
            <text:p>16,16</text:p>
          </table:table-cell>
          <table:table-cell office:value-type="float" office:value="7.74826388888889" calcext:value-type="float">
            <text:p>7,75</text:p>
          </table:table-cell>
          <table:table-cell office:value-type="float" office:value="0.972222222222223" calcext:value-type="float">
            <text:p>0,97</text:p>
          </table:table-cell>
          <table:table-cell office:value-type="float" office:value="0" calcext:value-type="float">
            <text:p>0,00</text:p>
          </table:table-cell>
          <table:table-cell office:value-type="float" office:value="27.6232638888889" calcext:value-type="float">
            <text:p>27,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xternalFile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main/java/net/sf/jabref/gui/ParserResultWarningDialog.java</text:p>
          </table:table-cell>
          <table:table-cell office:value-type="float" office:value="0.984375" calcext:value-type="float">
            <text:p>0,98</text:p>
          </table:table-cell>
          <table:table-cell office:value-type="float" office:value="0" calcext:value-type="float">
            <text:p>0,00</text:p>
          </table:table-cell>
          <table:table-cell office:value-type="float" office:value="50.9375" calcext:value-type="float">
            <text:p>50,94</text:p>
          </table:table-cell>
          <table:table-cell office:value-type="float" office:value="0.484375" calcext:value-type="float">
            <text:p>0,48</text:p>
          </table:table-cell>
          <table:table-cell office:value-type="float" office:value="0" calcext:value-type="float">
            <text:p>0,00</text:p>
          </table:table-cell>
          <table:table-cell office:value-type="float" office:value="0.109375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0.984375" calcext:value-type="float">
            <text:p>0,98</text:p>
          </table:table-cell>
          <table:table-cell office:value-type="float" office:value="0.234375" calcext:value-type="float">
            <text:p>0,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thorAndsReplac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DoiCleanup.java</text:p>
          </table:table-cell>
          <table:table-cell office:value-type="float" office:value="0.4375" calcext:value-type="float">
            <text:p>0,44</text:p>
          </table:table-cell>
          <table:table-cell office:value-type="float" office:value="0" calcext:value-type="float">
            <text:p>0,00</text:p>
          </table:table-cell>
          <table:table-cell office:value-type="float" office:value="50.9375" calcext:value-type="float">
            <text:p>50,94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0.109375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0.609375" calcext:value-type="float">
            <text:p>0,61</text:p>
          </table:table-cell>
          <table:table-cell office:value-type="float" office:value="0.234375" calcext:value-type="float">
            <text:p>0,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thorAndsCommaReplac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minifier/MinifyNameListFormatter.java</text:p>
          </table:table-cell>
          <table:table-cell office:value-type="float" office:value="4.82282996432818" calcext:value-type="float">
            <text:p>4,82</text:p>
          </table:table-cell>
          <table:table-cell office:value-type="float" office:value="0" calcext:value-type="float">
            <text:p>0,00</text:p>
          </table:table-cell>
          <table:table-cell office:value-type="float" office:value="49.8359096313912" calcext:value-type="float">
            <text:p>49,84</text:p>
          </table:table-cell>
          <table:table-cell office:value-type="float" office:value="10.3804994054697" calcext:value-type="float">
            <text:p>10,3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518430439952438" calcext:value-type="float">
            <text:p>0,52</text:p>
          </table:table-cell>
          <table:table-cell office:value-type="float" office:value="0.214030915576694" calcext:value-type="float">
            <text:p>0,21</text:p>
          </table:table-cell>
          <table:table-cell office:value-type="float" office:value="0.846611177170036" calcext:value-type="float">
            <text:p>0,8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OCalcDatab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ModsExportFormat.java</text:p>
          </table:table-cell>
          <table:table-cell office:value-type="float" office:value="0.109375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49.609375" calcext:value-type="float">
            <text:p>49,61</text:p>
          </table:table-cell>
          <table:table-cell office:value-type="float" office:value="0.5" calcext:value-type="float">
            <text:p>0,50</text:p>
          </table:table-cell>
          <table:table-cell office:value-type="float" office:value="1.234375" calcext:value-type="float">
            <text:p>1,23</text:p>
          </table:table-cell>
          <table:table-cell office:value-type="float" office:value="0" calcext:value-type="float">
            <text:p>0,00</text:p>
          </table:table-cell>
          <table:table-cell office:value-type="float" office:value="0.109375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1.75" calcext:value-type="float">
            <text:p>1,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seKeeperLis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MSBibExportFormat.java</text:p>
          </table:table-cell>
          <table:table-cell office:value-type="float" office:value="16.9467455621302" calcext:value-type="float">
            <text:p>16,95</text:p>
          </table:table-cell>
          <table:table-cell office:value-type="float" office:value="0" calcext:value-type="float">
            <text:p>0,00</text:p>
          </table:table-cell>
          <table:table-cell office:value-type="float" office:value="49.344674556213" calcext:value-type="float">
            <text:p>49,34</text:p>
          </table:table-cell>
          <table:table-cell office:value-type="float" office:value="12.8284023668639" calcext:value-type="float">
            <text:p>12,83</text:p>
          </table:table-cell>
          <table:table-cell office:value-type="float" office:value="0.717455621301775" calcext:value-type="float">
            <text:p>0,72</text:p>
          </table:table-cell>
          <table:table-cell office:value-type="float" office:value="0.325443786982249" calcext:value-type="float">
            <text:p>0,33</text:p>
          </table:table-cell>
          <table:table-cell office:value-type="float" office:value="0.633136094674556" calcext:value-type="float">
            <text:p>0,63</text:p>
          </table:table-cell>
          <table:table-cell office:value-type="float" office:value="0.196745562130177" calcext:value-type="float">
            <text:p>0,20</text:p>
          </table:table-cell>
          <table:table-cell office:value-type="float" office:value="4.80621301775148" calcext:value-type="float">
            <text:p>4,8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penDocumentSpreadsheetCre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BibtexTextPrefix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8.9795918367347" calcext:value-type="float">
            <text:p>48,98</text:p>
          </table:table-cell>
          <table:table-cell office:value-type="float" office:value="397.836734693878" calcext:value-type="float">
            <text:p>397,8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489795918367347" calcext:value-type="float">
            <text:p>0,49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ntenceAnalyz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keyboard/KeyBindingsListener.java</text:p>
          </table:table-cell>
          <table:table-cell office:value-type="float" office:value="6.49" calcext:value-type="float">
            <text:p>6,49</text:p>
          </table:table-cell>
          <table:table-cell office:value-type="float" office:value="0" calcext:value-type="float">
            <text:p>0,00</text:p>
          </table:table-cell>
          <table:table-cell office:value-type="float" office:value="46.2222222222222" calcext:value-type="float">
            <text:p>46,22</text:p>
          </table:table-cell>
          <table:table-cell office:value-type="float" office:value="9.71555555555555" calcext:value-type="float">
            <text:p>9,72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0.115555555555556" calcext:value-type="float">
            <text:p>0,12</text:p>
          </table:table-cell>
          <table:table-cell office:value-type="float" office:value="0.462222222222222" calcext:value-type="float">
            <text:p>0,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ntryFromFileCreatorManager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rc/main/java/net/sf/jabref/importer/fileformat/MsBibImporter.java</text:p>
          </table:table-cell>
          <table:table-cell office:value-type="float" office:value="3.32943754565376" calcext:value-type="float">
            <text:p>3,33</text:p>
          </table:table-cell>
          <table:table-cell office:value-type="float" office:value="0" calcext:value-type="float">
            <text:p>0,00</text:p>
          </table:table-cell>
          <table:table-cell office:value-type="float" office:value="45.0620891161432" calcext:value-type="float">
            <text:p>45,06</text:p>
          </table:table-cell>
          <table:table-cell office:value-type="float" office:value="0.547845142439737" calcext:value-type="float">
            <text:p>0,55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0262965668371074" calcext:value-type="float">
            <text:p>0,03</text:p>
          </table:table-cell>
          <table:table-cell office:value-type="float" office:value="0" calcext:value-type="float">
            <text:p>0,00</text:p>
          </table:table-cell>
          <table:table-cell office:value-type="float" office:value="0.10518626734843" calcext:value-type="float">
            <text:p>0,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archFixDuplicateLabel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RelativePathsCleanup.java</text:p>
          </table:table-cell>
          <table:table-cell office:value-type="float" office:value="30.5955555555556" calcext:value-type="float">
            <text:p>30,60</text:p>
          </table:table-cell>
          <table:table-cell office:value-type="float" office:value="0" calcext:value-type="float">
            <text:p>0,00</text:p>
          </table:table-cell>
          <table:table-cell office:value-type="float" office:value="44" calcext:value-type="float">
            <text:p>44,00</text:p>
          </table:table-cell>
          <table:table-cell office:value-type="float" office:value="57.3955555555556" calcext:value-type="float">
            <text:p>57,40</text:p>
          </table:table-cell>
          <table:table-cell office:value-type="float" office:value="1.76" calcext:value-type="float">
            <text:p>1,76</text:p>
          </table:table-cell>
          <table:table-cell office:value-type="float" office:value="0.382222222222222" calcext:value-type="float">
            <text:p>0,38</text:p>
          </table:table-cell>
          <table:table-cell office:value-type="float" office:value="0" calcext:value-type="float">
            <text:p>0,00</text:p>
          </table:table-cell>
          <table:table-cell office:value-type="float" office:value="0.195555555555556" calcext:value-type="float">
            <text:p>0,20</text:p>
          </table:table-cell>
          <table:table-cell office:value-type="float" office:value="0.773333333333333" calcext:value-type="float">
            <text:p>0,7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cialFieldUpdate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UndoableChangeAssignment.java</text:p>
          </table:table-cell>
          <table:table-cell office:value-type="float" office:value="37.0612244897959" calcext:value-type="float">
            <text:p>37,06</text:p>
          </table:table-cell>
          <table:table-cell office:value-type="float" office:value="0" calcext:value-type="float">
            <text:p>0,00</text:p>
          </table:table-cell>
          <table:table-cell office:value-type="float" office:value="42.2040816326531" calcext:value-type="float">
            <text:p>42,20</text:p>
          </table:table-cell>
          <table:table-cell office:value-type="float" office:value="18744.4081632653" calcext:value-type="float">
            <text:p>18.744,41</text:p>
          </table:table-cell>
          <table:table-cell office:value-type="float" office:value="4.48979591836735" calcext:value-type="float">
            <text:p>4,49</text:p>
          </table:table-cell>
          <table:table-cell office:value-type="float" office:value="0.244897959183673" calcext:value-type="float">
            <text:p>0,24</text:p>
          </table:table-cell>
          <table:table-cell office:value-type="float" office:value="9.38775510204082" calcext:value-type="float">
            <text:p>9,39</text:p>
          </table:table-cell>
          <table:table-cell office:value-type="float" office:value="0" calcext:value-type="float">
            <text:p>0,00</text:p>
          </table:table-cell>
          <table:table-cell office:value-type="float" office:value="11.1020408163265" calcext:value-type="float">
            <text:p>11,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horListPars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describer/ContainsAndRegexBasedSearchRuleDescriber.java</text:p>
          </table:table-cell>
          <table:table-cell office:value-type="float" office:value="1.5" calcext:value-type="float">
            <text:p>1,50</text:p>
          </table:table-cell>
          <table:table-cell office:value-type="float" office:value="0" calcext:value-type="float">
            <text:p>0,00</text:p>
          </table:table-cell>
          <table:table-cell office:value-type="float" office:value="42.1875" calcext:value-type="float">
            <text:p>42,19</text:p>
          </table:table-cell>
          <table:table-cell office:value-type="float" office:value="7.25" calcext:value-type="float">
            <text:p>7,25</text:p>
          </table:table-cell>
          <table:table-cell office:value-type="float" office:value="1.6875" calcext:value-type="float">
            <text:p>1,69</text:p>
          </table:table-cell>
          <table:table-cell office:value-type="float" office:value="7.234375" calcext:value-type="float">
            <text:p>7,23</text:p>
          </table:table-cell>
          <table:table-cell office:value-type="float" office:value="0" calcext:value-type="float">
            <text:p>0,00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tfSele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FindFullText.java</text:p>
          </table:table-cell>
          <table:table-cell office:value-type="float" office:value="5.56213017751479" calcext:value-type="float">
            <text:p>5,56</text:p>
          </table:table-cell>
          <table:table-cell office:value-type="float" office:value="0" calcext:value-type="float">
            <text:p>0,00</text:p>
          </table:table-cell>
          <table:table-cell office:value-type="float" office:value="41.4437869822485" calcext:value-type="float">
            <text:p>41,44</text:p>
          </table:table-cell>
          <table:table-cell office:value-type="float" office:value="5.15976331360947" calcext:value-type="float">
            <text:p>5,16</text:p>
          </table:table-cell>
          <table:table-cell office:value-type="float" office:value="0.946745562130178" calcext:value-type="float">
            <text:p>0,95</text:p>
          </table:table-cell>
          <table:table-cell office:value-type="float" office:value="11.5147928994083" calcext:value-type="float">
            <text:p>11,51</text:p>
          </table:table-cell>
          <table:table-cell office:value-type="float" office:value="0.236686390532544" calcext:value-type="float">
            <text:p>0,24</text:p>
          </table:table-cell>
          <table:table-cell office:value-type="float" office:value="0.402366863905326" calcext:value-type="float">
            <text:p>0,40</text:p>
          </table:table-cell>
          <table:table-cell office:value-type="float" office:value="2.1301775147929" calcext:value-type="float">
            <text:p>2,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nemonicAwareA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util/strings/QuotedStringTokenizer.java</text:p>
          </table:table-cell>
          <table:table-cell office:value-type="float" office:value="5.10743801652893" calcext:value-type="float">
            <text:p>5,11</text:p>
          </table:table-cell>
          <table:table-cell office:value-type="float" office:value="0" calcext:value-type="float">
            <text:p>0,00</text:p>
          </table:table-cell>
          <table:table-cell office:value-type="float" office:value="40" calcext:value-type="float">
            <text:p>40,00</text:p>
          </table:table-cell>
          <table:table-cell office:value-type="float" office:value="8.0495867768595" calcext:value-type="float">
            <text:p>8,05</text:p>
          </table:table-cell>
          <table:table-cell office:value-type="float" office:value="1.32231404958678" calcext:value-type="float">
            <text:p>1,32</text:p>
          </table:table-cell>
          <table:table-cell office:value-type="float" office:value="2.95867768595041" calcext:value-type="float">
            <text:p>2,96</text:p>
          </table:table-cell>
          <table:table-cell office:value-type="float" office:value="0" calcext:value-type="float">
            <text:p>0,00</text:p>
          </table:table-cell>
          <table:table-cell office:value-type="float" office:value="0.330578512396694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doableStringChan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gui/undo/UndoableKeyChange.java</text:p>
          </table:table-cell>
          <table:table-cell office:value-type="float" office:value="0.948096885813149" calcext:value-type="float">
            <text:p>0,95</text:p>
          </table:table-cell>
          <table:table-cell office:value-type="float" office:value="0" calcext:value-type="float">
            <text:p>0,00</text:p>
          </table:table-cell>
          <table:table-cell office:value-type="float" office:value="38.4636678200692" calcext:value-type="float">
            <text:p>38,46</text:p>
          </table:table-cell>
          <table:table-cell office:value-type="float" office:value="1.67474048442907" calcext:value-type="float">
            <text:p>1,67</text:p>
          </table:table-cell>
          <table:table-cell office:value-type="float" office:value="0.145328719723183" calcext:value-type="float">
            <text:p>0,15</text:p>
          </table:table-cell>
          <table:table-cell office:value-type="float" office:value="0.581314878892734" calcext:value-type="float">
            <text:p>0,58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221453287197232" calcext:value-type="float">
            <text:p>0,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ambleChang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gui/groups/UndoableModifyGroup.java</text:p>
          </table:table-cell>
          <table:table-cell office:value-type="float" office:value="3.4375" calcext:value-type="float">
            <text:p>3,44</text:p>
          </table:table-cell>
          <table:table-cell office:value-type="float" office:value="0" calcext:value-type="float">
            <text:p>0,00</text:p>
          </table:table-cell>
          <table:table-cell office:value-type="float" office:value="36.3125" calcext:value-type="float">
            <text:p>36,31</text:p>
          </table:table-cell>
          <table:table-cell office:value-type="float" office:value="24.109375" calcext:value-type="float">
            <text:p>24,11</text:p>
          </table:table-cell>
          <table:table-cell office:value-type="float" office:value="0.05859375" calcext:value-type="float">
            <text:p>0,06</text:p>
          </table:table-cell>
          <table:table-cell office:value-type="float" office:value="0.234375" calcext:value-type="float">
            <text:p>0,23</text:p>
          </table:table-cell>
          <table:table-cell office:value-type="float" office:value="0.21484375" calcext:value-type="float">
            <text:p>0,21</text:p>
          </table:table-cell>
          <table:table-cell office:value-type="float" office:value="0.234375" calcext:value-type="float">
            <text:p>0,23</text:p>
          </table:table-cell>
          <table:table-cell office:value-type="float" office:value="0.859375" calcext:value-type="float">
            <text:p>0,8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AI2Handl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esktop/os/Windows.java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,00</text:p>
          </table:table-cell>
          <table:table-cell office:value-type="float" office:value="36" calcext:value-type="float">
            <text:p>36,00</text:p>
          </table:table-cell>
          <table:table-cell office:value-type="float" office:value="142.61" calcext:value-type="float">
            <text:p>142,61</text:p>
          </table:table-cell>
          <table:table-cell office:value-type="float" office:value="42.6" calcext:value-type="float">
            <text:p>42,60</text:p>
          </table:table-cell>
          <table:table-cell office:value-type="float" office:value="203.04" calcext:value-type="float">
            <text:p>203,04</text:p>
          </table:table-cell>
          <table:table-cell office:value-type="float" office:value="0" calcext:value-type="float">
            <text:p>0,00</text:p>
          </table:table-cell>
          <table:table-cell office:value-type="float" office:value="1.44" calcext:value-type="float">
            <text:p>1,44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moveTild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ContainBasedSearchRule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6" calcext:value-type="float">
            <text:p>36,00</text:p>
          </table:table-cell>
          <table:table-cell office:value-type="float" office:value="0.16" calcext:value-type="float">
            <text:p>0,1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.56" calcext:value-type="float">
            <text:p>2,56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definedCharacterFormat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DBLPHelper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6" calcext:value-type="float">
            <text:p>36,00</text:p>
          </table:table-cell>
          <table:table-cell office:value-type="float" office:value="0.16" calcext:value-type="float">
            <text:p>0,1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.56" calcext:value-type="float">
            <text:p>2,56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definedParagraphFormat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10n/Languages.java</text:p>
          </table:table-cell>
          <table:table-cell office:value-type="float" office:value="9.6875" calcext:value-type="float">
            <text:p>9,69</text:p>
          </table:table-cell>
          <table:table-cell office:value-type="float" office:value="0" calcext:value-type="float">
            <text:p>0,00</text:p>
          </table:table-cell>
          <table:table-cell office:value-type="float" office:value="34.6875" calcext:value-type="float">
            <text:p>34,69</text:p>
          </table:table-cell>
          <table:table-cell office:value-type="float" office:value="2.2275" calcext:value-type="float">
            <text:p>2,23</text:p>
          </table:table-cell>
          <table:table-cell office:value-type="float" office:value="0" calcext:value-type="float">
            <text:p>0,00</text:p>
          </table:table-cell>
          <table:table-cell office:value-type="float" office:value="1.6" calcext:value-type="float">
            <text:p>1,60</text:p>
          </table:table-cell>
          <table:table-cell office:value-type="float" office:value="0" calcext:value-type="float">
            <text:p>0,00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,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bsonomyScrap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SaveAllAction.java</text:p>
          </table:table-cell>
          <table:table-cell office:value-type="float" office:value="22.8994082840237" calcext:value-type="float">
            <text:p>22,90</text:p>
          </table:table-cell>
          <table:table-cell office:value-type="float" office:value="0" calcext:value-type="float">
            <text:p>0,00</text:p>
          </table:table-cell>
          <table:table-cell office:value-type="float" office:value="34.0828402366864" calcext:value-type="float">
            <text:p>34,08</text:p>
          </table:table-cell>
          <table:table-cell office:value-type="float" office:value="111.905325443787" calcext:value-type="float">
            <text:p>111,91</text:p>
          </table:table-cell>
          <table:table-cell office:value-type="float" office:value="0.248520710059172" calcext:value-type="float">
            <text:p>0,25</text:p>
          </table:table-cell>
          <table:table-cell office:value-type="float" office:value="2.69822485207101" calcext:value-type="float">
            <text:p>2,70</text:p>
          </table:table-cell>
          <table:table-cell office:value-type="float" office:value="0.248520710059172" calcext:value-type="float">
            <text:p>0,25</text:p>
          </table:table-cell>
          <table:table-cell office:value-type="float" office:value="0.236686390532544" calcext:value-type="float">
            <text:p>0,24</text:p>
          </table:table-cell>
          <table:table-cell office:value-type="float" office:value="2.46153846153846" calcext:value-type="float">
            <text:p>2,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meTypeDetec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UndoableMoveGroup.java</text:p>
          </table:table-cell>
          <table:table-cell office:value-type="float" office:value="6.74380165289256" calcext:value-type="float">
            <text:p>6,74</text:p>
          </table:table-cell>
          <table:table-cell office:value-type="float" office:value="0" calcext:value-type="float">
            <text:p>0,00</text:p>
          </table:table-cell>
          <table:table-cell office:value-type="float" office:value="33.0578512396695" calcext:value-type="float">
            <text:p>33,06</text:p>
          </table:table-cell>
          <table:table-cell office:value-type="float" office:value="2.78719008264463" calcext:value-type="float">
            <text:p>2,79</text:p>
          </table:table-cell>
          <table:table-cell office:value-type="float" office:value="2.97520661157025" calcext:value-type="float">
            <text:p>2,98</text:p>
          </table:table-cell>
          <table:table-cell office:value-type="float" office:value="12.6942148760331" calcext:value-type="float">
            <text:p>12,69</text:p>
          </table:table-cell>
          <table:table-cell office:value-type="float" office:value="0" calcext:value-type="float">
            <text:p>0,00</text:p>
          </table:table-cell>
          <table:table-cell office:value-type="float" office:value="0.330578512396694" calcext:value-type="float">
            <text:p>0,33</text:p>
          </table:table-cell>
          <table:table-cell office:value-type="float" office:value="0.0826446280991735" calcext:value-type="float">
            <text:p>0,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bbreviat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BibtexEntryType.java</text:p>
          </table:table-cell>
          <table:table-cell office:value-type="float" office:value="6.74380165289256" calcext:value-type="float">
            <text:p>6,74</text:p>
          </table:table-cell>
          <table:table-cell office:value-type="float" office:value="0" calcext:value-type="float">
            <text:p>0,00</text:p>
          </table:table-cell>
          <table:table-cell office:value-type="float" office:value="33.0578512396695" calcext:value-type="float">
            <text:p>33,06</text:p>
          </table:table-cell>
          <table:table-cell office:value-type="float" office:value="4.77685950413223" calcext:value-type="float">
            <text:p>4,78</text:p>
          </table:table-cell>
          <table:table-cell office:value-type="float" office:value="2.97520661157025" calcext:value-type="float">
            <text:p>2,98</text:p>
          </table:table-cell>
          <table:table-cell office:value-type="float" office:value="11.900826446281" calcext:value-type="float">
            <text:p>11,90</text:p>
          </table:table-cell>
          <table:table-cell office:value-type="float" office:value="0" calcext:value-type="float">
            <text:p>0,00</text:p>
          </table:table-cell>
          <table:table-cell office:value-type="float" office:value="0.330578512396694" calcext:value-type="float">
            <text:p>0,33</text:p>
          </table:table-cell>
          <table:table-cell office:value-type="float" office:value="0.0826446280991735" calcext:value-type="float">
            <text:p>0,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nabbreviat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BuildInfo.java</text:p>
          </table:table-cell>
          <table:table-cell office:value-type="float" office:value="28.0697148030783" calcext:value-type="float">
            <text:p>28,07</text:p>
          </table:table-cell>
          <table:table-cell office:value-type="float" office:value="0" calcext:value-type="float">
            <text:p>0,00</text:p>
          </table:table-cell>
          <table:table-cell office:value-type="float" office:value="32.5939339067451" calcext:value-type="float">
            <text:p>32,59</text:p>
          </table:table-cell>
          <table:table-cell office:value-type="float" office:value="5.10366681756451" calcext:value-type="float">
            <text:p>5,10</text:p>
          </table:table-cell>
          <table:table-cell office:value-type="float" office:value="0.0208239022181983" calcext:value-type="float">
            <text:p>0,02</text:p>
          </table:table-cell>
          <table:table-cell office:value-type="float" office:value="0.102308736985061" calcext:value-type="float">
            <text:p>0,10</text:p>
          </table:table-cell>
          <table:table-cell office:value-type="float" office:value="0.935264825712993" calcext:value-type="float">
            <text:p>0,94</text:p>
          </table:table-cell>
          <table:table-cell office:value-type="float" office:value="0.12675418741512" calcext:value-type="float">
            <text:p>0,13</text:p>
          </table:table-cell>
          <table:table-cell office:value-type="float" office:value="1.1272068809416" calcext:value-type="float">
            <text:p>1,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oveFil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10n/EncodingControl.java</text:p>
          </table:table-cell>
          <table:table-cell office:value-type="float" office:value="0.984375" calcext:value-type="float">
            <text:p>0,98</text:p>
          </table:table-cell>
          <table:table-cell office:value-type="float" office:value="0" calcext:value-type="float">
            <text:p>0,00</text:p>
          </table:table-cell>
          <table:table-cell office:value-type="float" office:value="32.234375" calcext:value-type="float">
            <text:p>32,23</text:p>
          </table:table-cell>
          <table:table-cell office:value-type="float" office:value="0.984375" calcext:value-type="float">
            <text:p>0,9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359375" calcext:value-type="float">
            <text:p>0,36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untingUndoManag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fulltext/GoogleScholar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1.25" calcext:value-type="float">
            <text:p>31,25</text:p>
          </table:table-cell>
          <table:table-cell office:value-type="float" office:value="0.555555555555556" calcext:value-type="float">
            <text:p>0,5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.22222222222222" calcext:value-type="float">
            <text:p>2,22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bEntryNotFound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RtfSelection.java</text:p>
          </table:table-cell>
          <table:table-cell office:value-type="float" office:value="1.10204081632653" calcext:value-type="float">
            <text:p>1,10</text:p>
          </table:table-cell>
          <table:table-cell office:value-type="float" office:value="0" calcext:value-type="float">
            <text:p>0,00</text:p>
          </table:table-cell>
          <table:table-cell office:value-type="float" office:value="27.5510204081633" calcext:value-type="float">
            <text:p>27,55</text:p>
          </table:table-cell>
          <table:table-cell office:value-type="float" office:value="1.10204081632653" calcext:value-type="float">
            <text:p>1,1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medCompou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rc/main/java/net/sf/jabref/logic/fulltext/SpringerLink.java</text:p>
          </table:table-cell>
          <table:table-cell office:value-type="float" office:value="22.2222222222222" calcext:value-type="float">
            <text:p>22,22</text:p>
          </table:table-cell>
          <table:table-cell office:value-type="float" office:value="0" calcext:value-type="float">
            <text:p>0,00</text:p>
          </table:table-cell>
          <table:table-cell office:value-type="float" office:value="26.8888888888889" calcext:value-type="float">
            <text:p>26,89</text:p>
          </table:table-cell>
          <table:table-cell office:value-type="float" office:value="4400.22222222222" calcext:value-type="float">
            <text:p>4.400,2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.8888888888889" calcext:value-type="float">
            <text:p>10,89</text:p>
          </table:table-cell>
          <table:table-cell office:value-type="float" office:value="0" calcext:value-type="float">
            <text:p>0,00</text:p>
          </table:table-cell>
          <table:table-cell office:value-type="float" office:value="22.2222222222222" calcext:value-type="float">
            <text:p>22,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xyPreferences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rc/main/java/net/sf/jabref/external/TransferableFileLinkSelection.java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,00</text:p>
          </table:table-cell>
          <table:table-cell office:value-type="float" office:value="26" calcext:value-type="float">
            <text:p>26,00</text:p>
          </table:table-cell>
          <table:table-cell office:value-type="float" office:value="4.83333333333333" calcext:value-type="float">
            <text:p>4,83</text:p>
          </table:table-cell>
          <table:table-cell office:value-type="float" office:value="0.305555555555555" calcext:value-type="float">
            <text:p>0,31</text:p>
          </table:table-cell>
          <table:table-cell office:value-type="float" office:value="0.805555555555555" calcext:value-type="float">
            <text:p>0,8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geNumbe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ogging/Cache.java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25" calcext:value-type="float">
            <text:p>25,00</text:p>
          </table:table-cell>
          <table:table-cell office:value-type="float" office:value="1580.6875" calcext:value-type="float">
            <text:p>1.580,69</text:p>
          </table:table-cell>
          <table:table-cell office:value-type="float" office:value="3" calcext:value-type="float">
            <text:p>3,00</text:p>
          </table:table-cell>
          <table:table-cell office:value-type="float" office:value="6.75" calcext:value-type="float">
            <text:p>6,7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CompletePreference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main/java/net/sf/jabref/logic/search/rules/SentenceAnalyzer.java</text:p>
          </table:table-cell>
          <table:table-cell office:value-type="float" office:value="79.6734693877551" calcext:value-type="float">
            <text:p>79,67</text:p>
          </table:table-cell>
          <table:table-cell office:value-type="float" office:value="0" calcext:value-type="float">
            <text:p>0,00</text:p>
          </table:table-cell>
          <table:table-cell office:value-type="float" office:value="24.4897959183673" calcext:value-type="float">
            <text:p>24,49</text:p>
          </table:table-cell>
          <table:table-cell office:value-type="float" office:value="35.9795918367347" calcext:value-type="float">
            <text:p>35,98</text:p>
          </table:table-cell>
          <table:table-cell office:value-type="float" office:value="3.45408163265306" calcext:value-type="float">
            <text:p>3,45</text:p>
          </table:table-cell>
          <table:table-cell office:value-type="float" office:value="1.37244897959184" calcext:value-type="float">
            <text:p>1,37</text:p>
          </table:table-cell>
          <table:table-cell office:value-type="float" office:value="0.265306122448979" calcext:value-type="float">
            <text:p>0,27</text:p>
          </table:table-cell>
          <table:table-cell office:value-type="float" office:value="0" calcext:value-type="float">
            <text:p>0,00</text:p>
          </table:table-cell>
          <table:table-cell office:value-type="float" office:value="0.0663265306122449" calcext:value-type="float">
            <text:p>0,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ileDialog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journals/UndoableAbbreviator.java</text:p>
          </table:table-cell>
          <table:table-cell office:value-type="float" office:value="1.84" calcext:value-type="float">
            <text:p>1,84</text:p>
          </table:table-cell>
          <table:table-cell office:value-type="float" office:value="0" calcext:value-type="float">
            <text:p>0,00</text:p>
          </table:table-cell>
          <table:table-cell office:value-type="float" office:value="24" calcext:value-type="float">
            <text:p>24,00</text:p>
          </table:table-cell>
          <table:table-cell office:value-type="float" office:value="101.2" calcext:value-type="float">
            <text:p>101,2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56" calcext:value-type="float">
            <text:p>0,56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eldProperti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BiblatexCleanup.java</text:p>
          </table:table-cell>
          <table:table-cell office:value-type="float" office:value="9.73936899862826" calcext:value-type="float">
            <text:p>9,74</text:p>
          </table:table-cell>
          <table:table-cell office:value-type="float" office:value="0" calcext:value-type="float">
            <text:p>0,00</text:p>
          </table:table-cell>
          <table:table-cell office:value-type="float" office:value="23.2455418381344" calcext:value-type="float">
            <text:p>23,25</text:p>
          </table:table-cell>
          <table:table-cell office:value-type="float" office:value="3.7283950617284" calcext:value-type="float">
            <text:p>3,73</text:p>
          </table:table-cell>
          <table:table-cell office:value-type="float" office:value="0.0685871056241427" calcext:value-type="float">
            <text:p>0,07</text:p>
          </table:table-cell>
          <table:table-cell office:value-type="float" office:value="0.109739368998628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0.200274348422497" calcext:value-type="float">
            <text:p>0,20</text:p>
          </table:table-cell>
          <table:table-cell office:value-type="float" office:value="4.93278463648834" calcext:value-type="float">
            <text:p>4,9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tringChange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rc/main/java/net/sf/jabref/importer/ImportInspectionCommandLine.java</text:p>
          </table:table-cell>
          <table:table-cell office:value-type="float" office:value="11.2222222222222" calcext:value-type="float">
            <text:p>11,22</text:p>
          </table:table-cell>
          <table:table-cell office:value-type="float" office:value="0" calcext:value-type="float">
            <text:p>0,00</text:p>
          </table:table-cell>
          <table:table-cell office:value-type="float" office:value="22.2222222222222" calcext:value-type="float">
            <text:p>22,22</text:p>
          </table:table-cell>
          <table:table-cell office:value-type="float" office:value="134.583333333333" calcext:value-type="float">
            <text:p>134,58</text:p>
          </table:table-cell>
          <table:table-cell office:value-type="float" office:value="6.25" calcext:value-type="float">
            <text:p>6,25</text:p>
          </table:table-cell>
          <table:table-cell office:value-type="float" office:value="160.555555555556" calcext:value-type="float">
            <text:p>160,56</text:p>
          </table:table-cell>
          <table:table-cell office:value-type="float" office:value="1" calcext:value-type="float">
            <text:p>1,00</text:p>
          </table:table-cell>
          <table:table-cell office:value-type="float" office:value="1.88888888888889" calcext:value-type="float">
            <text:p>1,89</text:p>
          </table:table-cell>
          <table:table-cell office:value-type="float" office:value="6.25" calcext:value-type="float">
            <text:p>6,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LabelPatter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logic/layout/AbstractParamLayoutFormatter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2.2222222222222" calcext:value-type="float">
            <text:p>22,22</text:p>
          </table:table-cell>
          <table:table-cell office:value-type="float" office:value="181.555555555556" calcext:value-type="float">
            <text:p>181,56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eStrea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CreateDocBookAuthors.java</text:p>
          </table:table-cell>
          <table:table-cell office:value-type="float" office:value="13.280276816609" calcext:value-type="float">
            <text:p>13,28</text:p>
          </table:table-cell>
          <table:table-cell office:value-type="float" office:value="0" calcext:value-type="float">
            <text:p>0,00</text:p>
          </table:table-cell>
          <table:table-cell office:value-type="float" office:value="22.1453287197232" calcext:value-type="float">
            <text:p>22,15</text:p>
          </table:table-cell>
          <table:table-cell office:value-type="float" office:value="5.08650519031142" calcext:value-type="float">
            <text:p>5,09</text:p>
          </table:table-cell>
          <table:table-cell office:value-type="float" office:value="2.32525951557093" calcext:value-type="float">
            <text:p>2,33</text:p>
          </table:table-cell>
          <table:table-cell office:value-type="float" office:value="7.70242214532872" calcext:value-type="float">
            <text:p>7,70</text:p>
          </table:table-cell>
          <table:table-cell office:value-type="float" office:value="0" calcext:value-type="float">
            <text:p>0,00</text:p>
          </table:table-cell>
          <table:table-cell office:value-type="float" office:value="0.532871972318339" calcext:value-type="float">
            <text:p>0,53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doableInsertStr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gui/fieldeditors/HtmlTransferable.java</text:p>
          </table:table-cell>
          <table:table-cell office:value-type="float" office:value="3" calcext:value-type="float">
            <text:p>3,00</text:p>
          </table:table-cell>
          <table:table-cell office:value-type="float" office:value="0" calcext:value-type="float">
            <text:p>0,00</text:p>
          </table:table-cell>
          <table:table-cell office:value-type="float" office:value="18.75" calcext:value-type="float">
            <text:p>18,75</text:p>
          </table:table-cell>
          <table:table-cell office:value-type="float" office:value="1.5" calcext:value-type="float">
            <text:p>1,50</text:p>
          </table:table-cell>
          <table:table-cell office:value-type="float" office:value="0" calcext:value-type="float">
            <text:p>0,00</text:p>
          </table:table-cell>
          <table:table-cell office:value-type="float" office:value="4.6875" calcext:value-type="float">
            <text:p>4,69</text:p>
          </table:table-cell>
          <table:table-cell office:value-type="float" office:value="0" calcext:value-type="float">
            <text:p>0,0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stPa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integrity/ISSNChecker.java</text:p>
          </table:table-cell>
          <table:table-cell office:value-type="float" office:value="8.79493801652892" calcext:value-type="float">
            <text:p>8,79</text:p>
          </table:table-cell>
          <table:table-cell office:value-type="float" office:value="0" calcext:value-type="float">
            <text:p>0,00</text:p>
          </table:table-cell>
          <table:table-cell office:value-type="float" office:value="18.345041322314" calcext:value-type="float">
            <text:p>18,35</text:p>
          </table:table-cell>
          <table:table-cell office:value-type="float" office:value="3.82799586776859" calcext:value-type="float">
            <text:p>3,83</text:p>
          </table:table-cell>
          <table:table-cell office:value-type="float" office:value="0" calcext:value-type="float">
            <text:p>0,00</text:p>
          </table:table-cell>
          <table:table-cell office:value-type="float" office:value="0.0222107438016528" calcext:value-type="float">
            <text:p>0,02</text:p>
          </table:table-cell>
          <table:table-cell office:value-type="float" office:value="0.471074380165289" calcext:value-type="float">
            <text:p>0,47</text:p>
          </table:table-cell>
          <table:table-cell office:value-type="float" office:value="0.0222107438016529" calcext:value-type="float">
            <text:p>0,02</text:p>
          </table:table-cell>
          <table:table-cell office:value-type="float" office:value="2.36776859504132" calcext:value-type="float">
            <text:p>2,3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WriteXMPEntryEditor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PreviewPanelTransferHandler.java</text:p>
          </table:table-cell>
          <table:table-cell office:value-type="float" office:value="0.109375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17.9375" calcext:value-type="float">
            <text:p>17,94</text:p>
          </table:table-cell>
          <table:table-cell office:value-type="float" office:value="319.1875" calcext:value-type="float">
            <text:p>319,19</text:p>
          </table:table-cell>
          <table:table-cell office:value-type="float" office:value="0" calcext:value-type="float">
            <text:p>0,00</text:p>
          </table:table-cell>
          <table:table-cell office:value-type="float" office:value="0.109375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0.1875" calcext:value-type="float">
            <text:p>0,19</text:p>
          </table:table-cell>
          <table:table-cell office:value-type="float" office:value="0.109375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nonicalBibtexEnt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net/URLUtil.java</text:p>
          </table:table-cell>
          <table:table-cell office:value-type="float" office:value="0.54320987654321" calcext:value-type="float">
            <text:p>0,54</text:p>
          </table:table-cell>
          <table:table-cell office:value-type="float" office:value="0" calcext:value-type="float">
            <text:p>0,00</text:p>
          </table:table-cell>
          <table:table-cell office:value-type="float" office:value="17.283950617284" calcext:value-type="float">
            <text:p>17,28</text:p>
          </table:table-cell>
          <table:table-cell office:value-type="float" office:value="0.469135802469136" calcext:value-type="float">
            <text:p>0,47</text:p>
          </table:table-cell>
          <table:table-cell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0.172839506172839" calcext:value-type="float">
            <text:p>0,17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eldNameLab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AttachFileAction.java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0" calcext:value-type="float">
            <text:p>0,00</text:p>
          </table:table-cell>
          <table:table-cell office:value-type="float" office:value="16.8888888888889" calcext:value-type="float">
            <text:p>16,89</text:p>
          </table:table-cell>
          <table:table-cell office:value-type="float" office:value="139.555555555556" calcext:value-type="float">
            <text:p>139,56</text:p>
          </table:table-cell>
          <table:table-cell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izationKe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io/FileBasedLock.java</text:p>
          </table:table-cell>
          <table:table-cell office:value-type="float" office:value="23.8888888888889" calcext:value-type="float">
            <text:p>23,89</text:p>
          </table:table-cell>
          <table:table-cell office:value-type="float" office:value="0" calcext:value-type="float">
            <text:p>0,00</text:p>
          </table:table-cell>
          <table:table-cell office:value-type="float" office:value="16.2222222222222" calcext:value-type="float">
            <text:p>16,22</text:p>
          </table:table-cell>
          <table:table-cell office:value-type="float" office:value="4821.80555555556" calcext:value-type="float">
            <text:p>4.821,81</text:p>
          </table:table-cell>
          <table:table-cell office:value-type="float" office:value="0" calcext:value-type="float">
            <text:p>0,00</text:p>
          </table:table-cell>
          <table:table-cell office:value-type="float" office:value="2.33333333333333" calcext:value-type="float">
            <text:p>2,33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rapLayou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FormatNameFunction.java</text:p>
          </table:table-cell>
          <table:table-cell office:value-type="float" office:value="3.5" calcext:value-type="float">
            <text:p>3,50</text:p>
          </table:table-cell>
          <table:table-cell office:value-type="float" office:value="0" calcext:value-type="float">
            <text:p>0,00</text:p>
          </table:table-cell>
          <table:table-cell office:value-type="float" office:value="15.6875" calcext:value-type="float">
            <text:p>15,69</text:p>
          </table:table-cell>
          <table:table-cell office:value-type="float" office:value="9496.6875" calcext:value-type="float">
            <text:p>9.496,69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0.6875" calcext:value-type="float">
            <text:p>0,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SetLink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gui/groups/RemoveFromGroupAction.java</text:p>
          </table:table-cell>
          <table:table-cell office:value-type="float" office:value="2.21" calcext:value-type="float">
            <text:p>2,21</text:p>
          </table:table-cell>
          <table:table-cell office:value-type="float" office:value="0" calcext:value-type="float">
            <text:p>0,00</text:p>
          </table:table-cell>
          <table:table-cell office:value-type="float" office:value="15.36" calcext:value-type="float">
            <text:p>15,36</text:p>
          </table:table-cell>
          <table:table-cell office:value-type="float" office:value="1127.04" calcext:value-type="float">
            <text:p>1.127,04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yBind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VerifyingWriter.java</text:p>
          </table:table-cell>
          <table:table-cell office:value-type="float" office:value="11.8214285714286" calcext:value-type="float">
            <text:p>11,82</text:p>
          </table:table-cell>
          <table:table-cell office:value-type="float" office:value="0" calcext:value-type="float">
            <text:p>0,00</text:p>
          </table:table-cell>
          <table:table-cell office:value-type="float" office:value="14.9234693877551" calcext:value-type="float">
            <text:p>14,92</text:p>
          </table:table-cell>
          <table:table-cell office:value-type="float" office:value="10.3520408163265" calcext:value-type="float">
            <text:p>10,35</text:p>
          </table:table-cell>
          <table:table-cell office:value-type="float" office:value="0.168367346938775" calcext:value-type="float">
            <text:p>0,17</text:p>
          </table:table-cell>
          <table:table-cell office:value-type="float" office:value="0.494897959183673" calcext:value-type="float">
            <text:p>0,49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.209183673469388" calcext:value-type="float">
            <text:p>0,21</text:p>
          </table:table-cell>
          <table:table-cell office:value-type="float" office:value="1.10204081632653" calcext:value-type="float">
            <text:p>1,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dePa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BibsonomyScraper.java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,00</text:p>
          </table:table-cell>
          <table:table-cell office:value-type="float" office:value="14.76" calcext:value-type="float">
            <text:p>14,76</text:p>
          </table:table-cell>
          <table:table-cell office:value-type="float" office:value="47.64" calcext:value-type="float">
            <text:p>47,64</text:p>
          </table:table-cell>
          <table:table-cell office:value-type="float" office:value="23.04" calcext:value-type="float">
            <text:p>23,04</text:p>
          </table:table-cell>
          <table:table-cell office:value-type="float" office:value="11.21" calcext:value-type="float">
            <text:p>11,21</text:p>
          </table:table-cell>
          <table:table-cell office:value-type="float" office:value="0" calcext:value-type="float">
            <text:p>0,00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ingI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esktop/os/OSX.java</text:p>
          </table:table-cell>
          <table:table-cell office:value-type="float" office:value="12.9591836734694" calcext:value-type="float">
            <text:p>12,96</text:p>
          </table:table-cell>
          <table:table-cell office:value-type="float" office:value="0" calcext:value-type="float">
            <text:p>0,00</text:p>
          </table:table-cell>
          <table:table-cell office:value-type="float" office:value="14.1020408163265" calcext:value-type="float">
            <text:p>14,10</text:p>
          </table:table-cell>
          <table:table-cell office:value-type="float" office:value="6.96428571428571" calcext:value-type="float">
            <text:p>6,96</text:p>
          </table:table-cell>
          <table:table-cell office:value-type="float" office:value="3.66709183673469" calcext:value-type="float">
            <text:p>3,67</text:p>
          </table:table-cell>
          <table:table-cell office:value-type="float" office:value="3.76530612244898" calcext:value-type="float">
            <text:p>3,77</text:p>
          </table:table-cell>
          <table:table-cell office:value-type="float" office:value="0.0663265306122449" calcext:value-type="float">
            <text:p>0,07</text:p>
          </table:table-cell>
          <table:table-cell office:value-type="float" office:value="0" calcext:value-type="float">
            <text:p>0,00</text:p>
          </table:table-cell>
          <table:table-cell office:value-type="float" office:value="0.26530612244898" calcext:value-type="float">
            <text:p>0,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mportFormat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Ordinal.java</text:p>
          </table:table-cell>
          <table:table-cell office:value-type="float" office:value="10.25" calcext:value-type="float">
            <text:p>10,25</text:p>
          </table:table-cell>
          <table:table-cell office:value-type="float" office:value="0" calcext:value-type="float">
            <text:p>0,00</text:p>
          </table:table-cell>
          <table:table-cell office:value-type="float" office:value="13.8888888888889" calcext:value-type="float">
            <text:p>13,89</text:p>
          </table:table-cell>
          <table:table-cell office:value-type="float" office:value="133.916666666667" calcext:value-type="float">
            <text:p>133,92</text:p>
          </table:table-cell>
          <table:table-cell office:value-type="float" office:value="2" calcext:value-type="float">
            <text:p>2,00</text:p>
          </table:table-cell>
          <table:table-cell office:value-type="float" office:value="51.8055555555556" calcext:value-type="float">
            <text:p>51,81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0.805555555555555" calcext:value-type="float">
            <text:p>0,81</text:p>
          </table:table-cell>
          <table:table-cell office:value-type="float" office:value="5.55555555555555" calcext:value-type="float">
            <text:p>5,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tabaseLabelPatter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util/component/OverlayPanel.java</text:p>
          </table:table-cell>
          <table:table-cell office:value-type="float" office:value="2.22222222222222" calcext:value-type="float">
            <text:p>2,22</text:p>
          </table:table-cell>
          <table:table-cell office:value-type="float" office:value="0" calcext:value-type="float">
            <text:p>0,00</text:p>
          </table:table-cell>
          <table:table-cell office:value-type="float" office:value="13.8888888888889" calcext:value-type="float">
            <text:p>13,89</text:p>
          </table:table-cell>
          <table:table-cell office:value-type="float" office:value="616.555555555556" calcext:value-type="float">
            <text:p>616,56</text:p>
          </table:table-cell>
          <table:table-cell office:value-type="float" office:value="0.555555555555555" calcext:value-type="float">
            <text:p>0,56</text:p>
          </table:table-cell>
          <table:table-cell office:value-type="float" office:value="20" calcext:value-type="float">
            <text:p>20,00</text:p>
          </table:table-cell>
          <table:table-cell office:value-type="float" office:value="0" calcext:value-type="float">
            <text:p>0,00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stPa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bibtex/comparator/BibtexStringComparator.java</text:p>
          </table:table-cell>
          <table:table-cell office:value-type="float" office:value="2.28928199791883" calcext:value-type="float">
            <text:p>2,29</text:p>
          </table:table-cell>
          <table:table-cell office:value-type="float" office:value="0" calcext:value-type="float">
            <text:p>0,00</text:p>
          </table:table-cell>
          <table:table-cell office:value-type="float" office:value="12.5598335067638" calcext:value-type="float">
            <text:p>12,56</text:p>
          </table:table-cell>
          <table:table-cell office:value-type="float" office:value="2.09157127991675" calcext:value-type="float">
            <text:p>2,09</text:p>
          </table:table-cell>
          <table:table-cell office:value-type="float" office:value="0" calcext:value-type="float">
            <text:p>0,00</text:p>
          </table:table-cell>
          <table:table-cell office:value-type="float" office:value="0.366285119667013" calcext:value-type="float">
            <text:p>0,37</text:p>
          </table:table-cell>
          <table:table-cell office:value-type="float" office:value="0.0874089490114464" calcext:value-type="float">
            <text:p>0,09</text:p>
          </table:table-cell>
          <table:table-cell office:value-type="float" office:value="0.112382934443288" calcext:value-type="float">
            <text:p>0,11</text:p>
          </table:table-cell>
          <table:table-cell office:value-type="float" office:value="0.928199791883455" calcext:value-type="float">
            <text:p>0,9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ansferableFileLinkSele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OrdinalsToSuperscriptFormatter.java</text:p>
          </table:table-cell>
          <table:table-cell office:value-type="float" office:value="1.6875" calcext:value-type="float">
            <text:p>1,69</text:p>
          </table:table-cell>
          <table:table-cell office:value-type="float" office:value="0" calcext:value-type="float">
            <text:p>0,00</text:p>
          </table:table-cell>
          <table:table-cell office:value-type="float" office:value="12.4228395061728" calcext:value-type="float">
            <text:p>12,42</text:p>
          </table:table-cell>
          <table:table-cell office:value-type="float" office:value="6.9158950617284" calcext:value-type="float">
            <text:p>6,92</text:p>
          </table:table-cell>
          <table:table-cell office:value-type="float" office:value="0.249228395061728" calcext:value-type="float">
            <text:p>0,25</text:p>
          </table:table-cell>
          <table:table-cell office:value-type="float" office:value="0.302469135802469" calcext:value-type="float">
            <text:p>0,30</text:p>
          </table:table-cell>
          <table:table-cell office:value-type="float" office:value="0.249228395061728" calcext:value-type="float">
            <text:p>0,25</text:p>
          </table:table-cell>
          <table:table-cell office:value-type="float" office:value="0.256172839506173" calcext:value-type="float">
            <text:p>0,26</text:p>
          </table:table-cell>
          <table:table-cell office:value-type="float" office:value="1.24922839506173" calcext:value-type="float">
            <text:p>1,2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ushToApplication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TitleCaseFormatter.java</text:p>
          </table:table-cell>
          <table:table-cell office:value-type="float" office:value="6.80555555555556" calcext:value-type="float">
            <text:p>6,81</text:p>
          </table:table-cell>
          <table:table-cell office:value-type="float" office:value="0" calcext:value-type="float">
            <text:p>0,00</text:p>
          </table:table-cell>
          <table:table-cell office:value-type="float" office:value="10.8888888888889" calcext:value-type="float">
            <text:p>10,89</text:p>
          </table:table-cell>
          <table:table-cell office:value-type="float" office:value="43468.8055555556" calcext:value-type="float">
            <text:p>43.468,81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gumentProcesso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gui/date/DatePickerButton.java</text:p>
          </table:table-cell>
          <table:table-cell office:value-type="float" office:value="0.65" calcext:value-type="float">
            <text:p>0,65</text:p>
          </table:table-cell>
          <table:table-cell office:value-type="float" office:value="0" calcext:value-type="float">
            <text:p>0,00</text:p>
          </table:table-cell>
          <table:table-cell office:value-type="float" office:value="8.96" calcext:value-type="float">
            <text:p>8,96</text:p>
          </table:table-cell>
          <table:table-cell office:value-type="float" office:value="0.76" calcext:value-type="float">
            <text:p>0,76</text:p>
          </table:table-cell>
          <table:table-cell office:value-type="float" office:value="0" calcext:value-type="float">
            <text:p>0,00</text:p>
          </table:table-cell>
          <table:table-cell office:value-type="float" office:value="13.41" calcext:value-type="float">
            <text:p>13,41</text:p>
          </table:table-cell>
          <table:table-cell office:value-type="float" office:value="0" calcext:value-type="float">
            <text:p>0,00</text:p>
          </table:table-cell>
          <table:table-cell office:value-type="float" office:value="3.21" calcext:value-type="float">
            <text:p>3,2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archQueryHighlight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earch/GlobalSearchWorker.java</text:p>
          </table:table-cell>
          <table:table-cell office:value-type="float" office:value="2.16" calcext:value-type="float">
            <text:p>2,16</text:p>
          </table:table-cell>
          <table:table-cell office:value-type="float" office:value="0" calcext:value-type="float">
            <text:p>0,00</text:p>
          </table:table-cell>
          <table:table-cell office:value-type="float" office:value="8.64" calcext:value-type="float">
            <text:p>8,64</text:p>
          </table:table-cell>
          <table:table-cell office:value-type="float" office:value="404.56" calcext:value-type="float">
            <text:p>404,56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uiAppend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ogging/GuiAppender.java</text:p>
          </table:table-cell>
          <table:table-cell office:value-type="float" office:value="0.761245674740484" calcext:value-type="float">
            <text:p>0,76</text:p>
          </table:table-cell>
          <table:table-cell office:value-type="float" office:value="0" calcext:value-type="float">
            <text:p>0,00</text:p>
          </table:table-cell>
          <table:table-cell office:value-type="float" office:value="8.23529411764706" calcext:value-type="float">
            <text:p>8,24</text:p>
          </table:table-cell>
          <table:table-cell office:value-type="float" office:value="0.941176470588235" calcext:value-type="float">
            <text:p>0,94</text:p>
          </table:table-cell>
          <table:table-cell office:value-type="float" office:value="0.055363321799308" calcext:value-type="float">
            <text:p>0,06</text:p>
          </table:table-cell>
          <table:table-cell office:value-type="float" office:value="0.228373702422145" calcext:value-type="float">
            <text:p>0,2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67820069204152" calcext:value-type="float">
            <text:p>2,6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BLPHelp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LowerCaseFormatter.java</text:p>
          </table:table-cell>
          <table:table-cell office:value-type="float" office:value="15.5827664399093" calcext:value-type="float">
            <text:p>15,58</text:p>
          </table:table-cell>
          <table:table-cell office:value-type="float" office:value="0" calcext:value-type="float">
            <text:p>0,00</text:p>
          </table:table-cell>
          <table:table-cell office:value-type="float" office:value="8.12698412698413" calcext:value-type="float">
            <text:p>8,13</text:p>
          </table:table-cell>
          <table:table-cell office:value-type="float" office:value="6.23582766439909" calcext:value-type="float">
            <text:p>6,24</text:p>
          </table:table-cell>
          <table:table-cell office:value-type="float" office:value="0.18140589569161" calcext:value-type="float">
            <text:p>0,18</text:p>
          </table:table-cell>
          <table:table-cell office:value-type="float" office:value="2.82086167800453" calcext:value-type="float">
            <text:p>2,82</text:p>
          </table:table-cell>
          <table:table-cell office:value-type="float" office:value="0.0453514739229025" calcext:value-type="float">
            <text:p>0,05</text:p>
          </table:table-cell>
          <table:table-cell office:value-type="float" office:value="0.18140589569161" calcext:value-type="float">
            <text:p>0,18</text:p>
          </table:table-cell>
          <table:table-cell office:value-type="float" office:value="2.46712018140589" calcext:value-type="float">
            <text:p>2,4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MLCha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NewSubDatabaseAction.java</text:p>
          </table:table-cell>
          <table:table-cell office:value-type="float" office:value="4.71913580246914" calcext:value-type="float">
            <text:p>4,72</text:p>
          </table:table-cell>
          <table:table-cell office:value-type="float" office:value="0" calcext:value-type="float">
            <text:p>0,00</text:p>
          </table:table-cell>
          <table:table-cell office:value-type="float" office:value="8.01543209876543" calcext:value-type="float">
            <text:p>8,02</text:p>
          </table:table-cell>
          <table:table-cell office:value-type="float" office:value="27.1265432098765" calcext:value-type="float">
            <text:p>27,13</text:p>
          </table:table-cell>
          <table:table-cell office:value-type="float" office:value="53.4722222222222" calcext:value-type="float">
            <text:p>53,47</text:p>
          </table:table-cell>
          <table:table-cell office:value-type="float" office:value="305.83024691358" calcext:value-type="float">
            <text:p>305,83</text:p>
          </table:table-cell>
          <table:table-cell office:value-type="float" office:value="0" calcext:value-type="float">
            <text:p>0,00</text:p>
          </table:table-cell>
          <table:table-cell office:value-type="float" office:value="17.8395061728395" calcext:value-type="float">
            <text:p>17,84</text:p>
          </table:table-cell>
          <table:table-cell office:value-type="float" office:value="0.0524691358024691" calcext:value-type="float">
            <text:p>0,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seChangeMen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SpecialFieldUpdateListener.java</text:p>
          </table:table-cell>
          <table:table-cell office:value-type="float" office:value="3.05325443786982" calcext:value-type="float">
            <text:p>3,05</text:p>
          </table:table-cell>
          <table:table-cell office:value-type="float" office:value="0" calcext:value-type="float">
            <text:p>0,00</text:p>
          </table:table-cell>
          <table:table-cell office:value-type="float" office:value="7.66863905325444" calcext:value-type="float">
            <text:p>7,67</text:p>
          </table:table-cell>
          <table:table-cell office:value-type="float" office:value="1.17159763313609" calcext:value-type="float">
            <text:p>1,17</text:p>
          </table:table-cell>
          <table:table-cell office:value-type="float" office:value="0" calcext:value-type="float">
            <text:p>0,00</text:p>
          </table:table-cell>
          <table:table-cell office:value-type="float" office:value="0.710059171597633" calcext:value-type="float">
            <text:p>0,7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91715976331361" calcext:value-type="float">
            <text:p>1,9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ibtexString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GroupsParser.java</text:p>
          </table:table-cell>
          <table:table-cell office:value-type="float" office:value="40.1111111111111" calcext:value-type="float">
            <text:p>40,11</text:p>
          </table:table-cell>
          <table:table-cell office:value-type="float" office:value="0" calcext:value-type="float">
            <text:p>0,00</text:p>
          </table:table-cell>
          <table:table-cell office:value-type="float" office:value="7.3858024691358" calcext:value-type="float">
            <text:p>7,39</text:p>
          </table:table-cell>
          <table:table-cell office:value-type="float" office:value="13.6944444444444" calcext:value-type="float">
            <text:p>13,69</text:p>
          </table:table-cell>
          <table:table-cell office:value-type="float" office:value="0.987654320987654" calcext:value-type="float">
            <text:p>0,99</text:p>
          </table:table-cell>
          <table:table-cell office:value-type="float" office:value="0.237654320987654" calcext:value-type="float">
            <text:p>0,24</text:p>
          </table:table-cell>
          <table:table-cell office:value-type="float" office:value="0" calcext:value-type="float">
            <text:p>0,00</text:p>
          </table:table-cell>
          <table:table-cell office:value-type="float" office:value="0.361111111111111" calcext:value-type="float">
            <text:p>0,36</text:p>
          </table:table-cell>
          <table:table-cell office:value-type="float" office:value="9.91666666666667" calcext:value-type="float">
            <text:p>9,9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lorSetupPan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comparator/IconComparator.java</text:p>
          </table:table-cell>
          <table:table-cell office:value-type="float" office:value="10.7065972222222" calcext:value-type="float">
            <text:p>10,71</text:p>
          </table:table-cell>
          <table:table-cell office:value-type="float" office:value="0" calcext:value-type="float">
            <text:p>0,00</text:p>
          </table:table-cell>
          <table:table-cell office:value-type="float" office:value="7.02604166666667" calcext:value-type="float">
            <text:p>7,03</text:p>
          </table:table-cell>
          <table:table-cell office:value-type="float" office:value="2.38888888888889" calcext:value-type="float">
            <text:p>2,39</text:p>
          </table:table-cell>
          <table:table-cell office:value-type="float" office:value="0.164930555555555" calcext:value-type="float">
            <text:p>0,16</text:p>
          </table:table-cell>
          <table:table-cell office:value-type="float" office:value="1.44270833333333" calcext:value-type="float">
            <text:p>1,4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05555555555555" calcext:value-type="float">
            <text:p>0,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aveAll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IdentityFormatter.java</text:p>
          </table:table-cell>
          <table:table-cell office:value-type="float" office:value="2.66666666666667" calcext:value-type="float">
            <text:p>2,67</text:p>
          </table:table-cell>
          <table:table-cell office:value-type="float" office:value="0" calcext:value-type="float">
            <text:p>0,00</text:p>
          </table:table-cell>
          <table:table-cell office:value-type="float" office:value="6.25" calcext:value-type="float">
            <text:p>6,25</text:p>
          </table:table-cell>
          <table:table-cell office:value-type="float" office:value="606.583333333333" calcext:value-type="float">
            <text:p>606,58</text:p>
          </table:table-cell>
          <table:table-cell office:value-type="float" office:value="1.80555555555556" calcext:value-type="float">
            <text:p>1,81</text:p>
          </table:table-cell>
          <table:table-cell office:value-type="float" office:value="4.6875" calcext:value-type="float">
            <text:p>4,69</text:p>
          </table:table-cell>
          <table:table-cell office:value-type="float" office:value="0.305555555555555" calcext:value-type="float">
            <text:p>0,31</text:p>
          </table:table-cell>
          <table:table-cell office:value-type="float" office:value="0" calcext:value-type="float">
            <text:p>0,00</text:p>
          </table:table-cell>
          <table:table-cell office:value-type="float" office:value="1.88888888888889" calcext:value-type="float">
            <text:p>1,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tainBasedSearchRu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remote/client/RemoteListenerClient.java</text:p>
          </table:table-cell>
          <table:table-cell office:value-type="float" office:value="19.7052154195011" calcext:value-type="float">
            <text:p>19,71</text:p>
          </table:table-cell>
          <table:table-cell office:value-type="float" office:value="0" calcext:value-type="float">
            <text:p>0,00</text:p>
          </table:table-cell>
          <table:table-cell office:value-type="float" office:value="6.23582766439909" calcext:value-type="float">
            <text:p>6,24</text:p>
          </table:table-cell>
          <table:table-cell office:value-type="float" office:value="12.140589569161" calcext:value-type="float">
            <text:p>12,14</text:p>
          </table:table-cell>
          <table:table-cell office:value-type="float" office:value="0" calcext:value-type="float">
            <text:p>0,00</text:p>
          </table:table-cell>
          <table:table-cell office:value-type="float" office:value="0.204081632653061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0.952380952380952" calcext:value-type="float">
            <text:p>0,95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ibtexKeyPattern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journals/UndoableUnabbreviator.java</text:p>
          </table:table-cell>
          <table:table-cell office:value-type="float" office:value="12.24" calcext:value-type="float">
            <text:p>12,24</text:p>
          </table:table-cell>
          <table:table-cell office:value-type="float" office:value="0" calcext:value-type="float">
            <text:p>0,00</text:p>
          </table:table-cell>
          <table:table-cell office:value-type="float" office:value="6.22222222222222" calcext:value-type="float">
            <text:p>6,22</text:p>
          </table:table-cell>
          <table:table-cell office:value-type="float" office:value="4.58222222222222" calcext:value-type="float">
            <text:p>4,58</text:p>
          </table:table-cell>
          <table:table-cell office:value-type="float" office:value="1.37333333333333" calcext:value-type="float">
            <text:p>1,37</text:p>
          </table:table-cell>
          <table:table-cell office:value-type="float" office:value="0.622222222222222" calcext:value-type="float">
            <text:p>0,62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4.69888888888889" calcext:value-type="float">
            <text:p>4,7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ntryFromPDFCreator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main/java/net/sf/jabref/logic/util/io/FileFinder.java</text:p>
          </table:table-cell>
          <table:table-cell office:value-type="float" office:value="4.8475" calcext:value-type="float">
            <text:p>4,85</text:p>
          </table:table-cell>
          <table:table-cell office:value-type="float" office:value="0" calcext:value-type="float">
            <text:p>0,00</text:p>
          </table:table-cell>
          <table:table-cell office:value-type="float" office:value="6.1875" calcext:value-type="float">
            <text:p>6,19</text:p>
          </table:table-cell>
          <table:table-cell office:value-type="float" office:value="3.0475" calcext:value-type="float">
            <text:p>3,05</text:p>
          </table:table-cell>
          <table:table-cell office:value-type="float" office:value="0" calcext:value-type="float">
            <text:p>0,00</text:p>
          </table:table-cell>
          <table:table-cell office:value-type="float" office:value="0.31" calcext:value-type="float">
            <text:p>0,31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2475" calcext:value-type="float">
            <text:p>0,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leLink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logic/search/matchers/MatcherSet.java</text:p>
          </table:table-cell>
          <table:table-cell office:value-type="float" office:value="2.83950617283951" calcext:value-type="float">
            <text:p>2,84</text:p>
          </table:table-cell>
          <table:table-cell office:value-type="float" office:value="0" calcext:value-type="float">
            <text:p>0,00</text:p>
          </table:table-cell>
          <table:table-cell office:value-type="float" office:value="6.17283950617284" calcext:value-type="float">
            <text:p>6,17</text:p>
          </table:table-cell>
          <table:table-cell office:value-type="float" office:value="456" calcext:value-type="float">
            <text:p>456,00</text:p>
          </table:table-cell>
          <table:table-cell office:value-type="float" office:value="0.246913580246914" calcext:value-type="float">
            <text:p>0,25</text:p>
          </table:table-cell>
          <table:table-cell office:value-type="float" office:value="0.839506172839506" calcext:value-type="float">
            <text:p>0,84</text:p>
          </table:table-cell>
          <table:table-cell office:value-type="float" office:value="0.246913580246914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3.35802469135802" calcext:value-type="float">
            <text:p>3,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moteListenerServ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error/StreamEavesdropper.java</text:p>
          </table:table-cell>
          <table:table-cell office:value-type="float" office:value="100.576177285319" calcext:value-type="float">
            <text:p>100,58</text:p>
          </table:table-cell>
          <table:table-cell office:value-type="float" office:value="0" calcext:value-type="float">
            <text:p>0,00</text:p>
          </table:table-cell>
          <table:table-cell office:value-type="float" office:value="5.85041551246538" calcext:value-type="float">
            <text:p>5,85</text:p>
          </table:table-cell>
          <table:table-cell office:value-type="float" office:value="1347.53462603878" calcext:value-type="float">
            <text:p>1.347,53</text:p>
          </table:table-cell>
          <table:table-cell office:value-type="float" office:value="0" calcext:value-type="float">
            <text:p>0,00</text:p>
          </table:table-cell>
          <table:table-cell office:value-type="float" office:value="0.365650969529086" calcext:value-type="float">
            <text:p>0,37</text:p>
          </table:table-cell>
          <table:table-cell office:value-type="float" office:value="1.26869806094183" calcext:value-type="float">
            <text:p>1,27</text:p>
          </table:table-cell>
          <table:table-cell office:value-type="float" office:value="0" calcext:value-type="float">
            <text:p>0,00</text:p>
          </table:table-cell>
          <table:table-cell office:value-type="float" office:value="1.10249307479224" calcext:value-type="float">
            <text:p>1,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pecialMainTableColumn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ACS.java</text:p>
          </table:table-cell>
          <table:table-cell office:value-type="float" office:value="4.32098765432099" calcext:value-type="float">
            <text:p>4,32</text:p>
          </table:table-cell>
          <table:table-cell office:value-type="float" office:value="0" calcext:value-type="float">
            <text:p>0,00</text:p>
          </table:table-cell>
          <table:table-cell office:value-type="float" office:value="5.55555555555556" calcext:value-type="float">
            <text:p>5,56</text:p>
          </table:table-cell>
          <table:table-cell office:value-type="float" office:value="436.666666666667" calcext:value-type="float">
            <text:p>436,67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17283950617284" calcext:value-type="float">
            <text:p>0,17</text:p>
          </table:table-cell>
          <table:table-cell office:value-type="float" office:value="0" calcext:value-type="float">
            <text:p>0,00</text:p>
          </table:table-cell>
          <table:table-cell office:value-type="float" office:value="0.17283950617284" calcext:value-type="float">
            <text:p>0,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leBasedLoc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CanonicalBibtexEntry.java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0" calcext:value-type="float">
            <text:p>0,00</text:p>
          </table:table-cell>
          <table:table-cell office:value-type="float" office:value="5.55555555555556" calcext:value-type="float">
            <text:p>5,56</text:p>
          </table:table-cell>
          <table:table-cell office:value-type="float" office:value="356.222222222222" calcext:value-type="float">
            <text:p>356,22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xyAuthentic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EntriesGroupChange.java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5.55555555555555" calcext:value-type="float">
            <text:p>5,56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26.5833333333333" calcext:value-type="float">
            <text:p>26,58</text:p>
          </table:table-cell>
          <table:table-cell office:value-type="float" office:value="0" calcext:value-type="float">
            <text:p>0,00</text:p>
          </table:table-cell>
          <table:table-cell office:value-type="float" office:value="7.47222222222222" calcext:value-type="float">
            <text:p>7,47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PasteAction.java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5.55555555555555" calcext:value-type="float">
            <text:p>5,56</text:p>
          </table:table-cell>
          <table:table-cell office:value-type="float" office:value="813.555555555555" calcext:value-type="float">
            <text:p>813,5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dina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SortTabsAction.java</text:p>
          </table:table-cell>
          <table:table-cell office:value-type="float" office:value="13.280276816609" calcext:value-type="float">
            <text:p>13,28</text:p>
          </table:table-cell>
          <table:table-cell office:value-type="float" office:value="0" calcext:value-type="float">
            <text:p>0,00</text:p>
          </table:table-cell>
          <table:table-cell office:value-type="float" office:value="5.5363321799308" calcext:value-type="float">
            <text:p>5,54</text:p>
          </table:table-cell>
          <table:table-cell office:value-type="float" office:value="4.65051903114187" calcext:value-type="float">
            <text:p>4,65</text:p>
          </table:table-cell>
          <table:table-cell office:value-type="float" office:value="2.32525951557093" calcext:value-type="float">
            <text:p>2,33</text:p>
          </table:table-cell>
          <table:table-cell office:value-type="float" office:value="7.70242214532872" calcext:value-type="float">
            <text:p>7,70</text:p>
          </table:table-cell>
          <table:table-cell office:value-type="float" office:value="0" calcext:value-type="float">
            <text:p>0,00</text:p>
          </table:table-cell>
          <table:table-cell office:value-type="float" office:value="0.207612456747405" calcext:value-type="float">
            <text:p>0,21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doableRemoveStr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layout/format/AuthorAndsReplacer.java</text:p>
          </table:table-cell>
          <table:table-cell office:value-type="float" office:value="12.5463988919668" calcext:value-type="float">
            <text:p>12,55</text:p>
          </table:table-cell>
          <table:table-cell office:value-type="float" office:value="0" calcext:value-type="float">
            <text:p>0,00</text:p>
          </table:table-cell>
          <table:table-cell office:value-type="float" office:value="5.14196675900277" calcext:value-type="float">
            <text:p>5,14</text:p>
          </table:table-cell>
          <table:table-cell office:value-type="float" office:value="211.679362880886" calcext:value-type="float">
            <text:p>211,68</text:p>
          </table:table-cell>
          <table:table-cell office:value-type="float" office:value="0" calcext:value-type="float">
            <text:p>0,00</text:p>
          </table:table-cell>
          <table:table-cell office:value-type="float" office:value="0.302631578947368" calcext:value-type="float">
            <text:p>0,3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96398891966759" calcext:value-type="float">
            <text:p>0,3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utoLinkFiles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CopyAction.java</text:p>
          </table:table-cell>
          <table:table-cell office:value-type="float" office:value="781.351800554017" calcext:value-type="float">
            <text:p>781,35</text:p>
          </table:table-cell>
          <table:table-cell office:value-type="float" office:value="0" calcext:value-type="float">
            <text:p>0,00</text:p>
          </table:table-cell>
          <table:table-cell office:value-type="float" office:value="4.84764542936288" calcext:value-type="float">
            <text:p>4,85</text:p>
          </table:table-cell>
          <table:table-cell office:value-type="float" office:value="96.4432132963989" calcext:value-type="float">
            <text:p>96,44</text:p>
          </table:table-cell>
          <table:table-cell table:number-columns-repeated="2" office:value-type="float" office:value="0.193905817174515" calcext:value-type="float">
            <text:p>0,1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ction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esktop/os/DefaultDesktop.java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4.734375" calcext:value-type="float">
            <text:p>4,73</text:p>
          </table:table-cell>
          <table:table-cell office:value-type="float" office:value="1.5" calcext:value-type="float">
            <text:p>1,50</text:p>
          </table:table-cell>
          <table:table-cell office:value-type="float" office:value="0.234375" calcext:value-type="float">
            <text:p>0,23</text:p>
          </table:table-cell>
          <table:table-cell office:value-type="float" office:value="4.234375" calcext:value-type="float">
            <text:p>4,2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34375" calcext:value-type="float">
            <text:p>0,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cusReques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FieldEditor.java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4.6875" calcext:value-type="float">
            <text:p>4,69</text:p>
          </table:table-cell>
          <table:table-cell office:value-type="float" office:value="0.5" calcext:value-type="float">
            <text:p>0,5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.6875" calcext:value-type="float">
            <text:p>1,69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foPa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main/java/net/sf/jabref/logic/layout/format/HTMLParagraphs.java</text:p>
          </table:table-cell>
          <table:table-cell office:value-type="float" office:value="2.36686390532544" calcext:value-type="float">
            <text:p>2,37</text:p>
          </table:table-cell>
          <table:table-cell office:value-type="float" office:value="0" calcext:value-type="float">
            <text:p>0,00</text:p>
          </table:table-cell>
          <table:table-cell office:value-type="float" office:value="4.43786982248521" calcext:value-type="float">
            <text:p>4,44</text:p>
          </table:table-cell>
          <table:table-cell office:value-type="float" office:value="3.66863905325444" calcext:value-type="float">
            <text:p>3,67</text:p>
          </table:table-cell>
          <table:table-cell office:value-type="float" office:value="1.59763313609467" calcext:value-type="float">
            <text:p>1,60</text:p>
          </table:table-cell>
          <table:table-cell office:value-type="float" office:value="0.828402366863905" calcext:value-type="float">
            <text:p>0,83</text:p>
          </table:table-cell>
          <table:table-cell office:value-type="float" office:value="0.177514792899408" calcext:value-type="float">
            <text:p>0,1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okieHandlerImp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ndo/UndoableChangeType.java</text:p>
          </table:table-cell>
          <table:table-cell office:value-type="float" office:value="1.84" calcext:value-type="float">
            <text:p>1,84</text:p>
          </table:table-cell>
          <table:table-cell office:value-type="float" office:value="0" calcext:value-type="float">
            <text:p>0,00</text:p>
          </table:table-cell>
          <table:table-cell office:value-type="float" office:value="4.24" calcext:value-type="float">
            <text:p>4,24</text:p>
          </table:table-cell>
          <table:table-cell office:value-type="float" office:value="2.96" calcext:value-type="float">
            <text:p>2,96</text:p>
          </table:table-cell>
          <table:table-cell office:value-type="float" office:value="0.64" calcext:value-type="float">
            <text:p>0,64</text:p>
          </table:table-cell>
          <table:table-cell office:value-type="float" office:value="1.2" calcext:value-type="float">
            <text:p>1,2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0.64" calcext:value-type="float">
            <text:p>0,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btexPurif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BExporterAndImporterFactory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" calcext:value-type="float">
            <text:p>4,00</text:p>
          </table:table-cell>
          <table:table-cell office:value-type="float" office:value="5398.24" calcext:value-type="float">
            <text:p>5.398,24</text:p>
          </table:table-cell>
          <table:table-cell office:value-type="float" office:value="19.36" calcext:value-type="float">
            <text:p>19,36</text:p>
          </table:table-cell>
          <table:table-cell office:value-type="float" office:value="7.84" calcext:value-type="float">
            <text:p>7,8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btexSingleFiel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io/FileNameCleaner.java</text:p>
          </table:table-cell>
          <table:table-cell office:value-type="float" office:value="0.64" calcext:value-type="float">
            <text:p>0,64</text:p>
          </table:table-cell>
          <table:table-cell office:value-type="float" office:value="0" calcext:value-type="float">
            <text:p>0,00</text:p>
          </table:table-cell>
          <table:table-cell office:value-type="float" office:value="3.84" calcext:value-type="float">
            <text:p>3,84</text:p>
          </table:table-cell>
          <table:table-cell office:value-type="float" office:value="1.6" calcext:value-type="float">
            <text:p>1,60</text:p>
          </table:table-cell>
          <table:table-cell office:value-type="float" office:value="0" calcext:value-type="float">
            <text:p>0,00</text:p>
          </table:table-cell>
          <table:table-cell office:value-type="float" office:value="0.16" calcext:value-type="float">
            <text:p>0,1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ndleDuplicateWarning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TextPrefixFunction.java</text:p>
          </table:table-cell>
          <table:table-cell office:value-type="float" office:value="15.4375" calcext:value-type="float">
            <text:p>15,44</text:p>
          </table:table-cell>
          <table:table-cell office:value-type="float" office:value="0" calcext:value-type="float">
            <text:p>0,00</text:p>
          </table:table-cell>
          <table:table-cell office:value-type="float" office:value="3.75" calcext:value-type="float">
            <text:p>3,75</text:p>
          </table:table-cell>
          <table:table-cell office:value-type="float" office:value="11.484375" calcext:value-type="float">
            <text:p>11,48</text:p>
          </table:table-cell>
          <table:table-cell table:number-columns-repeated="2" office:value-type="float" office:value="0.4375" calcext:value-type="float">
            <text:p>0,44</text:p>
          </table:table-cell>
          <table:table-cell office:value-type="float" office:value="0.234375" calcext:value-type="float">
            <text:p>0,23</text:p>
          </table:table-cell>
          <table:table-cell office:value-type="float" office:value="0" calcext:value-type="float">
            <text:p>0,00</text:p>
          </table:table-cell>
          <table:table-cell office:value-type="float" office:value="0.234375" calcext:value-type="float">
            <text:p>0,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btexWidt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Title.java</text:p>
          </table:table-cell>
          <table:table-cell office:value-type="float" office:value="1.1358024691358" calcext:value-type="float">
            <text:p>1,14</text:p>
          </table:table-cell>
          <table:table-cell office:value-type="float" office:value="0" calcext:value-type="float">
            <text:p>0,00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294" calcext:value-type="float">
            <text:p>294,00</text:p>
          </table:table-cell>
          <table:table-cell office:value-type="float" office:value="0" calcext:value-type="float">
            <text:p>0,00</text:p>
          </table:table-cell>
          <table:table-cell office:value-type="float" office:value="0.246913580246914" calcext:value-type="float">
            <text:p>0,25</text:p>
          </table:table-cell>
          <table:table-cell office:value-type="float" office:value="0.987654320987654" calcext:value-type="float">
            <text:p>0,99</text:p>
          </table:table-cell>
          <table:table-cell office:value-type="float" office:value="0" calcext:value-type="float">
            <text:p>0,00</text:p>
          </table:table-cell>
          <table:table-cell office:value-type="float" office:value="1.28395061728395" calcext:value-type="float">
            <text:p>1,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SearchWor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AutoCompleterFactory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55555555555556" calcext:value-type="float">
            <text:p>3,56</text:p>
          </table:table-cell>
          <table:table-cell office:value-type="float" office:value="142.222222222222" calcext:value-type="float">
            <text:p>142,22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dGene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ChangeCaseFunction.java</text:p>
          </table:table-cell>
          <table:table-cell office:value-type="float" office:value="2.21301775147929" calcext:value-type="float">
            <text:p>2,21</text:p>
          </table:table-cell>
          <table:table-cell office:value-type="float" office:value="0" calcext:value-type="float">
            <text:p>0,00</text:p>
          </table:table-cell>
          <table:table-cell office:value-type="float" office:value="3.25443786982248" calcext:value-type="float">
            <text:p>3,25</text:p>
          </table:table-cell>
          <table:table-cell office:value-type="float" office:value="5.90532544378698" calcext:value-type="float">
            <text:p>5,9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710059171597633" calcext:value-type="float">
            <text:p>0,7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aitForSaveOpera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component/CheckBoxMessage.java</text:p>
          </table:table-cell>
          <table:table-cell office:value-type="float" office:value="6.40816326530612" calcext:value-type="float">
            <text:p>6,41</text:p>
          </table:table-cell>
          <table:table-cell office:value-type="float" office:value="0" calcext:value-type="float">
            <text:p>0,00</text:p>
          </table:table-cell>
          <table:table-cell office:value-type="float" office:value="3.06122448979592" calcext:value-type="float">
            <text:p>3,06</text:p>
          </table:table-cell>
          <table:table-cell office:value-type="float" office:value="7.10204081632653" calcext:value-type="float">
            <text:p>7,10</text:p>
          </table:table-cell>
          <table:table-cell office:value-type="float" office:value="0" calcext:value-type="float">
            <text:p>0,00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verlayPan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ContentAutoCompleters.java</text:p>
          </table:table-cell>
          <table:table-cell office:value-type="float" office:value="17.9876543209877" calcext:value-type="float">
            <text:p>17,99</text:p>
          </table:table-cell>
          <table:table-cell office:value-type="float" office:value="0" calcext:value-type="float">
            <text:p>0,00</text:p>
          </table:table-cell>
          <table:table-cell office:value-type="float" office:value="2.66666666666667" calcext:value-type="float">
            <text:p>2,67</text:p>
          </table:table-cell>
          <table:table-cell office:value-type="float" office:value="23.4969135802469" calcext:value-type="float">
            <text:p>23,50</text:p>
          </table:table-cell>
          <table:table-cell office:value-type="float" office:value="4.91666666666667" calcext:value-type="float">
            <text:p>4,92</text:p>
          </table:table-cell>
          <table:table-cell office:value-type="float" office:value="7.53395061728395" calcext:value-type="float">
            <text:p>7,53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" calcext:value-type="float">
            <text:p>0,00</text:p>
          </table:table-cell>
          <table:table-cell office:value-type="float" office:value="6.22222222222222" calcext:value-type="float">
            <text:p>6,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linkedFilesCrawler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main/java/net/sf/jabref/logic/layout/format/CreateBibORDFAuthors.java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,00</text:p>
          </table:table-cell>
          <table:table-cell office:value-type="float" office:value="2.25" calcext:value-type="float">
            <text:p>2,25</text:p>
          </table:table-cell>
          <table:table-cell office:value-type="float" office:value="6.09" calcext:value-type="float">
            <text:p>6,09</text:p>
          </table:table-cell>
          <table:table-cell office:value-type="float" office:value="1.44" calcext:value-type="float">
            <text:p>1,44</text:p>
          </table:table-cell>
          <table:table-cell office:value-type="float" office:value="5.16" calcext:value-type="float">
            <text:p>5,16</text:p>
          </table:table-cell>
          <table:table-cell office:value-type="float" office:value="0" calcext:value-type="float">
            <text:p>0,00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eateDocBookEdito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integrity/IntegrityMessage.java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,00</text:p>
          </table:table-cell>
          <table:table-cell office:value-type="float" office:value="2.25" calcext:value-type="float">
            <text:p>2,25</text:p>
          </table:table-cell>
          <table:table-cell office:value-type="float" office:value="2.49" calcext:value-type="float">
            <text:p>2,49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36" calcext:value-type="float">
            <text:p>0,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ckBoxMessa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comparator/RankingFieldComparator.java</text:p>
          </table:table-cell>
          <table:table-cell office:value-type="float" office:value="0.65" calcext:value-type="float">
            <text:p>0,65</text:p>
          </table:table-cell>
          <table:table-cell office:value-type="float" office:value="0" calcext:value-type="float">
            <text:p>0,00</text:p>
          </table:table-cell>
          <table:table-cell office:value-type="float" office:value="2.25" calcext:value-type="float">
            <text:p>2,25</text:p>
          </table:table-cell>
          <table:table-cell office:value-type="float" office:value="0.96" calcext:value-type="float">
            <text:p>0,96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ifyingWri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WrapContent.java</text:p>
          </table:table-cell>
          <table:table-cell office:value-type="float" office:value="0.816326530612245" calcext:value-type="float">
            <text:p>0,82</text:p>
          </table:table-cell>
          <table:table-cell office:value-type="float" office:value="0" calcext:value-type="float">
            <text:p>0,00</text:p>
          </table:table-cell>
          <table:table-cell office:value-type="float" office:value="2.12244897959184" calcext:value-type="float">
            <text:p>2,12</text:p>
          </table:table-cell>
          <table:table-cell office:value-type="float" office:value="271.632653061224" calcext:value-type="float">
            <text:p>271,6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doableChangeEntriesOfGro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AndsCommaReplacer.java</text:p>
          </table:table-cell>
          <table:table-cell office:value-type="float" office:value="0.979591836734694" calcext:value-type="float">
            <text:p>0,98</text:p>
          </table:table-cell>
          <table:table-cell office:value-type="float" office:value="0" calcext:value-type="float">
            <text:p>0,00</text:p>
          </table:table-cell>
          <table:table-cell office:value-type="float" office:value="1.95918367346939" calcext:value-type="float">
            <text:p>1,96</text:p>
          </table:table-cell>
          <table:table-cell office:value-type="float" office:value="405.551020408163" calcext:value-type="float">
            <text:p>405,55</text:p>
          </table:table-cell>
          <table:table-cell office:value-type="float" office:value="0.204081632653061" calcext:value-type="float">
            <text:p>0,20</text:p>
          </table:table-cell>
          <table:table-cell office:value-type="float" office:value="2.57142857142857" calcext:value-type="float">
            <text:p>2,57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tabaseSearch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database/BibDatabaseModeDetection.java</text:p>
          </table:table-cell>
          <table:table-cell office:value-type="float" office:value="3.44888888888889" calcext:value-type="float">
            <text:p>3,45</text:p>
          </table:table-cell>
          <table:table-cell office:value-type="float" office:value="0" calcext:value-type="float">
            <text:p>0,00</text:p>
          </table:table-cell>
          <table:table-cell office:value-type="float" office:value="1.92888888888889" calcext:value-type="float">
            <text:p>1,93</text:p>
          </table:table-cell>
          <table:table-cell office:value-type="float" office:value="3.30666666666666" calcext:value-type="float">
            <text:p>3,31</text:p>
          </table:table-cell>
          <table:table-cell office:value-type="float" office:value="0" calcext:value-type="float">
            <text:p>0,00</text:p>
          </table:table-cell>
          <table:table-cell office:value-type="float" office:value="2.64" calcext:value-type="float">
            <text:p>2,64</text:p>
          </table:table-cell>
          <table:table-cell office:value-type="float" office:value="0" calcext:value-type="float">
            <text:p>0,00</text:p>
          </table:table-cell>
          <table:table-cell office:value-type="float" office:value="0.0622222222222222" calcext:value-type="float">
            <text:p>0,06</text:p>
          </table:table-cell>
          <table:table-cell office:value-type="float" office:value="0.248888888888889" calcext:value-type="float">
            <text:p>0,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ossRefEntry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CapitalizeFormatter.java</text:p>
          </table:table-cell>
          <table:table-cell office:value-type="float" office:value="32.320987654321" calcext:value-type="float">
            <text:p>32,32</text:p>
          </table:table-cell>
          <table:table-cell office:value-type="float" office:value="0" calcext:value-type="float">
            <text:p>0,00</text:p>
          </table:table-cell>
          <table:table-cell office:value-type="float" office:value="1.77777777777778" calcext:value-type="float">
            <text:p>1,78</text:p>
          </table:table-cell>
          <table:table-cell office:value-type="float" office:value="861.555555555556" calcext:value-type="float">
            <text:p>861,56</text:p>
          </table:table-cell>
          <table:table-cell office:value-type="float" office:value="0" calcext:value-type="float">
            <text:p>0,00</text:p>
          </table:table-cell>
          <table:table-cell office:value-type="float" office:value="0.395061728395062" calcext:value-type="float">
            <text:p>0,40</text:p>
          </table:table-cell>
          <table:table-cell office:value-type="float" office:value="5.11111111111111" calcext:value-type="float">
            <text:p>5,11</text:p>
          </table:table-cell>
          <table:table-cell office:value-type="float" office:value="0" calcext:value-type="float">
            <text:p>0,00</text:p>
          </table:table-cell>
          <table:table-cell office:value-type="float" office:value="18.2222222222222" calcext:value-type="float">
            <text:p>18,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leHistory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logic/search/DatabaseSearcher.java</text:p>
          </table:table-cell>
          <table:table-cell office:value-type="float" office:value="0.293333333333333" calcext:value-type="float">
            <text:p>0,29</text:p>
          </table:table-cell>
          <table:table-cell office:value-type="float" office:value="0" calcext:value-type="float">
            <text:p>0,00</text:p>
          </table:table-cell>
          <table:table-cell office:value-type="float" office:value="1.55555555555556" calcext:value-type="float">
            <text:p>1,56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0.0622222222222222" calcext:value-type="float">
            <text:p>0,06</text:p>
          </table:table-cell>
          <table:table-cell office:value-type="float" office:value="0" calcext:value-type="float">
            <text:p>0,00</text:p>
          </table:table-cell>
          <table:table-cell office:value-type="float" office:value="0.0622222222222222" calcext:value-type="float">
            <text:p>0,06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con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DefaultAutoCompleter.java</text:p>
          </table:table-cell>
          <table:table-cell office:value-type="float" office:value="9.55555555555555" calcext:value-type="float">
            <text:p>9,56</text:p>
          </table:table-cell>
          <table:table-cell office:value-type="float" office:value="0" calcext:value-type="float">
            <text:p>0,00</text:p>
          </table:table-cell>
          <table:table-cell office:value-type="float" office:value="1.4375" calcext:value-type="float">
            <text:p>1,44</text:p>
          </table:table-cell>
          <table:table-cell office:value-type="float" office:value="3.15972222222222" calcext:value-type="float">
            <text:p>3,16</text:p>
          </table:table-cell>
          <table:table-cell office:value-type="float" office:value="0" calcext:value-type="float">
            <text:p>0,00</text:p>
          </table:table-cell>
          <table:table-cell office:value-type="float" office:value="0.234375" calcext:value-type="float">
            <text:p>0,23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0399305555555555" calcext:value-type="float">
            <text:p>0,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ringNameChang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main/java/net/sf/jabref/importer/fetcher/EntryFetchers.java</text:p>
          </table:table-cell>
          <table:table-cell office:value-type="float" office:value="8.19390581717452" calcext:value-type="float">
            <text:p>8,19</text:p>
          </table:table-cell>
          <table:table-cell office:value-type="float" office:value="0" calcext:value-type="float">
            <text:p>0,00</text:p>
          </table:table-cell>
          <table:table-cell office:value-type="float" office:value="1.39612188365651" calcext:value-type="float">
            <text:p>1,40</text:p>
          </table:table-cell>
          <table:table-cell office:value-type="float" office:value="2.08864265927978" calcext:value-type="float">
            <text:p>2,09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.81163434903047" calcext:value-type="float">
            <text:p>1,8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irstColumn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HighlightMatchingGroupPreferences.java</text:p>
          </table:table-cell>
          <table:table-cell office:value-type="float" office:value="20.2607246980425" calcext:value-type="float">
            <text:p>20,26</text:p>
          </table:table-cell>
          <table:table-cell office:value-type="float" office:value="0" calcext:value-type="float">
            <text:p>0,00</text:p>
          </table:table-cell>
          <table:table-cell office:value-type="float" office:value="1.11786755518534" calcext:value-type="float">
            <text:p>1,12</text:p>
          </table:table-cell>
          <table:table-cell office:value-type="float" office:value="0.661391087047064" calcext:value-type="float">
            <text:p>0,66</text:p>
          </table:table-cell>
          <table:table-cell office:value-type="float" office:value="0" calcext:value-type="float">
            <text:p>0,00</text:p>
          </table:table-cell>
          <table:table-cell office:value-type="float" office:value="0.249895876718034" calcext:value-type="float">
            <text:p>0,2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ndAsEMail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MainTableHeaderRenderer.java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,00</text:p>
          </table:table-cell>
          <table:table-cell office:value-type="float" office:value="6.25" calcext:value-type="float">
            <text:p>6,25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mLayout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MatchesHighlighter.java</text:p>
          </table:table-cell>
          <table:table-cell office:value-type="float" office:value="11.25" calcext:value-type="float">
            <text:p>11,25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877.6875" calcext:value-type="float">
            <text:p>877,69</text:p>
          </table:table-cell>
          <table:table-cell office:value-type="float" office:value="0" calcext:value-type="float">
            <text:p>0,00</text:p>
          </table:table-cell>
          <table:table-cell office:value-type="float" office:value="1.5" calcext:value-type="float">
            <text:p>1,5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TextFieldChangeListener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SXCompatibleToolbar.java</text:p>
          </table:table-cell>
          <table:table-cell office:value-type="float" office:value="1.6875" calcext:value-type="float">
            <text:p>1,69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290.75" calcext:value-type="float">
            <text:p>290,75</text:p>
          </table:table-cell>
          <table:table-cell office:value-type="float" office:value="0" calcext:value-type="float">
            <text:p>0,00</text:p>
          </table:table-cell>
          <table:table-cell office:value-type="float" office:value="0.6875" calcext:value-type="float">
            <text:p>0,69</text:p>
          </table:table-cell>
          <table:table-cell office:value-type="float" office:value="4" calcext:value-type="float">
            <text:p>4,00</text:p>
          </table:table-cell>
          <table:table-cell office:value-type="float" office:value="0" calcext:value-type="float">
            <text:p>0,00</text:p>
          </table:table-cell>
          <table:table-cell office:value-type="float" office:value="2.25" calcext:value-type="float">
            <text:p>2,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TableName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SentenceCaseFormatter.java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240.25" calcext:value-type="float">
            <text:p>240,2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t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UpperCaseFormatter.java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" calcext:value-type="float">
            <text:p>0,00</text:p>
          </table:table-cell>
          <table:table-cell office:value-type="float" office:value="0.979591836734694" calcext:value-type="float">
            <text:p>0,98</text:p>
          </table:table-cell>
          <table:table-cell office:value-type="float" office:value="5.06122448979592" calcext:value-type="float">
            <text:p>5,06</text:p>
          </table:table-cell>
          <table:table-cell office:value-type="float" office:value="0" calcext:value-type="float">
            <text:p>0,00</text:p>
          </table:table-cell>
          <table:table-cell office:value-type="float" office:value="0.693877551020408" calcext:value-type="float">
            <text:p>0,69</text:p>
          </table:table-cell>
          <table:table-cell office:value-type="float" office:value="0.244897959183673" calcext:value-type="float">
            <text:p>0,2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plac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io/XMLUtil.java</text:p>
          </table:table-cell>
          <table:table-cell office:value-type="float" office:value="27" calcext:value-type="float">
            <text:p>27,00</text:p>
          </table:table-cell>
          <table:table-cell office:value-type="float" office:value="0" calcext:value-type="float">
            <text:p>0,00</text:p>
          </table:table-cell>
          <table:table-cell office:value-type="float" office:value="0.96" calcext:value-type="float">
            <text:p>0,96</text:p>
          </table:table-cell>
          <table:table-cell office:value-type="float" office:value="275.56" calcext:value-type="float">
            <text:p>275,56</text:p>
          </table:table-cell>
          <table:table-cell office:value-type="float" office:value="47.04" calcext:value-type="float">
            <text:p>47,04</text:p>
          </table:table-cell>
          <table:table-cell office:value-type="float" office:value="96" calcext:value-type="float">
            <text:p>96,00</text:p>
          </table:table-cell>
          <table:table-cell office:value-type="float" office:value="4.41" calcext:value-type="float">
            <text:p>4,41</text:p>
          </table:table-cell>
          <table:table-cell office:value-type="float" office:value="0" calcext:value-type="float">
            <text:p>0,00</text:p>
          </table:table-cell>
          <table:table-cell office:value-type="float" office:value="10.44" calcext:value-type="float">
            <text:p>10,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EE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ClearFormatter.java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0.96" calcext:value-type="float">
            <text:p>0,96</text:p>
          </table:table-cell>
          <table:table-cell office:value-type="float" office:value="0.16" calcext:value-type="float">
            <text:p>0,1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matPagesForHTM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HtmlToUnicodeFormatter.java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0.96" calcext:value-type="float">
            <text:p>0,96</text:p>
          </table:table-cell>
          <table:table-cell office:value-type="float" office:value="0.16" calcext:value-type="float">
            <text:p>0,1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matPagesForXM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NewDatabaseAction.java</text:p>
          </table:table-cell>
          <table:table-cell office:value-type="float" office:value="0.611570247933884" calcext:value-type="float">
            <text:p>0,61</text:p>
          </table:table-cell>
          <table:table-cell office:value-type="float" office:value="0" calcext:value-type="float">
            <text:p>0,00</text:p>
          </table:table-cell>
          <table:table-cell office:value-type="float" office:value="0.925619834710744" calcext:value-type="float">
            <text:p>0,93</text:p>
          </table:table-cell>
          <table:table-cell office:value-type="float" office:value="1.17355371900826" calcext:value-type="float">
            <text:p>1,17</text:p>
          </table:table-cell>
          <table:table-cell office:value-type="float" office:value="0.909090909090909" calcext:value-type="float">
            <text:p>0,91</text:p>
          </table:table-cell>
          <table:table-cell office:value-type="float" office:value="10.9752066115702" calcext:value-type="float">
            <text:p>10,98</text:p>
          </table:table-cell>
          <table:table-cell office:value-type="float" office:value="0.0826446280991735" calcext:value-type="float">
            <text:p>0,0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urrentDat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NormalizeNamesFormatter.java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234.888888888889" calcext:value-type="float">
            <text:p>234,8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bDatabas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EntryConverter.java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924.666666666667" calcext:value-type="float">
            <text:p>924,6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yBindings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FieldProperties.java</text:p>
          </table:table-cell>
          <table:table-cell office:value-type="float" office:value="2.90178571428571" calcext:value-type="float">
            <text:p>2,90</text:p>
          </table:table-cell>
          <table:table-cell office:value-type="float" office:value="0" calcext:value-type="float">
            <text:p>0,00</text:p>
          </table:table-cell>
          <table:table-cell office:value-type="float" office:value="0.872448979591837" calcext:value-type="float">
            <text:p>0,87</text:p>
          </table:table-cell>
          <table:table-cell office:value-type="float" office:value="1.90816326530612" calcext:value-type="float">
            <text:p>1,91</text:p>
          </table:table-cell>
          <table:table-cell office:value-type="float" office:value="0.168367346938775" calcext:value-type="float">
            <text:p>0,17</text:p>
          </table:table-cell>
          <table:table-cell office:value-type="float" office:value="1.33035714285714" calcext:value-type="float">
            <text:p>1,33</text:p>
          </table:table-cell>
          <table:table-cell office:value-type="float" office:value="0.0956632653061225" calcext:value-type="float">
            <text:p>0,10</text:p>
          </table:table-cell>
          <table:table-cell office:value-type="float" office:value="0" calcext:value-type="float">
            <text:p>0,00</text:p>
          </table:table-cell>
          <table:table-cell office:value-type="float" office:value="0.218112244897959" calcext:value-type="float">
            <text:p>0,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ttachFil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comparator/FirstColumnComparator.java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0.555555555555555" calcext:value-type="float">
            <text:p>0,56</text:p>
          </table:table-cell>
          <table:table-cell office:value-type="float" office:value="1.58333333333333" calcext:value-type="float">
            <text:p>1,58</text:p>
          </table:table-cell>
          <table:table-cell office:value-type="float" office:value="0.555555555555555" calcext:value-type="float">
            <text:p>0,56</text:p>
          </table:table-cell>
          <table:table-cell office:value-type="float" office:value="3.47222222222222" calcext:value-type="float">
            <text:p>3,47</text:p>
          </table:table-cell>
          <table:table-cell office:value-type="float" office:value="0" calcext:value-type="float">
            <text:p>0,00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rifyFun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IfPlural.java</text:p>
          </table:table-cell>
          <table:table-cell office:value-type="float" office:value="7.3469387755102" calcext:value-type="float">
            <text:p>7,35</text:p>
          </table:table-cell>
          <table:table-cell office:value-type="float" office:value="0" calcext:value-type="float">
            <text:p>0,00</text:p>
          </table:table-cell>
          <table:table-cell office:value-type="float" office:value="0.489795918367347" calcext:value-type="float">
            <text:p>0,49</text:p>
          </table:table-cell>
          <table:table-cell office:value-type="float" office:value="7.91836734693877" calcext:value-type="float">
            <text:p>7,92</text:p>
          </table:table-cell>
          <table:table-cell office:value-type="float" office:value="0" calcext:value-type="float">
            <text:p>0,00</text:p>
          </table:table-cell>
          <table:table-cell office:value-type="float" office:value="5.63265306122449" calcext:value-type="float">
            <text:p>5,63</text:p>
          </table:table-cell>
          <table:table-cell office:value-type="float" office:value="0.979591836734694" calcext:value-type="float">
            <text:p>0,9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fPlura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MainTableNameFormatter.java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0.489795918367347" calcext:value-type="float">
            <text:p>0,49</text:p>
          </table:table-cell>
          <table:table-cell office:value-type="float" office:value="2.24489795918367" calcext:value-type="float">
            <text:p>2,24</text:p>
          </table:table-cell>
          <table:table-cell office:value-type="float" office:value="0.489795918367347" calcext:value-type="float">
            <text:p>0,49</text:p>
          </table:table-cell>
          <table:table-cell office:value-type="float" office:value="4.40816326530612" calcext:value-type="float">
            <text:p>4,41</text:p>
          </table:table-cell>
          <table:table-cell office:value-type="float" office:value="0" calcext:value-type="float">
            <text:p>0,00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dthFun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LatexEditor.java</text:p>
          </table:table-cell>
          <table:table-cell office:value-type="float" office:value="8.17561983471075" calcext:value-type="float">
            <text:p>8,18</text:p>
          </table:table-cell>
          <table:table-cell office:value-type="float" office:value="0" calcext:value-type="float">
            <text:p>0,00</text:p>
          </table:table-cell>
          <table:table-cell office:value-type="float" office:value="0.471074380165289" calcext:value-type="float">
            <text:p>0,47</text:p>
          </table:table-cell>
          <table:table-cell office:value-type="float" office:value="13.3223140495868" calcext:value-type="float">
            <text:p>13,32</text:p>
          </table:table-cell>
          <table:table-cell office:value-type="float" office:value="0.471074380165289" calcext:value-type="float">
            <text:p>0,47</text:p>
          </table:table-cell>
          <table:table-cell office:value-type="float" office:value="1.6797520661157" calcext:value-type="float">
            <text:p>1,68</text:p>
          </table:table-cell>
          <table:table-cell office:value-type="float" office:value="0" calcext:value-type="float">
            <text:p>0,00</text:p>
          </table:table-cell>
          <table:table-cell office:value-type="float" office:value="0.117768595041322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tringRemoveChang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logic/autocompleter/BibtexKeyAutoCompleter.java</text:p>
          </table:table-cell>
          <table:table-cell office:value-type="float" office:value="0.234375" calcext:value-type="float">
            <text:p>0,23</text:p>
          </table:table-cell>
          <table:table-cell office:value-type="float" office:value="0" calcext:value-type="float">
            <text:p>0,00</text:p>
          </table:table-cell>
          <table:table-cell office:value-type="float" office:value="0.4375" calcext:value-type="float">
            <text:p>0,44</text:p>
          </table:table-cell>
          <table:table-cell office:value-type="float" office:value="0.359375" calcext:value-type="float">
            <text:p>0,3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109375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tryFromExternalFileCreato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logic/layout/format/CompositeFormat.java</text:p>
          </table:table-cell>
          <table:table-cell office:value-type="float" office:value="0.172839506172839" calcext:value-type="float">
            <text:p>0,17</text:p>
          </table:table-cell>
          <table:table-cell office:value-type="float" office:value="0" calcext:value-type="float">
            <text:p>0,00</text:p>
          </table:table-cell>
          <table:table-cell office:value-type="float" office:value="0.395061728395062" calcext:value-type="float">
            <text:p>0,40</text:p>
          </table:table-cell>
          <table:table-cell office:value-type="float" office:value="21.8765432098765" calcext:value-type="float">
            <text:p>21,88</text:p>
          </table:table-cell>
          <table:table-cell office:value-type="float" office:value="0" calcext:value-type="float">
            <text:p>0,00</text:p>
          </table:table-cell>
          <table:table-cell office:value-type="float" office:value="0.172839506172839" calcext:value-type="float">
            <text:p>0,1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72839506172839" calcext:value-type="float">
            <text:p>0,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leNameClea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EntryType.java</text:p>
          </table:table-cell>
          <table:table-cell office:value-type="float" office:value="3.10059171597633" calcext:value-type="float">
            <text:p>3,10</text:p>
          </table:table-cell>
          <table:table-cell office:value-type="float" office:value="0" calcext:value-type="float">
            <text:p>0,00</text:p>
          </table:table-cell>
          <table:table-cell office:value-type="float" office:value="0.284023668639053" calcext:value-type="float">
            <text:p>0,28</text:p>
          </table:table-cell>
          <table:table-cell office:value-type="float" office:value="5.1715976331361" calcext:value-type="float">
            <text:p>5,17</text:p>
          </table:table-cell>
          <table:table-cell office:value-type="float" office:value="2.84023668639053" calcext:value-type="float">
            <text:p>2,84</text:p>
          </table:table-cell>
          <table:table-cell office:value-type="float" office:value="6.55621301775148" calcext:value-type="float">
            <text:p>6,56</text:p>
          </table:table-cell>
          <table:table-cell office:value-type="float" office:value="0" calcext:value-type="float">
            <text:p>0,00</text:p>
          </table:table-cell>
          <table:table-cell office:value-type="float" office:value="0.0710059171597633" calcext:value-type="float">
            <text:p>0,07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ndoablePreambleChan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gui/fieldeditors/FieldNameLabel.java</text:p>
          </table:table-cell>
          <table:table-cell office:value-type="float" office:value="8.09467455621302" calcext:value-type="float">
            <text:p>8,09</text:p>
          </table:table-cell>
          <table:table-cell office:value-type="float" office:value="0" calcext:value-type="float">
            <text:p>0,00</text:p>
          </table:table-cell>
          <table:table-cell office:value-type="float" office:value="0.284023668639053" calcext:value-type="float">
            <text:p>0,28</text:p>
          </table:table-cell>
          <table:table-cell office:value-type="float" office:value="6.37869822485207" calcext:value-type="float">
            <text:p>6,38</text:p>
          </table:table-cell>
          <table:table-cell office:value-type="float" office:value="0.248520710059172" calcext:value-type="float">
            <text:p>0,25</text:p>
          </table:table-cell>
          <table:table-cell office:value-type="float" office:value="0.698224852071006" calcext:value-type="float">
            <text:p>0,70</text:p>
          </table:table-cell>
          <table:table-cell office:value-type="float" office:value="0.946745562130178" calcext:value-type="float">
            <text:p>0,95</text:p>
          </table:table-cell>
          <table:table-cell office:value-type="float" office:value="0" calcext:value-type="float">
            <text:p>0,00</text:p>
          </table:table-cell>
          <table:table-cell office:value-type="float" office:value="3.62130177514793" calcext:value-type="float">
            <text:p>3,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tOrMiss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MoveGroupChange.java</text:p>
          </table:table-cell>
          <table:table-cell office:value-type="float" office:value="0.29757785467128" calcext:value-type="float">
            <text:p>0,30</text:p>
          </table:table-cell>
          <table:table-cell office:value-type="float" office:value="0" calcext:value-type="float">
            <text:p>0,00</text:p>
          </table:table-cell>
          <table:table-cell office:value-type="float" office:value="0.221453287197232" calcext:value-type="float">
            <text:p>0,22</text:p>
          </table:table-cell>
          <table:table-cell office:value-type="float" office:value="4.65051903114187" calcext:value-type="float">
            <text:p>4,65</text:p>
          </table:table-cell>
          <table:table-cell office:value-type="float" office:value="6.05536332179931" calcext:value-type="float">
            <text:p>6,06</text:p>
          </table:table-cell>
          <table:table-cell office:value-type="float" office:value="80.4429065743945" calcext:value-type="float">
            <text:p>80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nageJournals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UndoableChangeEntriesOfGroup.java</text:p>
          </table:table-cell>
          <table:table-cell office:value-type="float" office:value="2.65051903114187" calcext:value-type="float">
            <text:p>2,65</text:p>
          </table:table-cell>
          <table:table-cell office:value-type="float" office:value="0" calcext:value-type="float">
            <text:p>0,00</text:p>
          </table:table-cell>
          <table:table-cell office:value-type="float" office:value="0.221453287197232" calcext:value-type="float">
            <text:p>0,22</text:p>
          </table:table-cell>
          <table:table-cell office:value-type="float" office:value="12.6920415224913" calcext:value-type="float">
            <text:p>12,69</text:p>
          </table:table-cell>
          <table:table-cell office:value-type="float" office:value="0.934256055363322" calcext:value-type="float">
            <text:p>0,93</text:p>
          </table:table-cell>
          <table:table-cell office:value-type="float" office:value="12.560553633218" calcext:value-type="float">
            <text:p>12,56</text:p>
          </table:table-cell>
          <table:table-cell office:value-type="float" office:value="0.145328719723183" calcext:value-type="float">
            <text:p>0,15</text:p>
          </table:table-cell>
          <table:table-cell office:value-type="float" office:value="0" calcext:value-type="float">
            <text:p>0,00</text:p>
          </table:table-cell>
          <table:table-cell office:value-type="float" office:value="0.41522491349481" calcext:value-type="float">
            <text:p>0,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ecialFieldDatabaseChange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AutoCompleters.java</text:p>
          </table:table-cell>
          <table:table-cell office:value-type="float" office:value="7.71191135734072" calcext:value-type="float">
            <text:p>7,71</text:p>
          </table:table-cell>
          <table:table-cell office:value-type="float" office:value="0" calcext:value-type="float">
            <text:p>0,00</text:p>
          </table:table-cell>
          <table:table-cell office:value-type="float" office:value="0.199445983379501" calcext:value-type="float">
            <text:p>0,20</text:p>
          </table:table-cell>
          <table:table-cell office:value-type="float" office:value="10.6703601108033" calcext:value-type="float">
            <text:p>10,67</text:p>
          </table:table-cell>
          <table:table-cell office:value-type="float" office:value="0.864265927977839" calcext:value-type="float">
            <text:p>0,86</text:p>
          </table:table-cell>
          <table:table-cell office:value-type="float" office:value="4.27146814404432" calcext:value-type="float">
            <text:p>4,27</text:p>
          </table:table-cell>
          <table:table-cell office:value-type="float" office:value="0.337950138504155" calcext:value-type="float">
            <text:p>0,34</text:p>
          </table:table-cell>
          <table:table-cell office:value-type="float" office:value="0" calcext:value-type="float">
            <text:p>0,00</text:p>
          </table:table-cell>
          <table:table-cell office:value-type="float" office:value="1.37396121883657" calcext:value-type="float">
            <text:p>1,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IChec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atabaseType.java</text:p>
          </table:table-cell>
          <table:table-cell office:value-type="float" office:value="11.2290249433107" calcext:value-type="float">
            <text:p>11,23</text:p>
          </table:table-cell>
          <table:table-cell office:value-type="float" office:value="0" calcext:value-type="float">
            <text:p>0,00</text:p>
          </table:table-cell>
          <table:table-cell office:value-type="float" office:value="0.18140589569161" calcext:value-type="float">
            <text:p>0,18</text:p>
          </table:table-cell>
          <table:table-cell office:value-type="float" office:value="1.09297052154195" calcext:value-type="float">
            <text:p>1,09</text:p>
          </table:table-cell>
          <table:table-cell office:value-type="float" office:value="0.0453514739229025" calcext:value-type="float">
            <text:p>0,05</text:p>
          </table:table-cell>
          <table:table-cell office:value-type="float" office:value="0.408163265306123" calcext:value-type="float">
            <text:p>0,41</text:p>
          </table:table-cell>
          <table:table-cell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ntryAddChang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main/java/net/sf/jabref/gui/journals/JournalAbbreviationsUtil.java</text:p>
          </table:table-cell>
          <table:table-cell office:value-type="float" office:value="1.14285714285714" calcext:value-type="float">
            <text:p>1,14</text:p>
          </table:table-cell>
          <table:table-cell office:value-type="float" office:value="0" calcext:value-type="float">
            <text:p>0,00</text:p>
          </table:table-cell>
          <table:table-cell office:value-type="float" office:value="0.18140589569161" calcext:value-type="float">
            <text:p>0,18</text:p>
          </table:table-cell>
          <table:table-cell office:value-type="float" office:value="1.83673469387755" calcext:value-type="float">
            <text:p>1,84</text:p>
          </table:table-cell>
          <table:table-cell table:number-columns-repeated="2" office:value-type="float" office:value="0.340136054421769" calcext:value-type="float">
            <text:p>0,3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bConnect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OpenBrowserAction.java</text:p>
          </table:table-cell>
          <table:table-cell office:value-type="float" office:value="0.991020408163266" calcext:value-type="float">
            <text:p>0,9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.41142857142858" calcext:value-type="float">
            <text:p>6,41</text:p>
          </table:table-cell>
          <table:table-cell office:value-type="float" office:value="0" calcext:value-type="float">
            <text:p>0,00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876734693877551" calcext:value-type="float">
            <text:p>0,8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ntryFromFileCreator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rc/main/java/net/sf/jabref/bst/PurifyFunction.java</text:p>
          </table:table-cell>
          <table:table-cell office:value-type="float" office:value="4.30727023319616" calcext:value-type="float">
            <text:p>4,3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18518518518519" calcext:value-type="float">
            <text:p>1,19</text:p>
          </table:table-cell>
          <table:table-cell office:value-type="float" office:value="0" calcext:value-type="float">
            <text:p>0,00</text:p>
          </table:table-cell>
          <table:table-cell office:value-type="float" office:value="0.249657064471879" calcext:value-type="float">
            <text:p>0,25</text:p>
          </table:table-cell>
          <table:table-cell office:value-type="float" office:value="0.0685871056241427" calcext:value-type="float">
            <text:p>0,07</text:p>
          </table:table-cell>
          <table:table-cell office:value-type="float" office:value="0.249657064471879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ternalFileMenuIte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WidthFunction.java</text:p>
          </table:table-cell>
          <table:table-cell office:value-type="float" office:value="17.6937869822485" calcext:value-type="float">
            <text:p>17,6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9.99556213017752" calcext:value-type="float">
            <text:p>10,00</text:p>
          </table:table-cell>
          <table:table-cell office:value-type="float" office:value="0.408284023668639" calcext:value-type="float">
            <text:p>0,41</text:p>
          </table:table-cell>
          <table:table-cell office:value-type="float" office:value="0.918639053254438" calcext:value-type="float">
            <text:p>0,92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ringAddChang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main/java/net/sf/jabref/cli/AuxCommandLine.java</text:p>
          </table:table-cell>
          <table:table-cell office:value-type="float" office:value="21.8304" calcext:value-type="float">
            <text:p>21,8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.4576" calcext:value-type="float">
            <text:p>12,46</text:p>
          </table:table-cell>
          <table:table-cell office:value-type="float" office:value="0" calcext:value-type="float">
            <text:p>0,00</text:p>
          </table:table-cell>
          <table:table-cell office:value-type="float" office:value="0.24" calcext:value-type="float">
            <text:p>0,2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rkEntries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FieldEditorFocusListener.java</text:p>
          </table:table-cell>
          <table:table-cell office:value-type="float" office:value="13.7807183364839" calcext:value-type="float">
            <text:p>13,7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37996219281664" calcext:value-type="float">
            <text:p>1,38</text:p>
          </table:table-cell>
          <table:table-cell office:value-type="float" office:value="0" calcext:value-type="float">
            <text:p>0,00</text:p>
          </table:table-cell>
          <table:table-cell office:value-type="float" office:value="0.389413988657845" calcext:value-type="float">
            <text:p>0,3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3875236294896" calcext:value-type="float">
            <text:p>1,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heckForNewEntryTypes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lobalFocusListener.java</text:p>
          </table:table-cell>
          <table:table-cell office:value-type="float" office:value="1.74" calcext:value-type="float">
            <text:p>1,7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91" calcext:value-type="float">
            <text:p>2,91</text:p>
          </table:table-cell>
          <table:table-cell office:value-type="float" office:value="0.09" calcext:value-type="float">
            <text:p>0,09</text:p>
          </table:table-cell>
          <table:table-cell office:value-type="float" office:value="0.44" calcext:value-type="float">
            <text:p>0,44</text:p>
          </table:table-cell>
          <table:table-cell office:value-type="float" office:value="0.4275" calcext:value-type="float">
            <text:p>0,43</text:p>
          </table:table-cell>
          <table:table-cell office:value-type="float" office:value="0" calcext:value-type="float">
            <text:p>0,00</text:p>
          </table:table-cell>
          <table:table-cell office:value-type="float" office:value="0.09" calcext:value-type="float">
            <text:p>0,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ecialField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10n/LocalizationKeyParams.java</text:p>
          </table:table-cell>
          <table:table-cell office:value-type="float" office:value="0.602076124567474" calcext:value-type="float">
            <text:p>0,6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81.584775086506" calcext:value-type="float">
            <text:p>581,58</text:p>
          </table:table-cell>
          <table:table-cell table:number-columns-repeated="2" office:value-type="float" office:value="0.41522491349481" calcext:value-type="float">
            <text:p>0,4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25259515570934" calcext:value-type="float">
            <text:p>0,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ammarBasedSearchRuleDescrib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MimeTypeDetector.java</text:p>
          </table:table-cell>
          <table:table-cell office:value-type="float" office:value="0.168367346938775" calcext:value-type="float">
            <text:p>0,1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.91836734693877" calcext:value-type="float">
            <text:p>6,92</text:p>
          </table:table-cell>
          <table:table-cell office:value-type="float" office:value="0.489795918367347" calcext:value-type="float">
            <text:p>0,49</text:p>
          </table:table-cell>
          <table:table-cell office:value-type="float" office:value="15.530612244898" calcext:value-type="float">
            <text:p>15,5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OIStri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WinEdt.java</text:p>
          </table:table-cell>
          <table:table-cell office:value-type="float" office:value="0.544378698224852" calcext:value-type="float">
            <text:p>0,5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3.207100591716" calcext:value-type="float">
            <text:p>13,21</text:p>
          </table:table-cell>
          <table:table-cell office:value-type="float" office:value="2.08284023668639" calcext:value-type="float">
            <text:p>2,08</text:p>
          </table:table-cell>
          <table:table-cell office:value-type="float" office:value="144.745562130178" calcext:value-type="float">
            <text:p>144,7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archRu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SpecialFieldDatabaseChangeListener.java</text:p>
          </table:table-cell>
          <table:table-cell office:value-type="float" office:value="0.177514792899408" calcext:value-type="float">
            <text:p>0,1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2.153846153846" calcext:value-type="float">
            <text:p>102,1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utoComplete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bibtex/comparator/CrossRefEntryComparator.java</text:p>
          </table:table-cell>
          <table:table-cell office:value-type="float" office:value="1.30555555555556" calcext:value-type="float">
            <text:p>1,3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.33333333333333" calcext:value-type="float">
            <text:p>4,33</text:p>
          </table:table-cell>
          <table:table-cell office:value-type="float" office:value="2.22222222222222" calcext:value-type="float">
            <text:p>2,22</text:p>
          </table:table-cell>
          <table:table-cell office:value-type="float" office:value="3.24305555555556" calcext:value-type="float">
            <text:p>3,2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ecialFieldVal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rc/main/java/net/sf/jabref/model/database/EntrySorter.java</text:p>
          </table:table-cell>
          <table:table-cell office:value-type="float" office:value="0.0763888888888888" calcext:value-type="float">
            <text:p>0,0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805555555555556" calcext:value-type="float">
            <text:p>0,81</text:p>
          </table:table-cell>
          <table:table-cell office:value-type="float" office:value="0.305555555555556" calcext:value-type="float">
            <text:p>0,31</text:p>
          </table:table-cell>
          <table:table-cell office:value-type="float" office:value="1.90972222222222" calcext:value-type="float">
            <text:p>1,9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763888888888889" calcext:value-type="float">
            <text:p>0,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uthorOrgSc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ogging/JabRefLogger.java</text:p>
          </table:table-cell>
          <table:table-cell office:value-type="float" office:value="0.0763888888888889" calcext:value-type="float">
            <text:p>0,0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54166666666667" calcext:value-type="float">
            <text:p>0,35</text:p>
          </table:table-cell>
          <table:table-cell office:value-type="float" office:value="0" calcext:value-type="float">
            <text:p>0,00</text:p>
          </table:table-cell>
          <table:table-cell office:value-type="float" office:value="0.0763888888888889" calcext:value-type="float">
            <text:p>0,0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definedBibtexEnt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JournalAutoCompleter.java</text:p>
          </table:table-cell>
          <table:table-cell office:value-type="float" office:value="0.0763888888888889" calcext:value-type="float">
            <text:p>0,0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54166666666667" calcext:value-type="float">
            <text:p>0,3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tePickerButt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Texmaker.java</text:p>
          </table:table-cell>
          <table:table-cell office:value-type="float" office:value="0.59504132231405" calcext:value-type="float">
            <text:p>0,6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07.884297520661" calcext:value-type="float">
            <text:p>207,88</text:p>
          </table:table-cell>
          <table:table-cell office:value-type="float" office:value="0" calcext:value-type="float">
            <text:p>0,00</text:p>
          </table:table-cell>
          <table:table-cell office:value-type="float" office:value="0.148760330578512" calcext:value-type="float">
            <text:p>0,1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793388429752066" calcext:value-type="float">
            <text:p>0,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moteListenerCli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TeXstudio.java</text:p>
          </table:table-cell>
          <table:table-cell office:value-type="float" office:value="0.0826446280991735" calcext:value-type="float">
            <text:p>0,0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826446280991735" calcext:value-type="float">
            <text:p>0,08</text:p>
          </table:table-cell>
          <table:table-cell office:value-type="float" office:value="0" calcext:value-type="float">
            <text:p>0,00</text:p>
          </table:table-cell>
          <table:table-cell office:value-type="float" office:value="0.0826446280991736" calcext:value-type="float">
            <text:p>0,0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ormatNameFun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remote/server/RemoteListenerServerThread.java</text:p>
          </table:table-cell>
          <table:table-cell office:value-type="float" office:value="1.44" calcext:value-type="float">
            <text:p>1,4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01" calcext:value-type="float">
            <text:p>2,01</text:p>
          </table:table-cell>
          <table:table-cell office:value-type="float" office:value="0.36" calcext:value-type="float">
            <text:p>0,36</text:p>
          </table:table-cell>
          <table:table-cell office:value-type="float" office:value="5.41" calcext:value-type="float">
            <text:p>5,4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9" calcext:value-type="float">
            <text:p>0,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ositeForm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Replace.java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24" calcext:value-type="float">
            <text:p>1,24</text:p>
          </table:table-cell>
          <table:table-cell office:value-type="float" office:value="0.09" calcext:value-type="float">
            <text:p>0,09</text:p>
          </table:table-cell>
          <table:table-cell office:value-type="float" office:value="0.81" calcext:value-type="float">
            <text:p>0,81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uotedStringTokeniz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error/TeeStream.java</text:p>
          </table:table-cell>
          <table:table-cell office:value-type="float" office:value="0.36" calcext:value-type="float">
            <text:p>0,3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35.56" calcext:value-type="float">
            <text:p>135,56</text:p>
          </table:table-cell>
          <table:table-cell office:value-type="float" office:value="0" calcext:value-type="float">
            <text:p>0,00</text:p>
          </table:table-cell>
          <table:table-cell office:value-type="float" office:value="0.81" calcext:value-type="float">
            <text:p>0,81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syDateForma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main/java/net/sf/jabref/logic/autocompleter/EntireFieldAutoCompleter.java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01" calcext:value-type="float">
            <text:p>1,01</text:p>
          </table:table-cell>
          <table:table-cell office:value-type="float" office:value="0" calcext:value-type="float">
            <text:p>0,00</text:p>
          </table:table-cell>
          <table:table-cell office:value-type="float" office:value="0.09" calcext:value-type="float">
            <text:p>0,0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stractParamLayout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vent/FieldChangedEvent.java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81" calcext:value-type="float">
            <text:p>2,8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16" calcext:value-type="float">
            <text:p>0,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eviewPanelTransferHandl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HandleDuplicateWarnings.java</text:p>
          </table:table-cell>
          <table:table-cell office:value-type="float" office:value="7.29" calcext:value-type="float">
            <text:p>7,2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9.76" calcext:value-type="float">
            <text:p>19,76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tryEditorTabFocus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remote/JabRefMessageHandler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56.45" calcext:value-type="float">
            <text:p>556,4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rorConsol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journals/ManageJournalsAction.java</text:p>
          </table:table-cell>
          <table:table-cell office:value-type="float" office:value="0.444444444444444" calcext:value-type="float">
            <text:p>0,4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24691358024691" calcext:value-type="float">
            <text:p>2,25</text:p>
          </table:table-cell>
          <table:table-cell office:value-type="float" office:value="0.395061728395062" calcext:value-type="float">
            <text:p>0,40</text:p>
          </table:table-cell>
          <table:table-cell office:value-type="float" office:value="21.8765432098765" calcext:value-type="float">
            <text:p>21,8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uthorFirstFirs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RemoveTilde.java</text:p>
          </table:table-cell>
          <table:table-cell office:value-type="float" office:value="0.0987654320987654" calcext:value-type="float">
            <text:p>0,1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617283950617284" calcext:value-type="float">
            <text:p>0,62</text:p>
          </table:table-cell>
          <table:table-cell office:value-type="float" office:value="0" calcext:value-type="float">
            <text:p>0,00</text:p>
          </table:table-cell>
          <table:table-cell office:value-type="float" office:value="0.395061728395062" calcext:value-type="float">
            <text:p>0,4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verythingMatch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describer/SearchDescribers.java</text:p>
          </table:table-cell>
          <table:table-cell office:value-type="float" office:value="0.469135802469136" calcext:value-type="float">
            <text:p>0,4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28395061728395" calcext:value-type="float">
            <text:p>1,28</text:p>
          </table:table-cell>
          <table:table-cell office:value-type="float" office:value="0" calcext:value-type="float">
            <text:p>0,00</text:p>
          </table:table-cell>
          <table:table-cell office:value-type="float" office:value="0.0987654320987654" calcext:value-type="float">
            <text:p>0,1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55555555555556" calcext:value-type="float">
            <text:p>1,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tryEditorTabLi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gui/search/SearchMode.java</text:p>
          </table:table-cell>
          <table:table-cell office:value-type="float" office:value="0.0987654320987654" calcext:value-type="float">
            <text:p>0,1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0987654320987655" calcext:value-type="float">
            <text:p>0,10</text:p>
          </table:table-cell>
          <table:table-cell office:value-type="float" office:value="0" calcext:value-type="float">
            <text:p>0,00</text:p>
          </table:table-cell>
          <table:table-cell office:value-type="float" office:value="0.0987654320987654" calcext:value-type="float">
            <text:p>0,1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kingField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OrgSci.java</text:p>
          </table:table-cell>
          <table:table-cell office:value-type="float" office:value="1.77777777777778" calcext:value-type="float">
            <text:p>1,7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35802469135802" calcext:value-type="float">
            <text:p>1,3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sKeyword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gui/fieldeditors/contextmenu/CaseChangeMenu.java</text:p>
          </table:table-cell>
          <table:table-cell office:value-type="float" office:value="2.09876543209876" calcext:value-type="float">
            <text:p>2,1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7283950617284" calcext:value-type="float">
            <text:p>1,73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sAuthor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gui/DragDropPopupPane.java</text:p>
          </table:table-cell>
          <table:table-cell office:value-type="float" office:value="0.691358024691358" calcext:value-type="float">
            <text:p>0,6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4.9876543209877" calcext:value-type="float">
            <text:p>44,9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sMont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FocusRequester.java</text:p>
          </table:table-cell>
          <table:table-cell office:value-type="float" office:value="84.4375" calcext:value-type="float">
            <text:p>84,4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9.484375" calcext:value-type="float">
            <text:p>49,48</text:p>
          </table:table-cell>
          <table:table-cell office:value-type="float" office:value="0.4375" calcext:value-type="float">
            <text:p>0,44</text:p>
          </table:table-cell>
          <table:table-cell office:value-type="float" office:value="43.234375" calcext:value-type="float">
            <text:p>43,23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.109375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tOpenOffice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Iso690FormatDate.java</text:p>
          </table:table-cell>
          <table:table-cell office:value-type="float" office:value="2.359375" calcext:value-type="float">
            <text:p>2,3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109375" calcext:value-type="float">
            <text:p>3,11</text:p>
          </table:table-cell>
          <table:table-cell office:value-type="float" office:value="0" calcext:value-type="float">
            <text:p>0,00</text:p>
          </table:table-cell>
          <table:table-cell office:value-type="float" office:value="3.1875" calcext:value-type="float">
            <text:p>3,1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75" calcext:value-type="float">
            <text:p>0,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linkedPDFFileFil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msbib/MSBibEntryType.java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484375" calcext:value-type="float">
            <text:p>0,48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dCompar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database/BibDatabases.java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84.859375" calcext:value-type="float">
            <text:p>184,86</text:p>
          </table:table-cell>
          <table:table-cell office:value-type="float" office:value="0" calcext:value-type="float">
            <text:p>0,00</text:p>
          </table:table-cell>
          <table:table-cell office:value-type="float" office:value="0.75" calcext:value-type="float">
            <text:p>0,75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0.1875" calcext:value-type="float">
            <text:p>0,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rMatch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bibtex/comparator/FieldComparatorStack.java</text:p>
          </table:table-cell>
          <table:table-cell office:value-type="float" office:value="0.484375" calcext:value-type="float">
            <text:p>0,4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359375" calcext:value-type="float">
            <text:p>0,36</text:p>
          </table:table-cell>
          <table:table-cell office:value-type="float" office:value="0" calcext:value-type="float">
            <text:p>0,00</text:p>
          </table:table-cell>
          <table:table-cell office:value-type="float" office:value="0.484375" calcext:value-type="float">
            <text:p>0,4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ngeCaseFun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IdGenerator.java</text:p>
          </table:table-cell>
          <table:table-cell office:value-type="float" office:value="0.4375" calcext:value-type="float">
            <text:p>0,4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484375" calcext:value-type="float">
            <text:p>0,48</text:p>
          </table:table-cell>
          <table:table-cell office:value-type="float" office:value="0" calcext:value-type="float">
            <text:p>0,00</text:p>
          </table:table-cell>
          <table:table-cell office:value-type="float" office:value="0.4375" calcext:value-type="float">
            <text:p>0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10n/LocalizationKey.java</text:p>
          </table:table-cell>
          <table:table-cell office:value-type="float" office:value="0.109375" calcext:value-type="float">
            <text:p>0,1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09375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0.4375" calcext:value-type="float">
            <text:p>0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thorAbbrevi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net/ProxyAuthenticator.java</text:p>
          </table:table-cell>
          <table:table-cell office:value-type="float" office:value="0.234375" calcext:value-type="float">
            <text:p>0,2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07.234375" calcext:value-type="float">
            <text:p>307,23</text:p>
          </table:table-cell>
          <table:table-cell office:value-type="float" office:value="0" calcext:value-type="float">
            <text:p>0,00</text:p>
          </table:table-cell>
          <table:table-cell office:value-type="float" office:value="0.234375" calcext:value-type="float">
            <text:p>0,2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oableUnabbrevi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Application.java</text:p>
          </table:table-cell>
          <table:table-cell office:value-type="float" office:value="0.484375" calcext:value-type="float">
            <text:p>0,4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75" calcext:value-type="float">
            <text:p>0,7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thorLastFirs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Applications.java</text:p>
          </table:table-cell>
          <table:table-cell office:value-type="float" office:value="0.234375" calcext:value-type="float">
            <text:p>0,2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48" calcext:value-type="float">
            <text:p>448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doableAbbrevi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help/AboutAction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4375" calcext:value-type="float">
            <text:p>0,44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mlTransferab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ChangeTypeAction.java</text:p>
          </table:table-cell>
          <table:table-cell office:value-type="float" office:value="0.530612244897959" calcext:value-type="float">
            <text:p>0,5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530612244897959" calcext:value-type="float">
            <text:p>0,53</text:p>
          </table:table-cell>
          <table:table-cell office:value-type="float" office:value="0" calcext:value-type="float">
            <text:p>0,00</text:p>
          </table:table-cell>
          <table:table-cell office:value-type="float" office:value="5.38775510204082" calcext:value-type="float">
            <text:p>5,3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tryContai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contextmenu/ConversionMenu.java</text:p>
          </table:table-cell>
          <table:table-cell office:value-type="float" office:value="0.122448979591837" calcext:value-type="float">
            <text:p>0,1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63265306122449" calcext:value-type="float">
            <text:p>1,63</text:p>
          </table:table-cell>
          <table:table-cell office:value-type="float" office:value="0.489795918367347" calcext:value-type="float">
            <text:p>0,49</text:p>
          </table:table-cell>
          <table:table-cell office:value-type="float" office:value="1.95918367346939" calcext:value-type="float">
            <text:p>1,9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xtPrefixFun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importer/DBImporterResult.java</text:p>
          </table:table-cell>
          <table:table-cell office:value-type="float" office:value="0.122448979591837" calcext:value-type="float">
            <text:p>0,1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38775510204082" calcext:value-type="float">
            <text:p>1,39</text:p>
          </table:table-cell>
          <table:table-cell office:value-type="float" office:value="0.489795918367347" calcext:value-type="float">
            <text:p>0,49</text:p>
          </table:table-cell>
          <table:table-cell office:value-type="float" office:value="1.10204081632653" calcext:value-type="float">
            <text:p>1,1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bstractWork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logic/formatter/Formatter.java</text:p>
          </table:table-cell>
          <table:table-cell office:value-type="float" office:value="0.122448979591837" calcext:value-type="float">
            <text:p>0,1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04081632653061" calcext:value-type="float">
            <text:p>0,20</text:p>
          </table:table-cell>
          <table:table-cell office:value-type="float" office:value="0" calcext:value-type="float">
            <text:p>0,00</text:p>
          </table:table-cell>
          <table:table-cell office:value-type="float" office:value="1.10204081632653" calcext:value-type="float">
            <text:p>1,1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horFirstAbbrLast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earch/HitOrMissComparator.java</text:p>
          </table:table-cell>
          <table:table-cell office:value-type="float" office:value="0.122448979591837" calcext:value-type="float">
            <text:p>0,1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1.10204081632653" calcext:value-type="float">
            <text:p>1,1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horLastFirstOxford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LastPage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.91836734693878" calcext:value-type="float">
            <text:p>1,92</text:p>
          </table:table-cell>
          <table:table-cell office:value-type="float" office:value="0.489795918367347" calcext:value-type="float">
            <text:p>0,49</text:p>
          </table:table-cell>
          <table:table-cell office:value-type="float" office:value="1.10204081632653" calcext:value-type="float">
            <text:p>1,1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efsTa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SearchRules.java</text:p>
          </table:table-cell>
          <table:table-cell office:value-type="float" office:value="0.489795918367347" calcext:value-type="float">
            <text:p>0,4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530612244897959" calcext:value-type="float">
            <text:p>0,53</text:p>
          </table:table-cell>
          <table:table-cell office:value-type="float" office:value="0" calcext:value-type="float">
            <text:p>0,00</text:p>
          </table:table-cell>
          <table:table-cell office:value-type="float" office:value="0.489795918367347" calcext:value-type="float">
            <text:p>0,4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eldComparatorStac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CopyVersionToClipboardAction.java</text:p>
          </table:table-cell>
          <table:table-cell office:value-type="float" office:value="0.122448979591837" calcext:value-type="float">
            <text:p>0,1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0.489795918367347" calcext:value-type="float">
            <text:p>0,4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horFirstAbbrLastOxford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vent/EntryAddedEvent.java</text:p>
          </table:table-cell>
          <table:table-cell office:value-type="float" office:value="0.122448979591837" calcext:value-type="float">
            <text:p>0,1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" calcext:value-type="float">
            <text:p>0,00</text:p>
          </table:table-cell>
          <table:table-cell office:value-type="float" office:value="0.489795918367347" calcext:value-type="float">
            <text:p>0,4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horNatBi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RemoveWhitespace.java</text:p>
          </table:table-cell>
          <table:table-cell office:value-type="float" office:value="1.95918367346939" calcext:value-type="float">
            <text:p>1,9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35.714285714286" calcext:value-type="float">
            <text:p>535,71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122448979591837" calcext:value-type="float">
            <text:p>0,12</text:p>
          </table:table-cell>
          <table:table-cell office:value-type="float" office:value="0" calcext:value-type="float">
            <text:p>0,00</text:p>
          </table:table-cell>
          <table:table-cell office:value-type="float" office:value="1.95918367346939" calcext:value-type="float">
            <text:p>1,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ch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RisMonth.java</text:p>
          </table:table-cell>
          <table:table-cell office:value-type="float" office:value="1.10204081632653" calcext:value-type="float">
            <text:p>1,1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57142857142857" calcext:value-type="float">
            <text:p>2,5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cialFieldDropDow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SpecialFieldMenuAction.java</text:p>
          </table:table-cell>
          <table:table-cell office:value-type="float" office:value="0.122448979591837" calcext:value-type="float">
            <text:p>0,1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530612244897959" calcext:value-type="float">
            <text:p>0,53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Found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DOICheck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22448979591837" calcext:value-type="float">
            <text:p>0,1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horLF_F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10n/Encodings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22448979591837" calcext:value-type="float">
            <text:p>0,1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horLF_FFAbb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FirstPage.java</text:p>
          </table:table-cell>
          <table:table-cell office:value-type="float" office:value="2.47222222222222" calcext:value-type="float">
            <text:p>2,4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13888888888889" calcext:value-type="float">
            <text:p>3,14</text:p>
          </table:table-cell>
          <table:table-cell office:value-type="float" office:value="0.555555555555555" calcext:value-type="float">
            <text:p>0,56</text:p>
          </table:table-cell>
          <table:table-cell office:value-type="float" office:value="22.1388888888889" calcext:value-type="float">
            <text:p>22,14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LowerC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IExportFormat.java</text:p>
          </table:table-cell>
          <table:table-cell office:value-type="float" office:value="0.555555555555556" calcext:value-type="float">
            <text:p>0,5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32.583333333333" calcext:value-type="float">
            <text:p>432,58</text:p>
          </table:table-cell>
          <table:table-cell office:value-type="float" office:value="0" calcext:value-type="float">
            <text:p>0,00</text:p>
          </table:table-cell>
          <table:table-cell office:value-type="float" office:value="1.25" calcext:value-type="float">
            <text:p>1,2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renderer/IncompleteRenderer.java</text:p>
          </table:table-cell>
          <table:table-cell office:value-type="float" office:value="0.138888888888889" calcext:value-type="float">
            <text:p>0,1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805555555555555" calcext:value-type="float">
            <text:p>0,81</text:p>
          </table:table-cell>
          <table:table-cell office:value-type="float" office:value="0" calcext:value-type="float">
            <text:p>0,00</text:p>
          </table:table-cell>
          <table:table-cell office:value-type="float" office:value="0.138888888888889" calcext:value-type="float">
            <text:p>0,1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viewEntryFetch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gui/net/MonitoredURLDownload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38888888888889" calcext:value-type="float">
            <text:p>0,14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horFirstFirst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NotFoundFormatter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38888888888889" calcext:value-type="float">
            <text:p>0,14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horFirstLast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net/ProxyRegisterer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38888888888889" calcext:value-type="float">
            <text:p>0,14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horFirstLastOxford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RemoveBracketsAddComma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38888888888889" calcext:value-type="float">
            <text:p>0,14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horLastFirstAbbr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matchers/AndMatcher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38888888888889" calcext:value-type="float">
            <text:p>0,14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horLastFirstAbbrOxford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utocompleter/AutoCompleteRenderer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38888888888889" calcext:value-type="float">
            <text:p>0,14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horLastFirstComma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CurrentDate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.55555555555556" calcext:value-type="float">
            <text:p>6,56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mote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keyboard/KeyBinder.java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84" calcext:value-type="float">
            <text:p>1,84</text:p>
          </table:table-cell>
          <table:table-cell office:value-type="float" office:value="0.16" calcext:value-type="float">
            <text:p>0,16</text:p>
          </table:table-cell>
          <table:table-cell office:value-type="float" office:value="40.96" calcext:value-type="float">
            <text:p>40,9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llBac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database/KeyCollisionException.java</text:p>
          </table:table-cell>
          <table:table-cell office:value-type="float" office:value="2.16" calcext:value-type="float">
            <text:p>2,1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.04" calcext:value-type="float">
            <text:p>5,04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,00</text:p>
          </table:table-cell>
          <table:table-cell office:value-type="float" office:value="0.96" calcext:value-type="float">
            <text:p>0,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moveWhitespac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matchers/OrMatcher.java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04" calcext:value-type="float">
            <text:p>3,04</text:p>
          </table:table-cell>
          <table:table-cell office:value-type="float" office:value="0.64" calcext:value-type="float">
            <text:p>0,64</text:p>
          </table:table-cell>
          <table:table-cell office:value-type="float" office:value="4" calcext:value-type="float">
            <text:p>4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SpaceBetweenAbbreviation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UndefinedBibtexEntry.java</text:p>
          </table:table-cell>
          <table:table-cell office:value-type="float" office:value="2.8" calcext:value-type="float">
            <text:p>2,8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4" calcext:value-type="float">
            <text:p>2,40</text:p>
          </table:table-cell>
          <table:table-cell office:value-type="float" office:value="0" calcext:value-type="float">
            <text:p>0,00</text:p>
          </table:table-cell>
          <table:table-cell office:value-type="float" office:value="2.8" calcext:value-type="float">
            <text:p>2,80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,00</text:p>
          </table:table-cell>
          <table:table-cell office:value-type="float" office:value="0.96" calcext:value-type="float">
            <text:p>0,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UpperC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atabase.java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,00</text:p>
          </table:table-cell>
          <table:table-cell office:value-type="float" office:value="2.56" calcext:value-type="float">
            <text:p>2,5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thorLastFirstAbbrevia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GroupHierarchyType.java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,00</text:p>
          </table:table-cell>
          <table:table-cell office:value-type="float" office:value="1.44" calcext:value-type="float">
            <text:p>1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yout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JournalAbbreviator.java</text:p>
          </table:table-cell>
          <table:table-cell office:value-type="float" office:value="0.96" calcext:value-type="float">
            <text:p>0,9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25.6" calcext:value-type="float">
            <text:p>225,60</text:p>
          </table:table-cell>
          <table:table-cell office:value-type="float" office:value="0" calcext:value-type="float">
            <text:p>0,00</text:p>
          </table:table-cell>
          <table:table-cell office:value-type="float" office:value="0.96" calcext:value-type="float">
            <text:p>0,9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archDescribe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matchers/MatcherSets.java</text:p>
          </table:table-cell>
          <table:table-cell office:value-type="float" office:value="0.56" calcext:value-type="float">
            <text:p>0,5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4" calcext:value-type="float">
            <text:p>0,24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portCompa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search/matchers/NotMatcher.java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4" calcext:value-type="float">
            <text:p>0,24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cialFieldMenu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RemoveBrackets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6" calcext:value-type="float">
            <text:p>0,16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supportedVersion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SearchForUpdateAction.java</text:p>
          </table:table-cell>
          <table:table-cell office:value-type="float" office:value="1.6875" calcext:value-type="float">
            <text:p>1,6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98.6875" calcext:value-type="float">
            <text:p>298,69</text:p>
          </table:table-cell>
          <table:table-cell office:value-type="float" office:value="3" calcext:value-type="float">
            <text:p>3,00</text:p>
          </table:table-cell>
          <table:table-cell office:value-type="float" office:value="22.6875" calcext:value-type="float">
            <text:p>22,6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archRul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renderer/CompleteRenderer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04.5" calcext:value-type="float">
            <text:p>304,50</text:p>
          </table:table-cell>
          <table:table-cell office:value-type="float" office:value="0.25" calcext:value-type="float">
            <text:p>0,25</text:p>
          </table:table-cell>
          <table:table-cell office:value-type="float" office:value="2.25" calcext:value-type="float">
            <text:p>2,2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MLUt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Default.java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428.6875" calcext:value-type="float">
            <text:p>4.428,69</text:p>
          </table:table-cell>
          <table:table-cell table:number-columns-repeated="2" office:value-type="float" office:value="0.1875" calcext:value-type="float">
            <text:p>0,1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yBindings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strings/StringLengthComparator.java</text:p>
          </table:table-cell>
          <table:table-cell office:value-type="float" office:value="6" calcext:value-type="float">
            <text:p>6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304.75" calcext:value-type="float">
            <text:p>1.304,75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veFilesCleanu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DOIStrip.java</text:p>
          </table:table-cell>
          <table:table-cell office:value-type="float" office:value="9.1875" calcext:value-type="float">
            <text:p>9,1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376.6875" calcext:value-type="float">
            <text:p>2.376,6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1875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bRefPreferencesFilter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keyboard/KeyBindingTable.java</text:p>
          </table:table-cell>
          <table:table-cell office:value-type="float" office:value="4.6875" calcext:value-type="float">
            <text:p>4,6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.5" calcext:value-type="float">
            <text:p>5,5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yCollision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Number.java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74.75" calcext:value-type="float">
            <text:p>574,7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riesGroupChan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AutoCompleter.java</text:p>
          </table:table-cell>
          <table:table-cell office:value-type="float" office:value="0.1875" calcext:value-type="float">
            <text:p>0,1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8.5" calcext:value-type="float">
            <text:p>8,5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archDescrib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BibEntryNotFoundException.java</text:p>
          </table:table-cell>
          <table:table-cell office:value-type="float" office:value="0.1875" calcext:value-type="float">
            <text:p>0,1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75" calcext:value-type="float">
            <text:p>0,7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r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CreateDocBookEditors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68.75" calcext:value-type="float">
            <text:p>468,7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moteListenerServerThrea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vent/EntryEvent.java</text:p>
          </table:table-cell>
          <table:table-cell office:value-type="float" office:value="0.222222222222222" calcext:value-type="float">
            <text:p>0,2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55555555555556" calcext:value-type="float">
            <text:p>1,56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nExternalFile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comparator/IsMarkedComparator.java</text:p>
          </table:table-cell>
          <table:table-cell office:value-type="float" office:value="3.55555555555556" calcext:value-type="float">
            <text:p>3,5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008.22222222222" calcext:value-type="float">
            <text:p>2.008,2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ToLowerCase.java</text:p>
          </table:table-cell>
          <table:table-cell office:value-type="float" office:value="0.222222222222222" calcext:value-type="float">
            <text:p>0,2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9.55555555555556" calcext:value-type="float">
            <text:p>9,56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Handl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ToUpperCase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29.555555555555" calcext:value-type="float">
            <text:p>329,56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motePreferenc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main/java/net/sf/jabref/gui/openoffice/UndefinedCharacterFormatException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OpenA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c/main/java/net/sf/jabref/logic/openoffice/UndefinedParagraphFormatException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110.88888888889" calcext:value-type="float">
            <text:p>1.110,8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tationEnt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Abbreviator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386.88888888889" calcext:value-type="float">
            <text:p>1.386,8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tlePars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F_FF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896.222222222222" calcext:value-type="float">
            <text:p>896,2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eamEavesdropp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F_FFAbb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ectionLost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earch/matchers/EverythingMatcher.java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firmCloseFileListEntryEdi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GroupMatcher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50.25" calcext:value-type="float">
            <text:p>650,25</text:p>
          </table:table-cell>
          <table:table-cell office:value-type="float" office:value="0.25" calcext:value-type="float">
            <text:p>0,25</text:p>
          </table:table-cell>
          <table:table-cell office:value-type="float" office:value="4" calcext:value-type="float">
            <text:p>4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stFocusedTabPreference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gui/search/matchers/SearchMatcher.java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52.25" calcext:value-type="float">
            <text:p>552,25</text:p>
          </table:table-cell>
          <table:table-cell office:value-type="float" office:value="0" calcext:value-type="float">
            <text:p>0,00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TableHeaderRender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FirstAbbrLastCommas.java</text:p>
          </table:table-cell>
          <table:table-cell office:value-type="float" office:value="2.25" calcext:value-type="float">
            <text:p>2,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980.25" calcext:value-type="float">
            <text:p>1.980,2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yBindingReposito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FirstAbbrLastOxfordCommas.java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560.25" calcext:value-type="float">
            <text:p>1.560,2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matter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FirstFirst.java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841" calcext:value-type="float">
            <text:p>841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GroupChan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FirstFirstCommas.java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10.25" calcext:value-type="float">
            <text:p>210,2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izationKeyParam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FirstLastCommas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41" calcext:value-type="float">
            <text:p>441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bRefExcep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logic/layout/format/AuthorFirstLastOxfordCommas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556.25" calcext:value-type="float">
            <text:p>4.556,2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SQ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astFirst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225" calcext:value-type="float">
            <text:p>4.22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BibMappin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astFirstAbbrCommas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601" calcext:value-type="float">
            <text:p>2.601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licationChec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astFirstAbbrOxfordCommas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992.25" calcext:value-type="float">
            <text:p>992,2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yBindingTableMod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astFirstCommas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89" calcext:value-type="float">
            <text:p>289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mlToUnicodeFormat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astFirstOxfordCommas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32.25" calcext:value-type="float">
            <text:p>132,2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xyRegister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NatBib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96" calcext:value-type="float">
            <text:p>196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pHierarchy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FullTextFinder.jav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82.25" calcext:value-type="float">
            <text:p>182,2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Match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bibtex/comparator/IdComparato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putPrin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StringInt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eUpdateListen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astFirstAbbreviato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StringsPreference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rc/main/java/net/sf/jabref/logic/cleanup/CleanupJob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logic/layout/format/FormatPagesForHTML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sionPreferenc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logic/layout/format/FormatPagesForXML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refFetcherEvaluato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logic/layout/format/NoSpaceBetweenAbbreviations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vertLegacyExplicitGroup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event/EntryChangedEvent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seExcep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event/EntryRemovedEvent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PanelM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preftabs/PrefsTab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greSQ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SearchQueryHighlightListen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BibConve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UnknownExternalFileType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bTeXConver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UnsupportedVersionException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VersionDialo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AutoCompleteFirstNameMode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sionWor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ConfirmCloseFileListEntryEdito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sedFileFiel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ConnectionLostException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SNCheck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Contain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lightMatchingGroupPreferenc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ImportInspecto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base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NoDocumentException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Browser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OutputPrint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bRefLogg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remote/RemoteUtil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urnalAutoComplet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SearchRule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BibEntryTyp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VMException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pyVersionToClipboard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BaseAction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mpleteRender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worker/CallBack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yBind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FileUpdateListen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ba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LayoutFormatt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cherSet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remote/server/MessageHandl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rchForUpdateAc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describer/SearchDescrib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ryEv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Warn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ryChangedEv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xmp/EncryptedPdfsNotSupportedException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ryRemovedEven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ParamLayoutFormatt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CompleteFirstNameMod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worker/Worker.java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Excepti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0.98" calcext:value-type="float">
            <text:p>0,98</text:p>
          </table:table-cell>
          <table:table-cell table:formula="of:=PERCENTILE([.B2:.B737]; [.A739])" office:value-type="float" office:value="9942.78080573863" calcext:value-type="float">
            <text:p>9.942,78</text:p>
          </table:table-cell>
          <table:table-cell table:formula="of:=PERCENTILE([.C2:.C737]; [.A739])" office:value-type="float" office:value="35.1036739437511" calcext:value-type="float">
            <text:p>35,10</text:p>
          </table:table-cell>
          <table:table-cell table:formula="of:=PERCENTILE([.D2:.D737]; [.A739])" office:value-type="float" office:value="37061.8793590141" calcext:value-type="float">
            <text:p>37.061,88</text:p>
          </table:table-cell>
          <table:table-cell table:formula="of:=PERCENTILE([.E2:.E737]; [.A739])" office:value-type="float" office:value="8157.73746407312" calcext:value-type="float">
            <text:p>8.157,74</text:p>
          </table:table-cell>
          <table:table-cell table:formula="of:=PERCENTILE([.F2:.F737]; [.A739])" office:value-type="float" office:value="1143.04463980615" calcext:value-type="float">
            <text:p>1.143,04</text:p>
          </table:table-cell>
          <table:table-cell table:formula="of:=PERCENTILE([.G2:.G737]; [.A739])" office:value-type="float" office:value="115.113646449704" calcext:value-type="float">
            <text:p>115,11</text:p>
          </table:table-cell>
          <table:table-cell table:formula="of:=PERCENTILE([.H2:.H737]; [.A739])" office:value-type="float" office:value="493.455889972503" calcext:value-type="float">
            <text:p>493,46</text:p>
          </table:table-cell>
          <table:table-cell table:formula="of:=PERCENTILE([.I2:.I737]; [.A739])" office:value-type="float" office:value="8.31990358126717" calcext:value-type="float">
            <text:p>8,32</text:p>
          </table:table-cell>
          <table:table-cell table:formula="of:=PERCENTILE([.J2:.J737]; [.A739])" office:value-type="float" office:value="3700.1806783207" calcext:value-type="float">
            <text:p>3.700,18</text:p>
          </table:table-cell>
          <table:table-cell table:style-name="ce11" table:formula="of:=PERCENTILE([.K2:.K737]; [.A739])" office:value-type="float" office:value="87" calcext:value-type="float">
            <text:p>87,00</text:p>
          </table:table-cell>
          <table:table-cell table:number-columns-repeated="3"/>
          <table:table-cell table:style-name="ce11" table:formula="of:=PERCENTILE([.O2:.O737]; [.A739])" office:value-type="float" office:value="30.3" calcext:value-type="float">
            <text:p>30,30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table:formula="of:=PERCENTILE([.B2:.B737]; [.A740])" office:value-type="float" office:value="3451.44757102243" calcext:value-type="float">
            <text:p>3.451,45</text:p>
          </table:table-cell>
          <table:table-cell table:formula="of:=PERCENTILE([.C2:.C737]; [.A740])" office:value-type="float" office:value="12.2211408445821" calcext:value-type="float">
            <text:p>12,22</text:p>
          </table:table-cell>
          <table:table-cell table:formula="of:=PERCENTILE([.D2:.D737]; [.A740])" office:value-type="float" office:value="10686.1010557782" calcext:value-type="float">
            <text:p>10.686,10</text:p>
          </table:table-cell>
          <table:table-cell table:formula="of:=PERCENTILE([.E2:.E737]; [.A740])" office:value-type="float" office:value="3736.17703125" calcext:value-type="float">
            <text:p>3.736,18</text:p>
          </table:table-cell>
          <table:table-cell table:formula="of:=PERCENTILE([.F2:.F737]; [.A740])" office:value-type="float" office:value="296.190130014086" calcext:value-type="float">
            <text:p>296,19</text:p>
          </table:table-cell>
          <table:table-cell table:formula="of:=PERCENTILE([.G2:.G737]; [.A740])" office:value-type="float" office:value="63.405325443787" calcext:value-type="float">
            <text:p>63,41</text:p>
          </table:table-cell>
          <table:table-cell table:formula="of:=PERCENTILE([.H2:.H737]; [.A740])" office:value-type="float" office:value="124.323502590752" calcext:value-type="float">
            <text:p>124,32</text:p>
          </table:table-cell>
          <table:table-cell table:formula="of:=PERCENTILE([.I2:.I737]; [.A740])" office:value-type="float" office:value="3.4328030361483" calcext:value-type="float">
            <text:p>3,43</text:p>
          </table:table-cell>
          <table:table-cell table:formula="of:=PERCENTILE([.J2:.J737]; [.A740])" office:value-type="float" office:value="1070.66161047894" calcext:value-type="float">
            <text:p>1.070,66</text:p>
          </table:table-cell>
          <table:table-cell table:style-name="ce11" table:formula="of:=PERCENTILE([.K2:.K737]; [.A740])" office:value-type="float" office:value="68" calcext:value-type="float">
            <text:p>68,00</text:p>
          </table:table-cell>
          <table:table-cell table:number-columns-repeated="3"/>
          <table:table-cell table:style-name="ce11" table:formula="of:=PERCENTILE([.O2:.O737]; [.A740])" office:value-type="float" office:value="17" calcext:value-type="float">
            <text:p>17,00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table:formula="of:=PERCENTILE([.B2:.B737]; [.A741])" office:value-type="float" office:value="1187.32988575456" calcext:value-type="float">
            <text:p>1.187,33</text:p>
          </table:table-cell>
          <table:table-cell table:formula="of:=PERCENTILE([.C2:.C737]; [.A741])" office:value-type="float" office:value="6.00385977403459" calcext:value-type="float">
            <text:p>6,00</text:p>
          </table:table-cell>
          <table:table-cell table:formula="of:=PERCENTILE([.D2:.D737]; [.A741])" office:value-type="float" office:value="2135.87553573089" calcext:value-type="float">
            <text:p>2.135,88</text:p>
          </table:table-cell>
          <table:table-cell table:formula="of:=PERCENTILE([.E2:.E737]; [.A741])" office:value-type="float" office:value="1421.67706302794" calcext:value-type="float">
            <text:p>1.421,68</text:p>
          </table:table-cell>
          <table:table-cell table:formula="of:=PERCENTILE([.F2:.F737]; [.A741])" office:value-type="float" office:value="72.2415342554527" calcext:value-type="float">
            <text:p>72,24</text:p>
          </table:table-cell>
          <table:table-cell table:formula="of:=PERCENTILE([.G2:.G737]; [.A741])" office:value-type="float" office:value="23.090069400729" calcext:value-type="float">
            <text:p>23,09</text:p>
          </table:table-cell>
          <table:table-cell table:formula="of:=PERCENTILE([.H2:.H737]; [.A741])" office:value-type="float" office:value="41.8129375488252" calcext:value-type="float">
            <text:p>41,81</text:p>
          </table:table-cell>
          <table:table-cell table:formula="of:=PERCENTILE([.I2:.I737]; [.A741])" office:value-type="float" office:value="1.39150942537819" calcext:value-type="float">
            <text:p>1,39</text:p>
          </table:table-cell>
          <table:table-cell table:formula="of:=PERCENTILE([.J2:.J737]; [.A741])" office:value-type="float" office:value="322.821471645981" calcext:value-type="float">
            <text:p>322,82</text:p>
          </table:table-cell>
          <table:table-cell table:style-name="ce11" table:formula="of:=PERCENTILE([.K2:.K737]; [.A741])" office:value-type="float" office:value="50" calcext:value-type="float">
            <text:p>50,00</text:p>
          </table:table-cell>
          <table:table-cell table:number-columns-repeated="3"/>
          <table:table-cell table:style-name="ce11" table:formula="of:=PERCENTILE([.O2:.O737]; [.A741])" office:value-type="float" office:value="9" calcext:value-type="float">
            <text:p>9,00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PERCENTILE([.B2:.B737]; [.A742])" office:value-type="float" office:value="324.97680788897" calcext:value-type="float">
            <text:p>324,98</text:p>
          </table:table-cell>
          <table:table-cell table:formula="of:=PERCENTILE([.C2:.C737]; [.A742])" office:value-type="float" office:value="1.68998628257887" calcext:value-type="float">
            <text:p>1,69</text:p>
          </table:table-cell>
          <table:table-cell table:formula="of:=PERCENTILE([.D2:.D737]; [.A742])" office:value-type="float" office:value="582.873630387144" calcext:value-type="float">
            <text:p>582,87</text:p>
          </table:table-cell>
          <table:table-cell table:formula="of:=PERCENTILE([.E2:.E737]; [.A742])" office:value-type="float" office:value="509.272727272727" calcext:value-type="float">
            <text:p>509,27</text:p>
          </table:table-cell>
          <table:table-cell table:formula="of:=PERCENTILE([.F2:.F737]; [.A742])" office:value-type="float" office:value="15.9637188208617" calcext:value-type="float">
            <text:p>15,96</text:p>
          </table:table-cell>
          <table:table-cell table:formula="of:=PERCENTILE([.G2:.G737]; [.A742])" office:value-type="float" office:value="10.9752066115702" calcext:value-type="float">
            <text:p>10,98</text:p>
          </table:table-cell>
          <table:table-cell table:formula="of:=PERCENTILE([.H2:.H737]; [.A742])" office:value-type="float" office:value="9.18820861678004" calcext:value-type="float">
            <text:p>9,19</text:p>
          </table:table-cell>
          <table:table-cell table:formula="of:=PERCENTILE([.I2:.I737]; [.A742])" office:value-type="float" office:value="0.673469387755102" calcext:value-type="float">
            <text:p>0,67</text:p>
          </table:table-cell>
          <table:table-cell table:formula="of:=PERCENTILE([.J2:.J737]; [.A742])" office:value-type="float" office:value="76.7100591715977" calcext:value-type="float">
            <text:p>76,71</text:p>
          </table:table-cell>
          <table:table-cell table:style-name="ce11" table:formula="of:=PERCENTILE([.K2:.K737]; [.A742])" office:value-type="float" office:value="35" calcext:value-type="float">
            <text:p>35,00</text:p>
          </table:table-cell>
          <table:table-cell table:number-columns-repeated="3"/>
          <table:table-cell table:style-name="ce11" table:formula="of:=PERCENTILE([.O2:.O737]; [.A742])" office:value-type="float" office:value="3" calcext:value-type="float">
            <text:p>3,00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table:formula="of:=PERCENTILE([.B2:.B737]; [.A743])" office:value-type="float" office:value="159.408099173554" calcext:value-type="float">
            <text:p>159,41</text:p>
          </table:table-cell>
          <table:table-cell table:formula="of:=PERCENTILE([.C2:.C737]; [.A743])" office:value-type="float" office:value="0.923534588307315" calcext:value-type="float">
            <text:p>0,92</text:p>
          </table:table-cell>
          <table:table-cell table:formula="of:=PERCENTILE([.D2:.D737]; [.A743])" office:value-type="float" office:value="315.665867862297" calcext:value-type="float">
            <text:p>315,67</text:p>
          </table:table-cell>
          <table:table-cell table:formula="of:=PERCENTILE([.E2:.E737]; [.A743])" office:value-type="float" office:value="336.679685638505" calcext:value-type="float">
            <text:p>336,68</text:p>
          </table:table-cell>
          <table:table-cell table:formula="of:=PERCENTILE([.F2:.F737]; [.A743])" office:value-type="float" office:value="8.61666666666666" calcext:value-type="float">
            <text:p>8,62</text:p>
          </table:table-cell>
          <table:table-cell table:formula="of:=PERCENTILE([.G2:.G737]; [.A743])" office:value-type="float" office:value="6.73644083272462" calcext:value-type="float">
            <text:p>6,74</text:p>
          </table:table-cell>
          <table:table-cell table:formula="of:=PERCENTILE([.H2:.H737]; [.A743])" office:value-type="float" office:value="4.70973186728395" calcext:value-type="float">
            <text:p>4,71</text:p>
          </table:table-cell>
          <table:table-cell table:formula="of:=PERCENTILE([.I2:.I737]; [.A743])" office:value-type="float" office:value="0.402366863905326" calcext:value-type="float">
            <text:p>0,40</text:p>
          </table:table-cell>
          <table:table-cell table:formula="of:=PERCENTILE([.J2:.J737]; [.A743])" office:value-type="float" office:value="33.3238505113631" calcext:value-type="float">
            <text:p>33,32</text:p>
          </table:table-cell>
          <table:table-cell table:style-name="ce11" table:formula="of:=PERCENTILE([.K2:.K737]; [.A743])" office:value-type="float" office:value="30" calcext:value-type="float">
            <text:p>30,00</text:p>
          </table:table-cell>
          <table:table-cell table:number-columns-repeated="3"/>
          <table:table-cell table:style-name="ce11" table:formula="of:=PERCENTILE([.O2:.O737]; [.A743])" office:value-type="float" office:value="1.25" calcext:value-type="float">
            <text:p>1,2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PERCENTILE([.B2:.B737]; [.A744])" office:value-type="float" office:value="19.1236850756082" calcext:value-type="float">
            <text:p>19,12</text:p>
          </table:table-cell>
          <table:table-cell table:formula="of:=PERCENTILE([.C2:.C737]; [.A744])" office:value-type="float" office:value="0.0723029585798816" calcext:value-type="float">
            <text:p>0,07</text:p>
          </table:table-cell>
          <table:table-cell table:formula="of:=PERCENTILE([.D2:.D737]; [.C744])" office:value-type="float" office:value="0" calcext:value-type="float">
            <text:p>0,00</text:p>
          </table:table-cell>
          <table:table-cell table:formula="of:=PERCENTILE([.E2:.E737]; [.A744])" office:value-type="float" office:value="55.9139326523546" calcext:value-type="float">
            <text:p>55,91</text:p>
          </table:table-cell>
          <table:table-cell table:formula="of:=PERCENTILE([.F2:.F737]; [.A744])" office:value-type="float" office:value="0.62810546875" calcext:value-type="float">
            <text:p>0,63</text:p>
          </table:table-cell>
          <table:table-cell table:formula="of:=PERCENTILE([.G2:.G737]; [.F744])" office:value-type="float" office:value="2.616515625" calcext:value-type="float">
            <text:p>2,62</text:p>
          </table:table-cell>
          <table:table-cell table:formula="of:=PERCENTILE([.H2:.H737]; [.A744])" office:value-type="float" office:value="0.330578512396694" calcext:value-type="float">
            <text:p>0,33</text:p>
          </table:table-cell>
          <table:table-cell table:formula="of:=PERCENTILE([.I2:.I737]; [.A744])" office:value-type="float" office:value="0.122448979591837" calcext:value-type="float">
            <text:p>0,12</text:p>
          </table:table-cell>
          <table:table-cell table:formula="of:=PERCENTILE([.J2:.J737]; [.I744])" office:value-type="float" office:value="0" calcext:value-type="float">
            <text:p>0,00</text:p>
          </table:table-cell>
          <table:table-cell table:style-name="ce11" table:formula="of:=PERCENTILE([.K2:.K737]; [.J744])" office:value-type="float" office:value="1" calcext:value-type="float">
            <text:p>1,00</text:p>
          </table:table-cell>
          <table:table-cell table:number-columns-repeated="3"/>
          <table:table-cell table:style-name="ce11" table:formula="of:=PERCENTILE([.O2:.O737]; [.A744])" office:value-type="float" office:value="0" calcext:value-type="float">
            <text:p>0,00</text:p>
          </table:table-cell>
        </table:table-row>
        <table:table-row table:style-name="ro1" table:number-rows-repeated="1047831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'msd-0-none-ncloc_functions_sqale_index_churn_comment_lines_comment_lines_density_complexity_sqale_debt_ratio_statements_count'.B1:'msd-0-none-ncloc_functions_sqale_index_churn_comment_lines_comment_lines_density_complexity_sqale_debt_ratio_statements_count'.B1048576">
            <calcext:condition calcext:apply-style-name="Red" calcext:value="&gt;=[$'msd-0-none-ncloc_functions_sqale_index_churn_comment_lines_comment_lines_density_complexity_sqale_debt_ratio_statements_count'.$B$739]" calcext:base-cell-address="'msd-0-none-ncloc_functions_sqale_index_churn_comment_lines_comment_lines_density_complexity_sqale_debt_ratio_statements_count'.B1"/>
            <calcext:condition calcext:apply-style-name="Orange" calcext:value="&gt;=[$'msd-0-none-ncloc_functions_sqale_index_churn_comment_lines_comment_lines_density_complexity_sqale_debt_ratio_statements_count'.$B$740]" calcext:base-cell-address="'msd-0-none-ncloc_functions_sqale_index_churn_comment_lines_comment_lines_density_complexity_sqale_debt_ratio_statements_count'.B1"/>
            <calcext:condition calcext:apply-style-name="Yellow" calcext:value="&gt;=[$'msd-0-none-ncloc_functions_sqale_index_churn_comment_lines_comment_lines_density_complexity_sqale_debt_ratio_statements_count'.$B$741]" calcext:base-cell-address="'msd-0-none-ncloc_functions_sqale_index_churn_comment_lines_comment_lines_density_complexity_sqale_debt_ratio_statements_count'.B1"/>
          </calcext:conditional-format>
          <calcext:conditional-format calcext:target-range-address="'msd-0-none-ncloc_functions_sqale_index_churn_comment_lines_comment_lines_density_complexity_sqale_debt_ratio_statements_count'.C1:'msd-0-none-ncloc_functions_sqale_index_churn_comment_lines_comment_lines_density_complexity_sqale_debt_ratio_statements_count'.C1048576">
            <calcext:condition calcext:apply-style-name="Red" calcext:value="&gt;=[$'msd-0-none-ncloc_functions_sqale_index_churn_comment_lines_comment_lines_density_complexity_sqale_debt_ratio_statements_count'.$C$739]" calcext:base-cell-address="'msd-0-none-ncloc_functions_sqale_index_churn_comment_lines_comment_lines_density_complexity_sqale_debt_ratio_statements_count'.C1"/>
            <calcext:condition calcext:apply-style-name="Orange" calcext:value="&gt;=[$'msd-0-none-ncloc_functions_sqale_index_churn_comment_lines_comment_lines_density_complexity_sqale_debt_ratio_statements_count'.$C$740]" calcext:base-cell-address="'msd-0-none-ncloc_functions_sqale_index_churn_comment_lines_comment_lines_density_complexity_sqale_debt_ratio_statements_count'.C1"/>
            <calcext:condition calcext:apply-style-name="Yellow" calcext:value="&gt;=[$'msd-0-none-ncloc_functions_sqale_index_churn_comment_lines_comment_lines_density_complexity_sqale_debt_ratio_statements_count'.$C$741]" calcext:base-cell-address="'msd-0-none-ncloc_functions_sqale_index_churn_comment_lines_comment_lines_density_complexity_sqale_debt_ratio_statements_count'.C1"/>
          </calcext:conditional-format>
          <calcext:conditional-format calcext:target-range-address="'msd-0-none-ncloc_functions_sqale_index_churn_comment_lines_comment_lines_density_complexity_sqale_debt_ratio_statements_count'.D1:'msd-0-none-ncloc_functions_sqale_index_churn_comment_lines_comment_lines_density_complexity_sqale_debt_ratio_statements_count'.D1048576">
            <calcext:condition calcext:apply-style-name="Red" calcext:value="&gt;=[$'msd-0-none-ncloc_functions_sqale_index_churn_comment_lines_comment_lines_density_complexity_sqale_debt_ratio_statements_count'.$D$739]" calcext:base-cell-address="'msd-0-none-ncloc_functions_sqale_index_churn_comment_lines_comment_lines_density_complexity_sqale_debt_ratio_statements_count'.D1"/>
            <calcext:condition calcext:apply-style-name="Orange" calcext:value="&gt;=[$'msd-0-none-ncloc_functions_sqale_index_churn_comment_lines_comment_lines_density_complexity_sqale_debt_ratio_statements_count'.$D$740]" calcext:base-cell-address="'msd-0-none-ncloc_functions_sqale_index_churn_comment_lines_comment_lines_density_complexity_sqale_debt_ratio_statements_count'.D1"/>
            <calcext:condition calcext:apply-style-name="Yellow" calcext:value="&gt;=[$'msd-0-none-ncloc_functions_sqale_index_churn_comment_lines_comment_lines_density_complexity_sqale_debt_ratio_statements_count'.$D$741]" calcext:base-cell-address="'msd-0-none-ncloc_functions_sqale_index_churn_comment_lines_comment_lines_density_complexity_sqale_debt_ratio_statements_count'.D1"/>
          </calcext:conditional-format>
          <calcext:conditional-format calcext:target-range-address="'msd-0-none-ncloc_functions_sqale_index_churn_comment_lines_comment_lines_density_complexity_sqale_debt_ratio_statements_count'.E1:'msd-0-none-ncloc_functions_sqale_index_churn_comment_lines_comment_lines_density_complexity_sqale_debt_ratio_statements_count'.E1048576">
            <calcext:condition calcext:apply-style-name="Red" calcext:value="&gt;=[$'msd-0-none-ncloc_functions_sqale_index_churn_comment_lines_comment_lines_density_complexity_sqale_debt_ratio_statements_count'.$E$739]" calcext:base-cell-address="'msd-0-none-ncloc_functions_sqale_index_churn_comment_lines_comment_lines_density_complexity_sqale_debt_ratio_statements_count'.E1"/>
            <calcext:condition calcext:apply-style-name="Orange" calcext:value="&gt;=[$'msd-0-none-ncloc_functions_sqale_index_churn_comment_lines_comment_lines_density_complexity_sqale_debt_ratio_statements_count'.$E$740]" calcext:base-cell-address="'msd-0-none-ncloc_functions_sqale_index_churn_comment_lines_comment_lines_density_complexity_sqale_debt_ratio_statements_count'.E1"/>
            <calcext:condition calcext:apply-style-name="Yellow" calcext:value="&gt;=[$'msd-0-none-ncloc_functions_sqale_index_churn_comment_lines_comment_lines_density_complexity_sqale_debt_ratio_statements_count'.$E$741]" calcext:base-cell-address="'msd-0-none-ncloc_functions_sqale_index_churn_comment_lines_comment_lines_density_complexity_sqale_debt_ratio_statements_count'.E1"/>
          </calcext:conditional-format>
          <calcext:conditional-format calcext:target-range-address="'msd-0-none-ncloc_functions_sqale_index_churn_comment_lines_comment_lines_density_complexity_sqale_debt_ratio_statements_count'.F1:'msd-0-none-ncloc_functions_sqale_index_churn_comment_lines_comment_lines_density_complexity_sqale_debt_ratio_statements_count'.F1048576">
            <calcext:condition calcext:apply-style-name="Red" calcext:value="&gt;=[$'msd-0-none-ncloc_functions_sqale_index_churn_comment_lines_comment_lines_density_complexity_sqale_debt_ratio_statements_count'.$F$739]" calcext:base-cell-address="'msd-0-none-ncloc_functions_sqale_index_churn_comment_lines_comment_lines_density_complexity_sqale_debt_ratio_statements_count'.F1"/>
            <calcext:condition calcext:apply-style-name="Orange" calcext:value="&gt;=[$'msd-0-none-ncloc_functions_sqale_index_churn_comment_lines_comment_lines_density_complexity_sqale_debt_ratio_statements_count'.$F$740]" calcext:base-cell-address="'msd-0-none-ncloc_functions_sqale_index_churn_comment_lines_comment_lines_density_complexity_sqale_debt_ratio_statements_count'.F1"/>
            <calcext:condition calcext:apply-style-name="Yellow" calcext:value="&gt;=[$'msd-0-none-ncloc_functions_sqale_index_churn_comment_lines_comment_lines_density_complexity_sqale_debt_ratio_statements_count'.$F$741]" calcext:base-cell-address="'msd-0-none-ncloc_functions_sqale_index_churn_comment_lines_comment_lines_density_complexity_sqale_debt_ratio_statements_count'.F1"/>
          </calcext:conditional-format>
          <calcext:conditional-format calcext:target-range-address="'msd-0-none-ncloc_functions_sqale_index_churn_comment_lines_comment_lines_density_complexity_sqale_debt_ratio_statements_count'.G1:'msd-0-none-ncloc_functions_sqale_index_churn_comment_lines_comment_lines_density_complexity_sqale_debt_ratio_statements_count'.G1048576">
            <calcext:condition calcext:apply-style-name="Red" calcext:value="&gt;=[$'msd-0-none-ncloc_functions_sqale_index_churn_comment_lines_comment_lines_density_complexity_sqale_debt_ratio_statements_count'.$G$739]" calcext:base-cell-address="'msd-0-none-ncloc_functions_sqale_index_churn_comment_lines_comment_lines_density_complexity_sqale_debt_ratio_statements_count'.G1"/>
            <calcext:condition calcext:apply-style-name="Orange" calcext:value="&gt;=[$'msd-0-none-ncloc_functions_sqale_index_churn_comment_lines_comment_lines_density_complexity_sqale_debt_ratio_statements_count'.$G$740]" calcext:base-cell-address="'msd-0-none-ncloc_functions_sqale_index_churn_comment_lines_comment_lines_density_complexity_sqale_debt_ratio_statements_count'.G1"/>
            <calcext:condition calcext:apply-style-name="Yellow" calcext:value="&gt;=[$'msd-0-none-ncloc_functions_sqale_index_churn_comment_lines_comment_lines_density_complexity_sqale_debt_ratio_statements_count'.$G$741]" calcext:base-cell-address="'msd-0-none-ncloc_functions_sqale_index_churn_comment_lines_comment_lines_density_complexity_sqale_debt_ratio_statements_count'.G1"/>
          </calcext:conditional-format>
          <calcext:conditional-format calcext:target-range-address="'msd-0-none-ncloc_functions_sqale_index_churn_comment_lines_comment_lines_density_complexity_sqale_debt_ratio_statements_count'.H1:'msd-0-none-ncloc_functions_sqale_index_churn_comment_lines_comment_lines_density_complexity_sqale_debt_ratio_statements_count'.H1048576">
            <calcext:condition calcext:apply-style-name="Red" calcext:value="&gt;=[$'msd-0-none-ncloc_functions_sqale_index_churn_comment_lines_comment_lines_density_complexity_sqale_debt_ratio_statements_count'.$H$739]" calcext:base-cell-address="'msd-0-none-ncloc_functions_sqale_index_churn_comment_lines_comment_lines_density_complexity_sqale_debt_ratio_statements_count'.H1"/>
            <calcext:condition calcext:apply-style-name="Orange" calcext:value="&gt;=[$'msd-0-none-ncloc_functions_sqale_index_churn_comment_lines_comment_lines_density_complexity_sqale_debt_ratio_statements_count'.$H$740]" calcext:base-cell-address="'msd-0-none-ncloc_functions_sqale_index_churn_comment_lines_comment_lines_density_complexity_sqale_debt_ratio_statements_count'.H1"/>
            <calcext:condition calcext:apply-style-name="Yellow" calcext:value="&gt;=[$'msd-0-none-ncloc_functions_sqale_index_churn_comment_lines_comment_lines_density_complexity_sqale_debt_ratio_statements_count'.$H$741]" calcext:base-cell-address="'msd-0-none-ncloc_functions_sqale_index_churn_comment_lines_comment_lines_density_complexity_sqale_debt_ratio_statements_count'.H1"/>
          </calcext:conditional-format>
          <calcext:conditional-format calcext:target-range-address="'msd-0-none-ncloc_functions_sqale_index_churn_comment_lines_comment_lines_density_complexity_sqale_debt_ratio_statements_count'.I1:'msd-0-none-ncloc_functions_sqale_index_churn_comment_lines_comment_lines_density_complexity_sqale_debt_ratio_statements_count'.I1048576">
            <calcext:condition calcext:apply-style-name="Red" calcext:value="&gt;=[$'msd-0-none-ncloc_functions_sqale_index_churn_comment_lines_comment_lines_density_complexity_sqale_debt_ratio_statements_count'.$I$739]" calcext:base-cell-address="'msd-0-none-ncloc_functions_sqale_index_churn_comment_lines_comment_lines_density_complexity_sqale_debt_ratio_statements_count'.I1"/>
            <calcext:condition calcext:apply-style-name="Orange" calcext:value="&gt;=[$'msd-0-none-ncloc_functions_sqale_index_churn_comment_lines_comment_lines_density_complexity_sqale_debt_ratio_statements_count'.$I$740]" calcext:base-cell-address="'msd-0-none-ncloc_functions_sqale_index_churn_comment_lines_comment_lines_density_complexity_sqale_debt_ratio_statements_count'.I1"/>
            <calcext:condition calcext:apply-style-name="Yellow" calcext:value="&gt;=[$'msd-0-none-ncloc_functions_sqale_index_churn_comment_lines_comment_lines_density_complexity_sqale_debt_ratio_statements_count'.$I$741]" calcext:base-cell-address="'msd-0-none-ncloc_functions_sqale_index_churn_comment_lines_comment_lines_density_complexity_sqale_debt_ratio_statements_count'.I1"/>
          </calcext:conditional-format>
          <calcext:conditional-format calcext:target-range-address="'msd-0-none-ncloc_functions_sqale_index_churn_comment_lines_comment_lines_density_complexity_sqale_debt_ratio_statements_count'.J1:'msd-0-none-ncloc_functions_sqale_index_churn_comment_lines_comment_lines_density_complexity_sqale_debt_ratio_statements_count'.J1048576">
            <calcext:condition calcext:apply-style-name="Red" calcext:value="&gt;=[$'msd-0-none-ncloc_functions_sqale_index_churn_comment_lines_comment_lines_density_complexity_sqale_debt_ratio_statements_count'.$J$739]" calcext:base-cell-address="'msd-0-none-ncloc_functions_sqale_index_churn_comment_lines_comment_lines_density_complexity_sqale_debt_ratio_statements_count'.J1"/>
            <calcext:condition calcext:apply-style-name="Orange" calcext:value="&gt;=[$'msd-0-none-ncloc_functions_sqale_index_churn_comment_lines_comment_lines_density_complexity_sqale_debt_ratio_statements_count'.$J$740]" calcext:base-cell-address="'msd-0-none-ncloc_functions_sqale_index_churn_comment_lines_comment_lines_density_complexity_sqale_debt_ratio_statements_count'.J1"/>
            <calcext:condition calcext:apply-style-name="Yellow" calcext:value="&gt;=[$'msd-0-none-ncloc_functions_sqale_index_churn_comment_lines_comment_lines_density_complexity_sqale_debt_ratio_statements_count'.$J$741]" calcext:base-cell-address="'msd-0-none-ncloc_functions_sqale_index_churn_comment_lines_comment_lines_density_complexity_sqale_debt_ratio_statements_count'.J1"/>
          </calcext:conditional-format>
          <calcext:conditional-format calcext:target-range-address="'msd-0-none-ncloc_functions_sqale_index_churn_comment_lines_comment_lines_density_complexity_sqale_debt_ratio_statements_count'.K1:'msd-0-none-ncloc_functions_sqale_index_churn_comment_lines_comment_lines_density_complexity_sqale_debt_ratio_statements_count'.K1048576 'msd-0-none-ncloc_functions_sqale_index_churn_comment_lines_comment_lines_density_complexity_sqale_debt_ratio_statements_count'.O739:'msd-0-none-ncloc_functions_sqale_index_churn_comment_lines_comment_lines_density_complexity_sqale_debt_ratio_statements_count'.O744">
            <calcext:condition calcext:apply-style-name="Red" calcext:value="&gt;=[$'msd-0-none-ncloc_functions_sqale_index_churn_comment_lines_comment_lines_density_complexity_sqale_debt_ratio_statements_count'.$K$739]" calcext:base-cell-address="'msd-0-none-ncloc_functions_sqale_index_churn_comment_lines_comment_lines_density_complexity_sqale_debt_ratio_statements_count'.K1"/>
            <calcext:condition calcext:apply-style-name="Orange" calcext:value="&gt;=[$'msd-0-none-ncloc_functions_sqale_index_churn_comment_lines_comment_lines_density_complexity_sqale_debt_ratio_statements_count'.$K$740]" calcext:base-cell-address="'msd-0-none-ncloc_functions_sqale_index_churn_comment_lines_comment_lines_density_complexity_sqale_debt_ratio_statements_count'.K1"/>
            <calcext:condition calcext:apply-style-name="Yellow" calcext:value="&gt;=[$'msd-0-none-ncloc_functions_sqale_index_churn_comment_lines_comment_lines_density_complexity_sqale_debt_ratio_statements_count'.$K$741]" calcext:base-cell-address="'msd-0-none-ncloc_functions_sqale_index_churn_comment_lines_comment_lines_density_complexity_sqale_debt_ratio_statements_count'.K1"/>
          </calcext:conditional-format>
          <calcext:conditional-format calcext:target-range-address="'msd-0-none-ncloc_functions_sqale_index_churn_comment_lines_comment_lines_density_complexity_sqale_debt_ratio_statements_count'.O745:'msd-0-none-ncloc_functions_sqale_index_churn_comment_lines_comment_lines_density_complexity_sqale_debt_ratio_statements_count'.O1048576 'msd-0-none-ncloc_functions_sqale_index_churn_comment_lines_comment_lines_density_complexity_sqale_debt_ratio_statements_count'.O1:'msd-0-none-ncloc_functions_sqale_index_churn_comment_lines_comment_lines_density_complexity_sqale_debt_ratio_statements_count'.O738">
            <calcext:color-scale>
              <calcext:color-scale-entry calcext:value="0" calcext:type="number" calcext:color="#00a933"/>
              <calcext:color-scale-entry calcext:value="1" calcext:type="number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DB__1" table:target-range-address="'msd-0-none-ncloc_functions_sqale_index_churn_comment_lines_comment_lines_density_complexity_sqale_debt_ratio_statements_count'.A1:'msd-0-none-ncloc_functions_sqale_index_churn_comment_lines_comment_lines_density_complexity_sqale_debt_ratio_statements_count'.O737" table:contains-header="false" table:orientation="column"/>
        <table:database-range table:name="__Anonymous_Sheet_DB__0" table:target-range-address="'msd-0-none-ncloc_functions_sqale_index_churn_comment_lines_comment_lines_density_complexity_sqale_debt_ratio_statements_count'.B1:'msd-0-none-ncloc_functions_sqale_index_churn_comment_lines_comment_lines_density_complexity_sqale_debt_ratio_statements_count'.O737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" style:family="table-cell" style:parent-style-name="Default">
      <style:table-cell-properties fo:background-color="#ff0000"/>
    </style:style>
    <style:style style:name="Orange" style:family="table-cell" style:parent-style-name="Default">
      <style:table-cell-properties fo:background-color="#ff8000"/>
    </style:style>
    <style:style style:name="Yellow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.00.0000</text:date>, <text:time style:data-style-name="N2" text:time-value="18:54:05.0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1-13T22:57:23.087000000</dc:date>
    <meta:editing-duration>PT5H25M35S</meta:editing-duration>
    <meta:editing-cycles>7</meta:editing-cycles>
    <meta:generator>LibreOffice/7.0.3.1$Windows_X86_64 LibreOffice_project/d7547858d014d4cf69878db179d326fc3483e082</meta:generator>
    <meta:document-statistic meta:table-count="1" meta:cell-count="11126" meta:object-count="0"/>
  </office:meta>
</office:document-meta>
</file>